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941in" fo:margin-left="0in" fo:margin-top="0in" fo:margin-bottom="0in" table:align="left" style:writing-mode="lr-tb"/>
    </style:style>
    <style:style style:name="Table1.A" style:family="table-column">
      <style:table-column-properties style:column-width="1.1271in"/>
    </style:style>
    <style:style style:name="Table1.B" style:family="table-column">
      <style:table-column-properties style:column-width="1.9313in"/>
    </style:style>
    <style:style style:name="Table1.C" style:family="table-column">
      <style:table-column-properties style:column-width="3.8826in"/>
    </style:style>
    <style:style style:name="Table1.1" style:family="table-row">
      <style:table-row-properties fo:keep-together="auto"/>
    </style:style>
    <style:style style:name="Table1.A1" style:family="table-cell">
      <style:table-cell-properties fo:padding="0in" fo:border-left="none" fo:border-right="none" fo:border-top="0.75pt solid #000000" fo:border-bottom="0.75pt solid #000000"/>
    </style:style>
    <style:style style:name="Table1.A2" style:family="table-cell">
      <style:table-cell-properties fo:padding="0in" fo:border="none"/>
    </style:style>
    <style:style style:name="Table1.A8" style:family="table-cell">
      <style:table-cell-properties fo:padding="0in" fo:border-left="none" fo:border-right="none" fo:border-top="none" fo:border-bottom="0.75pt solid #000000"/>
    </style:style>
    <style:style style:name="Table2" style:family="table">
      <style:table-properties style:width="6.8111in" fo:margin-left="0.0146in" fo:margin-top="0in" fo:margin-bottom="0in" table:align="left" style:writing-mode="lr-tb"/>
    </style:style>
    <style:style style:name="Table2.A" style:family="table-column">
      <style:table-column-properties style:column-width="1.6264in"/>
    </style:style>
    <style:style style:name="Table2.B" style:family="table-column">
      <style:table-column-properties style:column-width="0.8715in"/>
    </style:style>
    <style:style style:name="Table2.C" style:family="table-column">
      <style:table-column-properties style:column-width="1.2521in"/>
    </style:style>
    <style:style style:name="Table2.D" style:family="table-column">
      <style:table-column-properties style:column-width="1.066in"/>
    </style:style>
    <style:style style:name="Table2.E" style:family="table-column">
      <style:table-column-properties style:column-width="1.9951in"/>
    </style:style>
    <style:style style:name="Table2.1" style:family="table-row">
      <style:table-row-properties fo:keep-together="auto"/>
    </style:style>
    <style:style style:name="Table2.A1" style:family="table-cell">
      <style:table-cell-properties fo:padding="0in" fo:border="none"/>
    </style:style>
    <style:style style:name="P1" style:family="paragraph" style:parent-style-name="Standard">
      <style:paragraph-properties fo:line-height="150%"/>
      <style:text-properties officeooo:paragraph-rsid="00047ca8"/>
    </style:style>
    <style:style style:name="P2" style:family="paragraph" style:parent-style-name="Standard">
      <style:paragraph-properties fo:line-height="150%"/>
      <style:text-properties officeooo:paragraph-rsid="00218fb4"/>
    </style:style>
    <style:style style:name="P3" style:family="paragraph" style:parent-style-name="Standard">
      <style:paragraph-properties fo:line-height="150%"/>
      <style:text-properties style:font-name="Liberation Serif" officeooo:rsid="000284e5" officeooo:paragraph-rsid="000284e5"/>
    </style:style>
    <style:style style:name="P4" style:family="paragraph" style:parent-style-name="Standard">
      <style:paragraph-properties fo:line-height="150%"/>
      <style:text-properties style:font-name="Liberation Serif" officeooo:rsid="00047ca8" officeooo:paragraph-rsid="00047ca8"/>
    </style:style>
    <style:style style:name="P5" style:family="paragraph" style:parent-style-name="Standard">
      <style:paragraph-properties fo:line-height="150%"/>
      <style:text-properties style:font-name="Liberation Serif" officeooo:rsid="00047ca8" officeooo:paragraph-rsid="001db7a4"/>
    </style:style>
    <style:style style:name="P6" style:family="paragraph" style:parent-style-name="Standard">
      <style:paragraph-properties fo:line-height="150%"/>
      <style:text-properties style:font-name="Liberation Serif" officeooo:rsid="00047ca8" officeooo:paragraph-rsid="006b1a5f"/>
    </style:style>
    <style:style style:name="P7" style:family="paragraph" style:parent-style-name="Standard">
      <style:paragraph-properties fo:line-height="150%"/>
      <style:text-properties style:font-name="Liberation Serif" fo:font-weight="bold" officeooo:rsid="00047ca8" officeooo:paragraph-rsid="00047ca8" style:font-weight-asian="bold" style:font-weight-complex="bold"/>
    </style:style>
    <style:style style:name="P8" style:family="paragraph" style:parent-style-name="Standard">
      <style:paragraph-properties fo:line-height="150%"/>
      <style:text-properties style:font-name="Liberation Serif" fo:font-weight="bold" officeooo:rsid="00047ca8" officeooo:paragraph-rsid="00218fb4" style:font-weight-asian="bold" style:font-weight-complex="bold"/>
    </style:style>
    <style:style style:name="P9" style:family="paragraph" style:parent-style-name="Standard">
      <style:paragraph-properties fo:line-height="150%"/>
      <style:text-properties style:font-name="Liberation Serif" officeooo:rsid="00071f8b" officeooo:paragraph-rsid="0007658b"/>
    </style:style>
    <style:style style:name="P10" style:family="paragraph" style:parent-style-name="Standard">
      <style:paragraph-properties fo:line-height="150%"/>
      <style:text-properties style:font-name="Liberation Serif" officeooo:rsid="00218fb4" officeooo:paragraph-rsid="00218fb4"/>
    </style:style>
    <style:style style:name="P11" style:family="paragraph" style:parent-style-name="Standard">
      <style:paragraph-properties fo:line-height="150%"/>
      <style:text-properties style:font-name="Liberation Serif" fo:font-style="italic" officeooo:rsid="00047ca8" officeooo:paragraph-rsid="001c6a1e" style:font-style-asian="italic" style:font-style-complex="italic"/>
    </style:style>
    <style:style style:name="P12" style:family="paragraph" style:parent-style-name="Standard">
      <style:paragraph-properties fo:line-height="150%"/>
      <style:text-properties style:font-name="Liberation Serif" fo:font-size="12pt" officeooo:paragraph-rsid="004fdf54" style:font-size-asian="12pt" style:font-size-complex="12pt"/>
    </style:style>
    <style:style style:name="P13" style:family="paragraph" style:parent-style-name="Standard">
      <style:paragraph-properties fo:line-height="150%"/>
      <style:text-properties style:font-name="Liberation Serif" fo:font-size="12pt" officeooo:rsid="00047ca8" officeooo:paragraph-rsid="00047ca8" style:font-size-asian="12pt" style:font-size-complex="12pt"/>
    </style:style>
    <style:style style:name="P14" style:family="paragraph" style:parent-style-name="Standard">
      <style:text-properties style:font-name="Liberation Serif" fo:font-weight="normal" officeooo:rsid="006bf9f4" officeooo:paragraph-rsid="006bf9f4" style:font-weight-asian="normal" style:font-weight-complex="normal"/>
    </style:style>
    <style:style style:name="P15" style:family="paragraph" style:parent-style-name="Standard">
      <style:text-properties officeooo:paragraph-rsid="00047ca8"/>
    </style:style>
    <style:style style:name="P16" style:family="paragraph" style:parent-style-name="Standard">
      <style:paragraph-properties fo:line-height="150%"/>
      <style:text-properties fo:font-variant="normal" fo:text-transform="none" style:use-window-font-color="true" loext:opacity="0%" style:font-name="Liberation Serif" fo:font-size="12pt" fo:letter-spacing="normal" fo:language="en" fo:country="US" fo:font-style="normal" fo:font-weight="normal" officeooo:rsid="0059a3e6" officeooo:paragraph-rsid="0059a3e6"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P17" style:family="paragraph" style:parent-style-name="Standard">
      <style:paragraph-properties fo:line-height="150%" fo:break-before="page"/>
      <style:text-properties style:font-name="Liberation Serif" fo:font-weight="bold" officeooo:rsid="00047ca8" officeooo:paragraph-rsid="00047ca8" style:font-weight-asian="bold" style:font-weight-complex="bold"/>
    </style:style>
    <style:style style:name="P18" style:family="paragraph" style:parent-style-name="Standard">
      <style:paragraph-properties fo:break-before="page"/>
      <style:text-properties style:font-name="Liberation Serif" fo:font-weight="bold" officeooo:rsid="006bf9f4" officeooo:paragraph-rsid="006bf9f4" style:font-weight-asian="bold" style:font-weight-complex="bold"/>
    </style:style>
    <style:style style:name="P19" style:family="paragraph" style:parent-style-name="Standard">
      <style:paragraph-properties fo:margin-left="0in" fo:margin-right="0in" fo:line-height="150%" fo:text-indent="0in" style:auto-text-indent="false"/>
      <style:text-properties officeooo:paragraph-rsid="004fdf54"/>
    </style:style>
    <style:style style:name="P20" style:family="paragraph" style:parent-style-name="Standard">
      <style:paragraph-properties fo:margin-left="0in" fo:margin-right="0in" fo:line-height="150%" fo:text-indent="0in" style:auto-text-indent="false"/>
      <style:text-properties style:text-position="0% 100%" style:font-name="Liberation Serif" officeooo:rsid="00239274" officeooo:paragraph-rsid="00239274"/>
    </style:style>
    <style:style style:name="P21" style:family="paragraph" style:parent-style-name="Standard" style:list-style-name="L1">
      <style:paragraph-properties fo:line-height="150%"/>
      <style:text-properties style:font-name="Liberation Serif" officeooo:rsid="0006dbf1" officeooo:paragraph-rsid="00a5d408"/>
    </style:style>
    <style:style style:name="P22" style:family="paragraph" style:parent-style-name="Standard">
      <style:paragraph-properties fo:line-height="150%"/>
      <style:text-properties style:font-name="Liberation Serif" fo:font-size="12pt" officeooo:rsid="0056979e" officeooo:paragraph-rsid="00aa634e" style:font-size-asian="12pt" style:font-size-complex="12pt"/>
    </style:style>
    <style:style style:name="P23" style:family="paragraph" style:parent-style-name="Standard">
      <style:paragraph-properties fo:line-height="150%"/>
      <style:text-properties style:font-name="Liberation Serif" fo:font-weight="bold" officeooo:rsid="00047ca8" officeooo:paragraph-rsid="00a453bf" style:font-weight-asian="bold" style:font-weight-complex="bold"/>
    </style:style>
    <style:style style:name="P24" style:family="paragraph" style:parent-style-name="Standard">
      <style:paragraph-properties fo:line-height="150%"/>
      <style:text-properties style:font-name="Liberation Serif" fo:font-weight="bold" officeooo:rsid="00047ca8" officeooo:paragraph-rsid="00047ca8" style:font-weight-asian="bold" style:font-weight-complex="bold"/>
    </style:style>
    <style:style style:name="P25" style:family="paragraph" style:parent-style-name="Standard">
      <style:text-properties style:font-name="Liberation Serif" officeooo:rsid="00047ca8"/>
    </style:style>
    <style:style style:name="P26" style:family="paragraph" style:parent-style-name="Standard">
      <style:paragraph-properties fo:line-height="150%"/>
      <style:text-properties style:font-name="Liberation Serif" officeooo:rsid="00047ca8" officeooo:paragraph-rsid="00aa634e"/>
    </style:style>
    <style:style style:name="P27" style:family="paragraph" style:parent-style-name="Standard">
      <style:paragraph-properties fo:line-height="150%"/>
      <style:text-properties style:font-name="Liberation Serif" fo:font-style="normal" officeooo:rsid="004fdf54" officeooo:paragraph-rsid="00aa634e" style:font-style-asian="normal" style:font-style-complex="normal"/>
    </style:style>
    <style:style style:name="P28" style:family="paragraph" style:parent-style-name="Standard">
      <style:text-properties style:font-name="Liberation Serif" fo:font-size="10pt" fo:font-style="italic" fo:font-weight="normal" officeooo:rsid="006bf9f4" officeooo:paragraph-rsid="006cc0da" style:font-size-asian="10pt" style:font-style-asian="italic" style:font-weight-asian="normal" style:font-size-complex="10pt" style:font-style-complex="italic" style:font-weight-complex="normal"/>
    </style:style>
    <style:style style:name="P29" style:family="paragraph" style:parent-style-name="Standard">
      <style:text-properties style:font-name="Liberation Serif" fo:font-size="10pt" fo:font-style="italic" fo:font-weight="normal" officeooo:rsid="006bf9f4" officeooo:paragraph-rsid="0087cd65" style:font-size-asian="10pt" style:font-style-asian="italic" style:font-weight-asian="normal" style:font-size-complex="10pt" style:font-style-complex="italic" style:font-weight-complex="normal"/>
    </style:style>
    <style:style style:name="P30" style:family="paragraph" style:parent-style-name="Standard">
      <style:text-properties style:font-name="Liberation Serif" fo:font-size="10pt" fo:font-style="italic" fo:font-weight="normal" officeooo:rsid="006bf9f4" officeooo:paragraph-rsid="00728c0e" style:font-size-asian="10pt" style:font-style-asian="italic" style:font-weight-asian="normal" style:font-size-complex="10pt" style:font-style-complex="italic" style:font-weight-complex="normal"/>
    </style:style>
    <style:style style:name="P31" style:family="paragraph" style:parent-style-name="Standard">
      <style:text-properties style:font-name="Liberation Serif" fo:font-size="10pt" fo:font-style="italic" fo:font-weight="normal" officeooo:rsid="006bf9f4" officeooo:paragraph-rsid="00ace485" style:font-size-asian="10pt" style:font-style-asian="italic" style:font-weight-asian="normal" style:font-size-complex="10pt" style:font-style-complex="italic" style:font-weight-complex="normal"/>
    </style:style>
    <style:style style:name="P32" style:family="paragraph" style:parent-style-name="Standard">
      <style:text-properties style:font-name="Liberation Serif" fo:font-size="10pt" fo:font-style="italic" fo:font-weight="bold" officeooo:rsid="006bf9f4" officeooo:paragraph-rsid="00ace485" style:font-size-asian="10pt" style:font-style-asian="italic" style:font-weight-asian="bold" style:font-size-complex="10pt" style:font-style-complex="italic" style:font-weight-complex="bold"/>
    </style:style>
    <style:style style:name="P33" style:family="paragraph" style:parent-style-name="Standard">
      <style:text-properties style:font-name="Liberation Serif" fo:font-size="10pt" fo:font-style="italic" fo:font-weight="bold" officeooo:rsid="00bc08f2" officeooo:paragraph-rsid="00bc08f2" style:font-size-asian="10pt" style:font-style-asian="italic" style:font-weight-asian="bold" style:font-size-complex="10pt" style:font-style-complex="italic" style:font-weight-complex="bold"/>
    </style:style>
    <style:style style:name="P34" style:family="paragraph" style:parent-style-name="Standard">
      <style:paragraph-properties fo:line-height="150%"/>
    </style:style>
    <style:style style:name="P35" style:family="paragraph" style:parent-style-name="Standard" style:list-style-name="L1">
      <style:paragraph-properties fo:line-height="150%"/>
      <style:text-properties officeooo:paragraph-rsid="00a5d408"/>
    </style:style>
    <style:style style:name="P36" style:family="paragraph" style:parent-style-name="Standard">
      <style:paragraph-properties fo:line-height="150%"/>
      <style:text-properties officeooo:paragraph-rsid="00a74091"/>
    </style:style>
    <style:style style:name="P37" style:family="paragraph" style:parent-style-name="Standard">
      <style:paragraph-properties fo:line-height="150%"/>
      <style:text-properties officeooo:paragraph-rsid="00a8a288"/>
    </style:style>
    <style:style style:name="P38" style:family="paragraph" style:parent-style-name="Standard">
      <style:paragraph-properties fo:line-height="150%" fo:text-align="center" style:justify-single-word="false"/>
      <style:text-properties officeooo:paragraph-rsid="00a8a288"/>
    </style:style>
    <style:style style:name="P39" style:family="paragraph" style:parent-style-name="Standard">
      <style:paragraph-properties fo:line-height="150%"/>
      <style:text-properties officeooo:paragraph-rsid="00aa634e"/>
    </style:style>
    <style:style style:name="P40" style:family="paragraph" style:parent-style-name="Standard">
      <style:paragraph-properties fo:line-height="150%"/>
      <style:text-properties officeooo:paragraph-rsid="00abc968"/>
    </style:style>
    <style:style style:name="P41" style:family="paragraph" style:parent-style-name="Standard">
      <style:paragraph-properties fo:line-height="150%" fo:orphans="0" fo:widows="0"/>
      <style:text-properties officeooo:paragraph-rsid="00ace485"/>
    </style:style>
    <style:style style:name="P42" style:family="paragraph" style:parent-style-name="Standard">
      <style:paragraph-properties fo:line-height="150%"/>
      <style:text-properties officeooo:paragraph-rsid="00b286eb"/>
    </style:style>
    <style:style style:name="P43" style:family="paragraph" style:parent-style-name="Standard">
      <style:paragraph-properties fo:line-height="150%"/>
      <style:text-properties fo:font-style="italic" officeooo:paragraph-rsid="00a8a288" style:font-style-asian="italic" style:font-style-complex="italic"/>
    </style:style>
    <style:style style:name="P44" style:family="paragraph" style:parent-style-name="Standard">
      <style:text-properties officeooo:paragraph-rsid="00ace485"/>
    </style:style>
    <style:style style:name="P45" style:family="paragraph" style:parent-style-name="Standard">
      <style:text-properties fo:font-size="10pt" fo:font-style="italic" style:font-size-asian="10pt" style:font-style-asian="italic" style:font-size-complex="10pt" style:font-style-complex="italic"/>
    </style:style>
    <style:style style:name="P46" style:family="paragraph" style:parent-style-name="Standard">
      <style:paragraph-properties fo:margin-left="0in" fo:margin-right="0in" fo:line-height="150%" fo:text-indent="0.5in" style:auto-text-indent="false"/>
      <style:text-properties officeooo:paragraph-rsid="00a8a288"/>
    </style:style>
    <style:style style:name="P47" style:family="paragraph" style:parent-style-name="Standard">
      <style:paragraph-properties fo:margin-left="0in" fo:margin-right="0in" fo:line-height="150%" fo:text-indent="0.5in" style:auto-text-indent="false"/>
      <style:text-properties style:font-name="Liberation Serif" officeooo:rsid="0020256f" officeooo:paragraph-rsid="00aa634e"/>
    </style:style>
    <style:style style:name="P48" style:family="paragraph" style:parent-style-name="Standard">
      <style:paragraph-properties fo:margin-left="0in" fo:margin-right="0in" fo:line-height="150%" fo:text-indent="0.5in" style:auto-text-indent="false" fo:break-before="column"/>
      <style:text-properties style:font-name="Liberation Serif" officeooo:rsid="00047ca8" officeooo:paragraph-rsid="00aa634e"/>
    </style:style>
    <style:style style:name="P49" style:family="paragraph" style:parent-style-name="Standard">
      <style:paragraph-properties fo:margin-left="0in" fo:margin-right="0in" fo:line-height="150%" fo:text-indent="0in" style:auto-text-indent="false"/>
      <style:text-properties style:font-name="Liberation Serif" fo:font-style="italic" officeooo:rsid="00239274" officeooo:paragraph-rsid="00aa634e" style:font-style-asian="italic" style:font-style-complex="italic"/>
    </style:style>
    <style:style style:name="P50" style:family="paragraph" style:parent-style-name="Standard">
      <style:paragraph-properties fo:margin-left="0in" fo:margin-right="0in" fo:text-indent="0in" style:auto-text-indent="false"/>
      <style:text-properties officeooo:paragraph-rsid="00ace485"/>
    </style:style>
    <style:style style:name="P51" style:family="paragraph" style:parent-style-name="Standard">
      <style:paragraph-properties fo:break-before="page"/>
      <style:text-properties officeooo:paragraph-rsid="00ace485"/>
    </style:style>
    <style:style style:name="P52" style:family="paragraph" style:parent-style-name="Table_20_Contents">
      <style:paragraph-properties fo:orphans="0" fo:widows="0"/>
      <style:text-properties officeooo:paragraph-rsid="00ace485"/>
    </style:style>
    <style:style style:name="P53" style:family="paragraph" style:parent-style-name="Table_20_Contents">
      <style:paragraph-properties fo:margin-top="0in" fo:margin-bottom="0.111in" style:contextual-spacing="false" fo:orphans="0" fo:widows="0"/>
      <style:text-properties fo:color="#000000" loext:opacity="100%" officeooo:paragraph-rsid="00ace485"/>
    </style:style>
    <style:style style:name="P54" style:family="paragraph" style:parent-style-name="Table_20_Contents">
      <style:paragraph-properties fo:margin-top="0in" fo:margin-bottom="0.111in" style:contextual-spacing="false" fo:orphans="0" fo:widows="0"/>
      <style:text-properties fo:color="#000000" loext:opacity="100%" fo:font-size="12pt" fo:language="en" fo:country="US" officeooo:paragraph-rsid="00ace485" style:letter-kerning="true" style:font-name-asian="Noto Serif CJK SC" style:font-size-asian="12pt" style:language-asian="zh" style:country-asian="CN" style:font-name-complex="Lohit Devanagari" style:font-size-complex="12pt" style:language-complex="hi" style:country-complex="IN"/>
    </style:style>
    <style:style style:name="T1" style:family="text">
      <style:text-properties officeooo:rsid="00047ca8"/>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047ca8" style:font-style-asian="italic" style:font-style-complex="italic"/>
    </style:style>
    <style:style style:name="T5" style:family="text">
      <style:text-properties fo:font-style="italic" officeooo:rsid="001ffd24" style:font-style-asian="italic" style:font-style-complex="italic"/>
    </style:style>
    <style:style style:name="T6" style:family="text">
      <style:text-properties fo:font-style="italic" officeooo:rsid="001dccad" style:font-style-asian="italic" style:font-style-complex="italic"/>
    </style:style>
    <style:style style:name="T7" style:family="text">
      <style:text-properties fo:font-style="italic" style:font-style-asian="italic" style:font-weight-complex="bold"/>
    </style:style>
    <style:style style:name="T8" style:family="text">
      <style:text-properties fo:font-style="italic" style:font-name-asian="Arial Unicode MS"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weight="bold" style:font-weight-asian="bold" style:font-weight-complex="bold"/>
    </style:style>
    <style:style style:name="T11" style:family="text">
      <style:text-properties fo:font-weight="bold" officeooo:rsid="006cc0da" style:font-weight-asian="bold" style:font-weight-complex="bold"/>
    </style:style>
    <style:style style:name="T12" style:family="text">
      <style:text-properties fo:font-weight="bold" officeooo:rsid="006e472d" style:font-weight-asian="bold" style:font-weight-complex="bold"/>
    </style:style>
    <style:style style:name="T13" style:family="text">
      <style:text-properties fo:font-weight="bold" officeooo:rsid="0087cd65" style:font-weight-asian="bold" style:font-weight-complex="bold"/>
    </style:style>
    <style:style style:name="T14" style:family="text">
      <style:text-properties fo:font-weight="bold" officeooo:rsid="00ace485" style:font-weight-asian="bold" style:font-weight-complex="bold"/>
    </style:style>
    <style:style style:name="T15" style:family="text">
      <style:text-properties fo:font-weight="bold" style:letter-kerning="false" style:font-name-asian="Calibri" style:language-asian="en" style:country-asian="US" style:font-weight-asian="bold" style:font-name-complex="DejaVu Sans" style:language-complex="ar" style:country-complex="SA" style:font-weight-complex="bold"/>
    </style:style>
    <style:style style:name="T16" style:family="text">
      <style:text-properties fo:font-weight="normal" style:font-weight-asian="normal" style:font-weight-complex="normal"/>
    </style:style>
    <style:style style:name="T17" style:family="text">
      <style:text-properties fo:font-weight="normal" officeooo:rsid="00a453bf" style:font-weight-asian="normal" style:font-weight-complex="normal"/>
    </style:style>
    <style:style style:name="T18" style:family="text">
      <style:text-properties style:font-name="Liberation Serif" officeooo:rsid="00047ca8"/>
    </style:style>
    <style:style style:name="T19" style:family="text">
      <style:text-properties style:font-name="Liberation Serif" fo:font-style="italic" officeooo:rsid="00047ca8" style:font-style-asian="italic" style:font-style-complex="italic"/>
    </style:style>
    <style:style style:name="T20" style:family="text">
      <style:text-properties style:font-name="Liberation Serif" officeooo:rsid="000a8170"/>
    </style:style>
    <style:style style:name="T21" style:family="text">
      <style:text-properties style:font-name="Liberation Serif" officeooo:rsid="000ad0b6"/>
    </style:style>
    <style:style style:name="T22" style:family="text">
      <style:text-properties style:font-name="Liberation Serif" fo:font-weight="bold" officeooo:rsid="00047ca8" style:font-weight-asian="bold" style:font-weight-complex="bold"/>
    </style:style>
    <style:style style:name="T23" style:family="text">
      <style:text-properties style:font-name="Liberation Serif" fo:font-weight="bold" officeooo:rsid="001db7a4" style:font-weight-asian="bold" style:font-weight-complex="bold"/>
    </style:style>
    <style:style style:name="T24" style:family="text">
      <style:text-properties style:font-name="Liberation Serif" officeooo:rsid="00218fb4"/>
    </style:style>
    <style:style style:name="T25" style:family="text">
      <style:text-properties style:font-name="Liberation Serif" officeooo:rsid="001db7a4"/>
    </style:style>
    <style:style style:name="T26" style:family="text">
      <style:text-properties style:font-name="Liberation Serif" officeooo:rsid="0022c438"/>
    </style:style>
    <style:style style:name="T27" style:family="text">
      <style:text-properties style:font-name="Liberation Serif" officeooo:rsid="0040d509"/>
    </style:style>
    <style:style style:name="T28" style:family="text">
      <style:text-properties style:font-name="Liberation Serif" fo:font-size="12pt" fo:font-style="normal" officeooo:rsid="001caa52" style:font-size-asian="12pt" style:font-style-asian="normal" style:font-size-complex="12pt" style:font-style-complex="normal"/>
    </style:style>
    <style:style style:name="T29" style:family="text">
      <style:text-properties style:font-name="Liberation Serif" fo:font-size="12pt" fo:font-style="normal" officeooo:rsid="00292c27" style:font-size-asian="12pt" style:font-style-asian="normal" style:font-size-complex="12pt" style:font-style-complex="normal"/>
    </style:style>
    <style:style style:name="T30" style:family="text">
      <style:text-properties style:font-name="Liberation Serif" fo:font-size="12pt" fo:font-style="normal" officeooo:rsid="001dccad" style:font-size-asian="12pt" style:font-style-asian="normal" style:font-size-complex="12pt" style:font-style-complex="normal"/>
    </style:style>
    <style:style style:name="T31" style:family="text">
      <style:text-properties style:font-name="Liberation Serif" fo:font-size="12pt" fo:font-style="normal" officeooo:rsid="0069a884" style:font-size-asian="12pt" style:font-style-asian="normal" style:font-size-complex="12pt" style:font-style-complex="normal"/>
    </style:style>
    <style:style style:name="T32" style:family="text">
      <style:text-properties style:font-name="Liberation Serif" officeooo:rsid="00218fb4" fo:background-color="#ffff00" loext:char-shading-value="0"/>
    </style:style>
    <style:style style:name="T33" style:family="text">
      <style:text-properties style:font-name="Liberation Serif" officeooo:rsid="00918051"/>
    </style:style>
    <style:style style:name="T34" style:family="text">
      <style:text-properties style:font-name="Liberation Serif" fo:font-weight="normal" officeooo:rsid="00047ca8" style:font-weight-asian="normal" style:font-weight-complex="normal"/>
    </style:style>
    <style:style style:name="T35" style:family="text">
      <style:text-properties fo:font-style="normal" style:font-style-asian="normal" style:font-style-complex="normal"/>
    </style:style>
    <style:style style:name="T36" style:family="text">
      <style:text-properties fo:font-style="normal" officeooo:rsid="00071f8b" style:font-style-asian="normal" style:font-style-complex="normal"/>
    </style:style>
    <style:style style:name="T37" style:family="text">
      <style:text-properties fo:font-style="normal" officeooo:rsid="00a5d408" style:font-style-asian="normal" style:font-style-complex="normal"/>
    </style:style>
    <style:style style:name="T38" style:family="text">
      <style:text-properties fo:font-variant="normal" fo:text-transform="none" style:text-position="0% 100%" style:font-name="Liberation Serif" fo:font-style="normal" style:text-underline-style="none" fo:font-weight="normal" officeooo:rsid="00047ca8"/>
    </style:style>
    <style:style style:name="T39" style:family="text">
      <style:text-properties fo:font-variant="normal" fo:text-transform="none" style:text-position="0% 100%" fo:font-style="normal" style:text-underline-style="none" fo:font-weight="normal"/>
    </style:style>
    <style:style style:name="T40" style:family="text">
      <style:text-properties fo:font-variant="normal" fo:text-transform="none" style:text-position="0% 100%" fo:font-style="normal" style:text-underline-style="none" fo:font-weight="normal" officeooo:rsid="001f771e" style:font-style-asian="normal" style:font-style-complex="normal"/>
    </style:style>
    <style:style style:name="T41" style:family="text">
      <style:text-properties fo:font-variant="normal" fo:text-transform="none" style:text-position="0% 100%" fo:font-style="normal" style:text-underline-style="none" fo:font-weight="normal" officeooo:rsid="00218794"/>
    </style:style>
    <style:style style:name="T42" style:family="text">
      <style:text-properties fo:font-variant="normal" fo:text-transform="none" style:text-position="0% 100%" fo:font-style="normal" style:text-underline-style="none" fo:font-weight="normal" officeooo:rsid="001ffd24"/>
    </style:style>
    <style:style style:name="T43" style:family="text">
      <style:text-properties fo:font-variant="normal" fo:text-transform="none" style:text-position="0% 100%" fo:font-style="normal" style:text-underline-style="none" fo:font-weight="normal" officeooo:rsid="001f771e"/>
    </style:style>
    <style:style style:name="T44" style:family="text">
      <style:text-properties fo:font-variant="normal" fo:text-transform="none" style:use-window-font-color="true" loext:opacity="0%" style:text-position="0% 100%" fo:language="en" fo:country="US" fo:font-style="normal" style:text-underline-style="none" fo:font-weight="normal" officeooo:rsid="001f771e" style:letter-kerning="false" style:font-name-asian="Calibri" style:language-asian="en" style:country-asian="US" style:language-complex="ar" style:country-complex="SA"/>
    </style:style>
    <style:style style:name="T45" style:family="text">
      <style:text-properties fo:font-variant="normal" fo:text-transform="none" style:use-window-font-color="true" loext:opacity="0%" style:text-position="0% 100%" style:font-name="Liberation Serif" fo:font-size="12pt" fo:letter-spacing="normal" fo:language="en" fo:country="US" fo:font-style="normal" style:text-underline-style="none" fo:font-weight="normal" officeooo:rsid="005a6d0d"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46" style:family="text">
      <style:text-properties fo:font-variant="normal" fo:text-transform="none" style:use-window-font-color="true" loext:opacity="0%" fo:letter-spacing="normal" fo:language="en" fo:country="US" fo:font-style="normal" fo:font-weight="normal" officeooo:rsid="007fa045" style:letter-kerning="false" style:font-name-asian="Calibri" style:language-asian="en" style:country-asian="US" style:font-weight-asian="normal" style:font-name-complex="DejaVu Sans" style:language-complex="ar" style:country-complex="SA" style:font-weight-complex="normal"/>
    </style:style>
    <style:style style:name="T47" style:family="text">
      <style:text-properties fo:font-variant="normal" fo:text-transform="none" style:use-window-font-color="true" loext:opacity="0%" fo:letter-spacing="normal" fo:language="en" fo:country="US" fo:font-style="normal" fo:font-weight="normal" officeooo:rsid="007fa045" style:letter-kerning="false" style:font-name-asian="Calibri" style:language-asian="en" style:country-asian="US" style:font-weight-asian="normal" style:font-name-complex="Times New Roman1" style:language-complex="ar" style:country-complex="SA" style:font-weight-complex="normal"/>
    </style:style>
    <style:style style:name="T48" style:family="text">
      <style:text-properties fo:font-variant="normal" fo:text-transform="none" style:use-window-font-color="true" loext:opacity="0%" style:font-name="Liberation Serif" fo:font-size="12pt" fo:letter-spacing="normal" fo:language="en" fo:country="US" fo:font-style="normal" fo:font-weight="normal" officeooo:rsid="007fa045"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49" style:family="text">
      <style:text-properties fo:font-variant="normal" fo:text-transform="none" style:use-window-font-color="true" loext:opacity="0%" style:font-name="Liberation Serif" fo:font-size="12pt" fo:letter-spacing="normal" fo:language="en" fo:country="US" fo:font-style="normal" fo:font-weight="normal" officeooo:rsid="006700a8"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50" style:family="text">
      <style:text-properties fo:font-variant="normal" fo:text-transform="none" style:use-window-font-color="true" loext:opacity="0%" style:font-name="Liberation Serif" fo:font-size="12pt" fo:letter-spacing="normal" fo:language="en" fo:country="US" fo:font-style="normal" fo:font-weight="normal" officeooo:rsid="00691f19"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51" style:family="text">
      <style:text-properties fo:font-variant="normal" fo:text-transform="none" style:use-window-font-color="true" loext:opacity="0%" style:font-name="Liberation Serif" fo:font-size="12pt" fo:letter-spacing="normal" fo:language="en" fo:country="US" fo:font-style="normal" fo:font-weight="normal" officeooo:rsid="006d9991"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52" style:family="text">
      <style:text-properties fo:font-variant="normal" fo:text-transform="none" style:use-window-font-color="true" loext:opacity="0%" style:font-name="Liberation Serif" fo:font-size="12pt" fo:letter-spacing="normal" fo:language="en" fo:country="US" fo:font-style="normal" fo:font-weight="normal" officeooo:rsid="0070270b"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53" style:family="text">
      <style:text-properties fo:font-variant="normal" fo:text-transform="none" style:use-window-font-color="true" loext:opacity="0%" style:font-name="Liberation Serif" fo:font-size="12pt" fo:letter-spacing="normal" fo:language="en" fo:country="US" fo:font-style="normal" fo:font-weight="normal" officeooo:rsid="005a6d0d"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54" style:family="text">
      <style:text-properties fo:font-variant="normal" fo:text-transform="none" style:use-window-font-color="true" loext:opacity="0%" style:font-name="Liberation Serif" fo:font-size="12pt" fo:letter-spacing="normal" fo:language="en" fo:country="US" fo:font-style="normal" fo:font-weight="normal" officeooo:rsid="005af8f6"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55" style:family="text">
      <style:text-properties fo:font-variant="normal" fo:text-transform="none" style:use-window-font-color="true" loext:opacity="0%" style:font-name="Liberation Serif" fo:font-size="12pt" fo:letter-spacing="normal" fo:language="en" fo:country="US" fo:font-style="normal" fo:font-weight="normal" officeooo:rsid="00ad4c61"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56" style:family="text">
      <style:text-properties fo:font-variant="normal" fo:text-transform="none" style:use-window-font-color="true" loext:opacity="0%" style:font-name="Liberation Serif" fo:font-size="12pt" fo:letter-spacing="normal" fo:language="en" fo:country="US" fo:font-style="normal" fo:font-weight="normal" officeooo:rsid="00b81714"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57" style:family="text">
      <style:text-properties fo:font-variant="normal" fo:text-transform="none" style:use-window-font-color="true" loext:opacity="0%" style:font-name="Liberation Serif" fo:font-size="12pt" fo:letter-spacing="normal" fo:language="en" fo:country="US" fo:font-style="normal" fo:font-weight="bold" officeooo:rsid="007fa045" style:letter-kerning="false" style:font-name-asian="Calibri" style:font-size-asian="12pt" style:language-asian="en" style:country-asian="US" style:font-weight-asian="bold" style:font-name-complex="DejaVu Sans" style:font-size-complex="12pt" style:language-complex="ar" style:country-complex="SA" style:font-weight-complex="bold"/>
    </style:style>
    <style:style style:name="T58" style:family="text">
      <style:text-properties fo:font-variant="normal" fo:text-transform="none" style:use-window-font-color="true" loext:opacity="0%" style:font-name="Liberation Serif" fo:font-size="12pt" fo:letter-spacing="normal" fo:language="en" fo:country="US" fo:font-style="normal" fo:font-weight="bold" officeooo:rsid="006d9991" style:letter-kerning="false" style:font-name-asian="Calibri" style:font-size-asian="12pt" style:language-asian="en" style:country-asian="US" style:font-weight-asian="bold" style:font-name-complex="DejaVu Sans" style:font-size-complex="12pt" style:language-complex="ar" style:country-complex="SA" style:font-weight-complex="bold"/>
    </style:style>
    <style:style style:name="T59" style:family="text">
      <style:text-properties style:text-position="0% 100%" officeooo:rsid="001f217b"/>
    </style:style>
    <style:style style:name="T60" style:family="text">
      <style:text-properties style:text-position="0% 100%" officeooo:rsid="00239274"/>
    </style:style>
    <style:style style:name="T61" style:family="text">
      <style:text-properties style:text-position="0% 100%" fo:font-style="normal" officeooo:rsid="004eacf1" style:font-style-asian="normal" style:font-style-complex="normal"/>
    </style:style>
    <style:style style:name="T62" style:family="text">
      <style:text-properties style:text-position="0% 100%" fo:font-style="normal" fo:font-weight="bold" officeooo:rsid="004eacf1" style:font-style-asian="normal" style:font-weight-asian="bold" style:font-style-complex="normal" style:font-weight-complex="bold"/>
    </style:style>
    <style:style style:name="T63" style:family="text">
      <style:text-properties style:text-position="0% 100%" fo:font-weight="bold" officeooo:rsid="001f217b" style:font-weight-asian="bold" style:font-weight-complex="bold"/>
    </style:style>
    <style:style style:name="T64" style:family="text">
      <style:text-properties style:text-position="0% 100%" fo:font-weight="bold" officeooo:rsid="00239274" style:font-weight-asian="bold" style:font-weight-complex="bold"/>
    </style:style>
    <style:style style:name="T65" style:family="text">
      <style:text-properties style:text-position="0% 100%" fo:font-size="12pt" fo:font-style="normal" officeooo:rsid="004eacf1" style:font-size-asian="12pt" style:font-style-asian="normal" style:font-size-complex="12pt" style:font-style-complex="normal"/>
    </style:style>
    <style:style style:name="T66" style:family="text">
      <style:text-properties style:text-position="0% 100%" fo:font-size="12pt" fo:font-style="normal" fo:font-weight="bold" officeooo:rsid="004eacf1" style:font-size-asian="12pt" style:font-style-asian="normal" style:font-weight-asian="bold" style:font-size-complex="12pt" style:font-style-complex="normal" style:font-weight-complex="bold"/>
    </style:style>
    <style:style style:name="T67" style:family="text">
      <style:text-properties style:text-position="0% 100%" style:font-name="Liberation Serif" officeooo:rsid="001db7a4"/>
    </style:style>
    <style:style style:name="T68" style:family="text">
      <style:text-properties style:text-position="0% 100%" style:font-name="Liberation Serif" fo:font-weight="bold" officeooo:rsid="001db7a4" style:font-weight-asian="bold" style:font-weight-complex="bold"/>
    </style:style>
    <style:style style:name="T69" style:family="text">
      <style:text-properties fo:color="#222222" loext:opacity="100%" style:font-name="Liberation Serif" officeooo:rsid="00047ca8" fo:background-color="#ffffff" loext:char-shading-value="0"/>
    </style:style>
    <style:style style:name="T70" style:family="text">
      <style:text-properties style:text-position="super 58%"/>
    </style:style>
    <style:style style:name="T71" style:family="text">
      <style:text-properties style:text-position="super 58%" style:font-name="Liberation Serif" officeooo:rsid="001db7a4"/>
    </style:style>
    <style:style style:name="T72" style:family="text">
      <style:text-properties style:font-name-complex="Calibri"/>
    </style:style>
    <style:style style:name="T73" style:family="text">
      <style:text-properties style:font-name-complex="Calibri" style:font-weight-complex="bold"/>
    </style:style>
    <style:style style:name="T74" style:family="text">
      <style:text-properties style:text-position="sub 58%"/>
    </style:style>
    <style:style style:name="T75" style:family="text">
      <style:text-properties style:text-position="sub 58%" fo:font-style="italic" style:font-style-asian="italic" style:font-style-complex="italic"/>
    </style:style>
    <style:style style:name="T76" style:family="text">
      <style:text-properties style:text-position="sub 58%" style:font-weight-complex="bold"/>
    </style:style>
    <style:style style:name="T77" style:family="text">
      <style:text-properties style:text-position="sub 58%" fo:font-size="12pt" fo:font-style="normal" officeooo:rsid="004eacf1" style:font-size-asian="12pt" style:font-style-asian="normal" style:font-size-complex="12pt" style:font-style-complex="normal"/>
    </style:style>
    <style:style style:name="T78" style:family="text">
      <style:text-properties style:font-name-asian="Arial Unicode MS"/>
    </style:style>
    <style:style style:name="T79" style:family="text">
      <style:text-properties officeooo:rsid="00aa390c" style:font-name-asian="Arial Unicode MS"/>
    </style:style>
    <style:style style:name="T80" style:family="text">
      <style:text-properties officeooo:rsid="00b286eb" style:font-name-asian="Arial Unicode MS"/>
    </style:style>
    <style:style style:name="T81" style:family="text">
      <style:text-properties style:font-weight-complex="bold"/>
    </style:style>
    <style:style style:name="T82" style:family="text">
      <style:text-properties officeooo:rsid="00b286eb" style:font-weight-complex="bold"/>
    </style:style>
    <style:style style:name="T83" style:family="text">
      <style:text-properties officeooo:rsid="001caa52"/>
    </style:style>
    <style:style style:name="T84" style:family="text">
      <style:text-properties style:use-window-font-color="true" loext:opacity="0%" style:font-name="Liberation Serif" fo:font-size="12pt" fo:language="en" fo:country="US" fo:font-style="normal" officeooo:rsid="00292c27" style:letter-kerning="false" style:font-name-asian="Calibri" style:font-size-asian="12pt" style:language-asian="en" style:country-asian="US" style:font-style-asian="normal" style:font-name-complex="DejaVu Sans" style:font-size-complex="12pt" style:language-complex="ar" style:country-complex="SA" style:font-style-complex="normal"/>
    </style:style>
    <style:style style:name="T85" style:family="text">
      <style:text-properties style:use-window-font-color="true" loext:opacity="0%" style:font-name="Liberation Serif" fo:language="en" fo:country="US" fo:font-weight="normal" officeooo:rsid="006bf9f4" style:letter-kerning="false" style:font-name-asian="Calibri" style:language-asian="en" style:country-asian="US" style:font-weight-asian="normal" style:language-complex="ar" style:country-complex="SA" style:font-weight-complex="normal"/>
    </style:style>
    <style:style style:name="T86" style:family="text">
      <style:text-properties style:use-window-font-color="true" loext:opacity="0%" fo:language="en" fo:country="US" style:letter-kerning="false" style:font-name-asian="Calibri" style:language-asian="en" style:country-asian="US" style:language-complex="ar" style:country-complex="SA"/>
    </style:style>
    <style:style style:name="T87" style:family="text">
      <style:text-properties style:use-window-font-color="true" loext:opacity="0%" fo:language="en" fo:country="US" officeooo:rsid="001dccad" style:letter-kerning="false" style:font-name-asian="Calibri" style:language-asian="en" style:country-asian="US" style:language-complex="ar" style:country-complex="SA"/>
    </style:style>
    <style:style style:name="T88" style:family="text">
      <style:text-properties style:use-window-font-color="true" loext:opacity="0%" fo:language="en" fo:country="US" officeooo:rsid="00292c27" style:letter-kerning="false" style:font-name-asian="Calibri" style:language-asian="en" style:country-asian="US" style:language-complex="ar" style:country-complex="SA"/>
    </style:style>
    <style:style style:name="T89" style:family="text">
      <style:text-properties style:use-window-font-color="true" loext:opacity="0%" fo:language="en" fo:country="US" officeooo:rsid="001ffd24" style:letter-kerning="false" style:font-name-asian="Calibri" style:language-asian="en" style:country-asian="US" style:language-complex="ar" style:country-complex="SA"/>
    </style:style>
    <style:style style:name="T90" style:family="text">
      <style:text-properties style:use-window-font-color="true" loext:opacity="0%" fo:language="en" fo:country="US" officeooo:rsid="0038b610" style:letter-kerning="false" style:font-name-asian="Calibri" style:language-asian="en" style:country-asian="US" style:language-complex="ar" style:country-complex="SA"/>
    </style:style>
    <style:style style:name="T91" style:family="text">
      <style:text-properties style:use-window-font-color="true" loext:opacity="0%" fo:language="en" fo:country="US" officeooo:rsid="0039f2fe" style:letter-kerning="false" style:font-name-asian="Calibri" style:language-asian="en" style:country-asian="US" style:language-complex="ar" style:country-complex="SA"/>
    </style:style>
    <style:style style:name="T92" style:family="text">
      <style:text-properties style:use-window-font-color="true" loext:opacity="0%" fo:language="en" fo:country="US" officeooo:rsid="003aeed9" style:letter-kerning="false" style:font-name-asian="Calibri" style:language-asian="en" style:country-asian="US" style:language-complex="ar" style:country-complex="SA"/>
    </style:style>
    <style:style style:name="T93" style:family="text">
      <style:text-properties style:use-window-font-color="true" loext:opacity="0%" fo:language="en" fo:country="US" officeooo:rsid="008223cd" style:letter-kerning="false" style:font-name-asian="Calibri" style:language-asian="en" style:country-asian="US" style:language-complex="ar" style:country-complex="SA"/>
    </style:style>
    <style:style style:name="T94" style:family="text">
      <style:text-properties style:use-window-font-color="true" loext:opacity="0%" fo:language="en" fo:country="US" officeooo:rsid="00799f9b" style:letter-kerning="false" style:font-name-asian="Calibri" style:language-asian="en" style:country-asian="US" style:language-complex="ar" style:country-complex="SA"/>
    </style:style>
    <style:style style:name="T95" style:family="text">
      <style:text-properties style:use-window-font-color="true" loext:opacity="0%" fo:language="en" fo:country="US" officeooo:rsid="009775d0" style:letter-kerning="false" style:font-name-asian="Calibri" style:language-asian="en" style:country-asian="US" style:language-complex="ar" style:country-complex="SA"/>
    </style:style>
    <style:style style:name="T96" style:family="text">
      <style:text-properties style:use-window-font-color="true" loext:opacity="0%" fo:language="en" fo:country="US" officeooo:rsid="008b2978" style:letter-kerning="false" style:font-name-asian="Calibri" style:language-asian="en" style:country-asian="US" style:language-complex="ar" style:country-complex="SA"/>
    </style:style>
    <style:style style:name="T97" style:family="text">
      <style:text-properties style:use-window-font-color="true" loext:opacity="0%" fo:language="en" fo:country="US" officeooo:rsid="00814432" style:letter-kerning="false" style:font-name-asian="Calibri" style:language-asian="en" style:country-asian="US" style:language-complex="ar" style:country-complex="SA"/>
    </style:style>
    <style:style style:name="T98" style:family="text">
      <style:text-properties style:use-window-font-color="true" loext:opacity="0%" fo:language="en" fo:country="US" officeooo:rsid="008d296a" style:letter-kerning="false" style:font-name-asian="Calibri" style:language-asian="en" style:country-asian="US" style:language-complex="ar" style:country-complex="SA"/>
    </style:style>
    <style:style style:name="T99" style:family="text">
      <style:text-properties style:use-window-font-color="true" loext:opacity="0%" fo:language="en" fo:country="US" officeooo:rsid="0097dcac" style:letter-kerning="false" style:font-name-asian="Calibri" style:language-asian="en" style:country-asian="US" style:language-complex="ar" style:country-complex="SA"/>
    </style:style>
    <style:style style:name="T100" style:family="text">
      <style:text-properties style:use-window-font-color="true" loext:opacity="0%" fo:language="en" fo:country="US" officeooo:rsid="00711b46" style:letter-kerning="false" style:font-name-asian="Calibri" style:language-asian="en" style:country-asian="US" style:language-complex="ar" style:country-complex="SA"/>
    </style:style>
    <style:style style:name="T101" style:family="text">
      <style:text-properties style:use-window-font-color="true" loext:opacity="0%" fo:language="en" fo:country="US" officeooo:rsid="007b3a45" style:letter-kerning="false" style:font-name-asian="Calibri" style:language-asian="en" style:country-asian="US" style:language-complex="ar" style:country-complex="SA"/>
    </style:style>
    <style:style style:name="T102" style:family="text">
      <style:text-properties style:use-window-font-color="true" loext:opacity="0%" fo:language="en" fo:country="US" officeooo:rsid="003aeed9" style:letter-kerning="false" style:font-name-asian="Calibri" style:language-asian="en" style:country-asian="US" style:font-name-complex="DejaVu Sans" style:language-complex="ar" style:country-complex="SA"/>
    </style:style>
    <style:style style:name="T103" style:family="text">
      <style:text-properties style:use-window-font-color="true" loext:opacity="0%" fo:language="en" fo:country="US" officeooo:rsid="008b2978" style:letter-kerning="false" style:font-name-asian="Calibri" style:language-asian="en" style:country-asian="US" style:font-name-complex="DejaVu Sans" style:language-complex="ar" style:country-complex="SA"/>
    </style:style>
    <style:style style:name="T104" style:family="text">
      <style:text-properties style:use-window-font-color="true" loext:opacity="0%" fo:language="en" fo:country="US" fo:font-weight="bold" style:letter-kerning="false" style:font-name-asian="Calibri" style:language-asian="en" style:country-asian="US" style:font-weight-asian="bold" style:language-complex="ar" style:country-complex="SA" style:font-weight-complex="bold"/>
    </style:style>
    <style:style style:name="T105" style:family="text">
      <style:text-properties style:use-window-font-color="true" loext:opacity="0%" fo:language="en" fo:country="US" fo:font-weight="bold" officeooo:rsid="0038b610" style:letter-kerning="false" style:font-name-asian="Calibri" style:language-asian="en" style:country-asian="US" style:font-weight-asian="bold" style:language-complex="ar" style:country-complex="SA" style:font-weight-complex="bold"/>
    </style:style>
    <style:style style:name="T106" style:family="text">
      <style:text-properties style:use-window-font-color="true" loext:opacity="0%" fo:language="en" fo:country="US" fo:font-weight="bold" officeooo:rsid="006e472d" style:letter-kerning="false" style:font-name-asian="Calibri" style:language-asian="en" style:country-asian="US" style:font-weight-asian="bold" style:language-complex="ar" style:country-complex="SA" style:font-weight-complex="bold"/>
    </style:style>
    <style:style style:name="T107" style:family="text">
      <style:text-properties style:use-window-font-color="true" loext:opacity="0%" fo:language="en" fo:country="US" fo:font-weight="bold" officeooo:rsid="0039f2fe" style:letter-kerning="false" style:font-name-asian="Calibri" style:language-asian="en" style:country-asian="US" style:font-weight-asian="bold" style:language-complex="ar" style:country-complex="SA" style:font-weight-complex="bold"/>
    </style:style>
    <style:style style:name="T108" style:family="text">
      <style:text-properties style:use-window-font-color="true" loext:opacity="0%" fo:language="en" fo:country="US" fo:font-weight="bold" officeooo:rsid="003aeed9" style:letter-kerning="false" style:font-name-asian="Calibri" style:language-asian="en" style:country-asian="US" style:font-weight-asian="bold" style:language-complex="ar" style:country-complex="SA" style:font-weight-complex="bold"/>
    </style:style>
    <style:style style:name="T109" style:family="text">
      <style:text-properties style:use-window-font-color="true" loext:opacity="0%" fo:language="en" fo:country="US" fo:font-weight="bold" officeooo:rsid="006e472d" style:letter-kerning="false" style:font-name-asian="Calibri" style:language-asian="en" style:country-asian="US" style:font-weight-asian="bold" style:font-name-complex="DejaVu Sans" style:language-complex="ar" style:country-complex="SA" style:font-weight-complex="bold"/>
    </style:style>
    <style:style style:name="T110" style:family="text">
      <style:text-properties style:use-window-font-color="true" loext:opacity="0%" fo:font-size="12pt" fo:language="en" fo:country="US" style:letter-kerning="true" style:font-name-asian="Noto Serif CJK SC" style:font-size-asian="12pt" style:language-asian="zh" style:country-asian="CN" style:font-name-complex="Lohit Devanagari" style:font-size-complex="12pt" style:language-complex="hi" style:country-complex="IN"/>
    </style:style>
    <style:style style:name="T111" style:family="text">
      <style:text-properties style:use-window-font-color="true" loext:opacity="0%" fo:font-size="12pt" fo:language="en" fo:country="US" style:letter-kerning="true" style:font-name-asian="Arial Unicode MS" style:font-size-asian="12pt" style:language-asian="zh" style:country-asian="CN" style:font-name-complex="Lohit Devanagari" style:font-size-complex="12pt" style:language-complex="hi" style:country-complex="IN"/>
    </style:style>
    <style:style style:name="T112" style:family="text">
      <style:text-properties style:use-window-font-color="true" loext:opacity="0%" fo:font-size="12pt" fo:language="en" fo:country="US" fo:font-style="italic" style:letter-kerning="true" style:font-name-asian="Arial Unicode MS" style:font-size-asian="12pt" style:language-asian="zh" style:country-asian="CN" style:font-style-asian="italic" style:font-name-complex="Lohit Devanagari" style:font-size-complex="12pt" style:language-complex="hi" style:country-complex="IN" style:font-style-complex="italic"/>
    </style:style>
    <style:style style:name="T113" style:family="text">
      <style:text-properties style:use-window-font-color="true" loext:opacity="0%" style:text-position="0% 100%" fo:font-size="12pt" fo:language="en" fo:country="US" officeooo:rsid="001f217b" style:letter-kerning="true" style:font-name-asian="Noto Serif CJK SC" style:font-size-asian="12pt" style:language-asian="zh" style:country-asian="CN" style:font-name-complex="Lohit Devanagari" style:font-size-complex="12pt" style:language-complex="hi" style:country-complex="IN"/>
    </style:style>
    <style:style style:name="T114" style:family="text">
      <style:text-properties officeooo:rsid="001dccad"/>
    </style:style>
    <style:style style:name="T115" style:family="text">
      <style:text-properties officeooo:rsid="00218794"/>
    </style:style>
    <style:style style:name="T116" style:family="text">
      <style:text-properties officeooo:rsid="001f771e"/>
    </style:style>
    <style:style style:name="T117" style:family="text">
      <style:text-properties officeooo:rsid="001ffd24"/>
    </style:style>
    <style:style style:name="T118" style:family="text">
      <style:text-properties fo:font-size="12pt" officeooo:rsid="0087d805" style:font-size-asian="12pt" style:font-size-complex="12pt"/>
    </style:style>
    <style:style style:name="T119" style:family="text">
      <style:text-properties fo:font-size="12pt" fo:font-weight="bold" officeooo:rsid="0087d805" style:font-size-asian="12pt" style:font-weight-asian="bold" style:font-size-complex="12pt" style:font-weight-complex="bold"/>
    </style:style>
    <style:style style:name="T120" style:family="text">
      <style:text-properties fo:font-size="12pt" fo:font-weight="bold" officeooo:rsid="0087d805" style:font-size-asian="12pt" style:font-weight-asian="bold" style:font-size-complex="12pt"/>
    </style:style>
    <style:style style:name="T121" style:family="text">
      <style:text-properties fo:font-size="12pt" officeooo:rsid="0087d805" style:letter-kerning="false" style:font-name-asian="Calibri" style:font-size-asian="12pt" style:language-asian="en" style:country-asian="US" style:font-name-complex="DejaVu Sans" style:font-size-complex="12pt" style:language-complex="ar" style:country-complex="SA"/>
    </style:style>
    <style:style style:name="T122" style:family="text">
      <style:text-properties fo:font-size="12pt" fo:language="en" fo:country="US" style:letter-kerning="true" style:font-name-asian="Noto Serif CJK SC" style:font-size-asian="12pt" style:language-asian="zh" style:country-asian="CN" style:font-name-complex="Lohit Devanagari" style:font-size-complex="12pt" style:language-complex="hi" style:country-complex="IN"/>
    </style:style>
    <style:style style:name="T123" style:family="text">
      <style:text-properties fo:font-size="12pt" fo:language="en" fo:country="US" fo:font-style="italic" fo:font-weight="bold" style:letter-kerning="true" style:font-name-asian="Noto Serif CJK SC" style:font-size-asian="12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124" style:family="text">
      <style:text-properties officeooo:rsid="005c0cbe"/>
    </style:style>
    <style:style style:name="T125" style:family="text">
      <style:text-properties style:font-name="Times New Roman" fo:font-size="12pt" style:font-size-asian="12pt" style:font-name-complex="Times New Roman1" style:font-size-complex="12pt"/>
    </style:style>
    <style:style style:name="T126" style:family="text">
      <style:text-properties officeooo:rsid="00711b46"/>
    </style:style>
    <style:style style:name="T127" style:family="text">
      <style:text-properties officeooo:rsid="00723060"/>
    </style:style>
    <style:style style:name="T128" style:family="text">
      <style:text-properties officeooo:rsid="00728c0e"/>
    </style:style>
    <style:style style:name="T129" style:family="text">
      <style:text-properties officeooo:rsid="007c57fa"/>
    </style:style>
    <style:style style:name="T130" style:family="text">
      <style:text-properties officeooo:rsid="00a453bf"/>
    </style:style>
    <style:style style:name="T131" style:family="text">
      <style:text-properties officeooo:rsid="00a5d408"/>
    </style:style>
    <style:style style:name="T132" style:family="text">
      <style:text-properties officeooo:rsid="00a74091"/>
    </style:style>
    <style:style style:name="T133" style:family="text">
      <style:text-properties officeooo:rsid="00a8a288"/>
    </style:style>
    <style:style style:name="T134" style:family="text">
      <style:text-properties officeooo:rsid="00aa390c"/>
    </style:style>
    <style:style style:name="T135" style:family="text">
      <style:text-properties officeooo:rsid="00aa634e"/>
    </style:style>
    <style:style style:name="T136" style:family="text">
      <style:text-properties style:letter-kerning="false" style:font-name-asian="Calibri" style:language-asian="en" style:country-asian="US" style:font-name-complex="DejaVu Sans" style:language-complex="ar" style:country-complex="SA"/>
    </style:style>
    <style:style style:name="T137" style:family="text">
      <style:text-properties officeooo:rsid="00af423a"/>
    </style:style>
    <style:style style:name="T138" style:family="text">
      <style:text-properties officeooo:rsid="00b08dcf"/>
    </style:style>
    <style:style style:name="T139" style:family="text">
      <style:text-properties officeooo:rsid="00b286eb"/>
    </style:style>
    <style:style style:name="T140" style:family="text">
      <style:text-properties officeooo:rsid="00b3ede9"/>
    </style:style>
    <style:style style:name="T141" style:family="text">
      <style:text-properties officeooo:rsid="00b6e856"/>
    </style:style>
    <style:style style:name="T142" style:family="text">
      <style:text-properties officeooo:rsid="00b98565"/>
    </style:style>
    <style:style style:name="fr1" style:family="graphic" style:parent-style-name="Formula">
      <style:graphic-properties fo:margin-left="0in" fo:margin-right="0in" fo:margin-top="0in" fo:margin-bottom="0in" style:vertical-pos="middle" style:vertical-rel="tex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0">Title:</text:span> <text:span text:style-name="T1">Multivariate mapping of genotype-by-environment interactions identifies two environmental drivers of flowering in switchgrass (</text:span><text:span text:style-name="T4">Panicum virgatum</text:span><text:span text:style-name="T1">)</text:span></text:p>
      <text:p text:style-name="P3"/>
      <text:p text:style-name="P23">Authors<text:span text:style-name="T16">: Alice MacQueen*, Li Zhang*, Jason Bon</text:span><text:span text:style-name="T17">n</text:span><text:span text:style-name="T16">ette, Arvid Boe, Felix Fritschi, David Lowry, Rob Mitchell, Francis Roquette, Yanqi Wu, Tom Juenger</text:span></text:p>
      <text:p text:style-name="P3"/>
      <text:p text:style-name="P6"><text:span text:style-name="T10">Addresses</text:span>: <text:span text:style-name="T125">The University of Texas at Austin</text:span></text:p>
      <text:p text:style-name="P4"/>
      <text:p text:style-name="P4"><text:span text:style-name="T10">Target Journal: </text:span>New Phytologist (TEJ suggests: PNAS)</text:p>
      <text:p text:style-name="P15"><text:span text:style-name="T10">Possible Friendly Reviewers/Reviewers:</text:span> <text:span text:style-name="T130">Arbel Harpak, </text:span>Sarah Urbut, Annie Schmidt, Jiaming Yu, Ben Blackman, Dan Woods, <text:span text:style-name="T129">James Schnable, Jill Andersen (UGA)</text:span></text:p>
      <text:p text:style-name="P15"><text:span text:style-name="T10">NP editor: </text:span>John Stinchcombe</text:p>
      <text:p text:style-name="P7"/>
      <text:p text:style-name="P4">Total Word Count: <text:span text:style-name="T140">64</text:span><text:span text:style-name="T142">94</text:span></text:p>
      <text:p text:style-name="P4">Introduction Word Count: <text:span text:style-name="T133">856</text:span></text:p>
      <text:p text:style-name="P4">Materials and Methods Word Count: <text:span text:style-name="T135">23</text:span><text:span text:style-name="T139">30</text:span></text:p>
      <text:p text:style-name="P4">Results Word Count: <text:span text:style-name="T137">2498</text:span></text:p>
      <text:p text:style-name="P4">Discussion Word Count: <text:span text:style-name="T137">8</text:span><text:span text:style-name="T142">10</text:span></text:p>
      <text:p text:style-name="P4">Number of Figures: <text:span text:style-name="T137">4</text:span></text:p>
      <text:p text:style-name="P4">Number of Tables: <text:span text:style-name="T137">2</text:span></text:p>
      <text:p text:style-name="P4">Supporting Information: <text:span text:style-name="T124">1 Figur</text:span><text:span text:style-name="T130">e</text:span><text:span text:style-name="T124">, </text:span><text:span text:style-name="T130">2</text:span><text:span text:style-name="T124"> Tables </text:span></text:p>
      <text:p text:style-name="P17">Summary</text:p>
      <text:list xml:id="list2315064583" text:style-name="L1">
        <text:list-item>
          <text:p text:style-name="P35">Plant phenological timings are major fitness components affected by multiple environmental cues; thus, phenological traits can have important genotype-by-environment (GxE) interactions. Here, we map the genetic basis of, and assign environmental drivers to, GxE in phenology in two highly divergent switchgrass (<text:span text:style-name="T2">Panicum virgatum</text:span>) populations.</text:p>
        </text:list-item>
        <text:list-item>
          <text:p text:style-name="P35">We evaluate the genetic basis of green-up and flowering as functions of environmental cues (e.g. daylength, temperature) using a diversity panel grown at eight common gardens spanning the central United States. We use multivariate adaptive shrinkage (mash) to determine the prevalence of and map the genomic effects covarying with environmental cues and/or <text:span text:style-name="T139">major data-driven effect </text:span><text:span text:style-name="T131">patterns</text:span>. </text:p>
        </text:list-item>
        <text:list-item>
          <text:p text:style-name="P35">&gt;2<text:span text:style-name="T141">6</text:span>% of Gulf population SNPs affecting flowering covaried with photoperiod cues, while &gt;<text:span text:style-name="T141">34</text:span>% of Midwest upland population SNPs affecting flowering covaried with cumulative growing degree day <text:span text:style-name="T141">cues</text:span>. An independent <text:span text:style-name="T132">pseudo-F2</text:span> cross of Gulf and Midwest individuals mapped 23 additive QTLs for flowering at the same common gardens, all with significant mash associations and ten with enrichment of highly significant mash associations.</text:p>
        </text:list-item>
        <text:list-item>
          <text:p text:style-name="P21"><text:span text:style-name="T36">We demonstrate that we can identify QTL with GxE and assign them to specific environmental drivers and/or</text:span><text:span text:style-name="T37"> data-driven patterns</text:span><text:span text:style-name="T36">. We highlight loci that could change flowering responsiveness to photoperiod cues in switchgrass.</text:span></text:p>
        </text:list-item>
      </text:list>
      <text:p text:style-name="P9">Key Words: photoperiod, <text:span text:style-name="T132">cumulative growing degree days,</text:span> <text:span text:style-name="T132">antagonistic pleiotropy, differential sensitivity, heritability, GWAS, </text:span><text:span text:style-name="T135">genotype-environment covariance</text:span></text:p>
      <text:p text:style-name="P4"/>
      <text:p text:style-name="P7">Introduction</text:p>
      <text:p text:style-name="P36"><text:span text:style-name="T18"><text:tab/>The timing of floral development is a major component of plant fitness affected by multiple external environmental cues (e.g. temperature, daylength, and water availability) that signal existing or upcoming growing conditions. Genetic responses to these cues determine the speed, timing, and energy apportioned to reproductive growth and shape both the individual’s lifespan and its lifetime production of viable seed. Global climate forcing is increasing temperatures and causing more extreme weather events, such as droughts, heatwaves, and severe rain events </text:span><text:reference-mark-start text:name="ZOTERO_ITEM CSL_CITATION {&quot;citationID&quot;:&quot;7nLKIlHu&quot;,&quot;properties&quot;:{&quot;formattedCitation&quot;:&quot;(Ummenhofer and Meehl 2017)&quot;,&quot;plainCitation&quot;:&quot;(Ummenhofer and Meehl 2017)&quot;,&quot;noteIndex&quot;:0},&quot;citationItems&quot;:[{&quot;id&quot;:342,&quot;uris&quot;:[&quot;http://zotero.org/users/local/hlrmlGwQ/items/NZPYRL6L&quot;],&quot;uri&quot;:[&quot;http://zotero.org/users/local/hlrmlGwQ/items/NZPYRL6L&quot;],&quot;itemData&quot;:{&quot;id&quot;:342,&quot;type&quot;:&quot;article-journal&quot;,&quot;abstract&quot;:&quot;Robust evidence exists that certain extreme weather and climate events, especially daily temperature and precipitation extremes, have changed in regard to intensity and frequency over recent decades. These changes have been linked to human-induced climate change, while the degree to which climate change impacts an individual extreme climate event (ECE) is more difficult to quantify. Rapid progress in event attribution has recently been made through improved understanding of observed and simulated climate variability, methods for event attribution and advances in numerical modelling. Attribution for extreme temperature events is stronger compared with other event types, notably those related to the hydrological cycle. Recent advances in the understanding of ECEs, both in observations and their representation in state-of-the-art climate models, open new opportunities for assessing their effect on human and natural systems. Improved spatial resolution in global climate models and advances in statistical and dynamical downscaling now provide climatic information at appropriate spatial and temporal scales. Together with the continued development of Earth System Models that simulate biogeochemical cycles and interactions with the biosphere at increasing complexity, these make it possible to develop a mechanistic understanding of how ECEs affect biological processes, ecosystem functioning and adaptation capabilities. Limitations in the observational network, both for physical climate system parameters and even more so for long-term ecological monitoring, have hampered progress in understanding bio-physical interactions across a range of scales. New opportunities for assessing how ECEs modulate ecosystem structure and functioning arise from better scientific understanding of ECEs coupled with technological advances in observing systems and instrumentation.This article is part of the themed issue ‘Behavioural, ecological and evolutionary responses to extreme climatic events’.&quot;,&quot;container-title&quot;:&quot;Philosophical Transactions of the Royal Society B: Biological Sciences&quot;,&quot;DOI&quot;:&quot;10.1098/rstb.2016.0135&quot;,&quot;issue&quot;:&quot;1723&quot;,&quot;journalAbbreviation&quot;:&quot;Philosophical Transactions of the Royal Society B: Biological Sciences&quot;,&quot;note&quot;:&quot;publisher: Royal Society&quot;,&quot;page&quot;:&quot;20160135&quot;,&quot;source&quot;:&quot;royalsocietypublishing.org (Atypon)&quot;,&quot;title&quot;:&quot;Extreme weather and climate events with ecological relevance: a review&quot;,&quot;title-short&quot;:&quot;Extreme weather and climate events with ecological relevance&quot;,&quot;volume&quot;:&quot;372&quot;,&quot;author&quot;:[{&quot;family&quot;:&quot;Ummenhofer&quot;,&quot;given&quot;:&quot;Caroline C.&quot;},{&quot;family&quot;:&quot;Meehl&quot;,&quot;given&quot;:&quot;Gerald A.&quot;}],&quot;issued&quot;:{&quot;date-parts&quot;:[[&quot;2017&quot;,6,19]]}}}],&quot;schema&quot;:&quot;https://github.com/citation-style-language/schema/raw/master/csl-citation.json&quot;} RNDACOsORwsim"/><text:span text:style-name="T18">(Ummenhofer and Meehl 2017)</text:span><text:reference-mark-end text:name="ZOTERO_ITEM CSL_CITATION {&quot;citationID&quot;:&quot;7nLKIlHu&quot;,&quot;properties&quot;:{&quot;formattedCitation&quot;:&quot;(Ummenhofer and Meehl 2017)&quot;,&quot;plainCitation&quot;:&quot;(Ummenhofer and Meehl 2017)&quot;,&quot;noteIndex&quot;:0},&quot;citationItems&quot;:[{&quot;id&quot;:342,&quot;uris&quot;:[&quot;http://zotero.org/users/local/hlrmlGwQ/items/NZPYRL6L&quot;],&quot;uri&quot;:[&quot;http://zotero.org/users/local/hlrmlGwQ/items/NZPYRL6L&quot;],&quot;itemData&quot;:{&quot;id&quot;:342,&quot;type&quot;:&quot;article-journal&quot;,&quot;abstract&quot;:&quot;Robust evidence exists that certain extreme weather and climate events, especially daily temperature and precipitation extremes, have changed in regard to intensity and frequency over recent decades. These changes have been linked to human-induced climate change, while the degree to which climate change impacts an individual extreme climate event (ECE) is more difficult to quantify. Rapid progress in event attribution has recently been made through improved understanding of observed and simulated climate variability, methods for event attribution and advances in numerical modelling. Attribution for extreme temperature events is stronger compared with other event types, notably those related to the hydrological cycle. Recent advances in the understanding of ECEs, both in observations and their representation in state-of-the-art climate models, open new opportunities for assessing their effect on human and natural systems. Improved spatial resolution in global climate models and advances in statistical and dynamical downscaling now provide climatic information at appropriate spatial and temporal scales. Together with the continued development of Earth System Models that simulate biogeochemical cycles and interactions with the biosphere at increasing complexity, these make it possible to develop a mechanistic understanding of how ECEs affect biological processes, ecosystem functioning and adaptation capabilities. Limitations in the observational network, both for physical climate system parameters and even more so for long-term ecological monitoring, have hampered progress in understanding bio-physical interactions across a range of scales. New opportunities for assessing how ECEs modulate ecosystem structure and functioning arise from better scientific understanding of ECEs coupled with technological advances in observing systems and instrumentation.This article is part of the themed issue ‘Behavioural, ecological and evolutionary responses to extreme climatic events’.&quot;,&quot;container-title&quot;:&quot;Philosophical Transactions of the Royal Society B: Biological Sciences&quot;,&quot;DOI&quot;:&quot;10.1098/rstb.2016.0135&quot;,&quot;issue&quot;:&quot;1723&quot;,&quot;journalAbbreviation&quot;:&quot;Philosophical Transactions of the Royal Society B: Biological Sciences&quot;,&quot;note&quot;:&quot;publisher: Royal Society&quot;,&quot;page&quot;:&quot;20160135&quot;,&quot;source&quot;:&quot;royalsocietypublishing.org (Atypon)&quot;,&quot;title&quot;:&quot;Extreme weather and climate events with ecological relevance: a review&quot;,&quot;title-short&quot;:&quot;Extreme weather and climate events with ecological relevance&quot;,&quot;volume&quot;:&quot;372&quot;,&quot;author&quot;:[{&quot;family&quot;:&quot;Ummenhofer&quot;,&quot;given&quot;:&quot;Caroline C.&quot;},{&quot;family&quot;:&quot;Meehl&quot;,&quot;given&quot;:&quot;Gerald A.&quot;}],&quot;issued&quot;:{&quot;date-parts&quot;:[[&quot;2017&quot;,6,19]]}}}],&quot;schema&quot;:&quot;https://github.com/citation-style-language/schema/raw/master/csl-citation.json&quot;} RNDACOsORwsim"/><text:span text:style-name="T18">. These events will alter both the timing of reproductive development and the reliability of the environmental signals that plants use to cue flowering. It is thus of increasing importance that we understand the </text:span><text:soft-page-break/><text:span text:style-name="T18">environmental cues driving floral development and the genetics underlying flowering responses to understand the genetic potential for adaptation to novel, changing environments.</text:span></text:p>
      <text:p text:style-name="P34"><text:span text:style-name="T18"><text:tab/>Day length (or photoperiod) is one of the most predictable environmental cues, and plants sense day length to gauge diurnal and seasonal time and to initiate reproductive development. Photoperiod responses can be facultative or obligate, and these responses are typically classified into short day, long day, and day neutral types. Short day plant flowering is cued in day lengths below a critical maximum threshold, while long day plant flowering is cued in day lengths above a critical minimum threshold. In contrast, day neutral plants flower independently of a photoperiod signal. Species with wide natural distributions can segregate for multiple distinct photoperiod-related flowering responses: distinct populations of sunflower (</text:span><text:span text:style-name="T19">Helianthus annuus</text:span><text:span text:style-name="T18">) exhibit day-neutral, facultative short day, and facultative long-day responses, which vary with their environments </text:span><text:reference-mark-start text:name="ZOTERO_ITEM CSL_CITATION {&quot;citationID&quot;:&quot;dHCBHa9t&quot;,&quot;properties&quot;:{&quot;formattedCitation&quot;:&quot;(Blackman 2013; Henry, Watson, and Blackman 2014)&quot;,&quot;plainCitation&quot;:&quot;(Blackman 2013; Henry, Watson, and Blackman 2014)&quot;,&quot;noteIndex&quot;:0},&quot;citationItems&quot;:[{&quot;id&quot;:347,&quot;uris&quot;:[&quot;http://zotero.org/users/local/hlrmlGwQ/items/624G62XH&quot;],&quot;uri&quot;:[&quot;http://zotero.org/users/local/hlrmlGwQ/items/624G62XH&quot;],&quot;itemData&quot;:{&quot;id&quot;:347,&quot;type&quot;:&quot;article-journal&quot;,&quot;abstract&quot;:&quot;Changes in flowering time and its regulation by environmental signals have played crucial roles in the evolutionary origin and spread of many cultivated plants. Recent investigations into the genetics of flowering time evolution in the common sunflower, Helianthus annuus, have provided insight into the historical and mechanistic dynamics of this process. Genetic mapping studies have confirmed phenotypic observations that selection on flowering time fluctuated in direction over sunflower’s multistage history of early domestication and modern improvement. The FLOWERING LOCUS T/TERMINAL FLOWER 1 (FT/TFL1) gene family appears to have been a major contributor in these adaptive shifts. Evolutionary and functional investigations of this family in sunflower provide some of the first empirical evidence that new competitive interactions between recent gene duplications can contribute to evolutionary innovation. Notably, similar results in additional systems that validate this hypothesis are now being discovered. With a sunflower genome sequence now on its way, further research into the evolution of flowering time and its regulation by environmental signals during sunflower domestication is poised to lead to additional, equally important contributions.&quot;,&quot;container-title&quot;:&quot;Journal of Experimental Botany&quot;,&quot;DOI&quot;:&quot;10.1093/jxb/ers359&quot;,&quot;ISSN&quot;:&quot;0022-0957&quot;,&quot;issue&quot;:&quot;2&quot;,&quot;journalAbbreviation&quot;:&quot;Journal of Experimental Botany&quot;,&quot;page&quot;:&quot;421-431&quot;,&quot;source&quot;:&quot;Silverchair&quot;,&quot;title&quot;:&quot;Interacting duplications, fluctuating selection, and convergence: the complex dynamics of flowering time evolution during sunflower domestication&quot;,&quot;title-short&quot;:&quot;Interacting duplications, fluctuating selection, and convergence&quot;,&quot;volume&quot;:&quot;64&quot;,&quot;author&quot;:[{&quot;family&quot;:&quot;Blackman&quot;,&quot;given&quot;:&quot;Benjamin K.&quot;}],&quot;issued&quot;:{&quot;date-parts&quot;:[[&quot;2013&quot;,1,1]]}}},{&quot;id&quot;:345,&quot;uris&quot;:[&quot;http://zotero.org/users/local/hlrmlGwQ/items/98LEY4I5&quot;],&quot;uri&quot;:[&quot;http://zotero.org/users/local/hlrmlGwQ/items/98LEY4I5&quot;],&quot;itemData&quot;:{&quot;id&quot;:345,&quot;type&quot;:&quot;article-journal&quot;,&quot;abstract&quot;:&quot;• Premise of the study: Evolutionary changes in how flowering time responds to photoperiod cues have been instrumental in expanding the geographic range of agricultural production for many crop species. Locally adaptive natural variation in photoperiod response present in wild relatives of crop plants could be leveraged to further improve the present and future climatic ranges of cultivation or to increase region-specific yields. Previous work has demonstrated ample variability in photoperiod response among wild populations of the common sunflower, Helianthus annuus. Here, we characterize patterns of photoperiod response variation throughout the genus and examine the genetic architecture of intraspecific divergence. • Methods: The requirement of short day lengths for floral induction was characterized for a phylogenetically dispersed sample of Helianthus species. In addition, flowering time was assessed under short days and long days for a population of F3 individuals derived from crosses between day-neutral and short-day, wild H. annuus parents. • Key results: An obligate requirement for short-day induced flowering has evolved repeatedly in Helianthus, and this character was correlated with geographic ranges restricted to the southern United States. Parental flowering times under long days were recovered in high proportion in the F3 generation. • Conclusions: Together, these findings (1) reveal that substantial variation in the nature of flowering time responses to photoperiod cues has arisen during the evolution of wild sunflowers and (2) suggest these transitions may be largely characterized by simple genetic architectures. Thus, introgression of wild alleles may be a tractable means of genetically tailoring sunflower cultivars for climate-specific production.&quot;,&quot;container-title&quot;:&quot;American Journal of Botany&quot;,&quot;DOI&quot;:&quot;https://doi.org/10.3732/ajb.1400097&quot;,&quot;ISSN&quot;:&quot;1537-2197&quot;,&quot;issue&quot;:&quot;10&quot;,&quot;language&quot;:&quot;en&quot;,&quot;note&quot;:&quot;_eprint: https://bsapubs.onlinelibrary.wiley.com/doi/pdf/10.3732/ajb.1400097&quot;,&quot;page&quot;:&quot;1748-1758&quot;,&quot;source&quot;:&quot;Wiley Online Library&quot;,&quot;title&quot;:&quot;Transitions in photoperiodic flowering are common and involve few loci in wild sunflowers (Helianthus; Asteraceae)&quot;,&quot;volume&quot;:&quot;101&quot;,&quot;author&quot;:[{&quot;family&quot;:&quot;Henry&quot;,&quot;given&quot;:&quot;Lucas P.&quot;},{&quot;family&quot;:&quot;Watson&quot;,&quot;given&quot;:&quot;Ray H. B.&quot;},{&quot;family&quot;:&quot;Blackman&quot;,&quot;given&quot;:&quot;Benjamin K.&quot;}],&quot;issued&quot;:{&quot;date-parts&quot;:[[&quot;2014&quot;]]}}}],&quot;schema&quot;:&quot;https://github.com/citation-style-language/schema/raw/master/csl-citation.json&quot;} RNDbXLGsUIU0z"/><text:span text:style-name="T18">(Blackman 2013; Henry, Watson, and Blackman 2014)</text:span><text:reference-mark-end text:name="ZOTERO_ITEM CSL_CITATION {&quot;citationID&quot;:&quot;dHCBHa9t&quot;,&quot;properties&quot;:{&quot;formattedCitation&quot;:&quot;(Blackman 2013; Henry, Watson, and Blackman 2014)&quot;,&quot;plainCitation&quot;:&quot;(Blackman 2013; Henry, Watson, and Blackman 2014)&quot;,&quot;noteIndex&quot;:0},&quot;citationItems&quot;:[{&quot;id&quot;:347,&quot;uris&quot;:[&quot;http://zotero.org/users/local/hlrmlGwQ/items/624G62XH&quot;],&quot;uri&quot;:[&quot;http://zotero.org/users/local/hlrmlGwQ/items/624G62XH&quot;],&quot;itemData&quot;:{&quot;id&quot;:347,&quot;type&quot;:&quot;article-journal&quot;,&quot;abstract&quot;:&quot;Changes in flowering time and its regulation by environmental signals have played crucial roles in the evolutionary origin and spread of many cultivated plants. Recent investigations into the genetics of flowering time evolution in the common sunflower, Helianthus annuus, have provided insight into the historical and mechanistic dynamics of this process. Genetic mapping studies have confirmed phenotypic observations that selection on flowering time fluctuated in direction over sunflower’s multistage history of early domestication and modern improvement. The FLOWERING LOCUS T/TERMINAL FLOWER 1 (FT/TFL1) gene family appears to have been a major contributor in these adaptive shifts. Evolutionary and functional investigations of this family in sunflower provide some of the first empirical evidence that new competitive interactions between recent gene duplications can contribute to evolutionary innovation. Notably, similar results in additional systems that validate this hypothesis are now being discovered. With a sunflower genome sequence now on its way, further research into the evolution of flowering time and its regulation by environmental signals during sunflower domestication is poised to lead to additional, equally important contributions.&quot;,&quot;container-title&quot;:&quot;Journal of Experimental Botany&quot;,&quot;DOI&quot;:&quot;10.1093/jxb/ers359&quot;,&quot;ISSN&quot;:&quot;0022-0957&quot;,&quot;issue&quot;:&quot;2&quot;,&quot;journalAbbreviation&quot;:&quot;Journal of Experimental Botany&quot;,&quot;page&quot;:&quot;421-431&quot;,&quot;source&quot;:&quot;Silverchair&quot;,&quot;title&quot;:&quot;Interacting duplications, fluctuating selection, and convergence: the complex dynamics of flowering time evolution during sunflower domestication&quot;,&quot;title-short&quot;:&quot;Interacting duplications, fluctuating selection, and convergence&quot;,&quot;volume&quot;:&quot;64&quot;,&quot;author&quot;:[{&quot;family&quot;:&quot;Blackman&quot;,&quot;given&quot;:&quot;Benjamin K.&quot;}],&quot;issued&quot;:{&quot;date-parts&quot;:[[&quot;2013&quot;,1,1]]}}},{&quot;id&quot;:345,&quot;uris&quot;:[&quot;http://zotero.org/users/local/hlrmlGwQ/items/98LEY4I5&quot;],&quot;uri&quot;:[&quot;http://zotero.org/users/local/hlrmlGwQ/items/98LEY4I5&quot;],&quot;itemData&quot;:{&quot;id&quot;:345,&quot;type&quot;:&quot;article-journal&quot;,&quot;abstract&quot;:&quot;• Premise of the study: Evolutionary changes in how flowering time responds to photoperiod cues have been instrumental in expanding the geographic range of agricultural production for many crop species. Locally adaptive natural variation in photoperiod response present in wild relatives of crop plants could be leveraged to further improve the present and future climatic ranges of cultivation or to increase region-specific yields. Previous work has demonstrated ample variability in photoperiod response among wild populations of the common sunflower, Helianthus annuus. Here, we characterize patterns of photoperiod response variation throughout the genus and examine the genetic architecture of intraspecific divergence. • Methods: The requirement of short day lengths for floral induction was characterized for a phylogenetically dispersed sample of Helianthus species. In addition, flowering time was assessed under short days and long days for a population of F3 individuals derived from crosses between day-neutral and short-day, wild H. annuus parents. • Key results: An obligate requirement for short-day induced flowering has evolved repeatedly in Helianthus, and this character was correlated with geographic ranges restricted to the southern United States. Parental flowering times under long days were recovered in high proportion in the F3 generation. • Conclusions: Together, these findings (1) reveal that substantial variation in the nature of flowering time responses to photoperiod cues has arisen during the evolution of wild sunflowers and (2) suggest these transitions may be largely characterized by simple genetic architectures. Thus, introgression of wild alleles may be a tractable means of genetically tailoring sunflower cultivars for climate-specific production.&quot;,&quot;container-title&quot;:&quot;American Journal of Botany&quot;,&quot;DOI&quot;:&quot;https://doi.org/10.3732/ajb.1400097&quot;,&quot;ISSN&quot;:&quot;1537-2197&quot;,&quot;issue&quot;:&quot;10&quot;,&quot;language&quot;:&quot;en&quot;,&quot;note&quot;:&quot;_eprint: https://bsapubs.onlinelibrary.wiley.com/doi/pdf/10.3732/ajb.1400097&quot;,&quot;page&quot;:&quot;1748-1758&quot;,&quot;source&quot;:&quot;Wiley Online Library&quot;,&quot;title&quot;:&quot;Transitions in photoperiodic flowering are common and involve few loci in wild sunflowers (Helianthus; Asteraceae)&quot;,&quot;volume&quot;:&quot;101&quot;,&quot;author&quot;:[{&quot;family&quot;:&quot;Henry&quot;,&quot;given&quot;:&quot;Lucas P.&quot;},{&quot;family&quot;:&quot;Watson&quot;,&quot;given&quot;:&quot;Ray H. B.&quot;},{&quot;family&quot;:&quot;Blackman&quot;,&quot;given&quot;:&quot;Benjamin K.&quot;}],&quot;issued&quot;:{&quot;date-parts&quot;:[[&quot;2014&quot;]]}}}],&quot;schema&quot;:&quot;https://github.com/citation-style-language/schema/raw/master/csl-citation.json&quot;} RNDbXLGsUIU0z"/><text:span text:style-name="T18">. <text:s/>Switchgrass (</text:span><text:span text:style-name="T19">Panicum virgatum</text:span><text:span text:style-name="T18">) is considered a short-day plant with reproductive development strongly linked to day of the year. However, as part of its wide environmental adaptation across the eastern half of North America, its photoperiodicity has been predicted to differ by plant latitude of origin </text:span><text:reference-mark-start text:name="ZOTERO_ITEM CSL_CITATION {&quot;citationID&quot;:&quot;SSQ1QOwA&quot;,&quot;properties&quot;:{&quot;formattedCitation&quot;:&quot;(Parrish and Fike 2005)&quot;,&quot;plainCitation&quot;:&quot;(Parrish and Fike 2005)&quot;,&quot;noteIndex&quot;:0},&quot;citationItems&quot;:[{&quot;id&quot;:91,&quot;uris&quot;:[&quot;http://zotero.org/users/local/hlrmlGwQ/items/8AZF888L&quot;],&quot;uri&quot;:[&quot;http://zotero.org/users/local/hlrmlGwQ/items/8AZF888L&quot;],&quot;itemData&quot;:{&quot;id&quot;:91,&quot;type&quot;:&quot;article-journal&quot;,&quot;abstract&quot;:&quot;Switchgrass (Panicum virgatum L.)—a perennial, warm-season (C4) species—evolved across North America into multiple, divergent populations. The resulting natural variation within the species presents considerable morphological diversity and a wide range of adaptation. The species was adopted as a crop—initially as a forage—only in the last 50 yr. Its potential uses have recently been expanded to include biofuels. Management of switchgrass for biofuels is informed by an understanding of the plant’s biology. Successful establishment requires attention to seed dormancy and weed control as well as proper depth and date of planting. The plant’s growth rate is closely tied to temperature, but timing of reproductive development is linked to photoperiod. Accordingly, the period of vegetative growth can be extended by planting lower-latitude cultivars at higher latitudes. This strategy may provide a yield advantage, but cold tolerance can become limiting. Switchgrass is thrifty in its use of applied N; it appears able to obtain N from sources that other crops cannot tap. The N removed in harvested biomass is often greater than the amount of N applied. In areas with sufﬁcient rainfall, sustainable yields of ∼15 Mg ha−1 yr−1 may be achievable by applying ∼50 kg N ha−1 yr−1. Harvesting biomass once per season—after plants have senesced and translocated N into perennial tissues—appears to allow plants to maintain an internal N reserve. Two harvests yr−1 may increase yields in some cultivars, but a single annual harvest maximizes yields in many cases. If two harvests are taken, more N must be applied to compensate for the N removed in the midseason harvest. Taking more than two harvests yr−1 often adversely affects long-term productivity and persistence. Switchgrass has potential as a renewable fuel source, but such use will likely require large infrastructural changes; and, even at maximum output, such systems could not provide the energy currently being derived from fossil fuels.&quot;,&quot;container-title&quot;:&quot;Critical Reviews in Plant Sciences&quot;,&quot;DOI&quot;:&quot;10.1080/07352680500316433&quot;,&quot;ISSN&quot;:&quot;0735-2689, 1549-7836&quot;,&quot;issue&quot;:&quot;5-6&quot;,&quot;journalAbbreviation&quot;:&quot;Critical Reviews in Plant Sciences&quot;,&quot;language&quot;:&quot;en&quot;,&quot;page&quot;:&quot;423-459&quot;,&quot;source&quot;:&quot;DOI.org (Crossref)&quot;,&quot;title&quot;:&quot;The Biology and Agronomy of Switchgrass for Biofuels&quot;,&quot;volume&quot;:&quot;24&quot;,&quot;author&quot;:[{&quot;family&quot;:&quot;Parrish&quot;,&quot;given&quot;:&quot;David J.&quot;},{&quot;family&quot;:&quot;Fike&quot;,&quot;given&quot;:&quot;John H.&quot;}],&quot;issued&quot;:{&quot;date-parts&quot;:[[&quot;2005&quot;,9]]}}}],&quot;schema&quot;:&quot;https://github.com/citation-style-language/schema/raw/master/csl-citation.json&quot;} RNDY9ojQP0Ye3"/><text:span text:style-name="T18">(Parrish and Fike 2005).</text:span><text:reference-mark-end text:name="ZOTERO_ITEM CSL_CITATION {&quot;citationID&quot;:&quot;SSQ1QOwA&quot;,&quot;properties&quot;:{&quot;formattedCitation&quot;:&quot;(Parrish and Fike 2005)&quot;,&quot;plainCitation&quot;:&quot;(Parrish and Fike 2005)&quot;,&quot;noteIndex&quot;:0},&quot;citationItems&quot;:[{&quot;id&quot;:91,&quot;uris&quot;:[&quot;http://zotero.org/users/local/hlrmlGwQ/items/8AZF888L&quot;],&quot;uri&quot;:[&quot;http://zotero.org/users/local/hlrmlGwQ/items/8AZF888L&quot;],&quot;itemData&quot;:{&quot;id&quot;:91,&quot;type&quot;:&quot;article-journal&quot;,&quot;abstract&quot;:&quot;Switchgrass (Panicum virgatum L.)—a perennial, warm-season (C4) species—evolved across North America into multiple, divergent populations. The resulting natural variation within the species presents considerable morphological diversity and a wide range of adaptation. The species was adopted as a crop—initially as a forage—only in the last 50 yr. Its potential uses have recently been expanded to include biofuels. Management of switchgrass for biofuels is informed by an understanding of the plant’s biology. Successful establishment requires attention to seed dormancy and weed control as well as proper depth and date of planting. The plant’s growth rate is closely tied to temperature, but timing of reproductive development is linked to photoperiod. Accordingly, the period of vegetative growth can be extended by planting lower-latitude cultivars at higher latitudes. This strategy may provide a yield advantage, but cold tolerance can become limiting. Switchgrass is thrifty in its use of applied N; it appears able to obtain N from sources that other crops cannot tap. The N removed in harvested biomass is often greater than the amount of N applied. In areas with sufﬁcient rainfall, sustainable yields of ∼15 Mg ha−1 yr−1 may be achievable by applying ∼50 kg N ha−1 yr−1. Harvesting biomass once per season—after plants have senesced and translocated N into perennial tissues—appears to allow plants to maintain an internal N reserve. Two harvests yr−1 may increase yields in some cultivars, but a single annual harvest maximizes yields in many cases. If two harvests are taken, more N must be applied to compensate for the N removed in the midseason harvest. Taking more than two harvests yr−1 often adversely affects long-term productivity and persistence. Switchgrass has potential as a renewable fuel source, but such use will likely require large infrastructural changes; and, even at maximum output, such systems could not provide the energy currently being derived from fossil fuels.&quot;,&quot;container-title&quot;:&quot;Critical Reviews in Plant Sciences&quot;,&quot;DOI&quot;:&quot;10.1080/07352680500316433&quot;,&quot;ISSN&quot;:&quot;0735-2689, 1549-7836&quot;,&quot;issue&quot;:&quot;5-6&quot;,&quot;journalAbbreviation&quot;:&quot;Critical Reviews in Plant Sciences&quot;,&quot;language&quot;:&quot;en&quot;,&quot;page&quot;:&quot;423-459&quot;,&quot;source&quot;:&quot;DOI.org (Crossref)&quot;,&quot;title&quot;:&quot;The Biology and Agronomy of Switchgrass for Biofuels&quot;,&quot;volume&quot;:&quot;24&quot;,&quot;author&quot;:[{&quot;family&quot;:&quot;Parrish&quot;,&quot;given&quot;:&quot;David J.&quot;},{&quot;family&quot;:&quot;Fike&quot;,&quot;given&quot;:&quot;John H.&quot;}],&quot;issued&quot;:{&quot;date-parts&quot;:[[&quot;2005&quot;,9]]}}}],&quot;schema&quot;:&quot;https://github.com/citation-style-language/schema/raw/master/csl-citation.json&quot;} RNDY9ojQP0Ye3"/></text:p>
      <text:p text:style-name="P34"><text:span text:style-name="T18"><text:tab/></text:span><text:bookmark-start text:name="_Hlk55216958"/><text:span text:style-name="T18">Phenologically distinct genetic responses in different environments – genotype by environment interactions, or GxE – are key outputs of selection driving adaptation to local environments. </text:span><text:bookmark-end text:name="_Hlk55216958"/><text:span text:style-name="T18">Methodology commonly employed to study natural variation in GxE includes genetic studies using common gardens, reciprocal transplant experiments between contrasting environments, and/or environmental manipulations. These methods have been used in wild species to uncover widely varying genetic responsiveness to photoperiod-cued flowering </text:span><text:reference-mark-start text:name="ZOTERO_ITEM CSL_CITATION {&quot;citationID&quot;:&quot;ZGfK3V91&quot;,&quot;properties&quot;:{&quot;formattedCitation&quot;:&quot;(Brachi et al. 2010; Henry, Watson, and Blackman 2014; Blackman 2013; \\uc0\\u197{}gren et al. 2017; Dittmar et al. 2014)&quot;,&quot;plainCitation&quot;:&quot;(Brachi et al. 2010; Henry, Watson, and Blackman 2014; Blackman 2013; Ågren et al. 2017; Dittmar et al. 2014)&quot;,&quot;noteIndex&quot;:0},&quot;citationItems&quot;:[{&quot;id&quot;:33,&quot;uris&quot;:[&quot;http://zotero.org/users/local/hlrmlGwQ/items/NGQLAXU8&quot;],&quot;uri&quot;:[&quot;http://zotero.org/users/local/hlrmlGwQ/items/NGQLAXU8&quot;],&quot;itemData&quot;:{&quot;id&quot;:33,&quot;type&quot;:&quot;article-journal&quot;,&quot;abstract&quot;:&quot;Flowering time is a key life-history trait in the plant life cycle. Most studies to unravel the genetics of flowering time in Arabidopsis thaliana have been performed under greenhouse conditions. Here, we describe a study about the genetics of flowering time that differs from previous studies in two important ways: first, we measure flowering time in a more complex and ecologically realistic environment; and, second, we combine the advantages of genome-wide association (GWA) and traditional linkage (QTL) mapping. Our experiments involved phenotyping nearly 20,000 plants over 2 winters under field conditions, including 184 worldwide natural accessions genotyped for 216,509 SNPs and 4,366 RILs derived from 13 independent crosses chosen to maximize genetic and phenotypic diversity. Based on a photothermal time model, the flowering time variation scored in our field experiment was poorly correlated with the flowering time variation previously obtained under greenhouse conditions, reinforcing previous demonstrations of the importance of genotype by environment interactions in A. thaliana and the need to study adaptive variation under natural conditions. The use of 4,366 RILs provides great power for dissecting the genetic architecture of flowering time in A. thaliana under our specific field conditions. We describe more than 60 additive QTLs, all with relatively small to medium effects and organized in 5 major clusters. We show that QTL mapping increases our power to distinguish true from false associations in GWA mapping. QTL mapping also permits the identification of false negatives, that is, causative SNPs that are lost when applying GWA methods that control for population structure. Major genes underpinning flowering time in the greenhouse were not associated with flowering time in this study. Instead, we found a prevalence of genes involved in the regulation of the plant circadian clock. Furthermore, we identified new genomic regions lacking obvious candidate genes.&quot;,&quot;container-title&quot;:&quot;PLoS Genetics&quot;,&quot;DOI&quot;:&quot;10.1371/journal.pgen.1000940&quot;,&quot;ISSN&quot;:&quot;1553-7404&quot;,&quot;issue&quot;:&quot;5&quot;,&quot;journalAbbreviation&quot;:&quot;PLoS Genet&quot;,&quot;language&quot;:&quot;en&quot;,&quot;page&quot;:&quot;e1000940&quot;,&quot;source&quot;:&quot;DOI.org (Crossref)&quot;,&quot;title&quot;:&quot;Linkage and Association Mapping of Arabidopsis thaliana Flowering Time in Nature&quot;,&quot;volume&quot;:&quot;6&quot;,&quot;author&quot;:[{&quot;family&quot;:&quot;Brachi&quot;,&quot;given&quot;:&quot;Benjamin&quot;},{&quot;family&quot;:&quot;Faure&quot;,&quot;given&quot;:&quot;Nathalie&quot;},{&quot;family&quot;:&quot;Horton&quot;,&quot;given&quot;:&quot;Matt&quot;},{&quot;family&quot;:&quot;Flahauw&quot;,&quot;given&quot;:&quot;Emilie&quot;},{&quot;family&quot;:&quot;Vazquez&quot;,&quot;given&quot;:&quot;Adeline&quot;},{&quot;family&quot;:&quot;Nordborg&quot;,&quot;given&quot;:&quot;Magnus&quot;},{&quot;family&quot;:&quot;Bergelson&quot;,&quot;given&quot;:&quot;Joy&quot;},{&quot;family&quot;:&quot;Cuguen&quot;,&quot;given&quot;:&quot;Joel&quot;},{&quot;family&quot;:&quot;Roux&quot;,&quot;given&quot;:&quot;Fabrice&quot;}],&quot;editor&quot;:[{&quot;family&quot;:&quot;Mackay&quot;,&quot;given&quot;:&quot;Trudy F. C.&quot;}],&quot;issued&quot;:{&quot;date-parts&quot;:[[&quot;2010&quot;,5,6]]}}},{&quot;id&quot;:345,&quot;uris&quot;:[&quot;http://zotero.org/users/local/hlrmlGwQ/items/98LEY4I5&quot;],&quot;uri&quot;:[&quot;http://zotero.org/users/local/hlrmlGwQ/items/98LEY4I5&quot;],&quot;itemData&quot;:{&quot;id&quot;:345,&quot;type&quot;:&quot;article-journal&quot;,&quot;abstract&quot;:&quot;• Premise of the study: Evolutionary changes in how flowering time responds to photoperiod cues have been instrumental in expanding the geographic range of agricultural production for many crop species. Locally adaptive natural variation in photoperiod response present in wild relatives of crop plants could be leveraged to further improve the present and future climatic ranges of cultivation or to increase region-specific yields. Previous work has demonstrated ample variability in photoperiod response among wild populations of the common sunflower, Helianthus annuus. Here, we characterize patterns of photoperiod response variation throughout the genus and examine the genetic architecture of intraspecific divergence. • Methods: The requirement of short day lengths for floral induction was characterized for a phylogenetically dispersed sample of Helianthus species. In addition, flowering time was assessed under short days and long days for a population of F3 individuals derived from crosses between day-neutral and short-day, wild H. annuus parents. • Key results: An obligate requirement for short-day induced flowering has evolved repeatedly in Helianthus, and this character was correlated with geographic ranges restricted to the southern United States. Parental flowering times under long days were recovered in high proportion in the F3 generation. • Conclusions: Together, these findings (1) reveal that substantial variation in the nature of flowering time responses to photoperiod cues has arisen during the evolution of wild sunflowers and (2) suggest these transitions may be largely characterized by simple genetic architectures. Thus, introgression of wild alleles may be a tractable means of genetically tailoring sunflower cultivars for climate-specific production.&quot;,&quot;container-title&quot;:&quot;American Journal of Botany&quot;,&quot;DOI&quot;:&quot;https://doi.org/10.3732/ajb.1400097&quot;,&quot;ISSN&quot;:&quot;1537-2197&quot;,&quot;issue&quot;:&quot;10&quot;,&quot;language&quot;:&quot;en&quot;,&quot;note&quot;:&quot;_eprint: https://bsapubs.onlinelibrary.wiley.com/doi/pdf/10.3732/ajb.1400097&quot;,&quot;page&quot;:&quot;1748-1758&quot;,&quot;source&quot;:&quot;Wiley Online Library&quot;,&quot;title&quot;:&quot;Transitions in photoperiodic flowering are common and involve few loci in wild sunflowers (Helianthus; Asteraceae)&quot;,&quot;volume&quot;:&quot;101&quot;,&quot;author&quot;:[{&quot;family&quot;:&quot;Henry&quot;,&quot;given&quot;:&quot;Lucas P.&quot;},{&quot;family&quot;:&quot;Watson&quot;,&quot;given&quot;:&quot;Ray H. B.&quot;},{&quot;family&quot;:&quot;Blackman&quot;,&quot;given&quot;:&quot;Benjamin K.&quot;}],&quot;issued&quot;:{&quot;date-parts&quot;:[[&quot;2014&quot;]]}}},{&quot;id&quot;:347,&quot;uris&quot;:[&quot;http://zotero.org/users/local/hlrmlGwQ/items/624G62XH&quot;],&quot;uri&quot;:[&quot;http://zotero.org/users/local/hlrmlGwQ/items/624G62XH&quot;],&quot;itemData&quot;:{&quot;id&quot;:347,&quot;type&quot;:&quot;article-journal&quot;,&quot;abstract&quot;:&quot;Changes in flowering time and its regulation by environmental signals have played crucial roles in the evolutionary origin and spread of many cultivated plants. Recent investigations into the genetics of flowering time evolution in the common sunflower, Helianthus annuus, have provided insight into the historical and mechanistic dynamics of this process. Genetic mapping studies have confirmed phenotypic observations that selection on flowering time fluctuated in direction over sunflower’s multistage history of early domestication and modern improvement. The FLOWERING LOCUS T/TERMINAL FLOWER 1 (FT/TFL1) gene family appears to have been a major contributor in these adaptive shifts. Evolutionary and functional investigations of this family in sunflower provide some of the first empirical evidence that new competitive interactions between recent gene duplications can contribute to evolutionary innovation. Notably, similar results in additional systems that validate this hypothesis are now being discovered. With a sunflower genome sequence now on its way, further research into the evolution of flowering time and its regulation by environmental signals during sunflower domestication is poised to lead to additional, equally important contributions.&quot;,&quot;container-title&quot;:&quot;Journal of Experimental Botany&quot;,&quot;DOI&quot;:&quot;10.1093/jxb/ers359&quot;,&quot;ISSN&quot;:&quot;0022-0957&quot;,&quot;issue&quot;:&quot;2&quot;,&quot;journalAbbreviation&quot;:&quot;Journal of Experimental Botany&quot;,&quot;page&quot;:&quot;421-431&quot;,&quot;source&quot;:&quot;Silverchair&quot;,&quot;title&quot;:&quot;Interacting duplications, fluctuating selection, and convergence: the complex dynamics of flowering time evolution during sunflower domestication&quot;,&quot;title-short&quot;:&quot;Interacting duplications, fluctuating selection, and convergence&quot;,&quot;volume&quot;:&quot;64&quot;,&quot;author&quot;:[{&quot;family&quot;:&quot;Blackman&quot;,&quot;given&quot;:&quot;Benjamin K.&quot;}],&quot;issued&quot;:{&quot;date-parts&quot;:[[&quot;2013&quot;,1,1]]}}},{&quot;id&quot;:352,&quot;uris&quot;:[&quot;http://zotero.org/users/local/hlrmlGwQ/items/H2LKGHC4&quot;],&quot;uri&quot;:[&quot;http://zotero.org/users/local/hlrmlGwQ/items/H2LKGHC4&quot;],&quot;itemData&quot;:{&quot;id&quot;:352,&quot;type&quot;:&quot;article-journal&quot;,&quot;abstract&quot;:&quot;To identify the ecological and genetic mechanisms of local adaptation requires estimating selection on traits, identifying their genetic basis, and evaluating whether divergence in adaptive traits is due to conditional neutrality or genetic trade-offs. To this end, we conducted field experiments for three years using recombinant inbred lines (RILs) derived from two ecotypes of Arabidopsis thaliana (Italy, Sweden), and at each parental site examined selection on flowering time and mapped quantitative trait loci (QTL). There was strong selection for early flowering in Italy, but weak selection in Sweden. Eleven distinct flowering time QTL were detected, and for each the Italian genotype caused earlier flowering. Twenty-seven candidate genes were identified, two of which (FLC and VIN3) appear under major flowering time QTL in Italy. Seven of eight QTL in Italy with narrow credible intervals colocalized with previously reported fitness QTL, in comparison to three of four in Sweden. The results demonstrate that the magnitude of selection on flowering time differs strikingly between our study populations, that the genetic basis of flowering time variation is multigenic with some QTL of large effect, and suggest that divergence in flowering time between ecotypes is due mainly to conditional neutrality.&quot;,&quot;container-title&quot;:&quot;Evolution&quot;,&quot;DOI&quot;:&quot;https://doi.org/10.1111/evo.13126&quot;,&quot;ISSN&quot;:&quot;1558-5646&quot;,&quot;issue&quot;:&quot;3&quot;,&quot;language&quot;:&quot;en&quot;,&quot;note&quot;:&quot;_eprint: https://onlinelibrary.wiley.com/doi/pdf/10.1111/evo.13126&quot;,&quot;page&quot;:&quot;550-564&quot;,&quot;source&quot;:&quot;Wiley Online Library&quot;,&quot;title&quot;:&quot;Adaptive divergence in flowering time among natural populations of Arabidopsis thaliana: Estimates of selection and QTL mapping&quot;,&quot;title-short&quot;:&quot;Adaptive divergence in flowering time among natural populations of Arabidopsis thaliana&quot;,&quot;volume&quot;:&quot;71&quot;,&quot;author&quot;:[{&quot;family&quot;:&quot;Ågren&quot;,&quot;given&quot;:&quot;Jon&quot;},{&quot;family&quot;:&quot;Oakley&quot;,&quot;given&quot;:&quot;Christopher G.&quot;},{&quot;family&quot;:&quot;Lundemo&quot;,&quot;given&quot;:&quot;Sverre&quot;},{&quot;family&quot;:&quot;Schemske&quot;,&quot;given&quot;:&quot;Douglas W.&quot;}],&quot;issued&quot;:{&quot;date-parts&quot;:[[&quot;2017&quot;]]}}},{&quot;id&quot;:355,&quot;uris&quot;:[&quot;http://zotero.org/users/local/hlrmlGwQ/items/GEYYLKN4&quot;],&quot;uri&quot;:[&quot;http://zotero.org/users/local/hlrmlGwQ/items/GEYYLKN4&quot;],&quot;itemData&quot;:{&quot;id&quot;:355,&quot;type&quot;:&quot;article-journal&quot;,&quot;abstract&quot;:&quot;The genetic basis of phenotypic traits is of great interest to evolutionary biologists, but their contribution to adaptation in nature is often unknown. To determine the genetic architecture of flowering time in ecologically relevant conditions, we used a recombinant inbred line population created from two locally adapted populations of Arabidopsis thaliana from Sweden and Italy. Using these RILs, we identified flowering time QTL in growth chambers that mimicked the natural temperature and photoperiod variation across the growing season in each native environment. We also compared the genomic locations of flowering time QTL to those of fitness (total fruit number) QTL from a previous three-year field study. Ten total flowering time QTL were found, and in all cases, the Italy genotype caused early flowering regardless of the conditions. Two QTL were consistent across chamber environments, and these had the largest effects on flowering time. Five of the fitness QTL colocalized with flowering time QTL found in the Italy conditions, and in each case, the local genotype was favoured. In contrast, just two flowering time QTL found in the Sweden conditions colocalized with fitness QTL and in only one case was the local genotype favoured. This implies that flowering time may be more important for adaptation in Italy than Sweden. Two candidate genes (FLC and VIN3) underlying the major flowering time QTL found in the current study are implicated in local adaptation.&quot;,&quot;container-title&quot;:&quot;Molecular Ecology&quot;,&quot;DOI&quot;:&quot;https://doi.org/10.1111/mec.12857&quot;,&quot;ISSN&quot;:&quot;1365-294X&quot;,&quot;issue&quot;:&quot;17&quot;,&quot;language&quot;:&quot;en&quot;,&quot;note&quot;:&quot;_eprint: https://onlinelibrary.wiley.com/doi/pdf/10.1111/mec.12857&quot;,&quot;page&quot;:&quot;4291-4303&quot;,&quot;source&quot;:&quot;Wiley Online Library&quot;,&quot;title&quot;:&quot;Flowering time QTL in natural populations of Arabidopsis thaliana and implications for their adaptive value&quot;,&quot;volume&quot;:&quot;23&quot;,&quot;author&quot;:[{&quot;family&quot;:&quot;Dittmar&quot;,&quot;given&quot;:&quot;Emily L.&quot;},{&quot;family&quot;:&quot;Oakley&quot;,&quot;given&quot;:&quot;Christopher G.&quot;},{&quot;family&quot;:&quot;Ågren&quot;,&quot;given&quot;:&quot;Jon&quot;},{&quot;family&quot;:&quot;Schemske&quot;,&quot;given&quot;:&quot;Douglas W.&quot;}],&quot;issued&quot;:{&quot;date-parts&quot;:[[&quot;2014&quot;]]}}}],&quot;schema&quot;:&quot;https://github.com/citation-style-language/schema/raw/master/csl-citation.json&quot;} RNDc1VY7rYs53"/><text:span text:style-name="T38">(Brachi et al. 2010; Henry, Watson, and Blackman 2014; Blackman 2013; </text:span><text:span text:style-name="T39">Ågren et al. 2017; Dittmar et al. 2014)</text:span><text:reference-mark-end text:name="ZOTERO_ITEM CSL_CITATION {&quot;citationID&quot;:&quot;ZGfK3V91&quot;,&quot;properties&quot;:{&quot;formattedCitation&quot;:&quot;(Brachi et al. 2010; Henry, Watson, and Blackman 2014; Blackman 2013; \\uc0\\u197{}gren et al. 2017; Dittmar et al. 2014)&quot;,&quot;plainCitation&quot;:&quot;(Brachi et al. 2010; Henry, Watson, and Blackman 2014; Blackman 2013; Ågren et al. 2017; Dittmar et al. 2014)&quot;,&quot;noteIndex&quot;:0},&quot;citationItems&quot;:[{&quot;id&quot;:33,&quot;uris&quot;:[&quot;http://zotero.org/users/local/hlrmlGwQ/items/NGQLAXU8&quot;],&quot;uri&quot;:[&quot;http://zotero.org/users/local/hlrmlGwQ/items/NGQLAXU8&quot;],&quot;itemData&quot;:{&quot;id&quot;:33,&quot;type&quot;:&quot;article-journal&quot;,&quot;abstract&quot;:&quot;Flowering time is a key life-history trait in the plant life cycle. Most studies to unravel the genetics of flowering time in Arabidopsis thaliana have been performed under greenhouse conditions. Here, we describe a study about the genetics of flowering time that differs from previous studies in two important ways: first, we measure flowering time in a more complex and ecologically realistic environment; and, second, we combine the advantages of genome-wide association (GWA) and traditional linkage (QTL) mapping. Our experiments involved phenotyping nearly 20,000 plants over 2 winters under field conditions, including 184 worldwide natural accessions genotyped for 216,509 SNPs and 4,366 RILs derived from 13 independent crosses chosen to maximize genetic and phenotypic diversity. Based on a photothermal time model, the flowering time variation scored in our field experiment was poorly correlated with the flowering time variation previously obtained under greenhouse conditions, reinforcing previous demonstrations of the importance of genotype by environment interactions in A. thaliana and the need to study adaptive variation under natural conditions. The use of 4,366 RILs provides great power for dissecting the genetic architecture of flowering time in A. thaliana under our specific field conditions. We describe more than 60 additive QTLs, all with relatively small to medium effects and organized in 5 major clusters. We show that QTL mapping increases our power to distinguish true from false associations in GWA mapping. QTL mapping also permits the identification of false negatives, that is, causative SNPs that are lost when applying GWA methods that control for population structure. Major genes underpinning flowering time in the greenhouse were not associated with flowering time in this study. Instead, we found a prevalence of genes involved in the regulation of the plant circadian clock. Furthermore, we identified new genomic regions lacking obvious candidate genes.&quot;,&quot;container-title&quot;:&quot;PLoS Genetics&quot;,&quot;DOI&quot;:&quot;10.1371/journal.pgen.1000940&quot;,&quot;ISSN&quot;:&quot;1553-7404&quot;,&quot;issue&quot;:&quot;5&quot;,&quot;journalAbbreviation&quot;:&quot;PLoS Genet&quot;,&quot;language&quot;:&quot;en&quot;,&quot;page&quot;:&quot;e1000940&quot;,&quot;source&quot;:&quot;DOI.org (Crossref)&quot;,&quot;title&quot;:&quot;Linkage and Association Mapping of Arabidopsis thaliana Flowering Time in Nature&quot;,&quot;volume&quot;:&quot;6&quot;,&quot;author&quot;:[{&quot;family&quot;:&quot;Brachi&quot;,&quot;given&quot;:&quot;Benjamin&quot;},{&quot;family&quot;:&quot;Faure&quot;,&quot;given&quot;:&quot;Nathalie&quot;},{&quot;family&quot;:&quot;Horton&quot;,&quot;given&quot;:&quot;Matt&quot;},{&quot;family&quot;:&quot;Flahauw&quot;,&quot;given&quot;:&quot;Emilie&quot;},{&quot;family&quot;:&quot;Vazquez&quot;,&quot;given&quot;:&quot;Adeline&quot;},{&quot;family&quot;:&quot;Nordborg&quot;,&quot;given&quot;:&quot;Magnus&quot;},{&quot;family&quot;:&quot;Bergelson&quot;,&quot;given&quot;:&quot;Joy&quot;},{&quot;family&quot;:&quot;Cuguen&quot;,&quot;given&quot;:&quot;Joel&quot;},{&quot;family&quot;:&quot;Roux&quot;,&quot;given&quot;:&quot;Fabrice&quot;}],&quot;editor&quot;:[{&quot;family&quot;:&quot;Mackay&quot;,&quot;given&quot;:&quot;Trudy F. C.&quot;}],&quot;issued&quot;:{&quot;date-parts&quot;:[[&quot;2010&quot;,5,6]]}}},{&quot;id&quot;:345,&quot;uris&quot;:[&quot;http://zotero.org/users/local/hlrmlGwQ/items/98LEY4I5&quot;],&quot;uri&quot;:[&quot;http://zotero.org/users/local/hlrmlGwQ/items/98LEY4I5&quot;],&quot;itemData&quot;:{&quot;id&quot;:345,&quot;type&quot;:&quot;article-journal&quot;,&quot;abstract&quot;:&quot;• Premise of the study: Evolutionary changes in how flowering time responds to photoperiod cues have been instrumental in expanding the geographic range of agricultural production for many crop species. Locally adaptive natural variation in photoperiod response present in wild relatives of crop plants could be leveraged to further improve the present and future climatic ranges of cultivation or to increase region-specific yields. Previous work has demonstrated ample variability in photoperiod response among wild populations of the common sunflower, Helianthus annuus. Here, we characterize patterns of photoperiod response variation throughout the genus and examine the genetic architecture of intraspecific divergence. • Methods: The requirement of short day lengths for floral induction was characterized for a phylogenetically dispersed sample of Helianthus species. In addition, flowering time was assessed under short days and long days for a population of F3 individuals derived from crosses between day-neutral and short-day, wild H. annuus parents. • Key results: An obligate requirement for short-day induced flowering has evolved repeatedly in Helianthus, and this character was correlated with geographic ranges restricted to the southern United States. Parental flowering times under long days were recovered in high proportion in the F3 generation. • Conclusions: Together, these findings (1) reveal that substantial variation in the nature of flowering time responses to photoperiod cues has arisen during the evolution of wild sunflowers and (2) suggest these transitions may be largely characterized by simple genetic architectures. Thus, introgression of wild alleles may be a tractable means of genetically tailoring sunflower cultivars for climate-specific production.&quot;,&quot;container-title&quot;:&quot;American Journal of Botany&quot;,&quot;DOI&quot;:&quot;https://doi.org/10.3732/ajb.1400097&quot;,&quot;ISSN&quot;:&quot;1537-2197&quot;,&quot;issue&quot;:&quot;10&quot;,&quot;language&quot;:&quot;en&quot;,&quot;note&quot;:&quot;_eprint: https://bsapubs.onlinelibrary.wiley.com/doi/pdf/10.3732/ajb.1400097&quot;,&quot;page&quot;:&quot;1748-1758&quot;,&quot;source&quot;:&quot;Wiley Online Library&quot;,&quot;title&quot;:&quot;Transitions in photoperiodic flowering are common and involve few loci in wild sunflowers (Helianthus; Asteraceae)&quot;,&quot;volume&quot;:&quot;101&quot;,&quot;author&quot;:[{&quot;family&quot;:&quot;Henry&quot;,&quot;given&quot;:&quot;Lucas P.&quot;},{&quot;family&quot;:&quot;Watson&quot;,&quot;given&quot;:&quot;Ray H. B.&quot;},{&quot;family&quot;:&quot;Blackman&quot;,&quot;given&quot;:&quot;Benjamin K.&quot;}],&quot;issued&quot;:{&quot;date-parts&quot;:[[&quot;2014&quot;]]}}},{&quot;id&quot;:347,&quot;uris&quot;:[&quot;http://zotero.org/users/local/hlrmlGwQ/items/624G62XH&quot;],&quot;uri&quot;:[&quot;http://zotero.org/users/local/hlrmlGwQ/items/624G62XH&quot;],&quot;itemData&quot;:{&quot;id&quot;:347,&quot;type&quot;:&quot;article-journal&quot;,&quot;abstract&quot;:&quot;Changes in flowering time and its regulation by environmental signals have played crucial roles in the evolutionary origin and spread of many cultivated plants. Recent investigations into the genetics of flowering time evolution in the common sunflower, Helianthus annuus, have provided insight into the historical and mechanistic dynamics of this process. Genetic mapping studies have confirmed phenotypic observations that selection on flowering time fluctuated in direction over sunflower’s multistage history of early domestication and modern improvement. The FLOWERING LOCUS T/TERMINAL FLOWER 1 (FT/TFL1) gene family appears to have been a major contributor in these adaptive shifts. Evolutionary and functional investigations of this family in sunflower provide some of the first empirical evidence that new competitive interactions between recent gene duplications can contribute to evolutionary innovation. Notably, similar results in additional systems that validate this hypothesis are now being discovered. With a sunflower genome sequence now on its way, further research into the evolution of flowering time and its regulation by environmental signals during sunflower domestication is poised to lead to additional, equally important contributions.&quot;,&quot;container-title&quot;:&quot;Journal of Experimental Botany&quot;,&quot;DOI&quot;:&quot;10.1093/jxb/ers359&quot;,&quot;ISSN&quot;:&quot;0022-0957&quot;,&quot;issue&quot;:&quot;2&quot;,&quot;journalAbbreviation&quot;:&quot;Journal of Experimental Botany&quot;,&quot;page&quot;:&quot;421-431&quot;,&quot;source&quot;:&quot;Silverchair&quot;,&quot;title&quot;:&quot;Interacting duplications, fluctuating selection, and convergence: the complex dynamics of flowering time evolution during sunflower domestication&quot;,&quot;title-short&quot;:&quot;Interacting duplications, fluctuating selection, and convergence&quot;,&quot;volume&quot;:&quot;64&quot;,&quot;author&quot;:[{&quot;family&quot;:&quot;Blackman&quot;,&quot;given&quot;:&quot;Benjamin K.&quot;}],&quot;issued&quot;:{&quot;date-parts&quot;:[[&quot;2013&quot;,1,1]]}}},{&quot;id&quot;:352,&quot;uris&quot;:[&quot;http://zotero.org/users/local/hlrmlGwQ/items/H2LKGHC4&quot;],&quot;uri&quot;:[&quot;http://zotero.org/users/local/hlrmlGwQ/items/H2LKGHC4&quot;],&quot;itemData&quot;:{&quot;id&quot;:352,&quot;type&quot;:&quot;article-journal&quot;,&quot;abstract&quot;:&quot;To identify the ecological and genetic mechanisms of local adaptation requires estimating selection on traits, identifying their genetic basis, and evaluating whether divergence in adaptive traits is due to conditional neutrality or genetic trade-offs. To this end, we conducted field experiments for three years using recombinant inbred lines (RILs) derived from two ecotypes of Arabidopsis thaliana (Italy, Sweden), and at each parental site examined selection on flowering time and mapped quantitative trait loci (QTL). There was strong selection for early flowering in Italy, but weak selection in Sweden. Eleven distinct flowering time QTL were detected, and for each the Italian genotype caused earlier flowering. Twenty-seven candidate genes were identified, two of which (FLC and VIN3) appear under major flowering time QTL in Italy. Seven of eight QTL in Italy with narrow credible intervals colocalized with previously reported fitness QTL, in comparison to three of four in Sweden. The results demonstrate that the magnitude of selection on flowering time differs strikingly between our study populations, that the genetic basis of flowering time variation is multigenic with some QTL of large effect, and suggest that divergence in flowering time between ecotypes is due mainly to conditional neutrality.&quot;,&quot;container-title&quot;:&quot;Evolution&quot;,&quot;DOI&quot;:&quot;https://doi.org/10.1111/evo.13126&quot;,&quot;ISSN&quot;:&quot;1558-5646&quot;,&quot;issue&quot;:&quot;3&quot;,&quot;language&quot;:&quot;en&quot;,&quot;note&quot;:&quot;_eprint: https://onlinelibrary.wiley.com/doi/pdf/10.1111/evo.13126&quot;,&quot;page&quot;:&quot;550-564&quot;,&quot;source&quot;:&quot;Wiley Online Library&quot;,&quot;title&quot;:&quot;Adaptive divergence in flowering time among natural populations of Arabidopsis thaliana: Estimates of selection and QTL mapping&quot;,&quot;title-short&quot;:&quot;Adaptive divergence in flowering time among natural populations of Arabidopsis thaliana&quot;,&quot;volume&quot;:&quot;71&quot;,&quot;author&quot;:[{&quot;family&quot;:&quot;Ågren&quot;,&quot;given&quot;:&quot;Jon&quot;},{&quot;family&quot;:&quot;Oakley&quot;,&quot;given&quot;:&quot;Christopher G.&quot;},{&quot;family&quot;:&quot;Lundemo&quot;,&quot;given&quot;:&quot;Sverre&quot;},{&quot;family&quot;:&quot;Schemske&quot;,&quot;given&quot;:&quot;Douglas W.&quot;}],&quot;issued&quot;:{&quot;date-parts&quot;:[[&quot;2017&quot;]]}}},{&quot;id&quot;:355,&quot;uris&quot;:[&quot;http://zotero.org/users/local/hlrmlGwQ/items/GEYYLKN4&quot;],&quot;uri&quot;:[&quot;http://zotero.org/users/local/hlrmlGwQ/items/GEYYLKN4&quot;],&quot;itemData&quot;:{&quot;id&quot;:355,&quot;type&quot;:&quot;article-journal&quot;,&quot;abstract&quot;:&quot;The genetic basis of phenotypic traits is of great interest to evolutionary biologists, but their contribution to adaptation in nature is often unknown. To determine the genetic architecture of flowering time in ecologically relevant conditions, we used a recombinant inbred line population created from two locally adapted populations of Arabidopsis thaliana from Sweden and Italy. Using these RILs, we identified flowering time QTL in growth chambers that mimicked the natural temperature and photoperiod variation across the growing season in each native environment. We also compared the genomic locations of flowering time QTL to those of fitness (total fruit number) QTL from a previous three-year field study. Ten total flowering time QTL were found, and in all cases, the Italy genotype caused early flowering regardless of the conditions. Two QTL were consistent across chamber environments, and these had the largest effects on flowering time. Five of the fitness QTL colocalized with flowering time QTL found in the Italy conditions, and in each case, the local genotype was favoured. In contrast, just two flowering time QTL found in the Sweden conditions colocalized with fitness QTL and in only one case was the local genotype favoured. This implies that flowering time may be more important for adaptation in Italy than Sweden. Two candidate genes (FLC and VIN3) underlying the major flowering time QTL found in the current study are implicated in local adaptation.&quot;,&quot;container-title&quot;:&quot;Molecular Ecology&quot;,&quot;DOI&quot;:&quot;https://doi.org/10.1111/mec.12857&quot;,&quot;ISSN&quot;:&quot;1365-294X&quot;,&quot;issue&quot;:&quot;17&quot;,&quot;language&quot;:&quot;en&quot;,&quot;note&quot;:&quot;_eprint: https://onlinelibrary.wiley.com/doi/pdf/10.1111/mec.12857&quot;,&quot;page&quot;:&quot;4291-4303&quot;,&quot;source&quot;:&quot;Wiley Online Library&quot;,&quot;title&quot;:&quot;Flowering time QTL in natural populations of Arabidopsis thaliana and implications for their adaptive value&quot;,&quot;volume&quot;:&quot;23&quot;,&quot;author&quot;:[{&quot;family&quot;:&quot;Dittmar&quot;,&quot;given&quot;:&quot;Emily L.&quot;},{&quot;family&quot;:&quot;Oakley&quot;,&quot;given&quot;:&quot;Christopher G.&quot;},{&quot;family&quot;:&quot;Ågren&quot;,&quot;given&quot;:&quot;Jon&quot;},{&quot;family&quot;:&quot;Schemske&quot;,&quot;given&quot;:&quot;Douglas W.&quot;}],&quot;issued&quot;:{&quot;date-parts&quot;:[[&quot;2014&quot;]]}}}],&quot;schema&quot;:&quot;https://github.com/citation-style-language/schema/raw/master/csl-citation.json&quot;} RNDc1VY7rYs53"/>.<text:span text:style-name="T18"> In crop species, </text:span><text:span text:style-name="T21">natural variation in </text:span><text:span text:style-name="T20">flowering has been mapped </text:span><text:span text:style-name="T21">using these and other strategies </text:span><text:reference-mark-start text:name="ZOTERO_ITEM CSL_CITATION {&quot;citationID&quot;:&quot;1jcF7NcO&quot;,&quot;properties&quot;:{&quot;formattedCitation&quot;:&quot;(Li et al. 2018; Romero Navarro et al. 2017)&quot;,&quot;plainCitation&quot;:&quot;(Li et al. 2018; Romero Navarro et al. 2017)&quot;,&quot;noteIndex&quot;:0},&quot;citationItems&quot;:[{&quot;id&quot;:200,&quot;uris&quot;:[&quot;http://zotero.org/users/local/hlrmlGwQ/items/ALZUZICD&quot;],&quot;uri&quot;:[&quot;http://zotero.org/users/local/hlrmlGwQ/items/ALZUZICD&quot;],&quot;itemData&quot;:{&quot;id&quot;:200,&quot;type&quot;:&quot;article-journal&quot;,&quot;abstract&quot;:&quot;Observed phenotypic variation in living organisms is shaped by genomes, environment, and their interactions. Flowering time under natural conditions can showcase the diverse outcome of the gene–environment interplay. However, identifying hidden patterns and specific factors underlying phenotypic plasticity under natural field conditions remains challenging. With a genetic population showing dynamic changes in flowering time, here we show that the integrated analyses of genomic responses to diverse environments is powerful to reveal the underlying genetic architecture. Specifically, the effect continuum of individual genes (\n              Ma\n              \n                1\n              \n              ,\n              Ma\n              \n                6\n              \n              ,\n              FT\n              , and\n              ELF3\n              ) was found to vary in size and in direction along an environmental gradient that was quantified by photothermal time, a combination of two environmental factors (photoperiod and temperature). Gene–gene interaction was also contributing to the observed phenotypic plasticity. With the identified environmental index to quantitatively connect environments, a systematic genome-wide performance prediction framework was established through either genotype-specific reaction-norm parameters or genome-wide marker-effect continua. These parallel genome-wide approaches were demonstrated for in-season and on-target performance prediction by simultaneously exploiting genomics, environment profiling, and performance information. Improved understanding of mechanisms for phenotypic plasticity enables a concerted exploration that turns challenge into opportunity.&quot;,&quot;container-title&quot;:&quot;Proceedings of the National Academy of Sciences&quot;,&quot;DOI&quot;:&quot;10.1073/pnas.1718326115&quot;,&quot;ISSN&quot;:&quot;0027-8424, 1091-6490&quot;,&quot;issue&quot;:&quot;26&quot;,&quot;journalAbbreviation&quot;:&quot;Proc Natl Acad Sci USA&quot;,&quot;language&quot;:&quot;en&quot;,&quot;page&quot;:&quot;6679-6684&quot;,&quot;source&quot;:&quot;DOI.org (Crossref)&quot;,&quot;title&quot;:&quot;Genomic and environmental determinants and their interplay underlying phenotypic plasticity&quot;,&quot;volume&quot;:&quot;115&quot;,&quot;author&quot;:[{&quot;family&quot;:&quot;Li&quot;,&quot;given&quot;:&quot;Xin&quot;},{&quot;family&quot;:&quot;Guo&quot;,&quot;given&quot;:&quot;Tingting&quot;},{&quot;family&quot;:&quot;Mu&quot;,&quot;given&quot;:&quot;Qi&quot;},{&quot;family&quot;:&quot;Li&quot;,&quot;given&quot;:&quot;Xianran&quot;},{&quot;family&quot;:&quot;Yu&quot;,&quot;given&quot;:&quot;Jianming&quot;}],&quot;issued&quot;:{&quot;date-parts&quot;:[[&quot;2018&quot;,6,26]]}}},{&quot;id&quot;:391,&quot;uris&quot;:[&quot;http://zotero.org/users/local/hlrmlGwQ/items/SQ2G8D5K&quot;],&quot;uri&quot;:[&quot;http://zotero.org/users/local/hlrmlGwQ/items/SQ2G8D5K&quot;],&quot;itemData&quot;:{&quot;id&quot;:391,&quot;type&quot;:&quot;article-journal&quot;,&quot;abstract&quot;:&quot;Edward Buckler, Sarah Hearne and colleagues integrate two approaches to characterize the genetic diversity of a large number of geographically distributed maize landraces. They examine flowering time and adaptation to altitude and find that the majority of the associated SNPs overlap both traits.&quot;,&quot;container-title&quot;:&quot;Nature Genetics&quot;,&quot;DOI&quot;:&quot;10.1038/ng.3784&quot;,&quot;ISSN&quot;:&quot;1546-1718&quot;,&quot;issue&quot;:&quot;3&quot;,&quot;language&quot;:&quot;en&quot;,&quot;note&quot;:&quot;number: 3\npublisher: Nature Publishing Group&quot;,&quot;page&quot;:&quot;476-480&quot;,&quot;source&quot;:&quot;www.nature.com&quot;,&quot;title&quot;:&quot;A study of allelic diversity underlying flowering-time adaptation in maize landraces&quot;,&quot;volume&quot;:&quot;49&quot;,&quot;author&quot;:[{&quot;family&quot;:&quot;Romero Navarro&quot;,&quot;given&quot;:&quot;J. Alberto&quot;},{&quot;family&quot;:&quot;Willcox&quot;,&quot;given&quot;:&quot;Martha&quot;},{&quot;family&quot;:&quot;Burgueño&quot;,&quot;given&quot;:&quot;Juan&quot;},{&quot;family&quot;:&quot;Romay&quot;,&quot;given&quot;:&quot;Cinta&quot;},{&quot;family&quot;:&quot;Swarts&quot;,&quot;given&quot;:&quot;Kelly&quot;},{&quot;family&quot;:&quot;Trachsel&quot;,&quot;given&quot;:&quot;Samuel&quot;},{&quot;family&quot;:&quot;Preciado&quot;,&quot;given&quot;:&quot;Ernesto&quot;},{&quot;family&quot;:&quot;Terron&quot;,&quot;given&quot;:&quot;Arturo&quot;},{&quot;family&quot;:&quot;Delgado&quot;,&quot;given&quot;:&quot;Humberto Vallejo&quot;},{&quot;family&quot;:&quot;Vidal&quot;,&quot;given&quot;:&quot;Victor&quot;},{&quot;family&quot;:&quot;Ortega&quot;,&quot;given&quot;:&quot;Alejandro&quot;},{&quot;family&quot;:&quot;Banda&quot;,&quot;given&quot;:&quot;Armando Espinoza&quot;},{&quot;family&quot;:&quot;Montiel&quot;,&quot;given&quot;:&quot;Noel Orlando Gómez&quot;},{&quot;family&quot;:&quot;Ortiz-Monasterio&quot;,&quot;given&quot;:&quot;Ivan&quot;},{&quot;family&quot;:&quot;Vicente&quot;,&quot;given&quot;:&quot;Félix San&quot;},{&quot;family&quot;:&quot;Espinoza&quot;,&quot;given&quot;:&quot;Armando Guadarrama&quot;},{&quot;family&quot;:&quot;Atlin&quot;,&quot;given&quot;:&quot;Gary&quot;},{&quot;family&quot;:&quot;Wenzl&quot;,&quot;given&quot;:&quot;Peter&quot;},{&quot;family&quot;:&quot;Hearne&quot;,&quot;given&quot;:&quot;Sarah&quot;},{&quot;family&quot;:&quot;Buckler&quot;,&quot;given&quot;:&quot;Edward S.&quot;}],&quot;issued&quot;:{&quot;date-parts&quot;:[[&quot;2017&quot;,3]]}}}],&quot;schema&quot;:&quot;https://github.com/citation-style-language/schema/raw/master/csl-citation.json&quot;} RND0nwZnNRw3a"/><text:span text:style-name="T21">(Li et al. 2018; Romero Navarro et al. 2017)</text:span><text:reference-mark-end text:name="ZOTERO_ITEM CSL_CITATION {&quot;citationID&quot;:&quot;1jcF7NcO&quot;,&quot;properties&quot;:{&quot;formattedCitation&quot;:&quot;(Li et al. 2018; Romero Navarro et al. 2017)&quot;,&quot;plainCitation&quot;:&quot;(Li et al. 2018; Romero Navarro et al. 2017)&quot;,&quot;noteIndex&quot;:0},&quot;citationItems&quot;:[{&quot;id&quot;:200,&quot;uris&quot;:[&quot;http://zotero.org/users/local/hlrmlGwQ/items/ALZUZICD&quot;],&quot;uri&quot;:[&quot;http://zotero.org/users/local/hlrmlGwQ/items/ALZUZICD&quot;],&quot;itemData&quot;:{&quot;id&quot;:200,&quot;type&quot;:&quot;article-journal&quot;,&quot;abstract&quot;:&quot;Observed phenotypic variation in living organisms is shaped by genomes, environment, and their interactions. Flowering time under natural conditions can showcase the diverse outcome of the gene–environment interplay. However, identifying hidden patterns and specific factors underlying phenotypic plasticity under natural field conditions remains challenging. With a genetic population showing dynamic changes in flowering time, here we show that the integrated analyses of genomic responses to diverse environments is powerful to reveal the underlying genetic architecture. Specifically, the effect continuum of individual genes (\n              Ma\n              \n                1\n              \n              ,\n              Ma\n              \n                6\n              \n              ,\n              FT\n              , and\n              ELF3\n              ) was found to vary in size and in direction along an environmental gradient that was quantified by photothermal time, a combination of two environmental factors (photoperiod and temperature). Gene–gene interaction was also contributing to the observed phenotypic plasticity. With the identified environmental index to quantitatively connect environments, a systematic genome-wide performance prediction framework was established through either genotype-specific reaction-norm parameters or genome-wide marker-effect continua. These parallel genome-wide approaches were demonstrated for in-season and on-target performance prediction by simultaneously exploiting genomics, environment profiling, and performance information. Improved understanding of mechanisms for phenotypic plasticity enables a concerted exploration that turns challenge into opportunity.&quot;,&quot;container-title&quot;:&quot;Proceedings of the National Academy of Sciences&quot;,&quot;DOI&quot;:&quot;10.1073/pnas.1718326115&quot;,&quot;ISSN&quot;:&quot;0027-8424, 1091-6490&quot;,&quot;issue&quot;:&quot;26&quot;,&quot;journalAbbreviation&quot;:&quot;Proc Natl Acad Sci USA&quot;,&quot;language&quot;:&quot;en&quot;,&quot;page&quot;:&quot;6679-6684&quot;,&quot;source&quot;:&quot;DOI.org (Crossref)&quot;,&quot;title&quot;:&quot;Genomic and environmental determinants and their interplay underlying phenotypic plasticity&quot;,&quot;volume&quot;:&quot;115&quot;,&quot;author&quot;:[{&quot;family&quot;:&quot;Li&quot;,&quot;given&quot;:&quot;Xin&quot;},{&quot;family&quot;:&quot;Guo&quot;,&quot;given&quot;:&quot;Tingting&quot;},{&quot;family&quot;:&quot;Mu&quot;,&quot;given&quot;:&quot;Qi&quot;},{&quot;family&quot;:&quot;Li&quot;,&quot;given&quot;:&quot;Xianran&quot;},{&quot;family&quot;:&quot;Yu&quot;,&quot;given&quot;:&quot;Jianming&quot;}],&quot;issued&quot;:{&quot;date-parts&quot;:[[&quot;2018&quot;,6,26]]}}},{&quot;id&quot;:391,&quot;uris&quot;:[&quot;http://zotero.org/users/local/hlrmlGwQ/items/SQ2G8D5K&quot;],&quot;uri&quot;:[&quot;http://zotero.org/users/local/hlrmlGwQ/items/SQ2G8D5K&quot;],&quot;itemData&quot;:{&quot;id&quot;:391,&quot;type&quot;:&quot;article-journal&quot;,&quot;abstract&quot;:&quot;Edward Buckler, Sarah Hearne and colleagues integrate two approaches to characterize the genetic diversity of a large number of geographically distributed maize landraces. They examine flowering time and adaptation to altitude and find that the majority of the associated SNPs overlap both traits.&quot;,&quot;container-title&quot;:&quot;Nature Genetics&quot;,&quot;DOI&quot;:&quot;10.1038/ng.3784&quot;,&quot;ISSN&quot;:&quot;1546-1718&quot;,&quot;issue&quot;:&quot;3&quot;,&quot;language&quot;:&quot;en&quot;,&quot;note&quot;:&quot;number: 3\npublisher: Nature Publishing Group&quot;,&quot;page&quot;:&quot;476-480&quot;,&quot;source&quot;:&quot;www.nature.com&quot;,&quot;title&quot;:&quot;A study of allelic diversity underlying flowering-time adaptation in maize landraces&quot;,&quot;volume&quot;:&quot;49&quot;,&quot;author&quot;:[{&quot;family&quot;:&quot;Romero Navarro&quot;,&quot;given&quot;:&quot;J. Alberto&quot;},{&quot;family&quot;:&quot;Willcox&quot;,&quot;given&quot;:&quot;Martha&quot;},{&quot;family&quot;:&quot;Burgueño&quot;,&quot;given&quot;:&quot;Juan&quot;},{&quot;family&quot;:&quot;Romay&quot;,&quot;given&quot;:&quot;Cinta&quot;},{&quot;family&quot;:&quot;Swarts&quot;,&quot;given&quot;:&quot;Kelly&quot;},{&quot;family&quot;:&quot;Trachsel&quot;,&quot;given&quot;:&quot;Samuel&quot;},{&quot;family&quot;:&quot;Preciado&quot;,&quot;given&quot;:&quot;Ernesto&quot;},{&quot;family&quot;:&quot;Terron&quot;,&quot;given&quot;:&quot;Arturo&quot;},{&quot;family&quot;:&quot;Delgado&quot;,&quot;given&quot;:&quot;Humberto Vallejo&quot;},{&quot;family&quot;:&quot;Vidal&quot;,&quot;given&quot;:&quot;Victor&quot;},{&quot;family&quot;:&quot;Ortega&quot;,&quot;given&quot;:&quot;Alejandro&quot;},{&quot;family&quot;:&quot;Banda&quot;,&quot;given&quot;:&quot;Armando Espinoza&quot;},{&quot;family&quot;:&quot;Montiel&quot;,&quot;given&quot;:&quot;Noel Orlando Gómez&quot;},{&quot;family&quot;:&quot;Ortiz-Monasterio&quot;,&quot;given&quot;:&quot;Ivan&quot;},{&quot;family&quot;:&quot;Vicente&quot;,&quot;given&quot;:&quot;Félix San&quot;},{&quot;family&quot;:&quot;Espinoza&quot;,&quot;given&quot;:&quot;Armando Guadarrama&quot;},{&quot;family&quot;:&quot;Atlin&quot;,&quot;given&quot;:&quot;Gary&quot;},{&quot;family&quot;:&quot;Wenzl&quot;,&quot;given&quot;:&quot;Peter&quot;},{&quot;family&quot;:&quot;Hearne&quot;,&quot;given&quot;:&quot;Sarah&quot;},{&quot;family&quot;:&quot;Buckler&quot;,&quot;given&quot;:&quot;Edward S.&quot;}],&quot;issued&quot;:{&quot;date-parts&quot;:[[&quot;2017&quot;,3]]}}}],&quot;schema&quot;:&quot;https://github.com/citation-style-language/schema/raw/master/csl-citation.json&quot;} RND0nwZnNRw3a"/><text:span text:style-name="T20">, and </text:span><text:span text:style-name="T18">altering the timing of flowering has been a major crop improvement strategy to adapt crops </text:span><text:span text:style-name="T33">to</text:span><text:span text:style-name="T18"> local or future environments </text:span><text:reference-mark-start text:name="ZOTERO_ITEM CSL_CITATION {&quot;citationID&quot;:&quot;v1RHUD8d&quot;,&quot;properties&quot;:{&quot;formattedCitation&quot;:&quot;(Jung and M\\uc0\\u252{}ller 2009)&quot;,&quot;plainCitation&quot;:&quot;(Jung and Müller 2009)&quot;,&quot;noteIndex&quot;:0},&quot;citationItems&quot;:[{&quot;id&quot;:363,&quot;uris&quot;:[&quot;http://zotero.org/users/local/hlrmlGwQ/items/PX5BJ59E&quot;],&quot;uri&quot;:[&quot;http://zotero.org/users/local/hlrmlGwQ/items/PX5BJ59E&quot;],&quot;itemData&quot;:{&quot;id&quot;:363,&quot;type&quot;:&quot;article-journal&quot;,&quot;abstract&quot;:&quot;Shifting the seasonal timing of reproduction is a major goal of plant breeding efforts to produce novel varieties that are better adapted to local environments and changing climatic conditions. The key regulators of floral transition have been studied extensively in model species, and in recent years a growing number of related genes have been identified in crop species, with some notable exceptions. These sequences and variants thereof, as well as several major genes which were only identified in crop species, can now be used by breeders as molecular markers and for targeted genetic modification of flowering time. This article reviews the major floral regulatory pathways and discusses current and novel strategies for altering bolting and flowering behavior in crop plants.&quot;,&quot;container-title&quot;:&quot;Trends in Plant Science&quot;,&quot;DOI&quot;:&quot;10.1016/j.tplants.2009.07.005&quot;,&quot;ISSN&quot;:&quot;1360-1385&quot;,&quot;issue&quot;:&quot;10&quot;,&quot;journalAbbreviation&quot;:&quot;Trends in Plant Science&quot;,&quot;language&quot;:&quot;en&quot;,&quot;page&quot;:&quot;563-573&quot;,&quot;source&quot;:&quot;ScienceDirect&quot;,&quot;title&quot;:&quot;Flowering time control and applications in plant breeding&quot;,&quot;volume&quot;:&quot;14&quot;,&quot;author&quot;:[{&quot;family&quot;:&quot;Jung&quot;,&quot;given&quot;:&quot;Christian&quot;},{&quot;family&quot;:&quot;Müller&quot;,&quot;given&quot;:&quot;Andreas E.&quot;}],&quot;issued&quot;:{&quot;date-parts&quot;:[[&quot;2009&quot;,10,1]]}}}],&quot;schema&quot;:&quot;https://github.com/citation-style-language/schema/raw/master/csl-citation.json&quot;} RNDmbSwO7yXcz"/><text:span text:style-name="T38">(Jung and M</text:span><text:span text:style-name="T39">üller 2009)</text:span><text:reference-mark-end text:name="ZOTERO_ITEM CSL_CITATION {&quot;citationID&quot;:&quot;v1RHUD8d&quot;,&quot;properties&quot;:{&quot;formattedCitation&quot;:&quot;(Jung and M\\uc0\\u252{}ller 2009)&quot;,&quot;plainCitation&quot;:&quot;(Jung and Müller 2009)&quot;,&quot;noteIndex&quot;:0},&quot;citationItems&quot;:[{&quot;id&quot;:363,&quot;uris&quot;:[&quot;http://zotero.org/users/local/hlrmlGwQ/items/PX5BJ59E&quot;],&quot;uri&quot;:[&quot;http://zotero.org/users/local/hlrmlGwQ/items/PX5BJ59E&quot;],&quot;itemData&quot;:{&quot;id&quot;:363,&quot;type&quot;:&quot;article-journal&quot;,&quot;abstract&quot;:&quot;Shifting the seasonal timing of reproduction is a major goal of plant breeding efforts to produce novel varieties that are better adapted to local environments and changing climatic conditions. The key regulators of floral transition have been studied extensively in model species, and in recent years a growing number of related genes have been identified in crop species, with some notable exceptions. These sequences and variants thereof, as well as several major genes which were only identified in crop species, can now be used by breeders as molecular markers and for targeted genetic modification of flowering time. This article reviews the major floral regulatory pathways and discusses current and novel strategies for altering bolting and flowering behavior in crop plants.&quot;,&quot;container-title&quot;:&quot;Trends in Plant Science&quot;,&quot;DOI&quot;:&quot;10.1016/j.tplants.2009.07.005&quot;,&quot;ISSN&quot;:&quot;1360-1385&quot;,&quot;issue&quot;:&quot;10&quot;,&quot;journalAbbreviation&quot;:&quot;Trends in Plant Science&quot;,&quot;language&quot;:&quot;en&quot;,&quot;page&quot;:&quot;563-573&quot;,&quot;source&quot;:&quot;ScienceDirect&quot;,&quot;title&quot;:&quot;Flowering time control and applications in plant breeding&quot;,&quot;volume&quot;:&quot;14&quot;,&quot;author&quot;:[{&quot;family&quot;:&quot;Jung&quot;,&quot;given&quot;:&quot;Christian&quot;},{&quot;family&quot;:&quot;Müller&quot;,&quot;given&quot;:&quot;Andreas E.&quot;}],&quot;issued&quot;:{&quot;date-parts&quot;:[[&quot;2009&quot;,10,1]]}}}],&quot;schema&quot;:&quot;https://github.com/citation-style-language/schema/raw/master/csl-citation.json&quot;} RNDmbSwO7yXcz"/><text:span text:style-name="T18">. Changing flowering responsiveness to photoperiod cues has allowed geographic range expansion and increased yields in a number of cereal species </text:span><text:reference-mark-start text:name="ZOTERO_ITEM CSL_CITATION {&quot;citationID&quot;:&quot;z0GLOtNM&quot;,&quot;properties&quot;:{&quot;formattedCitation&quot;:&quot;(Turner et al. 2005; Faure et al. 2012; Hung et al. 2012; Zakhrabekova et al. 2012; Yang et al. 2013)&quot;,&quot;plainCitation&quot;:&quot;(Turner et al. 2005; Faure et al. 2012; Hung et al. 2012; Zakhrabekova et al. 2012; Yang et al. 2013)&quot;,&quot;noteIndex&quot;:0},&quot;citationItems&quot;:[{&quot;id&quot;:365,&quot;uris&quot;:[&quot;http://zotero.org/users/local/hlrmlGwQ/items/V32TI59Z&quot;],&quot;uri&quot;:[&quot;http://zotero.org/users/local/hlrmlGwQ/items/V32TI59Z&quot;],&quot;itemData&quot;:{&quot;id&quot;:365,&quot;type&quot;:&quot;article-journal&quot;,&quot;abstract&quot;:&quot;Plants commonly use photoperiod (day length) to control the timing of flowering during the year, and variation in photoperiod response has been selected in many crops to provide adaptation to different environments and farming practices. Positional cloning identified Ppd-H1, the major determinant of barley photoperiod response, as a pseudo-response regulator, a class of genes involved in circadian clock function. Reduced photoperiod responsiveness of the ppd-H1 mutant, which is highly advantageous in spring-sown varieties, is explained by altered circadian expression of the photoperiod pathway gene CONSTANS and reduced expression of its downstream target, FT, a key regulator of flowering.\nThe delayed flowering of spring-sown barley, which allows larger grain yields, is caused by a gene mutation that reduces the sensitivity of the flowering pathway to longer days.\nThe delayed flowering of spring-sown barley, which allows larger grain yields, is caused by a gene mutation that reduces the sensitivity of the flowering pathway to longer days.&quot;,&quot;container-title&quot;:&quot;Science&quot;,&quot;DOI&quot;:&quot;10.1126/science.1117619&quot;,&quot;ISSN&quot;:&quot;0036-8075, 1095-9203&quot;,&quot;issue&quot;:&quot;5750&quot;,&quot;language&quot;:&quot;en&quot;,&quot;note&quot;:&quot;publisher: American Association for the Advancement of Science\nsection: Report\nPMID: 16284181&quot;,&quot;page&quot;:&quot;1031-1034&quot;,&quot;source&quot;:&quot;science.sciencemag.org&quot;,&quot;title&quot;:&quot;The Pseudo-Response Regulator Ppd-H1 Provides Adaptation to Photoperiod in Barley&quot;,&quot;volume&quot;:&quot;310&quot;,&quot;author&quot;:[{&quot;family&quot;:&quot;Turner&quot;,&quot;given&quot;:&quot;Adrian&quot;},{&quot;family&quot;:&quot;Beales&quot;,&quot;given&quot;:&quot;James&quot;},{&quot;family&quot;:&quot;Faure&quot;,&quot;given&quot;:&quot;Sébastien&quot;},{&quot;family&quot;:&quot;Dunford&quot;,&quot;given&quot;:&quot;Roy P.&quot;},{&quot;family&quot;:&quot;Laurie&quot;,&quot;given&quot;:&quot;David A.&quot;}],&quot;issued&quot;:{&quot;date-parts&quot;:[[&quot;2005&quot;,11,11]]}}},{&quot;id&quot;:369,&quot;uris&quot;:[&quot;http://zotero.org/users/local/hlrmlGwQ/items/QZJ7LQR4&quot;],&quot;uri&quot;:[&quot;http://zotero.org/users/local/hlrmlGwQ/items/QZJ7LQR4&quot;],&quot;itemData&quot;:{&quot;id&quot;:369,&quot;type&quot;:&quot;article-journal&quot;,&quot;abstract&quot;:&quot;The circadian clock is an autonomous oscillator that produces endogenous biological rhythms with a period of about 24 h. This clock allows organisms to coordinate their metabolism and development with predicted daily and seasonal changes of the environment. In plants, circadian rhythms contribute to both evolutionary fitness and agricultural productivity. Nevertheless, we show that commercial barley varieties bred for short growing seasons by use of early maturity 8 (eam8) mutations, also termed mat-a, are severely compromised in clock gene expression and clock outputs. We identified EAM8 as a barley ortholog of the Arabidopsis thaliana circadian clock regulator EARLY FLOWERING3 (ELF3) and demonstrate that eam8 accelerates the transition from vegetative to reproductive growth and inflorescence development. We propose that eam8 was selected as barley cultivation moved to high-latitude short-season environments in Europe because it allowed rapid flowering in genetic backgrounds that contained a previously selected late-flowering mutation of the photoperiod response gene Ppd-H1. We show that eam8 mutants have increased expression of the floral activator HvFT1, which is independent of allelic variation at Ppd-H1. The selection of independent eam8 mutations shows that this strategy facilitates short growth-season adaptation and expansion of the geographic range of barley, despite the pronounced clock defect.&quot;,&quot;container-title&quot;:&quot;Proceedings of the National Academy of Sciences&quot;,&quot;DOI&quot;:&quot;10.1073/pnas.1120496109&quot;,&quot;ISSN&quot;:&quot;0027-8424, 1091-6490&quot;,&quot;issue&quot;:&quot;21&quot;,&quot;journalAbbreviation&quot;:&quot;PNAS&quot;,&quot;language&quot;:&quot;en&quot;,&quot;note&quot;:&quot;publisher: National Academy of Sciences\nsection: Biological Sciences\nPMID: 22566625&quot;,&quot;page&quot;:&quot;8328-8333&quot;,&quot;source&quot;:&quot;www.pnas.org&quot;,&quot;title&quot;:&quot;Mutation at the circadian clock gene EARLY MATURITY 8 adapts domesticated barley (Hordeum vulgare) to short growing seasons&quot;,&quot;volume&quot;:&quot;109&quot;,&quot;author&quot;:[{&quot;family&quot;:&quot;Faure&quot;,&quot;given&quot;:&quot;Sebastien&quot;},{&quot;family&quot;:&quot;Turner&quot;,&quot;given&quot;:&quot;Adrian S.&quot;},{&quot;family&quot;:&quot;Gruszka&quot;,&quot;given&quot;:&quot;Damian&quot;},{&quot;family&quot;:&quot;Christodoulou&quot;,&quot;given&quot;:&quot;Vangelis&quot;},{&quot;family&quot;:&quot;Davis&quot;,&quot;given&quot;:&quot;Seth J.&quot;},{&quot;family&quot;:&quot;Korff&quot;,&quot;given&quot;:&quot;Maria&quot;,&quot;dropping-particle&quot;:&quot;von&quot;},{&quot;family&quot;:&quot;Laurie&quot;,&quot;given&quot;:&quot;David A.&quot;}],&quot;issued&quot;:{&quot;date-parts&quot;:[[&quot;2012&quot;,5,22]]}}},{&quot;id&quot;:372,&quot;uris&quot;:[&quot;http://zotero.org/users/local/hlrmlGwQ/items/K63NXKN9&quot;],&quot;uri&quot;:[&quot;http://zotero.org/users/local/hlrmlGwQ/items/K63NXKN9&quot;],&quot;itemData&quot;:{&quot;id&quot;:372,&quot;type&quot;:&quot;article-journal&quot;,&quot;abstract&quot;:&quot;Teosinte, the progenitor of maize, is restricted to tropical environments in Mexico and Central America. The pre-Columbian spread of maize from its center of origin in tropical Southern Mexico to the higher latitudes of the Americas required postdomestication selection for adaptation to longer day lengths. Flowering time of teosinte and tropical maize is delayed under long day lengths, whereas temperate maize evolved a reduced sensitivity to photoperiod. We measured flowering time of the maize nested association and diverse association mapping panels in the field under both short and long day lengths, and of a maize-teosinte mapping population under long day lengths. Flowering time in maize is a complex trait affected by many genes and the environment. Photoperiod response is one component of flowering time involving a subset of flowering time genes whose effects are strongly influenced by day length. Genome-wide association and targeted high-resolution linkage mapping identified ZmCCT, a homologue of the rice photoperiod response regulator Ghd7, as the most important gene affecting photoperiod response in maize. Under long day lengths ZmCCT alleles from diverse teosintes are consistently expressed at higher levels and confer later flowering than temperate maize alleles. Many maize inbred lines, including some adapted to tropical regions, carry ZmCCT alleles with no sensitivity to day length. Indigenous farmers of the Americas were remarkably successful at selecting on genetic variation at key genes affecting the photoperiod response to create maize varieties adapted to vastly diverse environments despite the hindrance of the geographic axis of the Americas and the complex genetic control of flowering time.&quot;,&quot;container-title&quot;:&quot;Proceedings of the National Academy of Sciences&quot;,&quot;DOI&quot;:&quot;10.1073/pnas.1203189109&quot;,&quot;ISSN&quot;:&quot;0027-8424, 1091-6490&quot;,&quot;issue&quot;:&quot;28&quot;,&quot;journalAbbreviation&quot;:&quot;PNAS&quot;,&quot;language&quot;:&quot;en&quot;,&quot;note&quot;:&quot;ISBN: 9781203189105\npublisher: National Academy of Sciences\nsection: PNAS Plus\nPMID: 22711828&quot;,&quot;page&quot;:&quot;E1913-E1921&quot;,&quot;source&quot;:&quot;www.pnas.org&quot;,&quot;title&quot;:&quot;ZmCCT and the genetic basis of day-length adaptation underlying the postdomestication spread of maize&quot;,&quot;volume&quot;:&quot;109&quot;,&quot;author&quot;:[{&quot;family&quot;:&quot;Hung&quot;,&quot;given&quot;:&quot;Hsiao-Yi&quot;},{&quot;family&quot;:&quot;Shannon&quot;,&quot;given&quot;:&quot;Laura M.&quot;},{&quot;family&quot;:&quot;Tian&quot;,&quot;given&quot;:&quot;Feng&quot;},{&quot;family&quot;:&quot;Bradbury&quot;,&quot;given&quot;:&quot;Peter J.&quot;},{&quot;family&quot;:&quot;Chen&quot;,&quot;given&quot;:&quot;Charles&quot;},{&quot;family&quot;:&quot;Flint-Garcia&quot;,&quot;given&quot;:&quot;Sherry A.&quot;},{&quot;family&quot;:&quot;McMullen&quot;,&quot;given&quot;:&quot;Michael D.&quot;},{&quot;family&quot;:&quot;Ware&quot;,&quot;given&quot;:&quot;Doreen&quot;},{&quot;family&quot;:&quot;Buckler&quot;,&quot;given&quot;:&quot;Edward S.&quot;},{&quot;family&quot;:&quot;Doebley&quot;,&quot;given&quot;:&quot;John F.&quot;},{&quot;family&quot;:&quot;Holland&quot;,&quot;given&quot;:&quot;James B.&quot;}],&quot;issued&quot;:{&quot;date-parts&quot;:[[&quot;2012&quot;,7,10]]}}},{&quot;id&quot;:376,&quot;uris&quot;:[&quot;http://zotero.org/users/local/hlrmlGwQ/items/YJVQJQTV&quot;],&quot;uri&quot;:[&quot;http://zotero.org/users/local/hlrmlGwQ/items/YJVQJQTV&quot;],&quot;itemData&quot;:{&quot;id&quot;:376,&quot;type&quot;:&quot;article-journal&quot;,&quot;abstract&quot;:&quot;Time to flowering has an important impact on yield and has been a key trait in the domestication of crop plants and the spread of agriculture. In 1961, the cultivar Mari (mat-a.8) was the very first induced early barley (Hordeum vulgare L.) mutant to be released into commercial production. Mari extended the range of two-row spring barley cultivation as a result of its photoperiod insensitivity. Since its release, Mari or its derivatives have been used extensively across the world to facilitate short-season adaptation and further geographic range extension. By exploiting an extended historical collection of early-flowering mutants of barley, we identified Praematurum-a (Mat-a), the gene responsible for this key adaptive phenotype, as a homolog of the Arabidopsis thaliana circadian clock regulator Early Flowering 3 (Elf3). We characterized 87 induced mat-a mutant lines and identified &gt;20 different mat-a alleles that had clear mutations leading to a defective putative ELF3 protein. Expression analysis of HvElf3 and Gigantea in mutant and wild-type plants demonstrated that mat-a mutations disturb the flowering pathway, leading to the early phenotype. Alleles of Mat-a therefore have important and demonstrated breeding value in barley but probably also in many other day-length-sensitive crop plants, where they may tune adaptation to different geographic regions and climatic conditions, a critical issue in times of global warming.&quot;,&quot;container-title&quot;:&quot;Proceedings of the National Academy of Sciences&quot;,&quot;DOI&quot;:&quot;10.1073/pnas.1113009109&quot;,&quot;ISSN&quot;:&quot;0027-8424, 1091-6490&quot;,&quot;issue&quot;:&quot;11&quot;,&quot;journalAbbreviation&quot;:&quot;PNAS&quot;,&quot;language&quot;:&quot;en&quot;,&quot;note&quot;:&quot;publisher: National Academy of Sciences\nsection: Biological Sciences\nPMID: 22371569&quot;,&quot;page&quot;:&quot;4326-4331&quot;,&quot;source&quot;:&quot;www.pnas.org&quot;,&quot;title&quot;:&quot;Induced mutations in circadian clock regulator Mat-a facilitated short-season adaptation and range extension in cultivated barley&quot;,&quot;volume&quot;:&quot;109&quot;,&quot;author&quot;:[{&quot;family&quot;:&quot;Zakhrabekova&quot;,&quot;given&quot;:&quot;Shakhira&quot;},{&quot;family&quot;:&quot;Gough&quot;,&quot;given&quot;:&quot;Simon P.&quot;},{&quot;family&quot;:&quot;Braumann&quot;,&quot;given&quot;:&quot;Ilka&quot;},{&quot;family&quot;:&quot;Müller&quot;,&quot;given&quot;:&quot;André H.&quot;},{&quot;family&quot;:&quot;Lundqvist&quot;,&quot;given&quot;:&quot;Joakim&quot;},{&quot;family&quot;:&quot;Ahmann&quot;,&quot;given&quot;:&quot;Katharina&quot;},{&quot;family&quot;:&quot;Dockter&quot;,&quot;given&quot;:&quot;Christoph&quot;},{&quot;family&quot;:&quot;Matyszczak&quot;,&quot;given&quot;:&quot;Izabela&quot;},{&quot;family&quot;:&quot;Kurowska&quot;,&quot;given&quot;:&quot;Marzena&quot;},{&quot;family&quot;:&quot;Druka&quot;,&quot;given&quot;:&quot;Arnis&quot;},{&quot;family&quot;:&quot;Waugh&quot;,&quot;given&quot;:&quot;Robbie&quot;},{&quot;family&quot;:&quot;Graner&quot;,&quot;given&quot;:&quot;Andreas&quot;},{&quot;family&quot;:&quot;Stein&quot;,&quot;given&quot;:&quot;Nils&quot;},{&quot;family&quot;:&quot;Steuernagel&quot;,&quot;given&quot;:&quot;Burkhard&quot;},{&quot;family&quot;:&quot;Lundqvist&quot;,&quot;given&quot;:&quot;Udda&quot;},{&quot;family&quot;:&quot;Hansson&quot;,&quot;given&quot;:&quot;Mats&quot;}],&quot;issued&quot;:{&quot;date-parts&quot;:[[&quot;2012&quot;,3,13]]}}},{&quot;id&quot;:379,&quot;uris&quot;:[&quot;http://zotero.org/users/local/hlrmlGwQ/items/APKZAZ3E&quot;],&quot;uri&quot;:[&quot;http://zotero.org/users/local/hlrmlGwQ/items/APKZAZ3E&quot;],&quot;itemData&quot;:{&quot;id&quot;:379,&quot;type&quot;:&quot;article-journal&quot;,&quot;abstract&quot;:&quot;Heading date is a critical trait that determines cropping seasons and regional adaptability in rice (Oryza sativa). Research efforts during the last decade have identified some important photoperiod pathway genes that are conserved between Arabidopsis and rice. In this study, we identified a novel gene, Oryza sativa ELF3 (OsELF3), which is a putative homolog of the ELF3 gene in Arabidopsis thaliana. OsELF3 was required for the control of heading date under long-day conditions. Its Tos17-tagging mutants exhibited a delayed heading date phenotype only under long-day, but not short-day, conditions. OsELF3 was highly expressed in leaf blades, and the OsELF3 protein was localized in the nucleolus. An obvious diurnal rhythm of OsELF3 transcript level was observed, with a trough in the early day and a peak in the late night in wild-type plants. However, this expression pattern was disrupted in oself3 mutants. Further investigations showed that the expression of OsGI and Ghd7 was up-regulated in the oself3 mutant, indicating that OsELF3 acts as a negative regulator upstream of OsGI and Ghd7 in the flowering-time control under long-day conditions. The rhythmic expression of circadian clock-related genes, including some OsPRR members, was obviously affected in oself3 mutants. Our results indicated that OsELF3 acts as a floral activator in the long-day photoperiodic pathway via its crosstalk with the circadian clock in rice.&quot;,&quot;container-title&quot;:&quot;Molecular Plant&quot;,&quot;DOI&quot;:&quot;10.1093/mp/sss062&quot;,&quot;ISSN&quot;:&quot;1674-2052&quot;,&quot;issue&quot;:&quot;1&quot;,&quot;journalAbbreviation&quot;:&quot;Molecular Plant&quot;,&quot;language&quot;:&quot;en&quot;,&quot;page&quot;:&quot;202-215&quot;,&quot;source&quot;:&quot;ScienceDirect&quot;,&quot;title&quot;:&quot;OsELF3 Is Involved in Circadian Clock Regulation for Promoting Flowering under Long-Day Conditions in Rice&quot;,&quot;volume&quot;:&quot;6&quot;,&quot;author&quot;:[{&quot;family&quot;:&quot;Yang&quot;,&quot;given&quot;:&quot;Ying&quot;},{&quot;family&quot;:&quot;Peng&quot;,&quot;given&quot;:&quot;Qiang&quot;},{&quot;family&quot;:&quot;Chen&quot;,&quot;given&quot;:&quot;Guo-Xing&quot;},{&quot;family&quot;:&quot;Li&quot;,&quot;given&quot;:&quot;Xiang-Hua&quot;},{&quot;family&quot;:&quot;Wu&quot;,&quot;given&quot;:&quot;Chang-Yin&quot;}],&quot;issued&quot;:{&quot;date-parts&quot;:[[&quot;2013&quot;,1,1]]}}}],&quot;schema&quot;:&quot;https://github.com/citation-style-language/schema/raw/master/csl-citation.json&quot;} RNDnVMWDaMG8m"/><text:span text:style-name="T18">(Turner et al. 2005; Faure et al. 2012; Hung et al. 2012; Zakhrabekova et al. 2012; Yang et al. 2013)</text:span><text:reference-mark-end text:name="ZOTERO_ITEM CSL_CITATION {&quot;citationID&quot;:&quot;z0GLOtNM&quot;,&quot;properties&quot;:{&quot;formattedCitation&quot;:&quot;(Turner et al. 2005; Faure et al. 2012; Hung et al. 2012; Zakhrabekova et al. 2012; Yang et al. 2013)&quot;,&quot;plainCitation&quot;:&quot;(Turner et al. 2005; Faure et al. 2012; Hung et al. 2012; Zakhrabekova et al. 2012; Yang et al. 2013)&quot;,&quot;noteIndex&quot;:0},&quot;citationItems&quot;:[{&quot;id&quot;:365,&quot;uris&quot;:[&quot;http://zotero.org/users/local/hlrmlGwQ/items/V32TI59Z&quot;],&quot;uri&quot;:[&quot;http://zotero.org/users/local/hlrmlGwQ/items/V32TI59Z&quot;],&quot;itemData&quot;:{&quot;id&quot;:365,&quot;type&quot;:&quot;article-journal&quot;,&quot;abstract&quot;:&quot;Plants commonly use photoperiod (day length) to control the timing of flowering during the year, and variation in photoperiod response has been selected in many crops to provide adaptation to different environments and farming practices. Positional cloning identified Ppd-H1, the major determinant of barley photoperiod response, as a pseudo-response regulator, a class of genes involved in circadian clock function. Reduced photoperiod responsiveness of the ppd-H1 mutant, which is highly advantageous in spring-sown varieties, is explained by altered circadian expression of the photoperiod pathway gene CONSTANS and reduced expression of its downstream target, FT, a key regulator of flowering.\nThe delayed flowering of spring-sown barley, which allows larger grain yields, is caused by a gene mutation that reduces the sensitivity of the flowering pathway to longer days.\nThe delayed flowering of spring-sown barley, which allows larger grain yields, is caused by a gene mutation that reduces the sensitivity of the flowering pathway to longer days.&quot;,&quot;container-title&quot;:&quot;Science&quot;,&quot;DOI&quot;:&quot;10.1126/science.1117619&quot;,&quot;ISSN&quot;:&quot;0036-8075, 1095-9203&quot;,&quot;issue&quot;:&quot;5750&quot;,&quot;language&quot;:&quot;en&quot;,&quot;note&quot;:&quot;publisher: American Association for the Advancement of Science\nsection: Report\nPMID: 16284181&quot;,&quot;page&quot;:&quot;1031-1034&quot;,&quot;source&quot;:&quot;science.sciencemag.org&quot;,&quot;title&quot;:&quot;The Pseudo-Response Regulator Ppd-H1 Provides Adaptation to Photoperiod in Barley&quot;,&quot;volume&quot;:&quot;310&quot;,&quot;author&quot;:[{&quot;family&quot;:&quot;Turner&quot;,&quot;given&quot;:&quot;Adrian&quot;},{&quot;family&quot;:&quot;Beales&quot;,&quot;given&quot;:&quot;James&quot;},{&quot;family&quot;:&quot;Faure&quot;,&quot;given&quot;:&quot;Sébastien&quot;},{&quot;family&quot;:&quot;Dunford&quot;,&quot;given&quot;:&quot;Roy P.&quot;},{&quot;family&quot;:&quot;Laurie&quot;,&quot;given&quot;:&quot;David A.&quot;}],&quot;issued&quot;:{&quot;date-parts&quot;:[[&quot;2005&quot;,11,11]]}}},{&quot;id&quot;:369,&quot;uris&quot;:[&quot;http://zotero.org/users/local/hlrmlGwQ/items/QZJ7LQR4&quot;],&quot;uri&quot;:[&quot;http://zotero.org/users/local/hlrmlGwQ/items/QZJ7LQR4&quot;],&quot;itemData&quot;:{&quot;id&quot;:369,&quot;type&quot;:&quot;article-journal&quot;,&quot;abstract&quot;:&quot;The circadian clock is an autonomous oscillator that produces endogenous biological rhythms with a period of about 24 h. This clock allows organisms to coordinate their metabolism and development with predicted daily and seasonal changes of the environment. In plants, circadian rhythms contribute to both evolutionary fitness and agricultural productivity. Nevertheless, we show that commercial barley varieties bred for short growing seasons by use of early maturity 8 (eam8) mutations, also termed mat-a, are severely compromised in clock gene expression and clock outputs. We identified EAM8 as a barley ortholog of the Arabidopsis thaliana circadian clock regulator EARLY FLOWERING3 (ELF3) and demonstrate that eam8 accelerates the transition from vegetative to reproductive growth and inflorescence development. We propose that eam8 was selected as barley cultivation moved to high-latitude short-season environments in Europe because it allowed rapid flowering in genetic backgrounds that contained a previously selected late-flowering mutation of the photoperiod response gene Ppd-H1. We show that eam8 mutants have increased expression of the floral activator HvFT1, which is independent of allelic variation at Ppd-H1. The selection of independent eam8 mutations shows that this strategy facilitates short growth-season adaptation and expansion of the geographic range of barley, despite the pronounced clock defect.&quot;,&quot;container-title&quot;:&quot;Proceedings of the National Academy of Sciences&quot;,&quot;DOI&quot;:&quot;10.1073/pnas.1120496109&quot;,&quot;ISSN&quot;:&quot;0027-8424, 1091-6490&quot;,&quot;issue&quot;:&quot;21&quot;,&quot;journalAbbreviation&quot;:&quot;PNAS&quot;,&quot;language&quot;:&quot;en&quot;,&quot;note&quot;:&quot;publisher: National Academy of Sciences\nsection: Biological Sciences\nPMID: 22566625&quot;,&quot;page&quot;:&quot;8328-8333&quot;,&quot;source&quot;:&quot;www.pnas.org&quot;,&quot;title&quot;:&quot;Mutation at the circadian clock gene EARLY MATURITY 8 adapts domesticated barley (Hordeum vulgare) to short growing seasons&quot;,&quot;volume&quot;:&quot;109&quot;,&quot;author&quot;:[{&quot;family&quot;:&quot;Faure&quot;,&quot;given&quot;:&quot;Sebastien&quot;},{&quot;family&quot;:&quot;Turner&quot;,&quot;given&quot;:&quot;Adrian S.&quot;},{&quot;family&quot;:&quot;Gruszka&quot;,&quot;given&quot;:&quot;Damian&quot;},{&quot;family&quot;:&quot;Christodoulou&quot;,&quot;given&quot;:&quot;Vangelis&quot;},{&quot;family&quot;:&quot;Davis&quot;,&quot;given&quot;:&quot;Seth J.&quot;},{&quot;family&quot;:&quot;Korff&quot;,&quot;given&quot;:&quot;Maria&quot;,&quot;dropping-particle&quot;:&quot;von&quot;},{&quot;family&quot;:&quot;Laurie&quot;,&quot;given&quot;:&quot;David A.&quot;}],&quot;issued&quot;:{&quot;date-parts&quot;:[[&quot;2012&quot;,5,22]]}}},{&quot;id&quot;:372,&quot;uris&quot;:[&quot;http://zotero.org/users/local/hlrmlGwQ/items/K63NXKN9&quot;],&quot;uri&quot;:[&quot;http://zotero.org/users/local/hlrmlGwQ/items/K63NXKN9&quot;],&quot;itemData&quot;:{&quot;id&quot;:372,&quot;type&quot;:&quot;article-journal&quot;,&quot;abstract&quot;:&quot;Teosinte, the progenitor of maize, is restricted to tropical environments in Mexico and Central America. The pre-Columbian spread of maize from its center of origin in tropical Southern Mexico to the higher latitudes of the Americas required postdomestication selection for adaptation to longer day lengths. Flowering time of teosinte and tropical maize is delayed under long day lengths, whereas temperate maize evolved a reduced sensitivity to photoperiod. We measured flowering time of the maize nested association and diverse association mapping panels in the field under both short and long day lengths, and of a maize-teosinte mapping population under long day lengths. Flowering time in maize is a complex trait affected by many genes and the environment. Photoperiod response is one component of flowering time involving a subset of flowering time genes whose effects are strongly influenced by day length. Genome-wide association and targeted high-resolution linkage mapping identified ZmCCT, a homologue of the rice photoperiod response regulator Ghd7, as the most important gene affecting photoperiod response in maize. Under long day lengths ZmCCT alleles from diverse teosintes are consistently expressed at higher levels and confer later flowering than temperate maize alleles. Many maize inbred lines, including some adapted to tropical regions, carry ZmCCT alleles with no sensitivity to day length. Indigenous farmers of the Americas were remarkably successful at selecting on genetic variation at key genes affecting the photoperiod response to create maize varieties adapted to vastly diverse environments despite the hindrance of the geographic axis of the Americas and the complex genetic control of flowering time.&quot;,&quot;container-title&quot;:&quot;Proceedings of the National Academy of Sciences&quot;,&quot;DOI&quot;:&quot;10.1073/pnas.1203189109&quot;,&quot;ISSN&quot;:&quot;0027-8424, 1091-6490&quot;,&quot;issue&quot;:&quot;28&quot;,&quot;journalAbbreviation&quot;:&quot;PNAS&quot;,&quot;language&quot;:&quot;en&quot;,&quot;note&quot;:&quot;ISBN: 9781203189105\npublisher: National Academy of Sciences\nsection: PNAS Plus\nPMID: 22711828&quot;,&quot;page&quot;:&quot;E1913-E1921&quot;,&quot;source&quot;:&quot;www.pnas.org&quot;,&quot;title&quot;:&quot;ZmCCT and the genetic basis of day-length adaptation underlying the postdomestication spread of maize&quot;,&quot;volume&quot;:&quot;109&quot;,&quot;author&quot;:[{&quot;family&quot;:&quot;Hung&quot;,&quot;given&quot;:&quot;Hsiao-Yi&quot;},{&quot;family&quot;:&quot;Shannon&quot;,&quot;given&quot;:&quot;Laura M.&quot;},{&quot;family&quot;:&quot;Tian&quot;,&quot;given&quot;:&quot;Feng&quot;},{&quot;family&quot;:&quot;Bradbury&quot;,&quot;given&quot;:&quot;Peter J.&quot;},{&quot;family&quot;:&quot;Chen&quot;,&quot;given&quot;:&quot;Charles&quot;},{&quot;family&quot;:&quot;Flint-Garcia&quot;,&quot;given&quot;:&quot;Sherry A.&quot;},{&quot;family&quot;:&quot;McMullen&quot;,&quot;given&quot;:&quot;Michael D.&quot;},{&quot;family&quot;:&quot;Ware&quot;,&quot;given&quot;:&quot;Doreen&quot;},{&quot;family&quot;:&quot;Buckler&quot;,&quot;given&quot;:&quot;Edward S.&quot;},{&quot;family&quot;:&quot;Doebley&quot;,&quot;given&quot;:&quot;John F.&quot;},{&quot;family&quot;:&quot;Holland&quot;,&quot;given&quot;:&quot;James B.&quot;}],&quot;issued&quot;:{&quot;date-parts&quot;:[[&quot;2012&quot;,7,10]]}}},{&quot;id&quot;:376,&quot;uris&quot;:[&quot;http://zotero.org/users/local/hlrmlGwQ/items/YJVQJQTV&quot;],&quot;uri&quot;:[&quot;http://zotero.org/users/local/hlrmlGwQ/items/YJVQJQTV&quot;],&quot;itemData&quot;:{&quot;id&quot;:376,&quot;type&quot;:&quot;article-journal&quot;,&quot;abstract&quot;:&quot;Time to flowering has an important impact on yield and has been a key trait in the domestication of crop plants and the spread of agriculture. In 1961, the cultivar Mari (mat-a.8) was the very first induced early barley (Hordeum vulgare L.) mutant to be released into commercial production. Mari extended the range of two-row spring barley cultivation as a result of its photoperiod insensitivity. Since its release, Mari or its derivatives have been used extensively across the world to facilitate short-season adaptation and further geographic range extension. By exploiting an extended historical collection of early-flowering mutants of barley, we identified Praematurum-a (Mat-a), the gene responsible for this key adaptive phenotype, as a homolog of the Arabidopsis thaliana circadian clock regulator Early Flowering 3 (Elf3). We characterized 87 induced mat-a mutant lines and identified &gt;20 different mat-a alleles that had clear mutations leading to a defective putative ELF3 protein. Expression analysis of HvElf3 and Gigantea in mutant and wild-type plants demonstrated that mat-a mutations disturb the flowering pathway, leading to the early phenotype. Alleles of Mat-a therefore have important and demonstrated breeding value in barley but probably also in many other day-length-sensitive crop plants, where they may tune adaptation to different geographic regions and climatic conditions, a critical issue in times of global warming.&quot;,&quot;container-title&quot;:&quot;Proceedings of the National Academy of Sciences&quot;,&quot;DOI&quot;:&quot;10.1073/pnas.1113009109&quot;,&quot;ISSN&quot;:&quot;0027-8424, 1091-6490&quot;,&quot;issue&quot;:&quot;11&quot;,&quot;journalAbbreviation&quot;:&quot;PNAS&quot;,&quot;language&quot;:&quot;en&quot;,&quot;note&quot;:&quot;publisher: National Academy of Sciences\nsection: Biological Sciences\nPMID: 22371569&quot;,&quot;page&quot;:&quot;4326-4331&quot;,&quot;source&quot;:&quot;www.pnas.org&quot;,&quot;title&quot;:&quot;Induced mutations in circadian clock regulator Mat-a facilitated short-season adaptation and range extension in cultivated barley&quot;,&quot;volume&quot;:&quot;109&quot;,&quot;author&quot;:[{&quot;family&quot;:&quot;Zakhrabekova&quot;,&quot;given&quot;:&quot;Shakhira&quot;},{&quot;family&quot;:&quot;Gough&quot;,&quot;given&quot;:&quot;Simon P.&quot;},{&quot;family&quot;:&quot;Braumann&quot;,&quot;given&quot;:&quot;Ilka&quot;},{&quot;family&quot;:&quot;Müller&quot;,&quot;given&quot;:&quot;André H.&quot;},{&quot;family&quot;:&quot;Lundqvist&quot;,&quot;given&quot;:&quot;Joakim&quot;},{&quot;family&quot;:&quot;Ahmann&quot;,&quot;given&quot;:&quot;Katharina&quot;},{&quot;family&quot;:&quot;Dockter&quot;,&quot;given&quot;:&quot;Christoph&quot;},{&quot;family&quot;:&quot;Matyszczak&quot;,&quot;given&quot;:&quot;Izabela&quot;},{&quot;family&quot;:&quot;Kurowska&quot;,&quot;given&quot;:&quot;Marzena&quot;},{&quot;family&quot;:&quot;Druka&quot;,&quot;given&quot;:&quot;Arnis&quot;},{&quot;family&quot;:&quot;Waugh&quot;,&quot;given&quot;:&quot;Robbie&quot;},{&quot;family&quot;:&quot;Graner&quot;,&quot;given&quot;:&quot;Andreas&quot;},{&quot;family&quot;:&quot;Stein&quot;,&quot;given&quot;:&quot;Nils&quot;},{&quot;family&quot;:&quot;Steuernagel&quot;,&quot;given&quot;:&quot;Burkhard&quot;},{&quot;family&quot;:&quot;Lundqvist&quot;,&quot;given&quot;:&quot;Udda&quot;},{&quot;family&quot;:&quot;Hansson&quot;,&quot;given&quot;:&quot;Mats&quot;}],&quot;issued&quot;:{&quot;date-parts&quot;:[[&quot;2012&quot;,3,13]]}}},{&quot;id&quot;:379,&quot;uris&quot;:[&quot;http://zotero.org/users/local/hlrmlGwQ/items/APKZAZ3E&quot;],&quot;uri&quot;:[&quot;http://zotero.org/users/local/hlrmlGwQ/items/APKZAZ3E&quot;],&quot;itemData&quot;:{&quot;id&quot;:379,&quot;type&quot;:&quot;article-journal&quot;,&quot;abstract&quot;:&quot;Heading date is a critical trait that determines cropping seasons and regional adaptability in rice (Oryza sativa). Research efforts during the last decade have identified some important photoperiod pathway genes that are conserved between Arabidopsis and rice. In this study, we identified a novel gene, Oryza sativa ELF3 (OsELF3), which is a putative homolog of the ELF3 gene in Arabidopsis thaliana. OsELF3 was required for the control of heading date under long-day conditions. Its Tos17-tagging mutants exhibited a delayed heading date phenotype only under long-day, but not short-day, conditions. OsELF3 was highly expressed in leaf blades, and the OsELF3 protein was localized in the nucleolus. An obvious diurnal rhythm of OsELF3 transcript level was observed, with a trough in the early day and a peak in the late night in wild-type plants. However, this expression pattern was disrupted in oself3 mutants. Further investigations showed that the expression of OsGI and Ghd7 was up-regulated in the oself3 mutant, indicating that OsELF3 acts as a negative regulator upstream of OsGI and Ghd7 in the flowering-time control under long-day conditions. The rhythmic expression of circadian clock-related genes, including some OsPRR members, was obviously affected in oself3 mutants. Our results indicated that OsELF3 acts as a floral activator in the long-day photoperiodic pathway via its crosstalk with the circadian clock in rice.&quot;,&quot;container-title&quot;:&quot;Molecular Plant&quot;,&quot;DOI&quot;:&quot;10.1093/mp/sss062&quot;,&quot;ISSN&quot;:&quot;1674-2052&quot;,&quot;issue&quot;:&quot;1&quot;,&quot;journalAbbreviation&quot;:&quot;Molecular Plant&quot;,&quot;language&quot;:&quot;en&quot;,&quot;page&quot;:&quot;202-215&quot;,&quot;source&quot;:&quot;ScienceDirect&quot;,&quot;title&quot;:&quot;OsELF3 Is Involved in Circadian Clock Regulation for Promoting Flowering under Long-Day Conditions in Rice&quot;,&quot;volume&quot;:&quot;6&quot;,&quot;author&quot;:[{&quot;family&quot;:&quot;Yang&quot;,&quot;given&quot;:&quot;Ying&quot;},{&quot;family&quot;:&quot;Peng&quot;,&quot;given&quot;:&quot;Qiang&quot;},{&quot;family&quot;:&quot;Chen&quot;,&quot;given&quot;:&quot;Guo-Xing&quot;},{&quot;family&quot;:&quot;Li&quot;,&quot;given&quot;:&quot;Xiang-Hua&quot;},{&quot;family&quot;:&quot;Wu&quot;,&quot;given&quot;:&quot;Chang-Yin&quot;}],&quot;issued&quot;:{&quot;date-parts&quot;:[[&quot;2013&quot;,1,1]]}}}],&quot;schema&quot;:&quot;https://github.com/citation-style-language/schema/raw/master/csl-citation.json&quot;} RNDnVMWDaMG8m"/><text:span text:style-name="T18"> and other crops </text:span><text:reference-mark-start text:name="ZOTERO_ITEM CSL_CITATION {&quot;citationID&quot;:&quot;bAeVlWCy&quot;,&quot;properties&quot;:{&quot;formattedCitation&quot;:&quot;(Pin and Nilsson 2012; Weller et al. 2012)&quot;,&quot;plainCitation&quot;:&quot;(Pin and Nilsson 2012; Weller et al. 2012)&quot;,&quot;noteIndex&quot;:0},&quot;citationItems&quot;:[{&quot;id&quot;:382,&quot;uris&quot;:[&quot;http://zotero.org/users/local/hlrmlGwQ/items/ZIRWY97V&quot;],&quot;uri&quot;:[&quot;http://zotero.org/users/local/hlrmlGwQ/items/ZIRWY97V&quot;],&quot;itemData&quot;:{&quot;id&quot;:382,&quot;type&quot;:&quot;article-journal&quot;,&quot;abstract&quot;:&quot;One of the key developmental processes in flowering plants is the differentiation of the shoot apical meristem into a floral meristem. This transition is regulated through the integration of environmental and endogenous stimuli, involving a complex, hierarchical signalling network. In arabidopsis, the FLOWERING LOCUS T (FT) protein, a mobile signal recognized as a major component of florigen, has a central position in mediating the onset of flowering. FT-like genes seem to be involved in regulating the floral transition in all angiosperms examined to date. Evidence from molecular evolution studies suggests that the emergence of FT-like genes coincided with the evolution of the flowering plants. Hence, the role of FT in floral promotion is conserved, but appears to be restricted to the angiosperms. Besides flowering, FT-like proteins have also been identified as major regulatory factors in a wide range of developmental processes including fruit set, vegetative growth, stomatal control and tuberization. These multifaceted roles of FT-like proteins have resulted from extensive gene duplication events, which occurred independently in nearly all modern angiosperm lineages, followed by sub- or neo-functionalization. This review assesses the plethora of roles that FT-like genes have acquired during evolution and their implications in plant diversity, adaptation and domestication.&quot;,&quot;container-title&quot;:&quot;Plant, Cell &amp; Environment&quot;,&quot;DOI&quot;:&quot;https://doi.org/10.1111/j.1365-3040.2012.02558.x&quot;,&quot;ISSN&quot;:&quot;1365-3040&quot;,&quot;issue&quot;:&quot;10&quot;,&quot;language&quot;:&quot;en&quot;,&quot;note&quot;:&quot;_eprint: https://onlinelibrary.wiley.com/doi/pdf/10.1111/j.1365-3040.2012.02558.x&quot;,&quot;page&quot;:&quot;1742-1755&quot;,&quot;source&quot;:&quot;Wiley Online Library&quot;,&quot;title&quot;:&quot;The multifaceted roles of FLOWERING LOCUS T in plant development&quot;,&quot;volume&quot;:&quot;35&quot;,&quot;author&quot;:[{&quot;family&quot;:&quot;Pin&quot;,&quot;given&quot;:&quot;P. A.&quot;},{&quot;family&quot;:&quot;Nilsson&quot;,&quot;given&quot;:&quot;O.&quot;}],&quot;issued&quot;:{&quot;date-parts&quot;:[[&quot;2012&quot;]]}}},{&quot;id&quot;:387,&quot;uris&quot;:[&quot;http://zotero.org/users/local/hlrmlGwQ/items/Z8K7W2I3&quot;],&quot;uri&quot;:[&quot;http://zotero.org/users/local/hlrmlGwQ/items/Z8K7W2I3&quot;],&quot;itemData&quot;:{&quot;id&quot;:387,&quot;type&quot;:&quot;article-journal&quot;,&quot;abstract&quot;:&quot;Legumes were among the first plant species to be domesticated, and accompanied cereals in expansion of agriculture from the Fertile Crescent into diverse environments across the Mediterranean basin, Europe, Central Asia, and the Indian subcontinent. Although several recent studies have outlined the molecular basis for domestication and eco-geographic adaptation in the two main cereals from this region, wheat and barley, similar questions remain largely unexplored in their legume counterparts. Here we identify two major loci controlling differences in photoperiod response between wild and domesticated pea, and show that one of these, HIGH RESPONSE TO PHOTOPERIOD (HR), is an ortholog of EARLY FLOWERING 3 (ELF3), a gene involved in circadian clock function. We found that a significant proportion of flowering time variation in global pea germplasm is controlled by HR, with a single, widespread functional variant conferring altered circadian rhythms and the reduced photoperiod response associated with the spring habit. We also present evidence that ELF3 has a similar role in lentil, another major legume crop, with a distinct functional variant contributing to reduced photoperiod response in cultivars widely deployed in short-season environments. Our results identify the factor likely to have permitted the successful prehistoric expansion of legume cultivation to Northern Europe, and define a conserved genetic basis for major adaptive changes in flowering phenology and growth habit in an important crop group.&quot;,&quot;container-title&quot;:&quot;Proceedings of the National Academy of Sciences&quot;,&quot;DOI&quot;:&quot;10.1073/pnas.1207943110&quot;,&quot;ISSN&quot;:&quot;0027-8424, 1091-6490&quot;,&quot;issue&quot;:&quot;51&quot;,&quot;journalAbbreviation&quot;:&quot;PNAS&quot;,&quot;language&quot;:&quot;en&quot;,&quot;note&quot;:&quot;publisher: National Academy of Sciences\nsection: Biological Sciences\nPMID: 23213200&quot;,&quot;page&quot;:&quot;21158-21163&quot;,&quot;source&quot;:&quot;www.pnas.org&quot;,&quot;title&quot;:&quot;A conserved molecular basis for photoperiod adaptation in two temperate legumes&quot;,&quot;volume&quot;:&quot;109&quot;,&quot;author&quot;:[{&quot;family&quot;:&quot;Weller&quot;,&quot;given&quot;:&quot;James L.&quot;},{&quot;family&quot;:&quot;Liew&quot;,&quot;given&quot;:&quot;Lim Chee&quot;},{&quot;family&quot;:&quot;Hecht&quot;,&quot;given&quot;:&quot;Valérie F. G.&quot;},{&quot;family&quot;:&quot;Rajandran&quot;,&quot;given&quot;:&quot;Vinodan&quot;},{&quot;family&quot;:&quot;Laurie&quot;,&quot;given&quot;:&quot;Rebecca E.&quot;},{&quot;family&quot;:&quot;Ridge&quot;,&quot;given&quot;:&quot;Stephen&quot;},{&quot;family&quot;:&quot;Wenden&quot;,&quot;given&quot;:&quot;Bénédicte&quot;},{&quot;family&quot;:&quot;Schoor&quot;,&quot;given&quot;:&quot;Jacqueline K. Vander&quot;},{&quot;family&quot;:&quot;Jaminon&quot;,&quot;given&quot;:&quot;Odile&quot;},{&quot;family&quot;:&quot;Blassiau&quot;,&quot;given&quot;:&quot;Christelle&quot;},{&quot;family&quot;:&quot;Dalmais&quot;,&quot;given&quot;:&quot;Marion&quot;},{&quot;family&quot;:&quot;Rameau&quot;,&quot;given&quot;:&quot;Catherine&quot;},{&quot;family&quot;:&quot;Bendahmane&quot;,&quot;given&quot;:&quot;Abdelhafid&quot;},{&quot;family&quot;:&quot;Macknight&quot;,&quot;given&quot;:&quot;Richard C.&quot;},{&quot;family&quot;:&quot;Lejeune-Hénaut&quot;,&quot;given&quot;:&quot;Isabelle&quot;}],&quot;issued&quot;:{&quot;date-parts&quot;:[[&quot;2012&quot;,12,18]]}}}],&quot;schema&quot;:&quot;https://github.com/citation-style-language/schema/raw/master/csl-citation.json&quot;} RNDuGUcmCyIFs"/><text:span text:style-name="T18">(Pin and Nilsson 2012; Weller et al. 2012)</text:span><text:reference-mark-end text:name="ZOTERO_ITEM CSL_CITATION {&quot;citationID&quot;:&quot;bAeVlWCy&quot;,&quot;properties&quot;:{&quot;formattedCitation&quot;:&quot;(Pin and Nilsson 2012; Weller et al. 2012)&quot;,&quot;plainCitation&quot;:&quot;(Pin and Nilsson 2012; Weller et al. 2012)&quot;,&quot;noteIndex&quot;:0},&quot;citationItems&quot;:[{&quot;id&quot;:382,&quot;uris&quot;:[&quot;http://zotero.org/users/local/hlrmlGwQ/items/ZIRWY97V&quot;],&quot;uri&quot;:[&quot;http://zotero.org/users/local/hlrmlGwQ/items/ZIRWY97V&quot;],&quot;itemData&quot;:{&quot;id&quot;:382,&quot;type&quot;:&quot;article-journal&quot;,&quot;abstract&quot;:&quot;One of the key developmental processes in flowering plants is the differentiation of the shoot apical meristem into a floral meristem. This transition is regulated through the integration of environmental and endogenous stimuli, involving a complex, hierarchical signalling network. In arabidopsis, the FLOWERING LOCUS T (FT) protein, a mobile signal recognized as a major component of florigen, has a central position in mediating the onset of flowering. FT-like genes seem to be involved in regulating the floral transition in all angiosperms examined to date. Evidence from molecular evolution studies suggests that the emergence of FT-like genes coincided with the evolution of the flowering plants. Hence, the role of FT in floral promotion is conserved, but appears to be restricted to the angiosperms. Besides flowering, FT-like proteins have also been identified as major regulatory factors in a wide range of developmental processes including fruit set, vegetative growth, stomatal control and tuberization. These multifaceted roles of FT-like proteins have resulted from extensive gene duplication events, which occurred independently in nearly all modern angiosperm lineages, followed by sub- or neo-functionalization. This review assesses the plethora of roles that FT-like genes have acquired during evolution and their implications in plant diversity, adaptation and domestication.&quot;,&quot;container-title&quot;:&quot;Plant, Cell &amp; Environment&quot;,&quot;DOI&quot;:&quot;https://doi.org/10.1111/j.1365-3040.2012.02558.x&quot;,&quot;ISSN&quot;:&quot;1365-3040&quot;,&quot;issue&quot;:&quot;10&quot;,&quot;language&quot;:&quot;en&quot;,&quot;note&quot;:&quot;_eprint: https://onlinelibrary.wiley.com/doi/pdf/10.1111/j.1365-3040.2012.02558.x&quot;,&quot;page&quot;:&quot;1742-1755&quot;,&quot;source&quot;:&quot;Wiley Online Library&quot;,&quot;title&quot;:&quot;The multifaceted roles of FLOWERING LOCUS T in plant development&quot;,&quot;volume&quot;:&quot;35&quot;,&quot;author&quot;:[{&quot;family&quot;:&quot;Pin&quot;,&quot;given&quot;:&quot;P. A.&quot;},{&quot;family&quot;:&quot;Nilsson&quot;,&quot;given&quot;:&quot;O.&quot;}],&quot;issued&quot;:{&quot;date-parts&quot;:[[&quot;2012&quot;]]}}},{&quot;id&quot;:387,&quot;uris&quot;:[&quot;http://zotero.org/users/local/hlrmlGwQ/items/Z8K7W2I3&quot;],&quot;uri&quot;:[&quot;http://zotero.org/users/local/hlrmlGwQ/items/Z8K7W2I3&quot;],&quot;itemData&quot;:{&quot;id&quot;:387,&quot;type&quot;:&quot;article-journal&quot;,&quot;abstract&quot;:&quot;Legumes were among the first plant species to be domesticated, and accompanied cereals in expansion of agriculture from the Fertile Crescent into diverse environments across the Mediterranean basin, Europe, Central Asia, and the Indian subcontinent. Although several recent studies have outlined the molecular basis for domestication and eco-geographic adaptation in the two main cereals from this region, wheat and barley, similar questions remain largely unexplored in their legume counterparts. Here we identify two major loci controlling differences in photoperiod response between wild and domesticated pea, and show that one of these, HIGH RESPONSE TO PHOTOPERIOD (HR), is an ortholog of EARLY FLOWERING 3 (ELF3), a gene involved in circadian clock function. We found that a significant proportion of flowering time variation in global pea germplasm is controlled by HR, with a single, widespread functional variant conferring altered circadian rhythms and the reduced photoperiod response associated with the spring habit. We also present evidence that ELF3 has a similar role in lentil, another major legume crop, with a distinct functional variant contributing to reduced photoperiod response in cultivars widely deployed in short-season environments. Our results identify the factor likely to have permitted the successful prehistoric expansion of legume cultivation to Northern Europe, and define a conserved genetic basis for major adaptive changes in flowering phenology and growth habit in an important crop group.&quot;,&quot;container-title&quot;:&quot;Proceedings of the National Academy of Sciences&quot;,&quot;DOI&quot;:&quot;10.1073/pnas.1207943110&quot;,&quot;ISSN&quot;:&quot;0027-8424, 1091-6490&quot;,&quot;issue&quot;:&quot;51&quot;,&quot;journalAbbreviation&quot;:&quot;PNAS&quot;,&quot;language&quot;:&quot;en&quot;,&quot;note&quot;:&quot;publisher: National Academy of Sciences\nsection: Biological Sciences\nPMID: 23213200&quot;,&quot;page&quot;:&quot;21158-21163&quot;,&quot;source&quot;:&quot;www.pnas.org&quot;,&quot;title&quot;:&quot;A conserved molecular basis for photoperiod adaptation in two temperate legumes&quot;,&quot;volume&quot;:&quot;109&quot;,&quot;author&quot;:[{&quot;family&quot;:&quot;Weller&quot;,&quot;given&quot;:&quot;James L.&quot;},{&quot;family&quot;:&quot;Liew&quot;,&quot;given&quot;:&quot;Lim Chee&quot;},{&quot;family&quot;:&quot;Hecht&quot;,&quot;given&quot;:&quot;Valérie F. G.&quot;},{&quot;family&quot;:&quot;Rajandran&quot;,&quot;given&quot;:&quot;Vinodan&quot;},{&quot;family&quot;:&quot;Laurie&quot;,&quot;given&quot;:&quot;Rebecca E.&quot;},{&quot;family&quot;:&quot;Ridge&quot;,&quot;given&quot;:&quot;Stephen&quot;},{&quot;family&quot;:&quot;Wenden&quot;,&quot;given&quot;:&quot;Bénédicte&quot;},{&quot;family&quot;:&quot;Schoor&quot;,&quot;given&quot;:&quot;Jacqueline K. Vander&quot;},{&quot;family&quot;:&quot;Jaminon&quot;,&quot;given&quot;:&quot;Odile&quot;},{&quot;family&quot;:&quot;Blassiau&quot;,&quot;given&quot;:&quot;Christelle&quot;},{&quot;family&quot;:&quot;Dalmais&quot;,&quot;given&quot;:&quot;Marion&quot;},{&quot;family&quot;:&quot;Rameau&quot;,&quot;given&quot;:&quot;Catherine&quot;},{&quot;family&quot;:&quot;Bendahmane&quot;,&quot;given&quot;:&quot;Abdelhafid&quot;},{&quot;family&quot;:&quot;Macknight&quot;,&quot;given&quot;:&quot;Richard C.&quot;},{&quot;family&quot;:&quot;Lejeune-Hénaut&quot;,&quot;given&quot;:&quot;Isabelle&quot;}],&quot;issued&quot;:{&quot;date-parts&quot;:[[&quot;2012&quot;,12,18]]}}}],&quot;schema&quot;:&quot;https://github.com/citation-style-language/schema/raw/master/csl-citation.json&quot;} RNDuGUcmCyIFs"/><text:span text:style-name="T18">. In switchgrass, it has been broadly recognized that genetic differences in flowering date and photoperiod response will be an early point of exploitation in biomass crop breeding. F</text:span><text:span text:style-name="T69">lowering date was mapped prior to the release of the genome using diversity panels of upland individuals, and using upland by lowland </text:span><text:soft-page-break/><text:span text:style-name="T69">crosses </text:span><text:reference-mark-start text:name="ZOTERO_ITEM CSL_CITATION {&quot;citationID&quot;:&quot;7Yhhsyvb&quot;,&quot;properties&quot;:{&quot;formattedCitation&quot;:&quot;(Tornqvist et al. 2018; Grabowski et al. 2017; Taylor et al. 2018; Lowry et al. 2019; Milano, Lowry, and Juenger 2016)&quot;,&quot;plainCitation&quot;:&quot;(Tornqvist et al. 2018; Grabowski et al. 2017; Taylor et al. 2018; Lowry et al. 2019; Milano, Lowry, and Juenger 2016)&quot;,&quot;noteIndex&quot;:0},&quot;citationItems&quot;:[{&quot;id&quot;:407,&quot;uris&quot;:[&quot;http://zotero.org/users/local/hlrmlGwQ/items/94HPEM3E&quot;],&quot;uri&quot;:[&quot;http://zotero.org/users/local/hlrmlGwQ/items/94HPEM3E&quot;],&quot;itemData&quot;:{&quot;id&quot;:407,&quot;type&quot;:&quot;article-journal&quot;,&quot;abstract&quot;:&quot;Core Ideas Phenotypic data for two indicators of flowering time were assessed at two locations for two years. A genetic linkage map was created from a switchgrass pseudo-F2 population. Associations between phenotypic data and the linkage map were analyzed. Nine quantitative trait loci for flowering time were identified in the pseudo-F2 population. One significant quantitative trait locus was stably expressed in multiple environments. Flowering is an important developmental event in switchgrass (Panicum virgatum), as the time to complete the life cycle affects overall biomass accumulation. The objective of this study was to generate a linkage map using single nucleotide polymorphism (SNP) markers to identify quantitative trait loci (QTL) associated with flowering time. A pseudo-F2 population was created by crossing two siblings derived from an initial cross between the lowland population Ellsworth and the upland cultivar Summer. Heading and anthesis dates were collected for 2 yr at two locations: DeKalb, IL and Lafayette, IN. Nine QTL for flowering time were detected, two of which were heading-associated, four anthesis-associated, and three associated with both heading and anthesis. One QTL on linkage group (LG) 2a was detected for heading and anthesis in each location and year when environments were analyzed separately, and in a combined analysis across both locations and years. The effect on heading and anthesis of the QTL on LG 2a ranged from 4 to 13 and 5 to 9 d, respectively, depending on environment. Our findings validate QTL for switchgrass flowering time from previous research and identified additional QTL. Based on the switchgrass reference genome version 1.1, flowering time gene homologs reside near the LG 2a QTL and include PSEUDO RESPONSE REGULATOR 5, SUPPRESSOR OF FRIGIDA 4, and APETALA 1, respectively involved in the circadian clock, vernalization, and floral meristem identity. Markers linked to the QTL can be used to improve the efficiency of breeding switchgrass for delayed flowering to increase biomass yield.&quot;,&quot;container-title&quot;:&quot;The Plant Genome&quot;,&quot;DOI&quot;:&quot;https://doi.org/10.3835/plantgenome2017.10.0093&quot;,&quot;ISSN&quot;:&quot;1940-3372&quot;,&quot;issue&quot;:&quot;2&quot;,&quot;language&quot;:&quot;en&quot;,&quot;note&quot;:&quot;_eprint: https://acsess.onlinelibrary.wiley.com/doi/pdf/10.3835/plantgenome2017.10.0093&quot;,&quot;page&quot;:&quot;170093&quot;,&quot;source&quot;:&quot;Wiley Online Library&quot;,&quot;title&quot;:&quot;Quantitative Trait Locus Mapping for Flowering Time in a Lowland × Upland Switchgrass Pseudo-F2 Population&quot;,&quot;volume&quot;:&quot;11&quot;,&quot;author&quot;:[{&quot;family&quot;:&quot;Tornqvist&quot;,&quot;given&quot;:&quot;Carl-Erik&quot;},{&quot;family&quot;:&quot;Taylor&quot;,&quot;given&quot;:&quot;Megan&quot;},{&quot;family&quot;:&quot;Jiang&quot;,&quot;given&quot;:&quot;Yiwei&quot;},{&quot;family&quot;:&quot;Evans&quot;,&quot;given&quot;:&quot;Joseph&quot;},{&quot;family&quot;:&quot;Buell&quot;,&quot;given&quot;:&quot;C. Robin&quot;},{&quot;family&quot;:&quot;Kaeppler&quot;,&quot;given&quot;:&quot;Shawn M.&quot;},{&quot;family&quot;:&quot;Casler&quot;,&quot;given&quot;:&quot;Michael D.&quot;}],&quot;issued&quot;:{&quot;date-parts&quot;:[[&quot;2018&quot;]]}}},{&quot;id&quot;:402,&quot;uris&quot;:[&quot;http://zotero.org/users/local/hlrmlGwQ/items/LXNDL4E7&quot;],&quot;uri&quot;:[&quot;http://zotero.org/users/local/hlrmlGwQ/items/LXNDL4E7&quot;],&quot;itemData&quot;:{&quot;id&quot;:402,&quot;type&quot;:&quot;article-journal&quot;,&quot;abstract&quot;:&quot;Flowering time is a major determinant of biomass yield in switchgrass (Panicum virgatum), a perennial bioenergy crop, because later flowering allows for an extended period of vegetative growth and increased biomass production. A better understanding of the genetic regulation of flowering time in switchgrass will aid the development of switchgrass varieties with increased biomass yields, particularly at northern latitudes, where late-flowering but southern-adapted varieties have high winter mortality. We use genotypes derived from recently published exome-capture sequencing, which mitigates challenges related to the large, highly repetitive and polyploid switchgrass genome, to perform genome-wide association studies (GWAS) using flowering time data from a switchgrass association panel in an effort to characterize the genetic architecture and genes underlying flowering time regulation in switchgrass. We identify associations with flowering time at multiple loci, including in a homolog of FLOWERING LOCUS T and in a locus containing TIMELESS, a homolog of a key circadian regulator in animals. Our results suggest that flowering time variation in switchgrass is due to variation at many positions across the genome. The relationship of flowering time and geographic origin indicates likely roles for genes in the photoperiod and autonomous pathways in generating switchgrass flowering time variation.&quot;,&quot;container-title&quot;:&quot;The New Phytologist&quot;,&quot;DOI&quot;:&quot;10.1111/nph.14101&quot;,&quot;ISSN&quot;:&quot;1469-8137&quot;,&quot;issue&quot;:&quot;1&quot;,&quot;journalAbbreviation&quot;:&quot;New Phytol&quot;,&quot;language&quot;:&quot;eng&quot;,&quot;note&quot;:&quot;PMID: 27443672&quot;,&quot;page&quot;:&quot;154-169&quot;,&quot;source&quot;:&quot;PubMed&quot;,&quot;title&quot;:&quot;Genome-wide associations with flowering time in switchgrass using exome-capture sequencing data&quot;,&quot;volume&quot;:&quot;213&quot;,&quot;author&quot;:[{&quot;family&quot;:&quot;Grabowski&quot;,&quot;given&quot;:&quot;Paul P.&quot;},{&quot;family&quot;:&quot;Evans&quot;,&quot;given&quot;:&quot;Joseph&quot;},{&quot;family&quot;:&quot;Daum&quot;,&quot;given&quot;:&quot;Chris&quot;},{&quot;family&quot;:&quot;Deshpande&quot;,&quot;given&quot;:&quot;Shweta&quot;},{&quot;family&quot;:&quot;Barry&quot;,&quot;given&quot;:&quot;Kerrie W.&quot;},{&quot;family&quot;:&quot;Kennedy&quot;,&quot;given&quot;:&quot;Megan&quot;},{&quot;family&quot;:&quot;Ramstein&quot;,&quot;given&quot;:&quot;Guillaume&quot;},{&quot;family&quot;:&quot;Kaeppler&quot;,&quot;given&quot;:&quot;Shawn M.&quot;},{&quot;family&quot;:&quot;Buell&quot;,&quot;given&quot;:&quot;C. Robin&quot;},{&quot;family&quot;:&quot;Jiang&quot;,&quot;given&quot;:&quot;Yiwei&quot;},{&quot;family&quot;:&quot;Casler&quot;,&quot;given&quot;:&quot;Michael D.&quot;}],&quot;issued&quot;:{&quot;date-parts&quot;:[[&quot;2017&quot;,1]]}}},{&quot;id&quot;:405,&quot;uris&quot;:[&quot;http://zotero.org/users/local/hlrmlGwQ/items/43BLTSH9&quot;],&quot;uri&quot;:[&quot;http://zotero.org/users/local/hlrmlGwQ/items/43BLTSH9&quot;],&quot;itemData&quot;:{&quot;id&quot;:405,&quot;type&quot;:&quot;article-journal&quot;,&quot;abstract&quot;:&quot;Switchgrass (Panicum virgatum) is a native prairie grass and valuable bio-energy crop. The physiological change from juvenile to reproductive adult can draw important resources away from growth into producing reproductive structures, thereby limiting the growth potential of early flowering plants. Delaying the flowering of switchgrass is one approach by which to increase total biomass. The objective of this research was to identify genetic variants and candidate genes for controlling heading and anthesis in segregating switchgrass populations. Four pseudo- F2 populations (two pairs of reciprocal crosses) were developed from lowland (late flowering) and upland (early flowering) ecotypes, and heading and anthesis dates of these populations were collected in Lafayette, IN and DeKalb, IL in 2015 and 2016. Across two years, there was a 34- and 73-day difference in heading and a 52- and 75-day difference in anthesis at the Lafayette and DeKalb locations, respectively. A total of 37,901 single nucleotide polymorphisms obtained by exome capture sequencing of the populations were used in a genome-wide association study (GWAS) that identified five significant signals at three loci for heading and two loci for anthesis. Among them, a homolog of FLOWERING LOCUS T on chromosome 5b associated with heading date was identified at the Lafayette location across two years. A homolog of ARABIDOPSIS PSEUDO-RESPONSE REGULATOR 5, a light modulator in the circadian clock associated with heading date was detected on chromosome 8a across locations and years. These results demonstrate that genetic variants related to floral development could lend themselves to a long-term goal of developing late flowering varieties of switchgrass with high biomass yield.&quot;,&quot;container-title&quot;:&quot;Frontiers in Plant Science&quot;,&quot;DOI&quot;:&quot;10.3389/fpls.2018.01250&quot;,&quot;ISSN&quot;:&quot;1664-462X&quot;,&quot;journalAbbreviation&quot;:&quot;Front. Plant Sci.&quot;,&quot;language&quot;:&quot;English&quot;,&quot;note&quot;:&quot;publisher: Frontiers&quot;,&quot;source&quot;:&quot;Frontiers&quot;,&quot;title&quot;:&quot;Genome-Wide Association Study in Pseudo-F2 Populations of Switchgrass Identifies Genetic Loci Affecting Heading and Anthesis Dates&quot;,&quot;URL&quot;:&quot;https://www.frontiersin.org/articles/10.3389/fpls.2018.01250/full&quot;,&quot;volume&quot;:&quot;9&quot;,&quot;author&quot;:[{&quot;family&quot;:&quot;Taylor&quot;,&quot;given&quot;:&quot;Megan&quot;},{&quot;family&quot;:&quot;Tornqvist&quot;,&quot;given&quot;:&quot;Carl-Erik&quot;},{&quot;family&quot;:&quot;Zhao&quot;,&quot;given&quot;:&quot;Xiongwei&quot;},{&quot;family&quot;:&quot;Grabowski&quot;,&quot;given&quot;:&quot;Paul&quot;},{&quot;family&quot;:&quot;Doerge&quot;,&quot;given&quot;:&quot;Rebecca&quot;},{&quot;family&quot;:&quot;Ma&quot;,&quot;given&quot;:&quot;Jianxin&quot;},{&quot;family&quot;:&quot;Volenec&quot;,&quot;given&quot;:&quot;Jeffrey&quot;},{&quot;family&quot;:&quot;Evans&quot;,&quot;given&quot;:&quot;Joseph&quot;},{&quot;family&quot;:&quot;Ramstein&quot;,&quot;given&quot;:&quot;Guillaume P.&quot;},{&quot;family&quot;:&quot;Sanciangco&quot;,&quot;given&quot;:&quot;Millicent D.&quot;},{&quot;family&quot;:&quot;Buell&quot;,&quot;given&quot;:&quot;C. Robin&quot;},{&quot;family&quot;:&quot;Casler&quot;,&quot;given&quot;:&quot;Michael D.&quot;},{&quot;family&quot;:&quot;Jiang&quot;,&quot;given&quot;:&quot;Yiwei&quot;}],&quot;accessed&quot;:{&quot;date-parts&quot;:[[&quot;2021&quot;,2,3]]},&quot;issued&quot;:{&quot;date-parts&quot;:[[&quot;2018&quot;]]}}},{&quot;id&quot;:467,&quot;uris&quot;:[&quot;http://zotero.org/users/local/hlrmlGwQ/items/CPCVNI2M&quot;],&quot;uri&quot;:[&quot;http://zotero.org/users/local/hlrmlGwQ/items/CPCVNI2M&quot;],&quot;itemData&quot;:{&quot;id&quot;:467,&quot;type&quot;:&quot;article-journal&quot;,&quot;abstract&quot;:&quot;Local adaptation is the process by which natural selection drives adaptive phenotypic divergence across environmental gradients. Theory suggests that local adaptation results from genetic trade-offs at individual genetic loci, where adaptation to one set of environmental conditions results in a cost to fitness in alternative environments. However, the degree to which there are costs associated with local adaptation is poorly understood because most of these experiments rely on two-site reciprocal transplant experiments. Here, we quantify the benefits and costs of locally adaptive loci across 17° of latitude in a four-grandparent outbred mapping population in outcrossing switchgrass (Panicum virgatum L.), an emerging biofuel crop and dominant tallgrass species. We conducted quantitative trait locus (QTL) mapping across 10 sites, ranging from Texas to South Dakota. This analysis revealed that beneficial biomass (fitness) QTL generally incur minimal costs when transplanted to other field sites distributed over a large climatic gradient over the 2 y of our study. Therefore, locally advantageous alleles could potentially be combined across multiple loci through breeding to create high-yielding regionally adapted cultivars.&quot;,&quot;container-title&quot;:&quot;Proceedings of the National Academy of Sciences&quot;,&quot;DOI&quot;:&quot;10.1073/pnas.1821543116&quot;,&quot;ISSN&quot;:&quot;0027-8424, 1091-6490&quot;,&quot;issue&quot;:&quot;26&quot;,&quot;journalAbbreviation&quot;:&quot;PNAS&quot;,&quot;language&quot;:&quot;en&quot;,&quot;note&quot;:&quot;publisher: National Academy of Sciences\nsection: PNAS Plus\nPMID: 31182579&quot;,&quot;page&quot;:&quot;12933-12941&quot;,&quot;source&quot;:&quot;www.pnas.org&quot;,&quot;title&quot;:&quot;QTL × environment interactions underlie adaptive divergence in switchgrass across a large latitudinal gradient&quot;,&quot;volume&quot;:&quot;116&quot;,&quot;author&quot;:[{&quot;family&quot;:&quot;Lowry&quot;,&quot;given&quot;:&quot;David B.&quot;},{&quot;family&quot;:&quot;Lovell&quot;,&quot;given&quot;:&quot;John T.&quot;},{&quot;family&quot;:&quot;Zhang&quot;,&quot;given&quot;:&quot;Li&quot;},{&quot;family&quot;:&quot;Bonnette&quot;,&quot;given&quot;:&quot;Jason&quot;},{&quot;family&quot;:&quot;Fay&quot;,&quot;given&quot;:&quot;Philip A.&quot;},{&quot;family&quot;:&quot;Mitchell&quot;,&quot;given&quot;:&quot;Robert B.&quot;},{&quot;family&quot;:&quot;Lloyd-Reilley&quot;,&quot;given&quot;:&quot;John&quot;},{&quot;family&quot;:&quot;Boe&quot;,&quot;given&quot;:&quot;Arvid R.&quot;},{&quot;family&quot;:&quot;Wu&quot;,&quot;given&quot;:&quot;Yanqi&quot;},{&quot;family&quot;:&quot;Rouquette&quot;,&quot;given&quot;:&quot;Francis M.&quot;},{&quot;family&quot;:&quot;Wynia&quot;,&quot;given&quot;:&quot;Richard L.&quot;},{&quot;family&quot;:&quot;Weng&quot;,&quot;given&quot;:&quot;Xiaoyu&quot;},{&quot;family&quot;:&quot;Behrman&quot;,&quot;given&quot;:&quot;Kathrine D.&quot;},{&quot;family&quot;:&quot;Healey&quot;,&quot;given&quot;:&quot;Adam&quot;},{&quot;family&quot;:&quot;Barry&quot;,&quot;given&quot;:&quot;Kerrie&quot;},{&quot;family&quot;:&quot;Lipzen&quot;,&quot;given&quot;:&quot;Anna&quot;},{&quot;family&quot;:&quot;Bauer&quot;,&quot;given&quot;:&quot;Diane&quot;},{&quot;family&quot;:&quot;Sharma&quot;,&quot;given&quot;:&quot;Aditi&quot;},{&quot;family&quot;:&quot;Jenkins&quot;,&quot;given&quot;:&quot;Jerry&quot;},{&quot;family&quot;:&quot;Schmutz&quot;,&quot;given&quot;:&quot;Jeremy&quot;},{&quot;family&quot;:&quot;Fritschi&quot;,&quot;given&quot;:&quot;Felix B.&quot;},{&quot;family&quot;:&quot;Juenger&quot;,&quot;given&quot;:&quot;Thomas E.&quot;}],&quot;issued&quot;:{&quot;date-parts&quot;:[[&quot;2019&quot;,6,25]]}}},{&quot;id&quot;:447,&quot;uris&quot;:[&quot;http://zotero.org/users/local/hlrmlGwQ/items/Y85IAWU5&quot;],&quot;uri&quot;:[&quot;http://zotero.org/users/local/hlrmlGwQ/items/Y85IAWU5&quot;],&quot;itemData&quot;:{&quot;id&quot;:447,&quot;type&quot;:&quot;article-journal&quot;,&quot;abstract&quot;:&quot;The evolution of locally adapted ecotypes is a common phenomenon that generates diversity within plant species. However, we know surprisingly little about the genetic mechanisms underlying the locally adapted traits involved in ecotype formation. The genetic architecture underlying locally adapted traits dictates how an organism will respond to environmental selection pressures, and has major implications for evolutionary ecology, conservation, and crop breeding. To understand the genetic architecture underlying the divergence of switchgrass (Panicum virgatum) ecotypes, we constructed a genetic mapping population through a four-way outbred cross between two northern upland and two southern lowland accessions. Trait segregation in this mapping population was largely consistent with multiple independent loci controlling the suite of traits that characterizes ecotype divergence. We assembled a joint linkage map using ddRADseq, and mapped quantitative trait loci (QTL) for traits that are divergent between ecotypes, including flowering time, plant size, physiological processes, and disease resistance. Overall, we found that most QTL had small to intermediate effects. While we identified colocalizing QTL for multiple traits, we did not find any large-effect QTL that clearly controlled multiple traits through pleiotropy or tight physical linkage. These results indicate that ecologically important traits in switchgrass have a complex genetic basis, and that similar loci may underlie divergence across the geographic range of the ecotypes.&quot;,&quot;container-title&quot;:&quot;G3 Genes|Genomes|Genetics&quot;,&quot;DOI&quot;:&quot;10.1534/g3.116.032763&quot;,&quot;ISSN&quot;:&quot;2160-1836&quot;,&quot;issue&quot;:&quot;11&quot;,&quot;journalAbbreviation&quot;:&quot;G3 Genes|Genomes|Genetics&quot;,&quot;page&quot;:&quot;3561-3570&quot;,&quot;source&quot;:&quot;Silverchair&quot;,&quot;title&quot;:&quot;The Genetic Basis of Upland/Lowland Ecotype Divergence in Switchgrass (Panicum virgatum)&quot;,&quot;volume&quot;:&quot;6&quot;,&quot;author&quot;:[{&quot;family&quot;:&quot;Milano&quot;,&quot;given&quot;:&quot;Elizabeth R&quot;},{&quot;family&quot;:&quot;Lowry&quot;,&quot;given&quot;:&quot;David B&quot;},{&quot;family&quot;:&quot;Juenger&quot;,&quot;given&quot;:&quot;Thomas E&quot;}],&quot;issued&quot;:{&quot;date-parts&quot;:[[&quot;2016&quot;,11,1]]}}}],&quot;schema&quot;:&quot;https://github.com/citation-style-language/schema/raw/master/csl-citation.json&quot;} RNDJck6ZlkWtb"/><text:span text:style-name="T69">(Tornqvist et al. 2018; Grabowski et al. 2017; Taylor et al. 2018; Lowry et al. 2019; Milano, Lowry, and Juenger 2016)</text:span><text:reference-mark-end text:name="ZOTERO_ITEM CSL_CITATION {&quot;citationID&quot;:&quot;7Yhhsyvb&quot;,&quot;properties&quot;:{&quot;formattedCitation&quot;:&quot;(Tornqvist et al. 2018; Grabowski et al. 2017; Taylor et al. 2018; Lowry et al. 2019; Milano, Lowry, and Juenger 2016)&quot;,&quot;plainCitation&quot;:&quot;(Tornqvist et al. 2018; Grabowski et al. 2017; Taylor et al. 2018; Lowry et al. 2019; Milano, Lowry, and Juenger 2016)&quot;,&quot;noteIndex&quot;:0},&quot;citationItems&quot;:[{&quot;id&quot;:407,&quot;uris&quot;:[&quot;http://zotero.org/users/local/hlrmlGwQ/items/94HPEM3E&quot;],&quot;uri&quot;:[&quot;http://zotero.org/users/local/hlrmlGwQ/items/94HPEM3E&quot;],&quot;itemData&quot;:{&quot;id&quot;:407,&quot;type&quot;:&quot;article-journal&quot;,&quot;abstract&quot;:&quot;Core Ideas Phenotypic data for two indicators of flowering time were assessed at two locations for two years. A genetic linkage map was created from a switchgrass pseudo-F2 population. Associations between phenotypic data and the linkage map were analyzed. Nine quantitative trait loci for flowering time were identified in the pseudo-F2 population. One significant quantitative trait locus was stably expressed in multiple environments. Flowering is an important developmental event in switchgrass (Panicum virgatum), as the time to complete the life cycle affects overall biomass accumulation. The objective of this study was to generate a linkage map using single nucleotide polymorphism (SNP) markers to identify quantitative trait loci (QTL) associated with flowering time. A pseudo-F2 population was created by crossing two siblings derived from an initial cross between the lowland population Ellsworth and the upland cultivar Summer. Heading and anthesis dates were collected for 2 yr at two locations: DeKalb, IL and Lafayette, IN. Nine QTL for flowering time were detected, two of which were heading-associated, four anthesis-associated, and three associated with both heading and anthesis. One QTL on linkage group (LG) 2a was detected for heading and anthesis in each location and year when environments were analyzed separately, and in a combined analysis across both locations and years. The effect on heading and anthesis of the QTL on LG 2a ranged from 4 to 13 and 5 to 9 d, respectively, depending on environment. Our findings validate QTL for switchgrass flowering time from previous research and identified additional QTL. Based on the switchgrass reference genome version 1.1, flowering time gene homologs reside near the LG 2a QTL and include PSEUDO RESPONSE REGULATOR 5, SUPPRESSOR OF FRIGIDA 4, and APETALA 1, respectively involved in the circadian clock, vernalization, and floral meristem identity. Markers linked to the QTL can be used to improve the efficiency of breeding switchgrass for delayed flowering to increase biomass yield.&quot;,&quot;container-title&quot;:&quot;The Plant Genome&quot;,&quot;DOI&quot;:&quot;https://doi.org/10.3835/plantgenome2017.10.0093&quot;,&quot;ISSN&quot;:&quot;1940-3372&quot;,&quot;issue&quot;:&quot;2&quot;,&quot;language&quot;:&quot;en&quot;,&quot;note&quot;:&quot;_eprint: https://acsess.onlinelibrary.wiley.com/doi/pdf/10.3835/plantgenome2017.10.0093&quot;,&quot;page&quot;:&quot;170093&quot;,&quot;source&quot;:&quot;Wiley Online Library&quot;,&quot;title&quot;:&quot;Quantitative Trait Locus Mapping for Flowering Time in a Lowland × Upland Switchgrass Pseudo-F2 Population&quot;,&quot;volume&quot;:&quot;11&quot;,&quot;author&quot;:[{&quot;family&quot;:&quot;Tornqvist&quot;,&quot;given&quot;:&quot;Carl-Erik&quot;},{&quot;family&quot;:&quot;Taylor&quot;,&quot;given&quot;:&quot;Megan&quot;},{&quot;family&quot;:&quot;Jiang&quot;,&quot;given&quot;:&quot;Yiwei&quot;},{&quot;family&quot;:&quot;Evans&quot;,&quot;given&quot;:&quot;Joseph&quot;},{&quot;family&quot;:&quot;Buell&quot;,&quot;given&quot;:&quot;C. Robin&quot;},{&quot;family&quot;:&quot;Kaeppler&quot;,&quot;given&quot;:&quot;Shawn M.&quot;},{&quot;family&quot;:&quot;Casler&quot;,&quot;given&quot;:&quot;Michael D.&quot;}],&quot;issued&quot;:{&quot;date-parts&quot;:[[&quot;2018&quot;]]}}},{&quot;id&quot;:402,&quot;uris&quot;:[&quot;http://zotero.org/users/local/hlrmlGwQ/items/LXNDL4E7&quot;],&quot;uri&quot;:[&quot;http://zotero.org/users/local/hlrmlGwQ/items/LXNDL4E7&quot;],&quot;itemData&quot;:{&quot;id&quot;:402,&quot;type&quot;:&quot;article-journal&quot;,&quot;abstract&quot;:&quot;Flowering time is a major determinant of biomass yield in switchgrass (Panicum virgatum), a perennial bioenergy crop, because later flowering allows for an extended period of vegetative growth and increased biomass production. A better understanding of the genetic regulation of flowering time in switchgrass will aid the development of switchgrass varieties with increased biomass yields, particularly at northern latitudes, where late-flowering but southern-adapted varieties have high winter mortality. We use genotypes derived from recently published exome-capture sequencing, which mitigates challenges related to the large, highly repetitive and polyploid switchgrass genome, to perform genome-wide association studies (GWAS) using flowering time data from a switchgrass association panel in an effort to characterize the genetic architecture and genes underlying flowering time regulation in switchgrass. We identify associations with flowering time at multiple loci, including in a homolog of FLOWERING LOCUS T and in a locus containing TIMELESS, a homolog of a key circadian regulator in animals. Our results suggest that flowering time variation in switchgrass is due to variation at many positions across the genome. The relationship of flowering time and geographic origin indicates likely roles for genes in the photoperiod and autonomous pathways in generating switchgrass flowering time variation.&quot;,&quot;container-title&quot;:&quot;The New Phytologist&quot;,&quot;DOI&quot;:&quot;10.1111/nph.14101&quot;,&quot;ISSN&quot;:&quot;1469-8137&quot;,&quot;issue&quot;:&quot;1&quot;,&quot;journalAbbreviation&quot;:&quot;New Phytol&quot;,&quot;language&quot;:&quot;eng&quot;,&quot;note&quot;:&quot;PMID: 27443672&quot;,&quot;page&quot;:&quot;154-169&quot;,&quot;source&quot;:&quot;PubMed&quot;,&quot;title&quot;:&quot;Genome-wide associations with flowering time in switchgrass using exome-capture sequencing data&quot;,&quot;volume&quot;:&quot;213&quot;,&quot;author&quot;:[{&quot;family&quot;:&quot;Grabowski&quot;,&quot;given&quot;:&quot;Paul P.&quot;},{&quot;family&quot;:&quot;Evans&quot;,&quot;given&quot;:&quot;Joseph&quot;},{&quot;family&quot;:&quot;Daum&quot;,&quot;given&quot;:&quot;Chris&quot;},{&quot;family&quot;:&quot;Deshpande&quot;,&quot;given&quot;:&quot;Shweta&quot;},{&quot;family&quot;:&quot;Barry&quot;,&quot;given&quot;:&quot;Kerrie W.&quot;},{&quot;family&quot;:&quot;Kennedy&quot;,&quot;given&quot;:&quot;Megan&quot;},{&quot;family&quot;:&quot;Ramstein&quot;,&quot;given&quot;:&quot;Guillaume&quot;},{&quot;family&quot;:&quot;Kaeppler&quot;,&quot;given&quot;:&quot;Shawn M.&quot;},{&quot;family&quot;:&quot;Buell&quot;,&quot;given&quot;:&quot;C. Robin&quot;},{&quot;family&quot;:&quot;Jiang&quot;,&quot;given&quot;:&quot;Yiwei&quot;},{&quot;family&quot;:&quot;Casler&quot;,&quot;given&quot;:&quot;Michael D.&quot;}],&quot;issued&quot;:{&quot;date-parts&quot;:[[&quot;2017&quot;,1]]}}},{&quot;id&quot;:405,&quot;uris&quot;:[&quot;http://zotero.org/users/local/hlrmlGwQ/items/43BLTSH9&quot;],&quot;uri&quot;:[&quot;http://zotero.org/users/local/hlrmlGwQ/items/43BLTSH9&quot;],&quot;itemData&quot;:{&quot;id&quot;:405,&quot;type&quot;:&quot;article-journal&quot;,&quot;abstract&quot;:&quot;Switchgrass (Panicum virgatum) is a native prairie grass and valuable bio-energy crop. The physiological change from juvenile to reproductive adult can draw important resources away from growth into producing reproductive structures, thereby limiting the growth potential of early flowering plants. Delaying the flowering of switchgrass is one approach by which to increase total biomass. The objective of this research was to identify genetic variants and candidate genes for controlling heading and anthesis in segregating switchgrass populations. Four pseudo- F2 populations (two pairs of reciprocal crosses) were developed from lowland (late flowering) and upland (early flowering) ecotypes, and heading and anthesis dates of these populations were collected in Lafayette, IN and DeKalb, IL in 2015 and 2016. Across two years, there was a 34- and 73-day difference in heading and a 52- and 75-day difference in anthesis at the Lafayette and DeKalb locations, respectively. A total of 37,901 single nucleotide polymorphisms obtained by exome capture sequencing of the populations were used in a genome-wide association study (GWAS) that identified five significant signals at three loci for heading and two loci for anthesis. Among them, a homolog of FLOWERING LOCUS T on chromosome 5b associated with heading date was identified at the Lafayette location across two years. A homolog of ARABIDOPSIS PSEUDO-RESPONSE REGULATOR 5, a light modulator in the circadian clock associated with heading date was detected on chromosome 8a across locations and years. These results demonstrate that genetic variants related to floral development could lend themselves to a long-term goal of developing late flowering varieties of switchgrass with high biomass yield.&quot;,&quot;container-title&quot;:&quot;Frontiers in Plant Science&quot;,&quot;DOI&quot;:&quot;10.3389/fpls.2018.01250&quot;,&quot;ISSN&quot;:&quot;1664-462X&quot;,&quot;journalAbbreviation&quot;:&quot;Front. Plant Sci.&quot;,&quot;language&quot;:&quot;English&quot;,&quot;note&quot;:&quot;publisher: Frontiers&quot;,&quot;source&quot;:&quot;Frontiers&quot;,&quot;title&quot;:&quot;Genome-Wide Association Study in Pseudo-F2 Populations of Switchgrass Identifies Genetic Loci Affecting Heading and Anthesis Dates&quot;,&quot;URL&quot;:&quot;https://www.frontiersin.org/articles/10.3389/fpls.2018.01250/full&quot;,&quot;volume&quot;:&quot;9&quot;,&quot;author&quot;:[{&quot;family&quot;:&quot;Taylor&quot;,&quot;given&quot;:&quot;Megan&quot;},{&quot;family&quot;:&quot;Tornqvist&quot;,&quot;given&quot;:&quot;Carl-Erik&quot;},{&quot;family&quot;:&quot;Zhao&quot;,&quot;given&quot;:&quot;Xiongwei&quot;},{&quot;family&quot;:&quot;Grabowski&quot;,&quot;given&quot;:&quot;Paul&quot;},{&quot;family&quot;:&quot;Doerge&quot;,&quot;given&quot;:&quot;Rebecca&quot;},{&quot;family&quot;:&quot;Ma&quot;,&quot;given&quot;:&quot;Jianxin&quot;},{&quot;family&quot;:&quot;Volenec&quot;,&quot;given&quot;:&quot;Jeffrey&quot;},{&quot;family&quot;:&quot;Evans&quot;,&quot;given&quot;:&quot;Joseph&quot;},{&quot;family&quot;:&quot;Ramstein&quot;,&quot;given&quot;:&quot;Guillaume P.&quot;},{&quot;family&quot;:&quot;Sanciangco&quot;,&quot;given&quot;:&quot;Millicent D.&quot;},{&quot;family&quot;:&quot;Buell&quot;,&quot;given&quot;:&quot;C. Robin&quot;},{&quot;family&quot;:&quot;Casler&quot;,&quot;given&quot;:&quot;Michael D.&quot;},{&quot;family&quot;:&quot;Jiang&quot;,&quot;given&quot;:&quot;Yiwei&quot;}],&quot;accessed&quot;:{&quot;date-parts&quot;:[[&quot;2021&quot;,2,3]]},&quot;issued&quot;:{&quot;date-parts&quot;:[[&quot;2018&quot;]]}}},{&quot;id&quot;:467,&quot;uris&quot;:[&quot;http://zotero.org/users/local/hlrmlGwQ/items/CPCVNI2M&quot;],&quot;uri&quot;:[&quot;http://zotero.org/users/local/hlrmlGwQ/items/CPCVNI2M&quot;],&quot;itemData&quot;:{&quot;id&quot;:467,&quot;type&quot;:&quot;article-journal&quot;,&quot;abstract&quot;:&quot;Local adaptation is the process by which natural selection drives adaptive phenotypic divergence across environmental gradients. Theory suggests that local adaptation results from genetic trade-offs at individual genetic loci, where adaptation to one set of environmental conditions results in a cost to fitness in alternative environments. However, the degree to which there are costs associated with local adaptation is poorly understood because most of these experiments rely on two-site reciprocal transplant experiments. Here, we quantify the benefits and costs of locally adaptive loci across 17° of latitude in a four-grandparent outbred mapping population in outcrossing switchgrass (Panicum virgatum L.), an emerging biofuel crop and dominant tallgrass species. We conducted quantitative trait locus (QTL) mapping across 10 sites, ranging from Texas to South Dakota. This analysis revealed that beneficial biomass (fitness) QTL generally incur minimal costs when transplanted to other field sites distributed over a large climatic gradient over the 2 y of our study. Therefore, locally advantageous alleles could potentially be combined across multiple loci through breeding to create high-yielding regionally adapted cultivars.&quot;,&quot;container-title&quot;:&quot;Proceedings of the National Academy of Sciences&quot;,&quot;DOI&quot;:&quot;10.1073/pnas.1821543116&quot;,&quot;ISSN&quot;:&quot;0027-8424, 1091-6490&quot;,&quot;issue&quot;:&quot;26&quot;,&quot;journalAbbreviation&quot;:&quot;PNAS&quot;,&quot;language&quot;:&quot;en&quot;,&quot;note&quot;:&quot;publisher: National Academy of Sciences\nsection: PNAS Plus\nPMID: 31182579&quot;,&quot;page&quot;:&quot;12933-12941&quot;,&quot;source&quot;:&quot;www.pnas.org&quot;,&quot;title&quot;:&quot;QTL × environment interactions underlie adaptive divergence in switchgrass across a large latitudinal gradient&quot;,&quot;volume&quot;:&quot;116&quot;,&quot;author&quot;:[{&quot;family&quot;:&quot;Lowry&quot;,&quot;given&quot;:&quot;David B.&quot;},{&quot;family&quot;:&quot;Lovell&quot;,&quot;given&quot;:&quot;John T.&quot;},{&quot;family&quot;:&quot;Zhang&quot;,&quot;given&quot;:&quot;Li&quot;},{&quot;family&quot;:&quot;Bonnette&quot;,&quot;given&quot;:&quot;Jason&quot;},{&quot;family&quot;:&quot;Fay&quot;,&quot;given&quot;:&quot;Philip A.&quot;},{&quot;family&quot;:&quot;Mitchell&quot;,&quot;given&quot;:&quot;Robert B.&quot;},{&quot;family&quot;:&quot;Lloyd-Reilley&quot;,&quot;given&quot;:&quot;John&quot;},{&quot;family&quot;:&quot;Boe&quot;,&quot;given&quot;:&quot;Arvid R.&quot;},{&quot;family&quot;:&quot;Wu&quot;,&quot;given&quot;:&quot;Yanqi&quot;},{&quot;family&quot;:&quot;Rouquette&quot;,&quot;given&quot;:&quot;Francis M.&quot;},{&quot;family&quot;:&quot;Wynia&quot;,&quot;given&quot;:&quot;Richard L.&quot;},{&quot;family&quot;:&quot;Weng&quot;,&quot;given&quot;:&quot;Xiaoyu&quot;},{&quot;family&quot;:&quot;Behrman&quot;,&quot;given&quot;:&quot;Kathrine D.&quot;},{&quot;family&quot;:&quot;Healey&quot;,&quot;given&quot;:&quot;Adam&quot;},{&quot;family&quot;:&quot;Barry&quot;,&quot;given&quot;:&quot;Kerrie&quot;},{&quot;family&quot;:&quot;Lipzen&quot;,&quot;given&quot;:&quot;Anna&quot;},{&quot;family&quot;:&quot;Bauer&quot;,&quot;given&quot;:&quot;Diane&quot;},{&quot;family&quot;:&quot;Sharma&quot;,&quot;given&quot;:&quot;Aditi&quot;},{&quot;family&quot;:&quot;Jenkins&quot;,&quot;given&quot;:&quot;Jerry&quot;},{&quot;family&quot;:&quot;Schmutz&quot;,&quot;given&quot;:&quot;Jeremy&quot;},{&quot;family&quot;:&quot;Fritschi&quot;,&quot;given&quot;:&quot;Felix B.&quot;},{&quot;family&quot;:&quot;Juenger&quot;,&quot;given&quot;:&quot;Thomas E.&quot;}],&quot;issued&quot;:{&quot;date-parts&quot;:[[&quot;2019&quot;,6,25]]}}},{&quot;id&quot;:447,&quot;uris&quot;:[&quot;http://zotero.org/users/local/hlrmlGwQ/items/Y85IAWU5&quot;],&quot;uri&quot;:[&quot;http://zotero.org/users/local/hlrmlGwQ/items/Y85IAWU5&quot;],&quot;itemData&quot;:{&quot;id&quot;:447,&quot;type&quot;:&quot;article-journal&quot;,&quot;abstract&quot;:&quot;The evolution of locally adapted ecotypes is a common phenomenon that generates diversity within plant species. However, we know surprisingly little about the genetic mechanisms underlying the locally adapted traits involved in ecotype formation. The genetic architecture underlying locally adapted traits dictates how an organism will respond to environmental selection pressures, and has major implications for evolutionary ecology, conservation, and crop breeding. To understand the genetic architecture underlying the divergence of switchgrass (Panicum virgatum) ecotypes, we constructed a genetic mapping population through a four-way outbred cross between two northern upland and two southern lowland accessions. Trait segregation in this mapping population was largely consistent with multiple independent loci controlling the suite of traits that characterizes ecotype divergence. We assembled a joint linkage map using ddRADseq, and mapped quantitative trait loci (QTL) for traits that are divergent between ecotypes, including flowering time, plant size, physiological processes, and disease resistance. Overall, we found that most QTL had small to intermediate effects. While we identified colocalizing QTL for multiple traits, we did not find any large-effect QTL that clearly controlled multiple traits through pleiotropy or tight physical linkage. These results indicate that ecologically important traits in switchgrass have a complex genetic basis, and that similar loci may underlie divergence across the geographic range of the ecotypes.&quot;,&quot;container-title&quot;:&quot;G3 Genes|Genomes|Genetics&quot;,&quot;DOI&quot;:&quot;10.1534/g3.116.032763&quot;,&quot;ISSN&quot;:&quot;2160-1836&quot;,&quot;issue&quot;:&quot;11&quot;,&quot;journalAbbreviation&quot;:&quot;G3 Genes|Genomes|Genetics&quot;,&quot;page&quot;:&quot;3561-3570&quot;,&quot;source&quot;:&quot;Silverchair&quot;,&quot;title&quot;:&quot;The Genetic Basis of Upland/Lowland Ecotype Divergence in Switchgrass (Panicum virgatum)&quot;,&quot;volume&quot;:&quot;6&quot;,&quot;author&quot;:[{&quot;family&quot;:&quot;Milano&quot;,&quot;given&quot;:&quot;Elizabeth R&quot;},{&quot;family&quot;:&quot;Lowry&quot;,&quot;given&quot;:&quot;David B&quot;},{&quot;family&quot;:&quot;Juenger&quot;,&quot;given&quot;:&quot;Thomas E&quot;}],&quot;issued&quot;:{&quot;date-parts&quot;:[[&quot;2016&quot;,11,1]]}}}],&quot;schema&quot;:&quot;https://github.com/citation-style-language/schema/raw/master/csl-citation.json&quot;} RNDJck6ZlkWtb"/>.</text:p>
      <text:p text:style-name="P34"><text:tab/>Recent statistical advances in studying phenological GxE have involved determining critical environmental indices before the phenological event occurs, <text:span text:style-name="T133">such as photothermal time within a critical growth window</text:span> <text:reference-mark-start text:name="ZOTERO_ITEM CSL_CITATION {&quot;citationID&quot;:&quot;C3Gz9sWo&quot;,&quot;properties&quot;:{&quot;formattedCitation&quot;:&quot;(Li et al. 2018)&quot;,&quot;plainCitation&quot;:&quot;(Li et al. 2018)&quot;,&quot;noteIndex&quot;:0},&quot;citationItems&quot;:[{&quot;id&quot;:200,&quot;uris&quot;:[&quot;http://zotero.org/users/local/hlrmlGwQ/items/ALZUZICD&quot;],&quot;uri&quot;:[&quot;http://zotero.org/users/local/hlrmlGwQ/items/ALZUZICD&quot;],&quot;itemData&quot;:{&quot;id&quot;:200,&quot;type&quot;:&quot;article-journal&quot;,&quot;abstract&quot;:&quot;Observed phenotypic variation in living organisms is shaped by genomes, environment, and their interactions. Flowering time under natural conditions can showcase the diverse outcome of the gene–environment interplay. However, identifying hidden patterns and specific factors underlying phenotypic plasticity under natural field conditions remains challenging. With a genetic population showing dynamic changes in flowering time, here we show that the integrated analyses of genomic responses to diverse environments is powerful to reveal the underlying genetic architecture. Specifically, the effect continuum of individual genes (\n              Ma\n              \n                1\n              \n              ,\n              Ma\n              \n                6\n              \n              ,\n              FT\n              , and\n              ELF3\n              ) was found to vary in size and in direction along an environmental gradient that was quantified by photothermal time, a combination of two environmental factors (photoperiod and temperature). Gene–gene interaction was also contributing to the observed phenotypic plasticity. With the identified environmental index to quantitatively connect environments, a systematic genome-wide performance prediction framework was established through either genotype-specific reaction-norm parameters or genome-wide marker-effect continua. These parallel genome-wide approaches were demonstrated for in-season and on-target performance prediction by simultaneously exploiting genomics, environment profiling, and performance information. Improved understanding of mechanisms for phenotypic plasticity enables a concerted exploration that turns challenge into opportunity.&quot;,&quot;container-title&quot;:&quot;Proceedings of the National Academy of Sciences&quot;,&quot;DOI&quot;:&quot;10.1073/pnas.1718326115&quot;,&quot;ISSN&quot;:&quot;0027-8424, 1091-6490&quot;,&quot;issue&quot;:&quot;26&quot;,&quot;journalAbbreviation&quot;:&quot;Proc Natl Acad Sci USA&quot;,&quot;language&quot;:&quot;en&quot;,&quot;page&quot;:&quot;6679-6684&quot;,&quot;source&quot;:&quot;DOI.org (Crossref)&quot;,&quot;title&quot;:&quot;Genomic and environmental determinants and their interplay underlying phenotypic plasticity&quot;,&quot;volume&quot;:&quot;115&quot;,&quot;author&quot;:[{&quot;family&quot;:&quot;Li&quot;,&quot;given&quot;:&quot;Xin&quot;},{&quot;family&quot;:&quot;Guo&quot;,&quot;given&quot;:&quot;Tingting&quot;},{&quot;family&quot;:&quot;Mu&quot;,&quot;given&quot;:&quot;Qi&quot;},{&quot;family&quot;:&quot;Li&quot;,&quot;given&quot;:&quot;Xianran&quot;},{&quot;family&quot;:&quot;Yu&quot;,&quot;given&quot;:&quot;Jianming&quot;}],&quot;issued&quot;:{&quot;date-parts&quot;:[[&quot;2018&quot;,6,26]]}}}],&quot;schema&quot;:&quot;https://github.com/citation-style-language/schema/raw/master/csl-citation.json&quot;} RNDqJFuH8EBwF"/>(Li et al. 2018)<text:reference-mark-end text:name="ZOTERO_ITEM CSL_CITATION {&quot;citationID&quot;:&quot;C3Gz9sWo&quot;,&quot;properties&quot;:{&quot;formattedCitation&quot;:&quot;(Li et al. 2018)&quot;,&quot;plainCitation&quot;:&quot;(Li et al. 2018)&quot;,&quot;noteIndex&quot;:0},&quot;citationItems&quot;:[{&quot;id&quot;:200,&quot;uris&quot;:[&quot;http://zotero.org/users/local/hlrmlGwQ/items/ALZUZICD&quot;],&quot;uri&quot;:[&quot;http://zotero.org/users/local/hlrmlGwQ/items/ALZUZICD&quot;],&quot;itemData&quot;:{&quot;id&quot;:200,&quot;type&quot;:&quot;article-journal&quot;,&quot;abstract&quot;:&quot;Observed phenotypic variation in living organisms is shaped by genomes, environment, and their interactions. Flowering time under natural conditions can showcase the diverse outcome of the gene–environment interplay. However, identifying hidden patterns and specific factors underlying phenotypic plasticity under natural field conditions remains challenging. With a genetic population showing dynamic changes in flowering time, here we show that the integrated analyses of genomic responses to diverse environments is powerful to reveal the underlying genetic architecture. Specifically, the effect continuum of individual genes (\n              Ma\n              \n                1\n              \n              ,\n              Ma\n              \n                6\n              \n              ,\n              FT\n              , and\n              ELF3\n              ) was found to vary in size and in direction along an environmental gradient that was quantified by photothermal time, a combination of two environmental factors (photoperiod and temperature). Gene–gene interaction was also contributing to the observed phenotypic plasticity. With the identified environmental index to quantitatively connect environments, a systematic genome-wide performance prediction framework was established through either genotype-specific reaction-norm parameters or genome-wide marker-effect continua. These parallel genome-wide approaches were demonstrated for in-season and on-target performance prediction by simultaneously exploiting genomics, environment profiling, and performance information. Improved understanding of mechanisms for phenotypic plasticity enables a concerted exploration that turns challenge into opportunity.&quot;,&quot;container-title&quot;:&quot;Proceedings of the National Academy of Sciences&quot;,&quot;DOI&quot;:&quot;10.1073/pnas.1718326115&quot;,&quot;ISSN&quot;:&quot;0027-8424, 1091-6490&quot;,&quot;issue&quot;:&quot;26&quot;,&quot;journalAbbreviation&quot;:&quot;Proc Natl Acad Sci USA&quot;,&quot;language&quot;:&quot;en&quot;,&quot;page&quot;:&quot;6679-6684&quot;,&quot;source&quot;:&quot;DOI.org (Crossref)&quot;,&quot;title&quot;:&quot;Genomic and environmental determinants and their interplay underlying phenotypic plasticity&quot;,&quot;volume&quot;:&quot;115&quot;,&quot;author&quot;:[{&quot;family&quot;:&quot;Li&quot;,&quot;given&quot;:&quot;Xin&quot;},{&quot;family&quot;:&quot;Guo&quot;,&quot;given&quot;:&quot;Tingting&quot;},{&quot;family&quot;:&quot;Mu&quot;,&quot;given&quot;:&quot;Qi&quot;},{&quot;family&quot;:&quot;Li&quot;,&quot;given&quot;:&quot;Xianran&quot;},{&quot;family&quot;:&quot;Yu&quot;,&quot;given&quot;:&quot;Jianming&quot;}],&quot;issued&quot;:{&quot;date-parts&quot;:[[&quot;2018&quot;,6,26]]}}}],&quot;schema&quot;:&quot;https://github.com/citation-style-language/schema/raw/master/csl-citation.json&quot;} RNDqJFuH8EBwF"/>. <text:s/>Most studies of flowering GxE focus on finding a single, best fitting form of genotype-environment covariance, even though we expect different genetic subpopulations, and even different genomic regions, to have evolved distinct patterns of GxE. Additionally, despite theoretical models that local adaptation should involve antagonistic pleiotropy, or sign-changing GxE, at the level of individual loci <text:reference-mark-start text:name="ZOTERO_ITEM CSL_CITATION {&quot;citationID&quot;:&quot;tlvTRGer&quot;,&quot;properties&quot;:{&quot;formattedCitation&quot;:&quot;(Levene 1953; Felsenstein 1976; Kawecki and Ebert 2004; Hedrick 1986)&quot;,&quot;plainCitation&quot;:&quot;(Levene 1953; Felsenstein 1976; Kawecki and Ebert 2004; Hedrick 1986)&quot;,&quot;noteIndex&quot;:0},&quot;citationItems&quot;:[{&quot;id&quot;:506,&quot;uris&quot;:[&quot;http://zotero.org/users/local/hlrmlGwQ/items/DDQJ4DBQ&quot;],&quot;uri&quot;:[&quot;http://zotero.org/users/local/hlrmlGwQ/items/DDQJ4DBQ&quot;],&quot;itemData&quot;:{&quot;id&quot;:506,&quot;type&quot;:&quot;article-journal&quot;,&quot;container-title&quot;:&quot;The American Naturalist&quot;,&quot;DOI&quot;:&quot;10.1086/281792&quot;,&quot;ISSN&quot;:&quot;0003-0147&quot;,&quot;issue&quot;:&quot;836&quot;,&quot;journalAbbreviation&quot;:&quot;The American Naturalist&quot;,&quot;note&quot;:&quot;publisher: The University of Chicago Press&quot;,&quot;page&quot;:&quot;331-333&quot;,&quot;source&quot;:&quot;journals.uchicago.edu (Atypon)&quot;,&quot;title&quot;:&quot;Genetic Equilibrium When More Than One Ecological Niche is Available&quot;,&quot;volume&quot;:&quot;87&quot;,&quot;author&quot;:[{&quot;family&quot;:&quot;Levene&quot;,&quot;given&quot;:&quot;Howard&quot;}],&quot;issued&quot;:{&quot;date-parts&quot;:[[&quot;1953&quot;,9,1]]}}},{&quot;id&quot;:507,&quot;uris&quot;:[&quot;http://zotero.org/users/local/hlrmlGwQ/items/2IBE9X77&quot;],&quot;uri&quot;:[&quot;http://zotero.org/users/local/hlrmlGwQ/items/2IBE9X77&quot;],&quot;itemData&quot;:{&quot;id&quot;:507,&quot;type&quot;:&quot;article-journal&quot;,&quot;container-title&quot;:&quot;Annual Review of Genetics&quot;,&quot;DOI&quot;:&quot;10.1146/annurev.ge.10.120176.001345&quot;,&quot;issue&quot;:&quot;1&quot;,&quot;note&quot;:&quot;_eprint: https://doi.org/10.1146/annurev.ge.10.120176.001345\nPMID: 797310&quot;,&quot;page&quot;:&quot;253-280&quot;,&quot;source&quot;:&quot;Annual Reviews&quot;,&quot;title&quot;:&quot;The Theoretical Population Genetics of Variable Selection and Migration&quot;,&quot;volume&quot;:&quot;10&quot;,&quot;author&quot;:[{&quot;family&quot;:&quot;Felsenstein&quot;,&quot;given&quot;:&quot;Joseph&quot;}],&quot;issued&quot;:{&quot;date-parts&quot;:[[&quot;1976&quot;]]}}},{&quot;id&quot;:512,&quot;uris&quot;:[&quot;http://zotero.org/users/local/hlrmlGwQ/items/DZYS8IBI&quot;],&quot;uri&quot;:[&quot;http://zotero.org/users/local/hlrmlGwQ/items/DZYS8IBI&quot;],&quot;itemData&quot;:{&quot;id&quot;:512,&quot;type&quot;:&quot;article-journal&quot;,&quot;abstract&quot;:&quot;Studies of local adaptation provide important insights into the power of natural selection relative to gene flow and other evolutionary forces. They are a paradigm for testing evolutionary hypotheses about traits favoured by particular environmental factors. This paper is an attempt to summarize the conceptual framework for local adaptation studies. We first review theoretical work relevant for local adaptation. Then we discuss reciprocal transplant and common garden experiments designed to detect local adaptation in the pattern of deme × habitat interaction for fitness. Finally, we review research questions and approaches to studying the processes of local adaptation – divergent natural selection, dispersal and gene flow, and other processes affecting adaptive differentiation of local demes. We advocate multifaceted approaches to the study of local adaptation, and stress the need for experiments explicitly addressing hypotheses about the role of particular ecological and genetic factors that promote or hinder local adaptation. Experimental evolution of replicated populations in controlled spatially heterogeneous environments allow direct tests of such hypotheses, and thus would be a valuable way to complement research on natural populations.&quot;,&quot;container-title&quot;:&quot;Ecology Letters&quot;,&quot;DOI&quot;:&quot;https://doi.org/10.1111/j.1461-0248.2004.00684.x&quot;,&quot;ISSN&quot;:&quot;1461-0248&quot;,&quot;issue&quot;:&quot;12&quot;,&quot;language&quot;:&quot;en&quot;,&quot;note&quot;:&quot;_eprint: https://onlinelibrary.wiley.com/doi/pdf/10.1111/j.1461-0248.2004.00684.x&quot;,&quot;page&quot;:&quot;1225-1241&quot;,&quot;source&quot;:&quot;Wiley Online Library&quot;,&quot;title&quot;:&quot;Conceptual issues in local adaptation&quot;,&quot;volume&quot;:&quot;7&quot;,&quot;author&quot;:[{&quot;family&quot;:&quot;Kawecki&quot;,&quot;given&quot;:&quot;Tadeusz J.&quot;},{&quot;family&quot;:&quot;Ebert&quot;,&quot;given&quot;:&quot;Dieter&quot;}],&quot;issued&quot;:{&quot;date-parts&quot;:[[&quot;2004&quot;]]}}},{&quot;id&quot;:509,&quot;uris&quot;:[&quot;http://zotero.org/users/local/hlrmlGwQ/items/N7N8TICN&quot;],&quot;uri&quot;:[&quot;http://zotero.org/users/local/hlrmlGwQ/items/N7N8TICN&quot;],&quot;itemData&quot;:{&quot;id&quot;:509,&quot;type&quot;:&quot;article-journal&quot;,&quot;container-title&quot;:&quot;Annual Review of Ecology and Systematics&quot;,&quot;DOI&quot;:&quot;10.1146/annurev.es.17.110186.002535&quot;,&quot;issue&quot;:&quot;1&quot;,&quot;note&quot;:&quot;_eprint: https://doi.org/10.1146/annurev.es.17.110186.002535&quot;,&quot;page&quot;:&quot;535-566&quot;,&quot;source&quot;:&quot;Annual Reviews&quot;,&quot;title&quot;:&quot;Genetic Polymorphism in Heterogeneous Environments: A Decade Later&quot;,&quot;title-short&quot;:&quot;Genetic Polymorphism in Heterogeneous Environments&quot;,&quot;volume&quot;:&quot;17&quot;,&quot;author&quot;:[{&quot;family&quot;:&quot;Hedrick&quot;,&quot;given&quot;:&quot;P W&quot;}],&quot;issued&quot;:{&quot;date-parts&quot;:[[&quot;1986&quot;]]}}}],&quot;schema&quot;:&quot;https://github.com/citation-style-language/schema/raw/master/csl-citation.json&quot;} RNDSbVq5xzcad"/>(Levene 1953; Felsenstein 1976; Kawecki and Ebert 2004; Hedrick 1986)<text:reference-mark-end text:name="ZOTERO_ITEM CSL_CITATION {&quot;citationID&quot;:&quot;tlvTRGer&quot;,&quot;properties&quot;:{&quot;formattedCitation&quot;:&quot;(Levene 1953; Felsenstein 1976; Kawecki and Ebert 2004; Hedrick 1986)&quot;,&quot;plainCitation&quot;:&quot;(Levene 1953; Felsenstein 1976; Kawecki and Ebert 2004; Hedrick 1986)&quot;,&quot;noteIndex&quot;:0},&quot;citationItems&quot;:[{&quot;id&quot;:506,&quot;uris&quot;:[&quot;http://zotero.org/users/local/hlrmlGwQ/items/DDQJ4DBQ&quot;],&quot;uri&quot;:[&quot;http://zotero.org/users/local/hlrmlGwQ/items/DDQJ4DBQ&quot;],&quot;itemData&quot;:{&quot;id&quot;:506,&quot;type&quot;:&quot;article-journal&quot;,&quot;container-title&quot;:&quot;The American Naturalist&quot;,&quot;DOI&quot;:&quot;10.1086/281792&quot;,&quot;ISSN&quot;:&quot;0003-0147&quot;,&quot;issue&quot;:&quot;836&quot;,&quot;journalAbbreviation&quot;:&quot;The American Naturalist&quot;,&quot;note&quot;:&quot;publisher: The University of Chicago Press&quot;,&quot;page&quot;:&quot;331-333&quot;,&quot;source&quot;:&quot;journals.uchicago.edu (Atypon)&quot;,&quot;title&quot;:&quot;Genetic Equilibrium When More Than One Ecological Niche is Available&quot;,&quot;volume&quot;:&quot;87&quot;,&quot;author&quot;:[{&quot;family&quot;:&quot;Levene&quot;,&quot;given&quot;:&quot;Howard&quot;}],&quot;issued&quot;:{&quot;date-parts&quot;:[[&quot;1953&quot;,9,1]]}}},{&quot;id&quot;:507,&quot;uris&quot;:[&quot;http://zotero.org/users/local/hlrmlGwQ/items/2IBE9X77&quot;],&quot;uri&quot;:[&quot;http://zotero.org/users/local/hlrmlGwQ/items/2IBE9X77&quot;],&quot;itemData&quot;:{&quot;id&quot;:507,&quot;type&quot;:&quot;article-journal&quot;,&quot;container-title&quot;:&quot;Annual Review of Genetics&quot;,&quot;DOI&quot;:&quot;10.1146/annurev.ge.10.120176.001345&quot;,&quot;issue&quot;:&quot;1&quot;,&quot;note&quot;:&quot;_eprint: https://doi.org/10.1146/annurev.ge.10.120176.001345\nPMID: 797310&quot;,&quot;page&quot;:&quot;253-280&quot;,&quot;source&quot;:&quot;Annual Reviews&quot;,&quot;title&quot;:&quot;The Theoretical Population Genetics of Variable Selection and Migration&quot;,&quot;volume&quot;:&quot;10&quot;,&quot;author&quot;:[{&quot;family&quot;:&quot;Felsenstein&quot;,&quot;given&quot;:&quot;Joseph&quot;}],&quot;issued&quot;:{&quot;date-parts&quot;:[[&quot;1976&quot;]]}}},{&quot;id&quot;:512,&quot;uris&quot;:[&quot;http://zotero.org/users/local/hlrmlGwQ/items/DZYS8IBI&quot;],&quot;uri&quot;:[&quot;http://zotero.org/users/local/hlrmlGwQ/items/DZYS8IBI&quot;],&quot;itemData&quot;:{&quot;id&quot;:512,&quot;type&quot;:&quot;article-journal&quot;,&quot;abstract&quot;:&quot;Studies of local adaptation provide important insights into the power of natural selection relative to gene flow and other evolutionary forces. They are a paradigm for testing evolutionary hypotheses about traits favoured by particular environmental factors. This paper is an attempt to summarize the conceptual framework for local adaptation studies. We first review theoretical work relevant for local adaptation. Then we discuss reciprocal transplant and common garden experiments designed to detect local adaptation in the pattern of deme × habitat interaction for fitness. Finally, we review research questions and approaches to studying the processes of local adaptation – divergent natural selection, dispersal and gene flow, and other processes affecting adaptive differentiation of local demes. We advocate multifaceted approaches to the study of local adaptation, and stress the need for experiments explicitly addressing hypotheses about the role of particular ecological and genetic factors that promote or hinder local adaptation. Experimental evolution of replicated populations in controlled spatially heterogeneous environments allow direct tests of such hypotheses, and thus would be a valuable way to complement research on natural populations.&quot;,&quot;container-title&quot;:&quot;Ecology Letters&quot;,&quot;DOI&quot;:&quot;https://doi.org/10.1111/j.1461-0248.2004.00684.x&quot;,&quot;ISSN&quot;:&quot;1461-0248&quot;,&quot;issue&quot;:&quot;12&quot;,&quot;language&quot;:&quot;en&quot;,&quot;note&quot;:&quot;_eprint: https://onlinelibrary.wiley.com/doi/pdf/10.1111/j.1461-0248.2004.00684.x&quot;,&quot;page&quot;:&quot;1225-1241&quot;,&quot;source&quot;:&quot;Wiley Online Library&quot;,&quot;title&quot;:&quot;Conceptual issues in local adaptation&quot;,&quot;volume&quot;:&quot;7&quot;,&quot;author&quot;:[{&quot;family&quot;:&quot;Kawecki&quot;,&quot;given&quot;:&quot;Tadeusz J.&quot;},{&quot;family&quot;:&quot;Ebert&quot;,&quot;given&quot;:&quot;Dieter&quot;}],&quot;issued&quot;:{&quot;date-parts&quot;:[[&quot;2004&quot;]]}}},{&quot;id&quot;:509,&quot;uris&quot;:[&quot;http://zotero.org/users/local/hlrmlGwQ/items/N7N8TICN&quot;],&quot;uri&quot;:[&quot;http://zotero.org/users/local/hlrmlGwQ/items/N7N8TICN&quot;],&quot;itemData&quot;:{&quot;id&quot;:509,&quot;type&quot;:&quot;article-journal&quot;,&quot;container-title&quot;:&quot;Annual Review of Ecology and Systematics&quot;,&quot;DOI&quot;:&quot;10.1146/annurev.es.17.110186.002535&quot;,&quot;issue&quot;:&quot;1&quot;,&quot;note&quot;:&quot;_eprint: https://doi.org/10.1146/annurev.es.17.110186.002535&quot;,&quot;page&quot;:&quot;535-566&quot;,&quot;source&quot;:&quot;Annual Reviews&quot;,&quot;title&quot;:&quot;Genetic Polymorphism in Heterogeneous Environments: A Decade Later&quot;,&quot;title-short&quot;:&quot;Genetic Polymorphism in Heterogeneous Environments&quot;,&quot;volume&quot;:&quot;17&quot;,&quot;author&quot;:[{&quot;family&quot;:&quot;Hedrick&quot;,&quot;given&quot;:&quot;P W&quot;}],&quot;issued&quot;:{&quot;date-parts&quot;:[[&quot;1986&quot;]]}}}],&quot;schema&quot;:&quot;https://github.com/citation-style-language/schema/raw/master/csl-citation.json&quot;} RNDSbVq5xzcad"/><text:span text:style-name="T18">, previous work has found limited evidence of antagonistic pleiotropy, and in fact has suffered from a known statistical bias that reduced detection of antagonistic pleiotropy </text:span><text:reference-mark-start text:name="ZOTERO_ITEM CSL_CITATION {&quot;citationID&quot;:&quot;GLQjhzrx&quot;,&quot;properties&quot;:{&quot;formattedCitation&quot;:&quot;(Anderson, Willis, and Mitchell-Olds 2011; Des Marais, Hernandez, and Juenger 2013; Anderson et al. 2013)&quot;,&quot;plainCitation&quot;:&quot;(Anderson, Willis, and Mitchell-Olds 2011; Des Marais, Hernandez, and Juenger 2013; Anderson et al. 2013)&quot;,&quot;noteIndex&quot;:0},&quot;citationItems&quot;:[{&quot;id&quot;:518,&quot;uris&quot;:[&quot;http://zotero.org/users/local/hlrmlGwQ/items/SGW5E6SF&quot;],&quot;uri&quot;:[&quot;http://zotero.org/users/local/hlrmlGwQ/items/SGW5E6SF&quot;],&quot;itemData&quot;:{&quot;id&quot;:518,&quot;type&quot;:&quot;article-journal&quot;,&quot;abstract&quot;:&quot;Plants provide unique opportunities to study the mechanistic basis and evolutionary processes of adaptation to diverse environmental conditions. Complementary laboratory and field experiments are important for testing hypothesis reflecting long term ecological and evolutionary history. For example, these approaches can infer whether local adaptation results from genetic tradeoffs (antagonistic pleiotropy), where native alleles are best adapted to local conditions, or if local adaptation is caused by conditional neutrality at many loci, where alleles show fitness differences in one environment, but not in the contrasting environment. Ecological genetics in natural populations of perennial or outcrossing plants also may differ substantially from model systems. In this review of the evolutionary genetics of plant adaptation, we emphasize the importance of field studies for understanding the evolutionary dynamics of model and non-model systems, highlight a key life history trait (flowering time), and discuss emerging conservation issues.&quot;,&quot;container-title&quot;:&quot;Trends in genetics : TIG&quot;,&quot;DOI&quot;:&quot;10.1016/j.tig.2011.04.001&quot;,&quot;ISSN&quot;:&quot;0168-9525&quot;,&quot;issue&quot;:&quot;7&quot;,&quot;journalAbbreviation&quot;:&quot;Trends Genet&quot;,&quot;note&quot;:&quot;PMID: 21550682\nPMCID: PMC3123387&quot;,&quot;page&quot;:&quot;258-266&quot;,&quot;source&quot;:&quot;PubMed Central&quot;,&quot;title&quot;:&quot;Evolutionary genetics of plant adaptation&quot;,&quot;volume&quot;:&quot;27&quot;,&quot;author&quot;:[{&quot;family&quot;:&quot;Anderson&quot;,&quot;given&quot;:&quot;Jill T.&quot;},{&quot;family&quot;:&quot;Willis&quot;,&quot;given&quot;:&quot;John H.&quot;},{&quot;family&quot;:&quot;Mitchell-Olds&quot;,&quot;given&quot;:&quot;Thomas&quot;}],&quot;issued&quot;:{&quot;date-parts&quot;:[[&quot;2011&quot;,7]]}}},{&quot;id&quot;:521,&quot;uris&quot;:[&quot;http://zotero.org/users/local/hlrmlGwQ/items/3C54BBEY&quot;],&quot;uri&quot;:[&quot;http://zotero.org/users/local/hlrmlGwQ/items/3C54BBEY&quot;],&quot;itemData&quot;:{&quot;id&quot;:521,&quot;type&quot;:&quot;article-journal&quot;,&quot;abstract&quot;:&quot;There is considerable interest in the occurrence and molecular mechanisms of phenotypic plasticity and genotype-by-environment interactions (G×E) in plant populations. The emergence of genomic tools, including quantitative trait locus (QTL) mapping and transcriptome studies, provides opportunities to identify G×E patterns and mechanisms across a diversity of phenotypes, species, and environments. We review progress in evaluating the presence and characterizing the mechanisms of G×E using genomic studies of abiotic responses in plants. Our review reveals that G×E is common, often caused by changes in the magnitude of genetic effects in response to the environment, and associated with diverse genetic factors and molecular variants. We illustrate this diversity with an examination of transcriptome studies and discussion of cloned genes underlying G×E. We discuss the caveats associated with existing studies and outline future directions for better understanding G×E and its impact on local adaptation and plant improvement.&quot;,&quot;container-title&quot;:&quot;Annual Review of Ecology, Evolution, and Systematics&quot;,&quot;DOI&quot;:&quot;10.1146/annurev-ecolsys-110512-135806&quot;,&quot;issue&quot;:&quot;1&quot;,&quot;note&quot;:&quot;_eprint: https://doi.org/10.1146/annurev-ecolsys-110512-135806&quot;,&quot;page&quot;:&quot;5-29&quot;,&quot;source&quot;:&quot;Annual Reviews&quot;,&quot;title&quot;:&quot;Genotype-by-Environment Interaction and Plasticity: Exploring Genomic Responses of Plants to the Abiotic Environment&quot;,&quot;title-short&quot;:&quot;Genotype-by-Environment Interaction and Plasticity&quot;,&quot;volume&quot;:&quot;44&quot;,&quot;author&quot;:[{&quot;family&quot;:&quot;Des Marais&quot;,&quot;given&quot;:&quot;David L.&quot;},{&quot;family&quot;:&quot;Hernandez&quot;,&quot;given&quot;:&quot;Kyle M.&quot;},{&quot;family&quot;:&quot;Juenger&quot;,&quot;given&quot;:&quot;Thomas E.&quot;}],&quot;issued&quot;:{&quot;date-parts&quot;:[[&quot;2013&quot;]]}}},{&quot;id&quot;:515,&quot;uris&quot;:[&quot;http://zotero.org/users/local/hlrmlGwQ/items/QMWC784Y&quot;],&quot;uri&quot;:[&quot;http://zotero.org/users/local/hlrmlGwQ/items/QMWC784Y&quot;],&quot;itemData&quot;:{&quot;id&quot;:515,&quot;type&quot;:&quot;article-journal&quot;,&quot;abstract&quot;:&quot;Divergent natural selection promotes local adaptation and can lead to reproductive isolation of populations in contrasting environments; however, the genetic basis of local adaptation remains largely unresolved in natural populations. Local adaptation might result from antagonistic pleiotropy, where alternate alleles are favored in distinct habitats, and polymorphism is maintained by selection. Alternatively, under conditional neutrality some alleles may be favored in one environment but neutral at other locations. Antagonistic pleiotropy maintains genetic variation across the landscape; however, there is a systematic bias against discovery of antagonistic pleiotropy since the fitness benefits of local alleles need to be significant in at least two environments., Here, we develop a generally applicable method to investigate polygenic local adaptation and identify loci that are the targets of selection. This approach evaluates allele frequency changes after selection at loci across the genome to distinguish antagonistic pleiotropy from conditional neutrality and deleterious variation. We investigate local adaptation at the QTL-level in field experiments, in which we expose 177 F6 recombinant inbred lines (RILs) and parental lines of Boechera stricta (Brassicaceae) to their parental environments over two seasons. We demonstrate polygenic selection for native alleles in both environments, with 2.8% of the genome exhibiting antagonistic pleiotropy, and 8% displaying conditional neutrality. Our study strongly supports antagonistic pleiotropy at one large-effect flowering phenology QTL (nFT): native homozygotes had significantly greater probabilities of flowering than foreign homozygotes in both parental environments. Such large-scale field studies are essential to elucidate the genetic basis of adaptation in natural populations.&quot;,&quot;container-title&quot;:&quot;Molecular ecology&quot;,&quot;DOI&quot;:&quot;10.1111/j.1365-294X.2012.05522.x&quot;,&quot;ISSN&quot;:&quot;0962-1083&quot;,&quot;issue&quot;:&quot;3&quot;,&quot;journalAbbreviation&quot;:&quot;Mol Ecol&quot;,&quot;note&quot;:&quot;PMID: 22420446\nPMCID: PMC3492549&quot;,&quot;page&quot;:&quot;699-708&quot;,&quot;source&quot;:&quot;PubMed Central&quot;,&quot;title&quot;:&quot;Genetic tradeoffs and conditional neutrality contribute to local adaptation&quot;,&quot;volume&quot;:&quot;22&quot;,&quot;author&quot;:[{&quot;family&quot;:&quot;Anderson&quot;,&quot;given&quot;:&quot;Jill T.&quot;},{&quot;family&quot;:&quot;Lee&quot;,&quot;given&quot;:&quot;Cheng-Ruei&quot;},{&quot;family&quot;:&quot;Rushworth&quot;,&quot;given&quot;:&quot;Catherine&quot;},{&quot;family&quot;:&quot;Colautti&quot;,&quot;given&quot;:&quot;Robert&quot;},{&quot;family&quot;:&quot;Mitchell-Olds&quot;,&quot;given&quot;:&quot;Thomas&quot;}],&quot;issued&quot;:{&quot;date-parts&quot;:[[&quot;2013&quot;,2]]}}}],&quot;schema&quot;:&quot;https://github.com/citation-style-language/schema/raw/master/csl-citation.json&quot;} RNDnv8RmhDlLt"/><text:span text:style-name="T18">(Anderson, Willis, and Mitchell-Olds 2011; Des Marais, Hernandez, and Juenger 2013; Anderson et al. 2013)</text:span><text:reference-mark-end text:name="ZOTERO_ITEM CSL_CITATION {&quot;citationID&quot;:&quot;GLQjhzrx&quot;,&quot;properties&quot;:{&quot;formattedCitation&quot;:&quot;(Anderson, Willis, and Mitchell-Olds 2011; Des Marais, Hernandez, and Juenger 2013; Anderson et al. 2013)&quot;,&quot;plainCitation&quot;:&quot;(Anderson, Willis, and Mitchell-Olds 2011; Des Marais, Hernandez, and Juenger 2013; Anderson et al. 2013)&quot;,&quot;noteIndex&quot;:0},&quot;citationItems&quot;:[{&quot;id&quot;:518,&quot;uris&quot;:[&quot;http://zotero.org/users/local/hlrmlGwQ/items/SGW5E6SF&quot;],&quot;uri&quot;:[&quot;http://zotero.org/users/local/hlrmlGwQ/items/SGW5E6SF&quot;],&quot;itemData&quot;:{&quot;id&quot;:518,&quot;type&quot;:&quot;article-journal&quot;,&quot;abstract&quot;:&quot;Plants provide unique opportunities to study the mechanistic basis and evolutionary processes of adaptation to diverse environmental conditions. Complementary laboratory and field experiments are important for testing hypothesis reflecting long term ecological and evolutionary history. For example, these approaches can infer whether local adaptation results from genetic tradeoffs (antagonistic pleiotropy), where native alleles are best adapted to local conditions, or if local adaptation is caused by conditional neutrality at many loci, where alleles show fitness differences in one environment, but not in the contrasting environment. Ecological genetics in natural populations of perennial or outcrossing plants also may differ substantially from model systems. In this review of the evolutionary genetics of plant adaptation, we emphasize the importance of field studies for understanding the evolutionary dynamics of model and non-model systems, highlight a key life history trait (flowering time), and discuss emerging conservation issues.&quot;,&quot;container-title&quot;:&quot;Trends in genetics : TIG&quot;,&quot;DOI&quot;:&quot;10.1016/j.tig.2011.04.001&quot;,&quot;ISSN&quot;:&quot;0168-9525&quot;,&quot;issue&quot;:&quot;7&quot;,&quot;journalAbbreviation&quot;:&quot;Trends Genet&quot;,&quot;note&quot;:&quot;PMID: 21550682\nPMCID: PMC3123387&quot;,&quot;page&quot;:&quot;258-266&quot;,&quot;source&quot;:&quot;PubMed Central&quot;,&quot;title&quot;:&quot;Evolutionary genetics of plant adaptation&quot;,&quot;volume&quot;:&quot;27&quot;,&quot;author&quot;:[{&quot;family&quot;:&quot;Anderson&quot;,&quot;given&quot;:&quot;Jill T.&quot;},{&quot;family&quot;:&quot;Willis&quot;,&quot;given&quot;:&quot;John H.&quot;},{&quot;family&quot;:&quot;Mitchell-Olds&quot;,&quot;given&quot;:&quot;Thomas&quot;}],&quot;issued&quot;:{&quot;date-parts&quot;:[[&quot;2011&quot;,7]]}}},{&quot;id&quot;:521,&quot;uris&quot;:[&quot;http://zotero.org/users/local/hlrmlGwQ/items/3C54BBEY&quot;],&quot;uri&quot;:[&quot;http://zotero.org/users/local/hlrmlGwQ/items/3C54BBEY&quot;],&quot;itemData&quot;:{&quot;id&quot;:521,&quot;type&quot;:&quot;article-journal&quot;,&quot;abstract&quot;:&quot;There is considerable interest in the occurrence and molecular mechanisms of phenotypic plasticity and genotype-by-environment interactions (G×E) in plant populations. The emergence of genomic tools, including quantitative trait locus (QTL) mapping and transcriptome studies, provides opportunities to identify G×E patterns and mechanisms across a diversity of phenotypes, species, and environments. We review progress in evaluating the presence and characterizing the mechanisms of G×E using genomic studies of abiotic responses in plants. Our review reveals that G×E is common, often caused by changes in the magnitude of genetic effects in response to the environment, and associated with diverse genetic factors and molecular variants. We illustrate this diversity with an examination of transcriptome studies and discussion of cloned genes underlying G×E. We discuss the caveats associated with existing studies and outline future directions for better understanding G×E and its impact on local adaptation and plant improvement.&quot;,&quot;container-title&quot;:&quot;Annual Review of Ecology, Evolution, and Systematics&quot;,&quot;DOI&quot;:&quot;10.1146/annurev-ecolsys-110512-135806&quot;,&quot;issue&quot;:&quot;1&quot;,&quot;note&quot;:&quot;_eprint: https://doi.org/10.1146/annurev-ecolsys-110512-135806&quot;,&quot;page&quot;:&quot;5-29&quot;,&quot;source&quot;:&quot;Annual Reviews&quot;,&quot;title&quot;:&quot;Genotype-by-Environment Interaction and Plasticity: Exploring Genomic Responses of Plants to the Abiotic Environment&quot;,&quot;title-short&quot;:&quot;Genotype-by-Environment Interaction and Plasticity&quot;,&quot;volume&quot;:&quot;44&quot;,&quot;author&quot;:[{&quot;family&quot;:&quot;Des Marais&quot;,&quot;given&quot;:&quot;David L.&quot;},{&quot;family&quot;:&quot;Hernandez&quot;,&quot;given&quot;:&quot;Kyle M.&quot;},{&quot;family&quot;:&quot;Juenger&quot;,&quot;given&quot;:&quot;Thomas E.&quot;}],&quot;issued&quot;:{&quot;date-parts&quot;:[[&quot;2013&quot;]]}}},{&quot;id&quot;:515,&quot;uris&quot;:[&quot;http://zotero.org/users/local/hlrmlGwQ/items/QMWC784Y&quot;],&quot;uri&quot;:[&quot;http://zotero.org/users/local/hlrmlGwQ/items/QMWC784Y&quot;],&quot;itemData&quot;:{&quot;id&quot;:515,&quot;type&quot;:&quot;article-journal&quot;,&quot;abstract&quot;:&quot;Divergent natural selection promotes local adaptation and can lead to reproductive isolation of populations in contrasting environments; however, the genetic basis of local adaptation remains largely unresolved in natural populations. Local adaptation might result from antagonistic pleiotropy, where alternate alleles are favored in distinct habitats, and polymorphism is maintained by selection. Alternatively, under conditional neutrality some alleles may be favored in one environment but neutral at other locations. Antagonistic pleiotropy maintains genetic variation across the landscape; however, there is a systematic bias against discovery of antagonistic pleiotropy since the fitness benefits of local alleles need to be significant in at least two environments., Here, we develop a generally applicable method to investigate polygenic local adaptation and identify loci that are the targets of selection. This approach evaluates allele frequency changes after selection at loci across the genome to distinguish antagonistic pleiotropy from conditional neutrality and deleterious variation. We investigate local adaptation at the QTL-level in field experiments, in which we expose 177 F6 recombinant inbred lines (RILs) and parental lines of Boechera stricta (Brassicaceae) to their parental environments over two seasons. We demonstrate polygenic selection for native alleles in both environments, with 2.8% of the genome exhibiting antagonistic pleiotropy, and 8% displaying conditional neutrality. Our study strongly supports antagonistic pleiotropy at one large-effect flowering phenology QTL (nFT): native homozygotes had significantly greater probabilities of flowering than foreign homozygotes in both parental environments. Such large-scale field studies are essential to elucidate the genetic basis of adaptation in natural populations.&quot;,&quot;container-title&quot;:&quot;Molecular ecology&quot;,&quot;DOI&quot;:&quot;10.1111/j.1365-294X.2012.05522.x&quot;,&quot;ISSN&quot;:&quot;0962-1083&quot;,&quot;issue&quot;:&quot;3&quot;,&quot;journalAbbreviation&quot;:&quot;Mol Ecol&quot;,&quot;note&quot;:&quot;PMID: 22420446\nPMCID: PMC3492549&quot;,&quot;page&quot;:&quot;699-708&quot;,&quot;source&quot;:&quot;PubMed Central&quot;,&quot;title&quot;:&quot;Genetic tradeoffs and conditional neutrality contribute to local adaptation&quot;,&quot;volume&quot;:&quot;22&quot;,&quot;author&quot;:[{&quot;family&quot;:&quot;Anderson&quot;,&quot;given&quot;:&quot;Jill T.&quot;},{&quot;family&quot;:&quot;Lee&quot;,&quot;given&quot;:&quot;Cheng-Ruei&quot;},{&quot;family&quot;:&quot;Rushworth&quot;,&quot;given&quot;:&quot;Catherine&quot;},{&quot;family&quot;:&quot;Colautti&quot;,&quot;given&quot;:&quot;Robert&quot;},{&quot;family&quot;:&quot;Mitchell-Olds&quot;,&quot;given&quot;:&quot;Thomas&quot;}],&quot;issued&quot;:{&quot;date-parts&quot;:[[&quot;2013&quot;,2]]}}}],&quot;schema&quot;:&quot;https://github.com/citation-style-language/schema/raw/master/csl-citation.json&quot;} RNDnv8RmhDlLt"/><text:span text:style-name="T18">. Thus, despite substantial interest in the frequencies of various forms of GxE, the prevalence of antagonistic pleiotropy relative to other forms of GxE remains unknown.</text:span></text:p>
      <text:p text:style-name="P46">Here, we grow and phenotype a diversity panel of hundreds of distinct switchgrass genotypes, clonal replicates of which were planted at eight common garden sites across 17 degrees of latitude. We use this panel to interrogate environmental mechanisms controlling green-up and flowering using multivariate adaptive shrinkage (mash), which allows us to specify multiple <text:span text:style-name="T110">ways SNP effects may covary with the environment and discriminate between these across subpopulations and genomic regions, and</text:span> does not have a statistical bias in detecting frequencies of different forms of GxE. We then use an outbred pseudo-F2 cross to confirm our genetic mapping of GxE for flowering. Taken together, our results allow us to describe the environmental cues, genes, and alleles affecting flowering across two divergent natural populations of switchgrass.</text:p>
      <text:p text:style-name="P46"><text:span text:style-name="T18"/></text:p>
      <text:p text:style-name="P7">Materials and Methods</text:p>
      <text:p text:style-name="P37"><text:span text:style-name="T81"><text:tab/>In 2019, we genetically mapped two phenological traits in two mapping populations, a diversity panel and a pseudo-F2 cross, planted at eight common garden sites. We first describe the phenological trait measurements and the eight common garden locations in common in the two mapping populations. We introduce the mapping populations, then cover the additional methods used to detect patterns of GxE in the diversity panel in greater detail.</text:span></text:p>
      <text:p text:style-name="P37"><text:span text:style-name="T81"><text:s/></text:span></text:p>
      <text:p text:style-name="P37"><text:soft-page-break/><text:span text:style-name="T7">Phenological trait measurements and environmental functions of these measurements</text:span></text:p>
      <text:p text:style-name="P37"><text:span text:style-name="T34"><text:tab/>Over the course of one season, switchgrass typically produces a single flush of tillers, which all become reproductive after a period of vegetative development, and cease biomass accumulation upon completion of floral development </text:span><text:reference-mark-start text:name="ZOTERO_ITEM CSL_CITATION {&quot;citationID&quot;:&quot;aWc2TVCM&quot;,&quot;properties&quot;:{&quot;formattedCitation&quot;:&quot;(Esbroeck, Hussey, and Sanderson 2003)&quot;,&quot;plainCitation&quot;:&quot;(Esbroeck, Hussey, and Sanderson 2003)&quot;,&quot;noteIndex&quot;:0},&quot;citationItems&quot;:[{&quot;id&quot;:444,&quot;uris&quot;:[&quot;http://zotero.org/users/local/hlrmlGwQ/items/2Y87ILUV&quot;],&quot;uri&quot;:[&quot;http://zotero.org/users/local/hlrmlGwQ/items/2Y87ILUV&quot;],&quot;itemData&quot;:{&quot;id&quot;:444,&quot;type&quot;:&quot;article-journal&quot;,&quot;abstract&quot;:&quot;The length of the growing period for switchgrass (Panicum virgatum L.) can vary considerably across environments. For many species, phenotypic plasticity for length of the vegetative phase results from a photoperiod mediated transition from vegetative to reproductive development. The objective of this study was to determine the effects of photoperiod on tiller development on a northern (Cave-in-Rock) and southern (Alamo) switchgrass cultivar. Plants were removed from the field and grown in greenhouses during winter at natural (11.5–13 h) and extended (16 h; 12 h natural + 4 h light extension) photoperiods. Photoperiod extension was with 100 μmol m−2 s−1 of photosynthetic photon flux density. For Cave-in-Rock at a 16-h photoperiod, panicle emergence was delayed by 18 d (39% longer than at the 12-h photoperiod) and the duration of panicle exsertion was extended by 17 d (243% longer than at the 12-h photoperiod). The delay in panicle emergence for Cave-in-Rock was associated with an increase in the phyllochron, whereas the total number of leaves on a tiller was not affected. Extended photoperiod did not alter time to panicle emergence in Alamo; however, the duration of panicle exsertion was extended by 15 d (136%). A delay in development under long photoperiods in both cultivars suggested a facultative short-day response; however, photoperiod did not appear to affect the initiation of reproductive development but rather extended the period of panicle exsertion. Photoperiod has a large effect on growth and development of switchgrass cultivars affecting their forage or biomass production value. Forage production of switchgrass in short-day environments may be improved with cultivars that are less photoperiod sensitive.&quot;,&quot;container-title&quot;:&quot;Crop Science&quot;,&quot;DOI&quot;:&quot;https://doi.org/10.2135/cropsci2003.6390&quot;,&quot;ISSN&quot;:&quot;1435-0653&quot;,&quot;issue&quot;:&quot;2&quot;,&quot;language&quot;:&quot;en&quot;,&quot;note&quot;:&quot;_eprint: https://acsess.onlinelibrary.wiley.com/doi/pdf/10.2135/cropsci2003.6390&quot;,&quot;page&quot;:&quot;639-643&quot;,&quot;source&quot;:&quot;Wiley Online Library&quot;,&quot;title&quot;:&quot;Variation between Alamo and Cave-in-Rock Switchgrass in Response to Photoperiod Extension&quot;,&quot;volume&quot;:&quot;43&quot;,&quot;author&quot;:[{&quot;family&quot;:&quot;Esbroeck&quot;,&quot;given&quot;:&quot;G. A.&quot;,&quot;dropping-particle&quot;:&quot;van&quot;},{&quot;family&quot;:&quot;Hussey&quot;,&quot;given&quot;:&quot;M. A.&quot;},{&quot;family&quot;:&quot;Sanderson&quot;,&quot;given&quot;:&quot;M. A.&quot;}],&quot;issued&quot;:{&quot;date-parts&quot;:[[&quot;2003&quot;]]}}}],&quot;schema&quot;:&quot;https://github.com/citation-style-language/schema/raw/master/csl-citation.json&quot;} RNDKrMYqeH45b"/><text:span text:style-name="T34">(Esbroeck, Hussey, and Sanderson 2003)</text:span><text:reference-mark-end text:name="ZOTERO_ITEM CSL_CITATION {&quot;citationID&quot;:&quot;aWc2TVCM&quot;,&quot;properties&quot;:{&quot;formattedCitation&quot;:&quot;(Esbroeck, Hussey, and Sanderson 2003)&quot;,&quot;plainCitation&quot;:&quot;(Esbroeck, Hussey, and Sanderson 2003)&quot;,&quot;noteIndex&quot;:0},&quot;citationItems&quot;:[{&quot;id&quot;:444,&quot;uris&quot;:[&quot;http://zotero.org/users/local/hlrmlGwQ/items/2Y87ILUV&quot;],&quot;uri&quot;:[&quot;http://zotero.org/users/local/hlrmlGwQ/items/2Y87ILUV&quot;],&quot;itemData&quot;:{&quot;id&quot;:444,&quot;type&quot;:&quot;article-journal&quot;,&quot;abstract&quot;:&quot;The length of the growing period for switchgrass (Panicum virgatum L.) can vary considerably across environments. For many species, phenotypic plasticity for length of the vegetative phase results from a photoperiod mediated transition from vegetative to reproductive development. The objective of this study was to determine the effects of photoperiod on tiller development on a northern (Cave-in-Rock) and southern (Alamo) switchgrass cultivar. Plants were removed from the field and grown in greenhouses during winter at natural (11.5–13 h) and extended (16 h; 12 h natural + 4 h light extension) photoperiods. Photoperiod extension was with 100 μmol m−2 s−1 of photosynthetic photon flux density. For Cave-in-Rock at a 16-h photoperiod, panicle emergence was delayed by 18 d (39% longer than at the 12-h photoperiod) and the duration of panicle exsertion was extended by 17 d (243% longer than at the 12-h photoperiod). The delay in panicle emergence for Cave-in-Rock was associated with an increase in the phyllochron, whereas the total number of leaves on a tiller was not affected. Extended photoperiod did not alter time to panicle emergence in Alamo; however, the duration of panicle exsertion was extended by 15 d (136%). A delay in development under long photoperiods in both cultivars suggested a facultative short-day response; however, photoperiod did not appear to affect the initiation of reproductive development but rather extended the period of panicle exsertion. Photoperiod has a large effect on growth and development of switchgrass cultivars affecting their forage or biomass production value. Forage production of switchgrass in short-day environments may be improved with cultivars that are less photoperiod sensitive.&quot;,&quot;container-title&quot;:&quot;Crop Science&quot;,&quot;DOI&quot;:&quot;https://doi.org/10.2135/cropsci2003.6390&quot;,&quot;ISSN&quot;:&quot;1435-0653&quot;,&quot;issue&quot;:&quot;2&quot;,&quot;language&quot;:&quot;en&quot;,&quot;note&quot;:&quot;_eprint: https://acsess.onlinelibrary.wiley.com/doi/pdf/10.2135/cropsci2003.6390&quot;,&quot;page&quot;:&quot;639-643&quot;,&quot;source&quot;:&quot;Wiley Online Library&quot;,&quot;title&quot;:&quot;Variation between Alamo and Cave-in-Rock Switchgrass in Response to Photoperiod Extension&quot;,&quot;volume&quot;:&quot;43&quot;,&quot;author&quot;:[{&quot;family&quot;:&quot;Esbroeck&quot;,&quot;given&quot;:&quot;G. A.&quot;,&quot;dropping-particle&quot;:&quot;van&quot;},{&quot;family&quot;:&quot;Hussey&quot;,&quot;given&quot;:&quot;M. A.&quot;},{&quot;family&quot;:&quot;Sanderson&quot;,&quot;given&quot;:&quot;M. A.&quot;}],&quot;issued&quot;:{&quot;date-parts&quot;:[[&quot;2003&quot;]]}}}],&quot;schema&quot;:&quot;https://github.com/citation-style-language/schema/raw/master/csl-citation.json&quot;} RNDKrMYqeH45b"/>. <text:span text:style-name="T81">We scored green-up date as the day of the year when 50% of the tiller area of the crown of the plant cut the previous year had green growth. Flowering date was the day of the year when 50% of the plant tillers had panicles undergoing anthesis. </text:span>We scored plant green-up and flowering at eight common gardens every two days.</text:p>
      <text:p text:style-name="P37">We scored green-up and flowering <text:span text:style-name="T139">by </text:span>Julian date, then linked these dates to multiple environmental factors (Table 1). We defined flowering as functions of eight variables: ‘flowering date’ (Julian date), cumulative growing degree days (GDD) between green-up and flowering dates (‘flowering GDD’), day length on the flowering date (‘flowering daylength’), change in daylength relative to the previous day on the day of flowering (‘flowering daylength change’), and four measures of cumulative rainfall: cumulative rainfall between green-up and flowering, and in the one day, three days, and five days before flowering. C<text:span text:style-name="T81">umulative GDD was calculated as GDD = </text:span><draw:frame draw:style-name="fr1" draw:name="Object3" text:anchor-type="as-char" svg:width="1.5508in" svg:height="0.4484in" draw:z-index="0"><draw:object xlink:href="./Object 1" xlink:type="simple" xlink:show="embed" xlink:actuate="onLoad"/><draw:image xlink:href="./ObjectReplacements/Object 1" xlink:type="simple" xlink:show="embed" xlink:actuate="onLoad"/><svg:desc>formula</svg:desc></draw:frame><text:span text:style-name="T81">, where T</text:span><text:span text:style-name="T76">mean</text:span><text:span text:style-name="T81"> is the daily average temperature, T</text:span><text:span text:style-name="T76">base</text:span><text:span text:style-name="T81"> is the base temperature </text:span>of 12 <text:span text:style-name="T72">°</text:span>C for switchgrass, GR is green-up date, and FL is flowering date <text:reference-mark-start text:name="ZOTERO_ITEM CSL_CITATION {&quot;citationID&quot;:&quot;PEL67MnT&quot;,&quot;properties&quot;:{&quot;formattedCitation&quot;:&quot;(Kiniry et al. 2005; Behrman et al. 2013)&quot;,&quot;plainCitation&quot;:&quot;(Kiniry et al. 2005; Behrman et al. 2013)&quot;,&quot;noteIndex&quot;:0},&quot;citationItems&quot;:[{&quot;id&quot;:39,&quot;uris&quot;:[&quot;http://zotero.org/users/local/hlrmlGwQ/items/ZAYPSH3Z&quot;],&quot;uri&quot;:[&quot;http://zotero.org/users/local/hlrmlGwQ/items/ZAYPSH3Z&quot;],&quot;itemData&quot;:{&quot;id&quot;:39,&quot;type&quot;:&quot;article-journal&quot;,&quot;container-title&quot;:&quot;Biomass and Bioenergy&quot;,&quot;DOI&quot;:&quot;10.1016/j.biombioe.2005.06.003&quot;,&quot;ISSN&quot;:&quot;09619534&quot;,&quot;issue&quot;:&quot;6&quot;,&quot;journalAbbreviation&quot;:&quot;Biomass and Bioenergy&quot;,&quot;language&quot;:&quot;en&quot;,&quot;page&quot;:&quot;419-425&quot;,&quot;source&quot;:&quot;DOI.org (Crossref)&quot;,&quot;title&quot;:&quot;Switchgrass simulation by the ALMANAC model at diverse sites in the southern US&quot;,&quot;volume&quot;:&quot;29&quot;,&quot;author&quot;:[{&quot;family&quot;:&quot;Kiniry&quot;,&quot;given&quot;:&quot;J.R.&quot;},{&quot;family&quot;:&quot;Cassida&quot;,&quot;given&quot;:&quot;K.A.&quot;},{&quot;family&quot;:&quot;Hussey&quot;,&quot;given&quot;:&quot;M.A.&quot;},{&quot;family&quot;:&quot;Muir&quot;,&quot;given&quot;:&quot;J.P.&quot;},{&quot;family&quot;:&quot;Ocumpaugh&quot;,&quot;given&quot;:&quot;W.R.&quot;},{&quot;family&quot;:&quot;Read&quot;,&quot;given&quot;:&quot;J.C.&quot;},{&quot;family&quot;:&quot;Reed&quot;,&quot;given&quot;:&quot;R.L.&quot;},{&quot;family&quot;:&quot;Sanderson&quot;,&quot;given&quot;:&quot;M.A.&quot;},{&quot;family&quot;:&quot;Venuto&quot;,&quot;given&quot;:&quot;B.C.&quot;},{&quot;family&quot;:&quot;Williams&quot;,&quot;given&quot;:&quot;J.R.&quot;}],&quot;issued&quot;:{&quot;date-parts&quot;:[[&quot;2005&quot;,12]]}}},{&quot;id&quot;:31,&quot;uris&quot;:[&quot;http://zotero.org/users/local/hlrmlGwQ/items/UWG477YF&quot;],&quot;uri&quot;:[&quot;http://zotero.org/users/local/hlrmlGwQ/items/UWG477YF&quot;],&quot;itemData&quot;:{&quot;id&quot;:31,&quot;type&quot;:&quot;article-journal&quot;,&quot;abstract&quot;:&quot;Evaluating the potential of alternative energy crops across large geographic regions, as well as over time, is a necessary component to determining if biofuel production is feasible and sustainable in the face of growing production demands and climatic change. Switchgrass (Panicum virgatum L.), a native perennial herbaceous grass, is a promising candidate for cellulosic feedstock production. In this study, current and future (from 2080 to 2090) productivity is estimated across the central and eastern United States using ALMANAC, a mechanistic model that simulates plant growth over time. The ALMANAC model was parameterized for representative ecotypes of switchgrass. Our results indicate substantial variation in switchgrass productivity both within regions and over time. States along the Gulf Coast, southern Atlantic Coast, and in the East North Central Midwest have the highest current biomass potential. However, these areas also contain critical wetland habitat necessary for the maintenance of biodiversity and agricultural lands necessary for food production. The southern United States is predicted to have the largest decrease in future biomass production. The Great Plains are expected to experience large increases in productivity by 2080–2090 due to climate change. In general, regions where future temperature and precipitation are predicted to increase are also where larger future biomass production is expected. In contrast, regions that show a future decrease in precipitation are associated with smaller future biomass production. Switchgrass appears to be a promising biofuel crop for the central and eastern United States, with local biomass predicted to be high (.10 Mg/ha) for ;50% of the area studied for each climate scenario. In order to minimize land conversion and loss of biodiversity, areas that currently have and maintain high productivity under climate change should be targeted for their long-term growth potential.&quot;,&quot;container-title&quot;:&quot;Ecological Applications&quot;,&quot;DOI&quot;:&quot;10.1890/12-0436.1&quot;,&quot;ISSN&quot;:&quot;1051-0761&quot;,&quot;issue&quot;:&quot;1&quot;,&quot;journalAbbreviation&quot;:&quot;Ecological Applications&quot;,&quot;language&quot;:&quot;en&quot;,&quot;page&quot;:&quot;73-85&quot;,&quot;source&quot;:&quot;DOI.org (Crossref)&quot;,&quot;title&quot;:&quot;Spatial forecasting of switchgrass productivity under current and future climate change scenarios&quot;,&quot;volume&quot;:&quot;23&quot;,&quot;author&quot;:[{&quot;family&quot;:&quot;Behrman&quot;,&quot;given&quot;:&quot;Kathrine D.&quot;},{&quot;family&quot;:&quot;Kiniry&quot;,&quot;given&quot;:&quot;James R.&quot;},{&quot;family&quot;:&quot;Winchell&quot;,&quot;given&quot;:&quot;Michael&quot;},{&quot;family&quot;:&quot;Juenger&quot;,&quot;given&quot;:&quot;Thomas E.&quot;},{&quot;family&quot;:&quot;Keitt&quot;,&quot;given&quot;:&quot;Timothy H.&quot;}],&quot;issued&quot;:{&quot;date-parts&quot;:[[&quot;2013&quot;,1]]}}}],&quot;schema&quot;:&quot;https://github.com/citation-style-language/schema/raw/master/csl-citation.json&quot;} RNDiABTDjQusv"/>(Kiniry et al. 2005; Behrman et al. 2013)<text:reference-mark-end text:name="ZOTERO_ITEM CSL_CITATION {&quot;citationID&quot;:&quot;PEL67MnT&quot;,&quot;properties&quot;:{&quot;formattedCitation&quot;:&quot;(Kiniry et al. 2005; Behrman et al. 2013)&quot;,&quot;plainCitation&quot;:&quot;(Kiniry et al. 2005; Behrman et al. 2013)&quot;,&quot;noteIndex&quot;:0},&quot;citationItems&quot;:[{&quot;id&quot;:39,&quot;uris&quot;:[&quot;http://zotero.org/users/local/hlrmlGwQ/items/ZAYPSH3Z&quot;],&quot;uri&quot;:[&quot;http://zotero.org/users/local/hlrmlGwQ/items/ZAYPSH3Z&quot;],&quot;itemData&quot;:{&quot;id&quot;:39,&quot;type&quot;:&quot;article-journal&quot;,&quot;container-title&quot;:&quot;Biomass and Bioenergy&quot;,&quot;DOI&quot;:&quot;10.1016/j.biombioe.2005.06.003&quot;,&quot;ISSN&quot;:&quot;09619534&quot;,&quot;issue&quot;:&quot;6&quot;,&quot;journalAbbreviation&quot;:&quot;Biomass and Bioenergy&quot;,&quot;language&quot;:&quot;en&quot;,&quot;page&quot;:&quot;419-425&quot;,&quot;source&quot;:&quot;DOI.org (Crossref)&quot;,&quot;title&quot;:&quot;Switchgrass simulation by the ALMANAC model at diverse sites in the southern US&quot;,&quot;volume&quot;:&quot;29&quot;,&quot;author&quot;:[{&quot;family&quot;:&quot;Kiniry&quot;,&quot;given&quot;:&quot;J.R.&quot;},{&quot;family&quot;:&quot;Cassida&quot;,&quot;given&quot;:&quot;K.A.&quot;},{&quot;family&quot;:&quot;Hussey&quot;,&quot;given&quot;:&quot;M.A.&quot;},{&quot;family&quot;:&quot;Muir&quot;,&quot;given&quot;:&quot;J.P.&quot;},{&quot;family&quot;:&quot;Ocumpaugh&quot;,&quot;given&quot;:&quot;W.R.&quot;},{&quot;family&quot;:&quot;Read&quot;,&quot;given&quot;:&quot;J.C.&quot;},{&quot;family&quot;:&quot;Reed&quot;,&quot;given&quot;:&quot;R.L.&quot;},{&quot;family&quot;:&quot;Sanderson&quot;,&quot;given&quot;:&quot;M.A.&quot;},{&quot;family&quot;:&quot;Venuto&quot;,&quot;given&quot;:&quot;B.C.&quot;},{&quot;family&quot;:&quot;Williams&quot;,&quot;given&quot;:&quot;J.R.&quot;}],&quot;issued&quot;:{&quot;date-parts&quot;:[[&quot;2005&quot;,12]]}}},{&quot;id&quot;:31,&quot;uris&quot;:[&quot;http://zotero.org/users/local/hlrmlGwQ/items/UWG477YF&quot;],&quot;uri&quot;:[&quot;http://zotero.org/users/local/hlrmlGwQ/items/UWG477YF&quot;],&quot;itemData&quot;:{&quot;id&quot;:31,&quot;type&quot;:&quot;article-journal&quot;,&quot;abstract&quot;:&quot;Evaluating the potential of alternative energy crops across large geographic regions, as well as over time, is a necessary component to determining if biofuel production is feasible and sustainable in the face of growing production demands and climatic change. Switchgrass (Panicum virgatum L.), a native perennial herbaceous grass, is a promising candidate for cellulosic feedstock production. In this study, current and future (from 2080 to 2090) productivity is estimated across the central and eastern United States using ALMANAC, a mechanistic model that simulates plant growth over time. The ALMANAC model was parameterized for representative ecotypes of switchgrass. Our results indicate substantial variation in switchgrass productivity both within regions and over time. States along the Gulf Coast, southern Atlantic Coast, and in the East North Central Midwest have the highest current biomass potential. However, these areas also contain critical wetland habitat necessary for the maintenance of biodiversity and agricultural lands necessary for food production. The southern United States is predicted to have the largest decrease in future biomass production. The Great Plains are expected to experience large increases in productivity by 2080–2090 due to climate change. In general, regions where future temperature and precipitation are predicted to increase are also where larger future biomass production is expected. In contrast, regions that show a future decrease in precipitation are associated with smaller future biomass production. Switchgrass appears to be a promising biofuel crop for the central and eastern United States, with local biomass predicted to be high (.10 Mg/ha) for ;50% of the area studied for each climate scenario. In order to minimize land conversion and loss of biodiversity, areas that currently have and maintain high productivity under climate change should be targeted for their long-term growth potential.&quot;,&quot;container-title&quot;:&quot;Ecological Applications&quot;,&quot;DOI&quot;:&quot;10.1890/12-0436.1&quot;,&quot;ISSN&quot;:&quot;1051-0761&quot;,&quot;issue&quot;:&quot;1&quot;,&quot;journalAbbreviation&quot;:&quot;Ecological Applications&quot;,&quot;language&quot;:&quot;en&quot;,&quot;page&quot;:&quot;73-85&quot;,&quot;source&quot;:&quot;DOI.org (Crossref)&quot;,&quot;title&quot;:&quot;Spatial forecasting of switchgrass productivity under current and future climate change scenarios&quot;,&quot;volume&quot;:&quot;23&quot;,&quot;author&quot;:[{&quot;family&quot;:&quot;Behrman&quot;,&quot;given&quot;:&quot;Kathrine D.&quot;},{&quot;family&quot;:&quot;Kiniry&quot;,&quot;given&quot;:&quot;James R.&quot;},{&quot;family&quot;:&quot;Winchell&quot;,&quot;given&quot;:&quot;Michael&quot;},{&quot;family&quot;:&quot;Juenger&quot;,&quot;given&quot;:&quot;Thomas E.&quot;},{&quot;family&quot;:&quot;Keitt&quot;,&quot;given&quot;:&quot;Timothy H.&quot;}],&quot;issued&quot;:{&quot;date-parts&quot;:[[&quot;2013&quot;,1]]}}}],&quot;schema&quot;:&quot;https://github.com/citation-style-language/schema/raw/master/csl-citation.json&quot;} RNDiABTDjQusv"/>. <text:s/><text:span text:style-name="T81">On a specific day, if T</text:span><text:span text:style-name="T76">mean</text:span><text:span text:style-name="T81"> is less than T</text:span><text:span text:style-name="T76">base</text:span><text:span text:style-name="T81">, the GDD for that day is 0; if T</text:span><text:span text:style-name="T76">mean</text:span><text:span text:style-name="T81"> is bigger than T</text:span><text:span text:style-name="T76">base</text:span><text:span text:style-name="T81">, the GDD for that day is the difference between T</text:span><text:span text:style-name="T76">mean</text:span><text:span text:style-name="T81"> and T</text:span><text:span text:style-name="T76">base</text:span><text:span text:style-name="T81">.</text:span> We also defined green-up as functions of seven variables: ‘green-up date’ (Julian date), cumulative GDD for the five, ten, or eighteen days prior to green-up, and the average air temperature for the five, ten, or eighteen days prior to green-up.</text:p>
      <text:p text:style-name="P46"><text:tab/> </text:p>
      <text:p text:style-name="P37"><text:span text:style-name="T2">Common gardens</text:span></text:p>
      <text:p text:style-name="P37"><text:span text:style-name="T2"><text:tab/></text:span>The eight common gardens that grew both mapping populations in 2019 cover the majority of the latitudinal and climatic range of switchgrass and therefore capture the most comprehensive picture to date of the environmental variation this species encounters. The four northernmost common gardens (hereafter ‘North’ gardens) were located within the natural range of the Midwest genetic subpopulation, the three Texas common gardens (hereafter ‘Texas’ gardens) were located within the natural range of the Gulf subpopulation, and the Oklahoma common garden was located near the natural range limits of both the Gulf and the Midwest subpopulations (Figure 1a).</text:p>
      <text:p text:style-name="P37"><text:span text:style-name="T3">Diversity panel mapping population </text:span></text:p>
      <text:p text:style-name="P34"><text:soft-page-break/><text:tab/>The formation and resequencing of the diversity panel has been described previously <text:reference-mark-start text:name="ZOTERO_ITEM CSL_CITATION {&quot;citationID&quot;:&quot;wPJcbfSP&quot;,&quot;properties&quot;:{&quot;formattedCitation&quot;:&quot;(Lovell et al. 2021)&quot;,&quot;plainCitation&quot;:&quot;(Lovell et al. 2021)&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schema&quot;:&quot;https://github.com/citation-style-language/schema/raw/master/csl-citation.json&quot;} RNDTBkr8iNiSq"/>(Lovell et al. 2021)<text:reference-mark-end text:name="ZOTERO_ITEM CSL_CITATION {&quot;citationID&quot;:&quot;wPJcbfSP&quot;,&quot;properties&quot;:{&quot;formattedCitation&quot;:&quot;(Lovell et al. 2021)&quot;,&quot;plainCitation&quot;:&quot;(Lovell et al. 2021)&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schema&quot;:&quot;https://github.com/citation-style-language/schema/raw/master/csl-citation.json&quot;} RNDTBkr8iNiSq"/>. The diversity panel contained 134 sequenced, clonally propagated individuals from the Midwest genetic subpopulation, and 229 from the Gulf genetic subpopulation. To allow for the possibility that different subpopulations had different strengths of connection between our phenotypes and genotypes <text:reference-mark-start text:name="ZOTERO_ITEM CSL_CITATION {&quot;citationID&quot;:&quot;iEl05Sc7&quot;,&quot;properties&quot;:{&quot;formattedCitation&quot;:&quot;(Korte and Farlow 2013)&quot;,&quot;plainCitation&quot;:&quot;(Korte and Farlow 2013)&quot;,&quot;noteIndex&quot;:0},&quot;citationItems&quot;:[{&quot;id&quot;:481,&quot;uris&quot;:[&quot;http://zotero.org/users/local/hlrmlGwQ/items/LHQVM9ZY&quot;],&quot;uri&quot;:[&quot;http://zotero.org/users/local/hlrmlGwQ/items/LHQVM9ZY&quot;],&quot;itemData&quot;:{&quot;id&quot;:481,&quot;type&quot;:&quot;article-journal&quot;,&quot;abstract&quot;:&quot;Over the last 10 years, high-density SNP arrays and DNA re-sequencing have illuminated the majority of the genotypic space for a number of organisms, including humans, maize, rice and Arabidopsis. For any researcher willing to define and score a phenotype across many individuals, Genome Wide Association Studies (GWAS) present a powerful tool to reconnect this trait back to its underlying genetics. In this review we discuss the biological and statistical considerations that underpin a successful analysis or otherwise. The relevance of biological factors including effect size, sample size, genetic heterogeneity, genomic confounding, linkage disequilibrium and spurious association, and statistical tools to account for these are presented. GWAS can offer a valuable first insight into trait architecture or candidate loci for subsequent validation.&quot;,&quot;container-title&quot;:&quot;Plant Methods&quot;,&quot;DOI&quot;:&quot;10.1186/1746-4811-9-29&quot;,&quot;ISSN&quot;:&quot;1746-4811&quot;,&quot;issue&quot;:&quot;1&quot;,&quot;journalAbbreviation&quot;:&quot;Plant Methods&quot;,&quot;page&quot;:&quot;29&quot;,&quot;source&quot;:&quot;BioMed Central&quot;,&quot;title&quot;:&quot;The advantages and limitations of trait analysis with GWAS: a review&quot;,&quot;title-short&quot;:&quot;The advantages and limitations of trait analysis with GWAS&quot;,&quot;volume&quot;:&quot;9&quot;,&quot;author&quot;:[{&quot;family&quot;:&quot;Korte&quot;,&quot;given&quot;:&quot;Arthur&quot;},{&quot;family&quot;:&quot;Farlow&quot;,&quot;given&quot;:&quot;Ashley&quot;}],&quot;issued&quot;:{&quot;date-parts&quot;:[[&quot;2013&quot;,7,22]]}}}],&quot;schema&quot;:&quot;https://github.com/citation-style-language/schema/raw/master/csl-citation.json&quot;} RND2WpyMeqzdJ"/>(Korte and Farlow 2013)<text:reference-mark-end text:name="ZOTERO_ITEM CSL_CITATION {&quot;citationID&quot;:&quot;iEl05Sc7&quot;,&quot;properties&quot;:{&quot;formattedCitation&quot;:&quot;(Korte and Farlow 2013)&quot;,&quot;plainCitation&quot;:&quot;(Korte and Farlow 2013)&quot;,&quot;noteIndex&quot;:0},&quot;citationItems&quot;:[{&quot;id&quot;:481,&quot;uris&quot;:[&quot;http://zotero.org/users/local/hlrmlGwQ/items/LHQVM9ZY&quot;],&quot;uri&quot;:[&quot;http://zotero.org/users/local/hlrmlGwQ/items/LHQVM9ZY&quot;],&quot;itemData&quot;:{&quot;id&quot;:481,&quot;type&quot;:&quot;article-journal&quot;,&quot;abstract&quot;:&quot;Over the last 10 years, high-density SNP arrays and DNA re-sequencing have illuminated the majority of the genotypic space for a number of organisms, including humans, maize, rice and Arabidopsis. For any researcher willing to define and score a phenotype across many individuals, Genome Wide Association Studies (GWAS) present a powerful tool to reconnect this trait back to its underlying genetics. In this review we discuss the biological and statistical considerations that underpin a successful analysis or otherwise. The relevance of biological factors including effect size, sample size, genetic heterogeneity, genomic confounding, linkage disequilibrium and spurious association, and statistical tools to account for these are presented. GWAS can offer a valuable first insight into trait architecture or candidate loci for subsequent validation.&quot;,&quot;container-title&quot;:&quot;Plant Methods&quot;,&quot;DOI&quot;:&quot;10.1186/1746-4811-9-29&quot;,&quot;ISSN&quot;:&quot;1746-4811&quot;,&quot;issue&quot;:&quot;1&quot;,&quot;journalAbbreviation&quot;:&quot;Plant Methods&quot;,&quot;page&quot;:&quot;29&quot;,&quot;source&quot;:&quot;BioMed Central&quot;,&quot;title&quot;:&quot;The advantages and limitations of trait analysis with GWAS: a review&quot;,&quot;title-short&quot;:&quot;The advantages and limitations of trait analysis with GWAS&quot;,&quot;volume&quot;:&quot;9&quot;,&quot;author&quot;:[{&quot;family&quot;:&quot;Korte&quot;,&quot;given&quot;:&quot;Arthur&quot;},{&quot;family&quot;:&quot;Farlow&quot;,&quot;given&quot;:&quot;Ashley&quot;}],&quot;issued&quot;:{&quot;date-parts&quot;:[[&quot;2013&quot;,7,22]]}}}],&quot;schema&quot;:&quot;https://github.com/citation-style-language/schema/raw/master/csl-citation.json&quot;} RND2WpyMeqzdJ"/>, we conducted three sets of genetic analyses: on Gulf and Midwest genotypes separately, and on both subpopulations together (hereafter ‘Both’ subpopulations). Only SNPs with ≤ 20% missing data and minor allele frequencies &gt; 0.05 were retained for subsequent diversity panel analyses, resulting in 8.8 million SNPs retained for the Midwest subpopulation, 10.3 million SNPs retained for the Gulf subpopulation, and 12.3 million SNPs retained for Both subpopulations.</text:p>
      <text:p text:style-name="P37"><text:span text:style-name="T3">Four-way cross mapping population and Quantitative Trait Locus mapping</text:span></text:p>
      <text:p text:style-name="P34"><text:tab/>To confirm candidate genomic regions and patterns of allelic effects found in the diversity panel, we analyzed flowering in an outbred pseudo-F2 cross between four individuals, two Midwest and two Gulf individuals. The formation of this mapping population has been described previously <text:reference-mark-start text:name="ZOTERO_ITEM CSL_CITATION {&quot;citationID&quot;:&quot;9rawa567&quot;,&quot;properties&quot;:{&quot;formattedCitation&quot;:&quot;(Milano, Lowry, and Juenger 2016)&quot;,&quot;plainCitation&quot;:&quot;(Milano, Lowry, and Juenger 2016)&quot;,&quot;noteIndex&quot;:0},&quot;citationItems&quot;:[{&quot;id&quot;:447,&quot;uris&quot;:[&quot;http://zotero.org/users/local/hlrmlGwQ/items/Y85IAWU5&quot;],&quot;uri&quot;:[&quot;http://zotero.org/users/local/hlrmlGwQ/items/Y85IAWU5&quot;],&quot;itemData&quot;:{&quot;id&quot;:447,&quot;type&quot;:&quot;article-journal&quot;,&quot;abstract&quot;:&quot;The evolution of locally adapted ecotypes is a common phenomenon that generates diversity within plant species. However, we know surprisingly little about the genetic mechanisms underlying the locally adapted traits involved in ecotype formation. The genetic architecture underlying locally adapted traits dictates how an organism will respond to environmental selection pressures, and has major implications for evolutionary ecology, conservation, and crop breeding. To understand the genetic architecture underlying the divergence of switchgrass (Panicum virgatum) ecotypes, we constructed a genetic mapping population through a four-way outbred cross between two northern upland and two southern lowland accessions. Trait segregation in this mapping population was largely consistent with multiple independent loci controlling the suite of traits that characterizes ecotype divergence. We assembled a joint linkage map using ddRADseq, and mapped quantitative trait loci (QTL) for traits that are divergent between ecotypes, including flowering time, plant size, physiological processes, and disease resistance. Overall, we found that most QTL had small to intermediate effects. While we identified colocalizing QTL for multiple traits, we did not find any large-effect QTL that clearly controlled multiple traits through pleiotropy or tight physical linkage. These results indicate that ecologically important traits in switchgrass have a complex genetic basis, and that similar loci may underlie divergence across the geographic range of the ecotypes.&quot;,&quot;container-title&quot;:&quot;G3 Genes|Genomes|Genetics&quot;,&quot;DOI&quot;:&quot;10.1534/g3.116.032763&quot;,&quot;ISSN&quot;:&quot;2160-1836&quot;,&quot;issue&quot;:&quot;11&quot;,&quot;journalAbbreviation&quot;:&quot;G3 Genes|Genomes|Genetics&quot;,&quot;page&quot;:&quot;3561-3570&quot;,&quot;source&quot;:&quot;Silverchair&quot;,&quot;title&quot;:&quot;The Genetic Basis of Upland/Lowland Ecotype Divergence in Switchgrass (Panicum virgatum)&quot;,&quot;volume&quot;:&quot;6&quot;,&quot;author&quot;:[{&quot;family&quot;:&quot;Milano&quot;,&quot;given&quot;:&quot;Elizabeth R&quot;},{&quot;family&quot;:&quot;Lowry&quot;,&quot;given&quot;:&quot;David B&quot;},{&quot;family&quot;:&quot;Juenger&quot;,&quot;given&quot;:&quot;Thomas E&quot;}],&quot;issued&quot;:{&quot;date-parts&quot;:[[&quot;2016&quot;,11,1]]}}}],&quot;schema&quot;:&quot;https://github.com/citation-style-language/schema/raw/master/csl-citation.json&quot;} RNDGU7qI1obof"/>(Milano, Lowry, and Juenger 2016)<text:reference-mark-end text:name="ZOTERO_ITEM CSL_CITATION {&quot;citationID&quot;:&quot;9rawa567&quot;,&quot;properties&quot;:{&quot;formattedCitation&quot;:&quot;(Milano, Lowry, and Juenger 2016)&quot;,&quot;plainCitation&quot;:&quot;(Milano, Lowry, and Juenger 2016)&quot;,&quot;noteIndex&quot;:0},&quot;citationItems&quot;:[{&quot;id&quot;:447,&quot;uris&quot;:[&quot;http://zotero.org/users/local/hlrmlGwQ/items/Y85IAWU5&quot;],&quot;uri&quot;:[&quot;http://zotero.org/users/local/hlrmlGwQ/items/Y85IAWU5&quot;],&quot;itemData&quot;:{&quot;id&quot;:447,&quot;type&quot;:&quot;article-journal&quot;,&quot;abstract&quot;:&quot;The evolution of locally adapted ecotypes is a common phenomenon that generates diversity within plant species. However, we know surprisingly little about the genetic mechanisms underlying the locally adapted traits involved in ecotype formation. The genetic architecture underlying locally adapted traits dictates how an organism will respond to environmental selection pressures, and has major implications for evolutionary ecology, conservation, and crop breeding. To understand the genetic architecture underlying the divergence of switchgrass (Panicum virgatum) ecotypes, we constructed a genetic mapping population through a four-way outbred cross between two northern upland and two southern lowland accessions. Trait segregation in this mapping population was largely consistent with multiple independent loci controlling the suite of traits that characterizes ecotype divergence. We assembled a joint linkage map using ddRADseq, and mapped quantitative trait loci (QTL) for traits that are divergent between ecotypes, including flowering time, plant size, physiological processes, and disease resistance. Overall, we found that most QTL had small to intermediate effects. While we identified colocalizing QTL for multiple traits, we did not find any large-effect QTL that clearly controlled multiple traits through pleiotropy or tight physical linkage. These results indicate that ecologically important traits in switchgrass have a complex genetic basis, and that similar loci may underlie divergence across the geographic range of the ecotypes.&quot;,&quot;container-title&quot;:&quot;G3 Genes|Genomes|Genetics&quot;,&quot;DOI&quot;:&quot;10.1534/g3.116.032763&quot;,&quot;ISSN&quot;:&quot;2160-1836&quot;,&quot;issue&quot;:&quot;11&quot;,&quot;journalAbbreviation&quot;:&quot;G3 Genes|Genomes|Genetics&quot;,&quot;page&quot;:&quot;3561-3570&quot;,&quot;source&quot;:&quot;Silverchair&quot;,&quot;title&quot;:&quot;The Genetic Basis of Upland/Lowland Ecotype Divergence in Switchgrass (Panicum virgatum)&quot;,&quot;volume&quot;:&quot;6&quot;,&quot;author&quot;:[{&quot;family&quot;:&quot;Milano&quot;,&quot;given&quot;:&quot;Elizabeth R&quot;},{&quot;family&quot;:&quot;Lowry&quot;,&quot;given&quot;:&quot;David B&quot;},{&quot;family&quot;:&quot;Juenger&quot;,&quot;given&quot;:&quot;Thomas E&quot;}],&quot;issued&quot;:{&quot;date-parts&quot;:[[&quot;2016&quot;,11,1]]}}}],&quot;schema&quot;:&quot;https://github.com/citation-style-language/schema/raw/master/csl-citation.json&quot;} RNDGU7qI1obof"/>. The parents of this cross were DAC, an early flowering Midwest individual, VS16, a late flowering Midwest individual, AP13, an early flowering Gulf individual, and WBC, a late flowering Gulf individual. We made F1 crosses of the two early flowering genotypes, AP13xDAC, and the two late flowering genotypes, WBCxVS16. We then clonally propagated and planted the four parents, the two F1 genotypes (AP13xDAC, and VS16xWBC), and 801 F2 genotypes at eight field sites <text:span text:style-name="T81">in May-July of 2015</text:span>. <text:span text:style-name="T81">To be directly comparable to the diversity panel data, only 2019 phenology data from the pseudo-F2 cross from the same seven common garden sites were used </text:span><text:span text:style-name="T82">here</text:span><text:span text:style-name="T81">. </text:span></text:p>
      <text:p text:style-name="P34"><text:tab/>Details on the genetic map construction, map polishing and fine-scale reordering can be accessed on <text:a xlink:type="simple" xlink:href="https://datadryad.org/stash/dataset/doi:10.5061/dryad.ghx3ffbjv" text:style-name="Internet_20_link" text:visited-style-name="Visited_20_Internet_20_Link"><text:span text:style-name="Internet_20_link">https://datadryad.org/stash/dataset/doi:10.5061/dryad.ghx3ffbjv</text:span></text:a>. <text:span text:style-name="T81">QTL mapping was conducted with R/qtl2 </text:span><text:reference-mark-start text:name="ZOTERO_ITEM CSL_CITATION {&quot;citationID&quot;:&quot;WAxFH3es&quot;,&quot;properties&quot;:{&quot;formattedCitation&quot;:&quot;(Broman et al. 2019)&quot;,&quot;plainCitation&quot;:&quot;(Broman et al. 2019)&quot;,&quot;noteIndex&quot;:0},&quot;citationItems&quot;:[{&quot;id&quot;:494,&quot;uris&quot;:[&quot;http://zotero.org/users/local/hlrmlGwQ/items/M3ZGUQLP&quot;],&quot;uri&quot;:[&quot;http://zotero.org/users/local/hlrmlGwQ/items/M3ZGUQLP&quot;],&quot;itemData&quot;:{&quot;id&quot;:494,&quot;type&quot;:&quot;article-journal&quot;,&quot;abstract&quot;:&quot;R/qtl2 is an interactive software environment for mapping quantitative trait loci (QTL) in experimental populations. The R/qtl2 software expands the scope of the widely used R/qtl software package to include multiparent populations derived from more than two founder strains, such as the Collaborative Cross and Diversity Outbred mice, heterogeneous stocks, and MAGIC plant populations. R/qtl2 is designed to handle modern high-density genotyping data and high-dimensional molecular phenotypes, including gene expression and proteomics. R/qtl2 includes the ability to perform genome scans using a linear mixed model to account for population structure, and also includes features to impute SNPs based on founder strain genomes and to carry out association mapping. The R/qtl2 software provides all of the basic features needed for QTL mapping, including graphical displays and summary reports, and it can be extended through the creation of add-on packages. R/qtl2, which is free and open source software written in the R and C++ programming languages, comes with a test framework.&quot;,&quot;container-title&quot;:&quot;Genetics&quot;,&quot;DOI&quot;:&quot;10.1534/genetics.118.301595&quot;,&quot;ISSN&quot;:&quot;0016-6731, 1943-2631&quot;,&quot;issue&quot;:&quot;2&quot;,&quot;language&quot;:&quot;en&quot;,&quot;note&quot;:&quot;publisher: Genetics\nsection: Investigations\nPMID: 30591514&quot;,&quot;page&quot;:&quot;495-502&quot;,&quot;source&quot;:&quot;www.genetics.org&quot;,&quot;title&quot;:&quot;R/qtl2: Software for Mapping Quantitative Trait Loci with High-Dimensional Data and Multiparent Populations&quot;,&quot;title-short&quot;:&quot;R/qtl2&quot;,&quot;volume&quot;:&quot;211&quot;,&quot;author&quot;:[{&quot;family&quot;:&quot;Broman&quot;,&quot;given&quot;:&quot;Karl W.&quot;},{&quot;family&quot;:&quot;Gatti&quot;,&quot;given&quot;:&quot;Daniel M.&quot;},{&quot;family&quot;:&quot;Simecek&quot;,&quot;given&quot;:&quot;Petr&quot;},{&quot;family&quot;:&quot;Furlotte&quot;,&quot;given&quot;:&quot;Nicholas A.&quot;},{&quot;family&quot;:&quot;Prins&quot;,&quot;given&quot;:&quot;Pjotr&quot;},{&quot;family&quot;:&quot;Sen&quot;,&quot;given&quot;:&quot;Śaunak&quot;},{&quot;family&quot;:&quot;Yandell&quot;,&quot;given&quot;:&quot;Brian S.&quot;},{&quot;family&quot;:&quot;Churchill&quot;,&quot;given&quot;:&quot;Gary A.&quot;}],&quot;issued&quot;:{&quot;date-parts&quot;:[[&quot;2019&quot;,2,1]]}}}],&quot;schema&quot;:&quot;https://github.com/citation-style-language/schema/raw/master/csl-citation.json&quot;} RNDtMKpd1x3Pb"/><text:span text:style-name="T81">(Broman et al. 2019)</text:span><text:reference-mark-end text:name="ZOTERO_ITEM CSL_CITATION {&quot;citationID&quot;:&quot;WAxFH3es&quot;,&quot;properties&quot;:{&quot;formattedCitation&quot;:&quot;(Broman et al. 2019)&quot;,&quot;plainCitation&quot;:&quot;(Broman et al. 2019)&quot;,&quot;noteIndex&quot;:0},&quot;citationItems&quot;:[{&quot;id&quot;:494,&quot;uris&quot;:[&quot;http://zotero.org/users/local/hlrmlGwQ/items/M3ZGUQLP&quot;],&quot;uri&quot;:[&quot;http://zotero.org/users/local/hlrmlGwQ/items/M3ZGUQLP&quot;],&quot;itemData&quot;:{&quot;id&quot;:494,&quot;type&quot;:&quot;article-journal&quot;,&quot;abstract&quot;:&quot;R/qtl2 is an interactive software environment for mapping quantitative trait loci (QTL) in experimental populations. The R/qtl2 software expands the scope of the widely used R/qtl software package to include multiparent populations derived from more than two founder strains, such as the Collaborative Cross and Diversity Outbred mice, heterogeneous stocks, and MAGIC plant populations. R/qtl2 is designed to handle modern high-density genotyping data and high-dimensional molecular phenotypes, including gene expression and proteomics. R/qtl2 includes the ability to perform genome scans using a linear mixed model to account for population structure, and also includes features to impute SNPs based on founder strain genomes and to carry out association mapping. The R/qtl2 software provides all of the basic features needed for QTL mapping, including graphical displays and summary reports, and it can be extended through the creation of add-on packages. R/qtl2, which is free and open source software written in the R and C++ programming languages, comes with a test framework.&quot;,&quot;container-title&quot;:&quot;Genetics&quot;,&quot;DOI&quot;:&quot;10.1534/genetics.118.301595&quot;,&quot;ISSN&quot;:&quot;0016-6731, 1943-2631&quot;,&quot;issue&quot;:&quot;2&quot;,&quot;language&quot;:&quot;en&quot;,&quot;note&quot;:&quot;publisher: Genetics\nsection: Investigations\nPMID: 30591514&quot;,&quot;page&quot;:&quot;495-502&quot;,&quot;source&quot;:&quot;www.genetics.org&quot;,&quot;title&quot;:&quot;R/qtl2: Software for Mapping Quantitative Trait Loci with High-Dimensional Data and Multiparent Populations&quot;,&quot;title-short&quot;:&quot;R/qtl2&quot;,&quot;volume&quot;:&quot;211&quot;,&quot;author&quot;:[{&quot;family&quot;:&quot;Broman&quot;,&quot;given&quot;:&quot;Karl W.&quot;},{&quot;family&quot;:&quot;Gatti&quot;,&quot;given&quot;:&quot;Daniel M.&quot;},{&quot;family&quot;:&quot;Simecek&quot;,&quot;given&quot;:&quot;Petr&quot;},{&quot;family&quot;:&quot;Furlotte&quot;,&quot;given&quot;:&quot;Nicholas A.&quot;},{&quot;family&quot;:&quot;Prins&quot;,&quot;given&quot;:&quot;Pjotr&quot;},{&quot;family&quot;:&quot;Sen&quot;,&quot;given&quot;:&quot;Śaunak&quot;},{&quot;family&quot;:&quot;Yandell&quot;,&quot;given&quot;:&quot;Brian S.&quot;},{&quot;family&quot;:&quot;Churchill&quot;,&quot;given&quot;:&quot;Gary A.&quot;}],&quot;issued&quot;:{&quot;date-parts&quot;:[[&quot;2019&quot;,2,1]]}}}],&quot;schema&quot;:&quot;https://github.com/citation-style-language/schema/raw/master/csl-citation.json&quot;} RNDtMKpd1x3Pb"/><text:span text:style-name="T81">. We performed a genome scan with a linear mixed model that accounts for the relationships among individuals and for environmental covariates (i.e., field sites). The full model can be expressed as: phenotype = </text:span><text:span text:style-name="T73">µ</text:span><text:span text:style-name="T81"> + QTL + E + QTLxE + kinship + e, where </text:span><text:span text:style-name="T73">µ</text:span><text:span text:style-name="T81"> is the population mean, QTL is the marker genetic effect, E is the environmental effects (</text:span><text:span text:style-name="T82">here</text:span><text:span text:style-name="T81">, common garden), QTLxE is the interaction between marker genetic and environmental effects, kinship corresponds to the background polygenic variation, and e is the error term. The genome scan was accomplished with the ‘scan1’ function. The statistical significance of the genome scan was established </text:span><text:soft-page-break/><text:span text:style-name="T81">by performing a stratified (i.e., stratifying on common garden) permutation test (n=1000) using ‘scan1perm’ function. The estimated QTL effect was obtained using ‘scan1coef’ function in R/qtl2. </text:span></text:p>
      <text:p text:style-name="P37"/>
      <text:p text:style-name="P37"><text:span text:style-name="T3">Narrow-sense heritability </text:span></text:p>
      <text:p text:style-name="P34"><text:tab/>In the diversity panel, we determined narrow-sense heritabilities (h<text:span text:style-name="T70">2</text:span>) for green-up and flowering dates at single gardens using genomic relationship matrices calculated using the van Raden method <text:reference-mark-start text:name="ZOTERO_ITEM CSL_CITATION {&quot;citationID&quot;:&quot;uoyFqxGS&quot;,&quot;properties&quot;:{&quot;formattedCitation&quot;:&quot;(VanRaden et al. 2009)&quot;,&quot;plainCitation&quot;:&quot;(VanRaden et al. 2009)&quot;,&quot;noteIndex&quot;:0},&quot;citationItems&quot;:[{&quot;id&quot;:484,&quot;uris&quot;:[&quot;http://zotero.org/users/local/hlrmlGwQ/items/Q8EMLHZL&quot;],&quot;uri&quot;:[&quot;http://zotero.org/users/local/hlrmlGwQ/items/Q8EMLHZL&quot;],&quot;itemData&quot;:{&quot;id&quot;:484,&quot;type&quot;:&quot;article-journal&quot;,&quot;abstract&quot;:&quot;Genetic progress will increase when breeders examine genotypes in addition to pedigrees and phenotypes. Genotypes for 38,416 markers and August 2003 genetic evaluations for 3,576 Holstein bulls born before 1999 were used to predict January 2008 daughter deviations for 1,759 bulls born from 1999 through 2002. Genotypes were generated using the Illumina BovineSNP50 BeadChip and DNA from semen contributed by US and Canadian artificial-insemination organizations to the Cooperative Dairy DNA Repository. Genomic predictions for 5 yield traits, 5 fitness traits, 16 conformation traits, and net merit were computed using a linear model with an assumed normal distribution for marker effects and also using a nonlinear model with a heavier tailed prior distribution to account for major genes. The official parent average from 2003 and a 2003 parent average computed from only the subset of genotyped ancestors were combined with genomic predictions using a selection index. Combined predictions were more accurate than official parent averages for all 27 traits. The coefficients of determination (R2) were 0.05 to 0.38 greater with nonlinear genomic predictions included compared with those from parent average alone. Linear genomic predictions had R2 values similar to those from nonlinear predictions but averaged just 0.01 lower. The greatest benefits of genomic prediction were for fat percentage because of a known gene with a large effect. The R2 values were converted to realized reliabilities by dividing by mean reliability of 2008 daughter deviations and then adding the difference between published and observed reliabilities of 2003 parent averages. When averaged across all traits, combined genomic predictions had realized reliabilities that were 23% greater than reliabilities of parent averages (50 vs. 27%), and gains in information were equivalent to 11 additional daughter records. Reliability increased more by doubling the number of bulls genotyped than the number of markers genotyped. Genomic prediction improves reliability by tracing the inheritance of genes even with small effects.&quot;,&quot;container-title&quot;:&quot;Journal of Dairy Science&quot;,&quot;DOI&quot;:&quot;10.3168/jds.2008-1514&quot;,&quot;ISSN&quot;:&quot;0022-0302&quot;,&quot;issue&quot;:&quot;1&quot;,&quot;journalAbbreviation&quot;:&quot;Journal of Dairy Science&quot;,&quot;language&quot;:&quot;en&quot;,&quot;page&quot;:&quot;16-24&quot;,&quot;source&quot;:&quot;ScienceDirect&quot;,&quot;title&quot;:&quot;Invited Review: Reliability of genomic predictions for North American Holstein bulls&quot;,&quot;title-short&quot;:&quot;Invited Review&quot;,&quot;volume&quot;:&quot;92&quot;,&quot;author&quot;:[{&quot;family&quot;:&quot;VanRaden&quot;,&quot;given&quot;:&quot;P. M.&quot;},{&quot;family&quot;:&quot;Van Tassell&quot;,&quot;given&quot;:&quot;C. P.&quot;},{&quot;family&quot;:&quot;Wiggans&quot;,&quot;given&quot;:&quot;G. R.&quot;},{&quot;family&quot;:&quot;Sonstegard&quot;,&quot;given&quot;:&quot;T. S.&quot;},{&quot;family&quot;:&quot;Schnabel&quot;,&quot;given&quot;:&quot;R. D.&quot;},{&quot;family&quot;:&quot;Taylor&quot;,&quot;given&quot;:&quot;J. F.&quot;},{&quot;family&quot;:&quot;Schenkel&quot;,&quot;given&quot;:&quot;F. S.&quot;}],&quot;issued&quot;:{&quot;date-parts&quot;:[[&quot;2009&quot;,1,1]]}}}],&quot;schema&quot;:&quot;https://github.com/citation-style-language/schema/raw/master/csl-citation.json&quot;} RNDzEhFPL5uKe"/>(VanRaden et al. 2009)<text:reference-mark-end text:name="ZOTERO_ITEM CSL_CITATION {&quot;citationID&quot;:&quot;uoyFqxGS&quot;,&quot;properties&quot;:{&quot;formattedCitation&quot;:&quot;(VanRaden et al. 2009)&quot;,&quot;plainCitation&quot;:&quot;(VanRaden et al. 2009)&quot;,&quot;noteIndex&quot;:0},&quot;citationItems&quot;:[{&quot;id&quot;:484,&quot;uris&quot;:[&quot;http://zotero.org/users/local/hlrmlGwQ/items/Q8EMLHZL&quot;],&quot;uri&quot;:[&quot;http://zotero.org/users/local/hlrmlGwQ/items/Q8EMLHZL&quot;],&quot;itemData&quot;:{&quot;id&quot;:484,&quot;type&quot;:&quot;article-journal&quot;,&quot;abstract&quot;:&quot;Genetic progress will increase when breeders examine genotypes in addition to pedigrees and phenotypes. Genotypes for 38,416 markers and August 2003 genetic evaluations for 3,576 Holstein bulls born before 1999 were used to predict January 2008 daughter deviations for 1,759 bulls born from 1999 through 2002. Genotypes were generated using the Illumina BovineSNP50 BeadChip and DNA from semen contributed by US and Canadian artificial-insemination organizations to the Cooperative Dairy DNA Repository. Genomic predictions for 5 yield traits, 5 fitness traits, 16 conformation traits, and net merit were computed using a linear model with an assumed normal distribution for marker effects and also using a nonlinear model with a heavier tailed prior distribution to account for major genes. The official parent average from 2003 and a 2003 parent average computed from only the subset of genotyped ancestors were combined with genomic predictions using a selection index. Combined predictions were more accurate than official parent averages for all 27 traits. The coefficients of determination (R2) were 0.05 to 0.38 greater with nonlinear genomic predictions included compared with those from parent average alone. Linear genomic predictions had R2 values similar to those from nonlinear predictions but averaged just 0.01 lower. The greatest benefits of genomic prediction were for fat percentage because of a known gene with a large effect. The R2 values were converted to realized reliabilities by dividing by mean reliability of 2008 daughter deviations and then adding the difference between published and observed reliabilities of 2003 parent averages. When averaged across all traits, combined genomic predictions had realized reliabilities that were 23% greater than reliabilities of parent averages (50 vs. 27%), and gains in information were equivalent to 11 additional daughter records. Reliability increased more by doubling the number of bulls genotyped than the number of markers genotyped. Genomic prediction improves reliability by tracing the inheritance of genes even with small effects.&quot;,&quot;container-title&quot;:&quot;Journal of Dairy Science&quot;,&quot;DOI&quot;:&quot;10.3168/jds.2008-1514&quot;,&quot;ISSN&quot;:&quot;0022-0302&quot;,&quot;issue&quot;:&quot;1&quot;,&quot;journalAbbreviation&quot;:&quot;Journal of Dairy Science&quot;,&quot;language&quot;:&quot;en&quot;,&quot;page&quot;:&quot;16-24&quot;,&quot;source&quot;:&quot;ScienceDirect&quot;,&quot;title&quot;:&quot;Invited Review: Reliability of genomic predictions for North American Holstein bulls&quot;,&quot;title-short&quot;:&quot;Invited Review&quot;,&quot;volume&quot;:&quot;92&quot;,&quot;author&quot;:[{&quot;family&quot;:&quot;VanRaden&quot;,&quot;given&quot;:&quot;P. M.&quot;},{&quot;family&quot;:&quot;Van Tassell&quot;,&quot;given&quot;:&quot;C. P.&quot;},{&quot;family&quot;:&quot;Wiggans&quot;,&quot;given&quot;:&quot;G. R.&quot;},{&quot;family&quot;:&quot;Sonstegard&quot;,&quot;given&quot;:&quot;T. S.&quot;},{&quot;family&quot;:&quot;Schnabel&quot;,&quot;given&quot;:&quot;R. D.&quot;},{&quot;family&quot;:&quot;Taylor&quot;,&quot;given&quot;:&quot;J. F.&quot;},{&quot;family&quot;:&quot;Schenkel&quot;,&quot;given&quot;:&quot;F. S.&quot;}],&quot;issued&quot;:{&quot;date-parts&quot;:[[&quot;2009&quot;,1,1]]}}}],&quot;schema&quot;:&quot;https://github.com/citation-style-language/schema/raw/master/csl-citation.json&quot;} RNDzEhFPL5uKe"/>. Genomic relationship matrices were calculated within each subpopulation (Midwest and Gulf) and for both genetic subpopulations (Both). We used ASReml (VSN International) to specify mixed models of the form:</text:p>
      <text:p text:style-name="P38"><text:span text:style-name="T10">y</text:span> = 1 +<text:span text:style-name="T3"> Zu</text:span> + <text:span text:style-name="T3">e</text:span></text:p>
      <text:p text:style-name="P38">Var(<text:span text:style-name="T3">u</text:span>) = <text:span text:style-name="T3">G</text:span>σ<text:span text:style-name="T74">u</text:span><text:span text:style-name="T70">2</text:span></text:p>
      <text:p text:style-name="P38">Var(<text:span text:style-name="T3">e</text:span>) = <text:span text:style-name="T3">I</text:span>σ<text:span text:style-name="T74">e</text:span><text:span text:style-name="T70">2</text:span></text:p>
      <text:p text:style-name="P37">in which the vector <text:span text:style-name="T10">y </text:span>represents the flowering date or green-up date values for that garden, Z the design matrix for random effects, <text:span text:style-name="T3">u</text:span> the whole genome additive genetic effect, and e the residual. Matrix G is the whole genomic relationship matrix based on all SNPs retained for subpopulation-specific analyses. I is the rank-y identity matrix. Phenotypic variance (σ<text:span text:style-name="T74">p</text:span><text:span text:style-name="T70">2</text:span>) is σ<text:span text:style-name="T74">u</text:span><text:span text:style-name="T70">2</text:span> + <text:s/>σ<text:span text:style-name="T74">e</text:span><text:span text:style-name="T70">2. </text:span>Narrow-sense heritability is then h<text:span text:style-name="T70">2</text:span> = (σ<text:span text:style-name="T74">u</text:span><text:span text:style-name="T70">2</text:span>/σ<text:span text:style-name="T74">p</text:span><text:span text:style-name="T70">2</text:span>).</text:p>
      <text:p text:style-name="P37"><text:tab/>These models were run for each of the eight gardens, and across all gardens by adding an additional environmental effect of site without an interaction term. <text:s/>This resulted in 54 models: 3 sets of populations (the Gulf, Midwest, and Both subpopulations) for 9 garden sets (all eight gardens separately, and all eight gardens together) and two phenotypes (green-up date and flowering date).</text:p>
      <text:p text:style-name="P43"/>
      <text:p text:style-name="P37"><text:span text:style-name="T3">Variance components analysis</text:span></text:p>
      <text:p text:style-name="P37"><text:tab/>In the diversity panel, to evaluate our environmental cues as genetic triggers of flowering, we defined green-up and flowering for individual genotypes as functions of seven and eight environmental cues, respectively, then used variance components analysis to partition variance attributed to genetic effects (G), genotype by environment interactions (GxE), environmental effects (E), and error for these phenology-related traits using linear mixed models. We used mixed models of the form:</text:p>
      <text:p text:style-name="P38"><text:span text:style-name="T10">y</text:span> = 1 + <text:span text:style-name="T3">Z</text:span><text:span text:style-name="T75">u</text:span><text:span text:style-name="T3">u</text:span> + <text:span text:style-name="T3">Z</text:span><text:span text:style-name="T75">l</text:span><text:span text:style-name="T3">l</text:span> + <text:span text:style-name="T3">Z</text:span><text:span text:style-name="T75">ul</text:span><text:span text:style-name="T3">ul</text:span><text:span text:style-name="T75"> </text:span>+ <text:span text:style-name="T3">e</text:span></text:p>
      <text:p text:style-name="P38">Var(<text:span text:style-name="T3">u</text:span>) = <text:span text:style-name="T3">G</text:span>σ<text:span text:style-name="T74">u</text:span><text:span text:style-name="T70">2</text:span></text:p>
      <text:p text:style-name="P38">Var(<text:span text:style-name="T3">l</text:span>) = <text:span text:style-name="T3">I</text:span>σ<text:span text:style-name="T74">E</text:span><text:span text:style-name="T70">2</text:span></text:p>
      <text:p text:style-name="P38"><text:soft-page-break/>Var(<text:span text:style-name="T3">ul</text:span>) = <text:span text:style-name="T3">G</text:span>σ<text:span text:style-name="T74">uE</text:span><text:span text:style-name="T70">2</text:span></text:p>
      <text:p text:style-name="P38">Var(<text:span text:style-name="T3">e</text:span>) = <text:span text:style-name="T3">I</text:span>σ<text:span text:style-name="T74">e</text:span><text:span text:style-name="T70">2</text:span></text:p>
      <text:p text:style-name="P37">in which the vector <text:span text:style-name="T10">y </text:span>represents the individual plant observations of a given trait and <text:span text:style-name="T3">Z</text:span> the design matrices associating trait observations with random factors. Random factors include <text:span text:style-name="T3">u,</text:span> the whole genome additive genetic (G) effect, <text:span text:style-name="T3">l</text:span>, the effect of each location (E), <text:span text:style-name="T3">ul</text:span>, the GxE effect, and <text:span text:style-name="T3">e</text:span>, the residual. Matrix G is the whole genomic relationship matrix. I are rank-y identity matrices. </text:p>
      <text:p text:style-name="P37"><text:tab/>These models were run for each phenotype as a function of environmental cues. This resulted in 135 models: three sets of populations (the Gulf, Midwest, and Both subpopulations) for three garden sets (All, North, and Texas gardens) and 15 phenotypes (seven green-up functions, and eight flowering functions).</text:p>
      <text:p text:style-name="P37"><text:span text:style-name="T8">Multivariate adaptive shrinkage</text:span></text:p>
      <text:p text:style-name="P34"><text:tab/>To evaluate the <text:span text:style-name="T110">prevalence and kinds of</text:span> covariance patterns of SNP effects across our eight common gardens, we used multivariate adaptive shrinkage (mash) on SNP effect estimates from the diversity panel <text:reference-mark-start text:name="ZOTERO_ITEM CSL_CITATION {&quot;citationID&quot;:&quot;rypWqlml&quot;,&quot;properties&quot;:{&quot;formattedCitation&quot;:&quot;(Urbut et al. 2019)&quot;,&quot;plainCitation&quot;:&quot;(Urbut et al. 2019)&quot;,&quot;noteIndex&quot;:0},&quot;citationItems&quot;:[{&quot;id&quot;:220,&quot;uris&quot;:[&quot;http://zotero.org/users/local/hlrmlGwQ/items/MMQ43K7E&quot;],&quot;uri&quot;:[&quot;http://zotero.org/users/local/hlrmlGwQ/items/MMQ43K7E&quot;],&quot;itemData&quot;:{&quot;id&quot;:220,&quot;type&quot;:&quot;article-journal&quot;,&quot;container-title&quot;:&quot;Nature Genetics&quot;,&quot;DOI&quot;:&quot;10.1038/s41588-018-0268-8&quot;,&quot;ISSN&quot;:&quot;1061-4036, 1546-1718&quot;,&quot;issue&quot;:&quot;1&quot;,&quot;journalAbbreviation&quot;:&quot;Nat Genet&quot;,&quot;language&quot;:&quot;en&quot;,&quot;page&quot;:&quot;187-195&quot;,&quot;source&quot;:&quot;DOI.org (Crossref)&quot;,&quot;title&quot;:&quot;Flexible statistical methods for estimating and testing effects in genomic studies with multiple conditions&quot;,&quot;volume&quot;:&quot;51&quot;,&quot;author&quot;:[{&quot;family&quot;:&quot;Urbut&quot;,&quot;given&quot;:&quot;Sarah M.&quot;},{&quot;family&quot;:&quot;Wang&quot;,&quot;given&quot;:&quot;Gao&quot;},{&quot;family&quot;:&quot;Carbonetto&quot;,&quot;given&quot;:&quot;Peter&quot;},{&quot;family&quot;:&quot;Stephens&quot;,&quot;given&quot;:&quot;Matthew&quot;}],&quot;issued&quot;:{&quot;date-parts&quot;:[[&quot;2019&quot;,1]]}}}],&quot;schema&quot;:&quot;https://github.com/citation-style-language/schema/raw/master/csl-citation.json&quot;} RNDeBqPsD75r9"/>(Urbut et al. 2019)<text:reference-mark-end text:name="ZOTERO_ITEM CSL_CITATION {&quot;citationID&quot;:&quot;rypWqlml&quot;,&quot;properties&quot;:{&quot;formattedCitation&quot;:&quot;(Urbut et al. 2019)&quot;,&quot;plainCitation&quot;:&quot;(Urbut et al. 2019)&quot;,&quot;noteIndex&quot;:0},&quot;citationItems&quot;:[{&quot;id&quot;:220,&quot;uris&quot;:[&quot;http://zotero.org/users/local/hlrmlGwQ/items/MMQ43K7E&quot;],&quot;uri&quot;:[&quot;http://zotero.org/users/local/hlrmlGwQ/items/MMQ43K7E&quot;],&quot;itemData&quot;:{&quot;id&quot;:220,&quot;type&quot;:&quot;article-journal&quot;,&quot;container-title&quot;:&quot;Nature Genetics&quot;,&quot;DOI&quot;:&quot;10.1038/s41588-018-0268-8&quot;,&quot;ISSN&quot;:&quot;1061-4036, 1546-1718&quot;,&quot;issue&quot;:&quot;1&quot;,&quot;journalAbbreviation&quot;:&quot;Nat Genet&quot;,&quot;language&quot;:&quot;en&quot;,&quot;page&quot;:&quot;187-195&quot;,&quot;source&quot;:&quot;DOI.org (Crossref)&quot;,&quot;title&quot;:&quot;Flexible statistical methods for estimating and testing effects in genomic studies with multiple conditions&quot;,&quot;volume&quot;:&quot;51&quot;,&quot;author&quot;:[{&quot;family&quot;:&quot;Urbut&quot;,&quot;given&quot;:&quot;Sarah M.&quot;},{&quot;family&quot;:&quot;Wang&quot;,&quot;given&quot;:&quot;Gao&quot;},{&quot;family&quot;:&quot;Carbonetto&quot;,&quot;given&quot;:&quot;Peter&quot;},{&quot;family&quot;:&quot;Stephens&quot;,&quot;given&quot;:&quot;Matthew&quot;}],&quot;issued&quot;:{&quot;date-parts&quot;:[[&quot;2019&quot;,1]]}}}],&quot;schema&quot;:&quot;https://github.com/citation-style-language/schema/raw/master/csl-citation.json&quot;} RNDeBqPsD75r9"/>. <text:span text:style-name="T134">Mash is a statistical method that allows estimation and comparison of many effects jointly across many different conditions; </text:span><text:span text:style-name="T139">it improves on previous methods by allowing</text:span><text:span text:style-name="T134"> arbitrary correlations in effect sizes among conditions. To this end, m</text:span>ash allows the user to include hypothesis-based covariance matrices, <text:span text:style-name="T135">specifies some ‘canonicial’ covariance matrices with simple patterns of effects, </text:span>and also generates ‘data-driven’ covariance matrices from patterns of effects in the data. Then, mash assigns mixture proportions for each SNP onto each provided covariance matrix using maximum likelihood. Finally, mash uses Bayes’ theorem to shrink effects for each SNP towards the set of covariance matrices in accordance to their mixture proportions. For example, a SNP affecting flowering may have a high mixture proportion, or weight, on a covariance matrix created from a specific environmental cue. In that case, we can infer that the effect of that SNP on flowering is caused by a response to or interaction with that environmental cue. These user-specified and data-driven covariance matrices are an important advantage mash offers for studying patterns of GxE: the user-specified covariance matrices allow hypothesis testing of specific environmental drivers for each SNP, while the data-driven covariance matrices allow exploration of additional unexplained patterns of covariation. </text:p>
      <text:p text:style-name="P34"><text:tab/>We first <text:span text:style-name="T78">conducted univariate GWAS at each common garden for green-up and flowering date, then analyzed the allelic effects for the top 19K unlinked SNPs per univariate GWAS using mash, as in </text:span><text:reference-mark-start text:name="ZOTERO_ITEM CSL_CITATION {&quot;citationID&quot;:&quot;2Tgyi1Kq&quot;,&quot;properties&quot;:{&quot;formattedCitation&quot;:&quot;(Lovell et al. 2021)&quot;,&quot;plainCitation&quot;:&quot;(Lovell et al. 2021)&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schema&quot;:&quot;https://github.com/citation-style-language/schema/raw/master/csl-citation.json&quot;} RNDG9jYgUP0Gw"/><text:span text:style-name="T78">(Lovell et al. 2021)</text:span><text:reference-mark-end text:name="ZOTERO_ITEM CSL_CITATION {&quot;citationID&quot;:&quot;2Tgyi1Kq&quot;,&quot;properties&quot;:{&quot;formattedCitation&quot;:&quot;(Lovell et al. 2021)&quot;,&quot;plainCitation&quot;:&quot;(Lovell et al. 2021)&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schema&quot;:&quot;https://github.com/citation-style-language/schema/raw/master/csl-citation.json&quot;} RNDG9jYgUP0Gw"/><text:span text:style-name="T78">. </text:span><text:span text:style-name="T111">Briefly, after accounting for correlation in effects using a set of random, relatively </text:span><text:soft-page-break/><text:span text:style-name="T111">unlinked markers, we then selected the SNP with the largest -log10(</text:span><text:span text:style-name="T112">p-value</text:span><text:span text:style-name="T111">) in any condition in the univariate GWAS to represent the strongest effect in that LD block. </text:span><text:span text:style-name="T78">We used the ‘pvdiv_standard_run()’ function of the </text:span>switchgrassGWAS R package <text:span text:style-name="T78">(https://github.com/Alice-MacQueen/switchgrassGWAS) to conduct GWAS on genotypes from the Midwest, Gulf, and Both subpopulations, used the ‘pvdiv_bigsnp2mashr()’ function to convert univariate GWAS output to the matrices of </text:span><text:span text:style-name="T111">effects and standard errors</text:span><text:span text:style-name="T78"> needed for mash, then used the ‘mash_standard_run()’ function to conduct mash. </text:span></text:p>
      <text:p text:style-name="P37"><text:span text:style-name="T78"><text:tab/>We generated hypothesis-based covariance matrices derived from correlations in environmental cues in the green-up or flowering date windows for the three subpopulations (Table 1). These covariance matrices were derived from the same set of phenotypes as environmental functions of green-up and flowering, and represent the correlations between genotypes for these phenotypes across our common gardens. For the diagonal of these matrices, we used the coefficient of variation in these phenotypes within the subpopulation at that garden. We used distinct sets of user-specified, hypothesis-</text:span><text:span text:style-name="T111">based</text:span><text:span text:style-name="T78"> covariance matrices for green-up and flowering, but the same set of matrices for all genetic subgroups. I</text:span><text:span text:style-name="T80">f a</text:span><text:span text:style-name="T111"> hypothesis-based</text:span><text:span text:style-name="T78"> matrix d</text:span><text:span text:style-name="T80">oes</text:span><text:span text:style-name="T78"> not capture a common pattern of SNP effects, mash assigns small mixture proportions onto this matrix using maximum likelihood, giving that covariance matrix a low posterior weight summed across all SNP effects, which ultimately causes little to no change in the mash model. </text:span><text:span text:style-name="T80">Alternatively</text:span><text:span text:style-name="T78">, SNPs with high mixture proportions on particular environmental covariance matrices and large Bayes factors, which summarize the overall significance of a non-zero effect, represent small genomic intervals with strong evidence for a phenotypic effect correlated with an environmental driver.</text:span></text:p>
      <text:p text:style-name="P42"><text:span text:style-name="T78"><text:tab/>Mash also generates data-driven covariance matrices </text:span><text:span text:style-name="T80">corresponding with</text:span><text:span text:style-name="T78"> major patterns of SNP effects present in the data. We generated six data-driven matrices per mash run, five (denoted DD_PCA_1 through DD_PCA_5) produced by singular value decomposition (SVD) of an overall matrix, denoted ‘DD_tPCA’. We used SVD to present vectors of garden-specific effects for each numbered DD_PCA matrix, </text:span><text:span text:style-name="T80">as</text:span><text:span text:style-name="T78"> the first eigenvector of a SVD explains 100% of the variation in this matrix, and each value in this eigenvector represents one garden-specific effect. </text:span><text:span text:style-name="T80">We next</text:span><text:span text:style-name="T78"> determined the fraction of SNPs with high posterior weights on each of the data-driven covariance matrices, then characterized the major patterns of garden-specific effects that these covariance matrices represented using SVD of each matrix </text:span><text:span text:style-name="T79">to </text:span><text:span text:style-name="T78">decompose matrices into eigenvectors of garden-specific effects.</text:span></text:p>
      <text:p text:style-name="P34"><text:soft-page-break/><text:span text:style-name="T78"><text:tab/>Last, we characterized the overall patterns of differential sensitivity and antagonistic pleiotropy between all SNPs with significant effects at all pairs of gardens. To do this, we used the ‘get_GxE’ function of the switchgrassGWAS R package to generate pairwise comparisons of SNP effects across all conditions included in mash. This function first determines the set of SNPs with evidence of significant effects in both conditions for all pairs of conditions using local false sign rates, which are analogous to false discovery rates but more conservative (in that they also reflect the uncertainty in the estimation of the sign of the effect) </text:span><text:reference-mark-start text:name="ZOTERO_ITEM CSL_CITATION {&quot;citationID&quot;:&quot;myi3iX3c&quot;,&quot;properties&quot;:{&quot;formattedCitation&quot;:&quot;(Stephens 2017)&quot;,&quot;plainCitation&quot;:&quot;(Stephens 2017)&quot;,&quot;noteIndex&quot;:0},&quot;citationItems&quot;:[{&quot;id&quot;:491,&quot;uris&quot;:[&quot;http://zotero.org/users/local/hlrmlGwQ/items/BFPCQI5S&quot;],&quot;uri&quot;:[&quot;http://zotero.org/users/local/hlrmlGwQ/items/BFPCQI5S&quot;],&quot;itemData&quot;:{&quot;id&quot;:491,&quot;type&quot;:&quot;article-journal&quot;,&quot;abstract&quot;:&quot;We introduce a new Empirical Bayes approach for large-scale hypothesis testing, including estimating false discovery rates (FDRs), and effect sizes. This approach has two key differences from existing approaches to FDR analysis. First, it assumes that the distribution of the actual (unobserved) effects is unimodal, with a mode at 0. This “unimodal assumption” (UA), although natural in many contexts, is not usually incorporated into standard FDR analysis, and we demonstrate how incorporating it brings many benefits. Specifically, the UA facilitates efficient and robust computation—estimating the unimodal distribution involves solving a simple convex optimization problem—and enables more accurate inferences provided that it holds. Second, the method takes as its input two numbers for each test (an effect size estimate and corresponding standard error), rather than the one number usually used ($p$ value or $z$ score). When available, using two numbers instead of one helps account for variation in measurement precision across tests. It also facilitates estimation of effects, and unlike standard FDR methods, our approach provides interval estimates (credible regions) for each effect in addition to measures of significance. To provide a bridge between interval estimates and significance measures, we introduce the term “local false sign rate” to refer to the probability of getting the sign of an effect wrong and argue that it is a superior measure of significance than the local FDR because it is both more generally applicable and can be more robustly estimated. Our methods are implemented in an R package ashr available from http://github.com/stephens999/ashr.&quot;,&quot;container-title&quot;:&quot;Biostatistics&quot;,&quot;DOI&quot;:&quot;10.1093/biostatistics/kxw041&quot;,&quot;ISSN&quot;:&quot;1465-4644&quot;,&quot;issue&quot;:&quot;2&quot;,&quot;journalAbbreviation&quot;:&quot;Biostatistics&quot;,&quot;page&quot;:&quot;275-294&quot;,&quot;source&quot;:&quot;Silverchair&quot;,&quot;title&quot;:&quot;False discovery rates: a new deal&quot;,&quot;title-short&quot;:&quot;False discovery rates&quot;,&quot;volume&quot;:&quot;18&quot;,&quot;author&quot;:[{&quot;family&quot;:&quot;Stephens&quot;,&quot;given&quot;:&quot;Matthew&quot;}],&quot;issued&quot;:{&quot;date-parts&quot;:[[&quot;2017&quot;,4,1]]}}}],&quot;schema&quot;:&quot;https://github.com/citation-style-language/schema/raw/master/csl-citation.json&quot;} RNDk6iQ4l9WDV"/><text:span text:style-name="T78">(Stephens 2017)</text:span><text:reference-mark-end text:name="ZOTERO_ITEM CSL_CITATION {&quot;citationID&quot;:&quot;myi3iX3c&quot;,&quot;properties&quot;:{&quot;formattedCitation&quot;:&quot;(Stephens 2017)&quot;,&quot;plainCitation&quot;:&quot;(Stephens 2017)&quot;,&quot;noteIndex&quot;:0},&quot;citationItems&quot;:[{&quot;id&quot;:491,&quot;uris&quot;:[&quot;http://zotero.org/users/local/hlrmlGwQ/items/BFPCQI5S&quot;],&quot;uri&quot;:[&quot;http://zotero.org/users/local/hlrmlGwQ/items/BFPCQI5S&quot;],&quot;itemData&quot;:{&quot;id&quot;:491,&quot;type&quot;:&quot;article-journal&quot;,&quot;abstract&quot;:&quot;We introduce a new Empirical Bayes approach for large-scale hypothesis testing, including estimating false discovery rates (FDRs), and effect sizes. This approach has two key differences from existing approaches to FDR analysis. First, it assumes that the distribution of the actual (unobserved) effects is unimodal, with a mode at 0. This “unimodal assumption” (UA), although natural in many contexts, is not usually incorporated into standard FDR analysis, and we demonstrate how incorporating it brings many benefits. Specifically, the UA facilitates efficient and robust computation—estimating the unimodal distribution involves solving a simple convex optimization problem—and enables more accurate inferences provided that it holds. Second, the method takes as its input two numbers for each test (an effect size estimate and corresponding standard error), rather than the one number usually used ($p$ value or $z$ score). When available, using two numbers instead of one helps account for variation in measurement precision across tests. It also facilitates estimation of effects, and unlike standard FDR methods, our approach provides interval estimates (credible regions) for each effect in addition to measures of significance. To provide a bridge between interval estimates and significance measures, we introduce the term “local false sign rate” to refer to the probability of getting the sign of an effect wrong and argue that it is a superior measure of significance than the local FDR because it is both more generally applicable and can be more robustly estimated. Our methods are implemented in an R package ashr available from http://github.com/stephens999/ashr.&quot;,&quot;container-title&quot;:&quot;Biostatistics&quot;,&quot;DOI&quot;:&quot;10.1093/biostatistics/kxw041&quot;,&quot;ISSN&quot;:&quot;1465-4644&quot;,&quot;issue&quot;:&quot;2&quot;,&quot;journalAbbreviation&quot;:&quot;Biostatistics&quot;,&quot;page&quot;:&quot;275-294&quot;,&quot;source&quot;:&quot;Silverchair&quot;,&quot;title&quot;:&quot;False discovery rates: a new deal&quot;,&quot;title-short&quot;:&quot;False discovery rates&quot;,&quot;volume&quot;:&quot;18&quot;,&quot;author&quot;:[{&quot;family&quot;:&quot;Stephens&quot;,&quot;given&quot;:&quot;Matthew&quot;}],&quot;issued&quot;:{&quot;date-parts&quot;:[[&quot;2017&quot;,4,1]]}}}],&quot;schema&quot;:&quot;https://github.com/citation-style-language/schema/raw/master/csl-citation.json&quot;} RNDk6iQ4l9WDV"/><text:span text:style-name="T78">. For antagonistic pleiotropy, this function determines if effects significant in both conditions are of opposite sign. For differential sensitivity, this function determines if effects significant in both conditions are of the same sign, but of a magnitude that differs by a factor of 0.4 or more. Our use of local false sign rates to determine significance and our specification that SNP effects must be significant in both conditions to be included means that our tests for differential sensitivity, which require both effects to have the same sign and </text:span><text:span text:style-name="T111">but</text:span><text:span text:style-name="T78"> different magnitudes by a set factor </text:span><text:span text:style-name="T79">(</text:span><text:span text:style-name="T78">not tested for significance</text:span><text:span text:style-name="T79">)</text:span><text:span text:style-name="T78">, </text:span><text:span text:style-name="T111">carry</text:span><text:span text:style-name="T78"> an equal statistical burden as our tests for antagonistic pleiotropy, which require only that both effects have different signs. This is an important advance on previous studies of antagonistic pleiotropy (e.g. </text:span><text:reference-mark-start text:name="ZOTERO_ITEM CSL_CITATION {&quot;citationID&quot;:&quot;fGYUHHbg&quot;,&quot;properties&quot;:{&quot;formattedCitation&quot;:&quot;(Lowry et al. 2019)&quot;,&quot;plainCitation&quot;:&quot;(Lowry et al. 2019)&quot;,&quot;noteIndex&quot;:0},&quot;citationItems&quot;:[{&quot;id&quot;:467,&quot;uris&quot;:[&quot;http://zotero.org/users/local/hlrmlGwQ/items/CPCVNI2M&quot;],&quot;uri&quot;:[&quot;http://zotero.org/users/local/hlrmlGwQ/items/CPCVNI2M&quot;],&quot;itemData&quot;:{&quot;id&quot;:467,&quot;type&quot;:&quot;article-journal&quot;,&quot;abstract&quot;:&quot;Local adaptation is the process by which natural selection drives adaptive phenotypic divergence across environmental gradients. Theory suggests that local adaptation results from genetic trade-offs at individual genetic loci, where adaptation to one set of environmental conditions results in a cost to fitness in alternative environments. However, the degree to which there are costs associated with local adaptation is poorly understood because most of these experiments rely on two-site reciprocal transplant experiments. Here, we quantify the benefits and costs of locally adaptive loci across 17° of latitude in a four-grandparent outbred mapping population in outcrossing switchgrass (Panicum virgatum L.), an emerging biofuel crop and dominant tallgrass species. We conducted quantitative trait locus (QTL) mapping across 10 sites, ranging from Texas to South Dakota. This analysis revealed that beneficial biomass (fitness) QTL generally incur minimal costs when transplanted to other field sites distributed over a large climatic gradient over the 2 y of our study. Therefore, locally advantageous alleles could potentially be combined across multiple loci through breeding to create high-yielding regionally adapted cultivars.&quot;,&quot;container-title&quot;:&quot;Proceedings of the National Academy of Sciences&quot;,&quot;DOI&quot;:&quot;10.1073/pnas.1821543116&quot;,&quot;ISSN&quot;:&quot;0027-8424, 1091-6490&quot;,&quot;issue&quot;:&quot;26&quot;,&quot;journalAbbreviation&quot;:&quot;PNAS&quot;,&quot;language&quot;:&quot;en&quot;,&quot;note&quot;:&quot;publisher: National Academy of Sciences\nsection: PNAS Plus\nPMID: 31182579&quot;,&quot;page&quot;:&quot;12933-12941&quot;,&quot;source&quot;:&quot;www.pnas.org&quot;,&quot;title&quot;:&quot;QTL × environment interactions underlie adaptive divergence in switchgrass across a large latitudinal gradient&quot;,&quot;volume&quot;:&quot;116&quot;,&quot;author&quot;:[{&quot;family&quot;:&quot;Lowry&quot;,&quot;given&quot;:&quot;David B.&quot;},{&quot;family&quot;:&quot;Lovell&quot;,&quot;given&quot;:&quot;John T.&quot;},{&quot;family&quot;:&quot;Zhang&quot;,&quot;given&quot;:&quot;Li&quot;},{&quot;family&quot;:&quot;Bonnette&quot;,&quot;given&quot;:&quot;Jason&quot;},{&quot;family&quot;:&quot;Fay&quot;,&quot;given&quot;:&quot;Philip A.&quot;},{&quot;family&quot;:&quot;Mitchell&quot;,&quot;given&quot;:&quot;Robert B.&quot;},{&quot;family&quot;:&quot;Lloyd-Reilley&quot;,&quot;given&quot;:&quot;John&quot;},{&quot;family&quot;:&quot;Boe&quot;,&quot;given&quot;:&quot;Arvid R.&quot;},{&quot;family&quot;:&quot;Wu&quot;,&quot;given&quot;:&quot;Yanqi&quot;},{&quot;family&quot;:&quot;Rouquette&quot;,&quot;given&quot;:&quot;Francis M.&quot;},{&quot;family&quot;:&quot;Wynia&quot;,&quot;given&quot;:&quot;Richard L.&quot;},{&quot;family&quot;:&quot;Weng&quot;,&quot;given&quot;:&quot;Xiaoyu&quot;},{&quot;family&quot;:&quot;Behrman&quot;,&quot;given&quot;:&quot;Kathrine D.&quot;},{&quot;family&quot;:&quot;Healey&quot;,&quot;given&quot;:&quot;Adam&quot;},{&quot;family&quot;:&quot;Barry&quot;,&quot;given&quot;:&quot;Kerrie&quot;},{&quot;family&quot;:&quot;Lipzen&quot;,&quot;given&quot;:&quot;Anna&quot;},{&quot;family&quot;:&quot;Bauer&quot;,&quot;given&quot;:&quot;Diane&quot;},{&quot;family&quot;:&quot;Sharma&quot;,&quot;given&quot;:&quot;Aditi&quot;},{&quot;family&quot;:&quot;Jenkins&quot;,&quot;given&quot;:&quot;Jerry&quot;},{&quot;family&quot;:&quot;Schmutz&quot;,&quot;given&quot;:&quot;Jeremy&quot;},{&quot;family&quot;:&quot;Fritschi&quot;,&quot;given&quot;:&quot;Felix B.&quot;},{&quot;family&quot;:&quot;Juenger&quot;,&quot;given&quot;:&quot;Thomas E.&quot;}],&quot;issued&quot;:{&quot;date-parts&quot;:[[&quot;2019&quot;,6,25]]}}}],&quot;schema&quot;:&quot;https://github.com/citation-style-language/schema/raw/master/csl-citation.json&quot;} RNDdfBxkbys0w"/><text:span text:style-name="T78">(Lowry et al. 2019)</text:span><text:reference-mark-end text:name="ZOTERO_ITEM CSL_CITATION {&quot;citationID&quot;:&quot;fGYUHHbg&quot;,&quot;properties&quot;:{&quot;formattedCitation&quot;:&quot;(Lowry et al. 2019)&quot;,&quot;plainCitation&quot;:&quot;(Lowry et al. 2019)&quot;,&quot;noteIndex&quot;:0},&quot;citationItems&quot;:[{&quot;id&quot;:467,&quot;uris&quot;:[&quot;http://zotero.org/users/local/hlrmlGwQ/items/CPCVNI2M&quot;],&quot;uri&quot;:[&quot;http://zotero.org/users/local/hlrmlGwQ/items/CPCVNI2M&quot;],&quot;itemData&quot;:{&quot;id&quot;:467,&quot;type&quot;:&quot;article-journal&quot;,&quot;abstract&quot;:&quot;Local adaptation is the process by which natural selection drives adaptive phenotypic divergence across environmental gradients. Theory suggests that local adaptation results from genetic trade-offs at individual genetic loci, where adaptation to one set of environmental conditions results in a cost to fitness in alternative environments. However, the degree to which there are costs associated with local adaptation is poorly understood because most of these experiments rely on two-site reciprocal transplant experiments. Here, we quantify the benefits and costs of locally adaptive loci across 17° of latitude in a four-grandparent outbred mapping population in outcrossing switchgrass (Panicum virgatum L.), an emerging biofuel crop and dominant tallgrass species. We conducted quantitative trait locus (QTL) mapping across 10 sites, ranging from Texas to South Dakota. This analysis revealed that beneficial biomass (fitness) QTL generally incur minimal costs when transplanted to other field sites distributed over a large climatic gradient over the 2 y of our study. Therefore, locally advantageous alleles could potentially be combined across multiple loci through breeding to create high-yielding regionally adapted cultivars.&quot;,&quot;container-title&quot;:&quot;Proceedings of the National Academy of Sciences&quot;,&quot;DOI&quot;:&quot;10.1073/pnas.1821543116&quot;,&quot;ISSN&quot;:&quot;0027-8424, 1091-6490&quot;,&quot;issue&quot;:&quot;26&quot;,&quot;journalAbbreviation&quot;:&quot;PNAS&quot;,&quot;language&quot;:&quot;en&quot;,&quot;note&quot;:&quot;publisher: National Academy of Sciences\nsection: PNAS Plus\nPMID: 31182579&quot;,&quot;page&quot;:&quot;12933-12941&quot;,&quot;source&quot;:&quot;www.pnas.org&quot;,&quot;title&quot;:&quot;QTL × environment interactions underlie adaptive divergence in switchgrass across a large latitudinal gradient&quot;,&quot;volume&quot;:&quot;116&quot;,&quot;author&quot;:[{&quot;family&quot;:&quot;Lowry&quot;,&quot;given&quot;:&quot;David B.&quot;},{&quot;family&quot;:&quot;Lovell&quot;,&quot;given&quot;:&quot;John T.&quot;},{&quot;family&quot;:&quot;Zhang&quot;,&quot;given&quot;:&quot;Li&quot;},{&quot;family&quot;:&quot;Bonnette&quot;,&quot;given&quot;:&quot;Jason&quot;},{&quot;family&quot;:&quot;Fay&quot;,&quot;given&quot;:&quot;Philip A.&quot;},{&quot;family&quot;:&quot;Mitchell&quot;,&quot;given&quot;:&quot;Robert B.&quot;},{&quot;family&quot;:&quot;Lloyd-Reilley&quot;,&quot;given&quot;:&quot;John&quot;},{&quot;family&quot;:&quot;Boe&quot;,&quot;given&quot;:&quot;Arvid R.&quot;},{&quot;family&quot;:&quot;Wu&quot;,&quot;given&quot;:&quot;Yanqi&quot;},{&quot;family&quot;:&quot;Rouquette&quot;,&quot;given&quot;:&quot;Francis M.&quot;},{&quot;family&quot;:&quot;Wynia&quot;,&quot;given&quot;:&quot;Richard L.&quot;},{&quot;family&quot;:&quot;Weng&quot;,&quot;given&quot;:&quot;Xiaoyu&quot;},{&quot;family&quot;:&quot;Behrman&quot;,&quot;given&quot;:&quot;Kathrine D.&quot;},{&quot;family&quot;:&quot;Healey&quot;,&quot;given&quot;:&quot;Adam&quot;},{&quot;family&quot;:&quot;Barry&quot;,&quot;given&quot;:&quot;Kerrie&quot;},{&quot;family&quot;:&quot;Lipzen&quot;,&quot;given&quot;:&quot;Anna&quot;},{&quot;family&quot;:&quot;Bauer&quot;,&quot;given&quot;:&quot;Diane&quot;},{&quot;family&quot;:&quot;Sharma&quot;,&quot;given&quot;:&quot;Aditi&quot;},{&quot;family&quot;:&quot;Jenkins&quot;,&quot;given&quot;:&quot;Jerry&quot;},{&quot;family&quot;:&quot;Schmutz&quot;,&quot;given&quot;:&quot;Jeremy&quot;},{&quot;family&quot;:&quot;Fritschi&quot;,&quot;given&quot;:&quot;Felix B.&quot;},{&quot;family&quot;:&quot;Juenger&quot;,&quot;given&quot;:&quot;Thomas E.&quot;}],&quot;issued&quot;:{&quot;date-parts&quot;:[[&quot;2019&quot;,6,25]]}}}],&quot;schema&quot;:&quot;https://github.com/citation-style-language/schema/raw/master/csl-citation.json&quot;} RNDdfBxkbys0w"/>)<text:span text:style-name="T78">, where statistical tests for antagonistic pleiotropy require two non-zero effects of different signs, and are more statistically conservative than tests for differential sensitivity, which required only one non-zero effect. Previous work recognized that this testing bias could lead to undercounting occurrences of antagonistic pleiotropy </text:span><text:reference-mark-start text:name="ZOTERO_ITEM CSL_CITATION {&quot;citationID&quot;:&quot;gc4ZLHKx&quot;,&quot;properties&quot;:{&quot;formattedCitation&quot;:&quot;(Anderson, Willis, and Mitchell-Olds 2011; Des Marais, Hernandez, and Juenger 2013)&quot;,&quot;plainCitation&quot;:&quot;(Anderson, Willis, and Mitchell-Olds 2011; Des Marais, Hernandez, and Juenger 2013)&quot;,&quot;noteIndex&quot;:0},&quot;citationItems&quot;:[{&quot;id&quot;:518,&quot;uris&quot;:[&quot;http://zotero.org/users/local/hlrmlGwQ/items/SGW5E6SF&quot;],&quot;uri&quot;:[&quot;http://zotero.org/users/local/hlrmlGwQ/items/SGW5E6SF&quot;],&quot;itemData&quot;:{&quot;id&quot;:518,&quot;type&quot;:&quot;article-journal&quot;,&quot;abstract&quot;:&quot;Plants provide unique opportunities to study the mechanistic basis and evolutionary processes of adaptation to diverse environmental conditions. Complementary laboratory and field experiments are important for testing hypothesis reflecting long term ecological and evolutionary history. For example, these approaches can infer whether local adaptation results from genetic tradeoffs (antagonistic pleiotropy), where native alleles are best adapted to local conditions, or if local adaptation is caused by conditional neutrality at many loci, where alleles show fitness differences in one environment, but not in the contrasting environment. Ecological genetics in natural populations of perennial or outcrossing plants also may differ substantially from model systems. In this review of the evolutionary genetics of plant adaptation, we emphasize the importance of field studies for understanding the evolutionary dynamics of model and non-model systems, highlight a key life history trait (flowering time), and discuss emerging conservation issues.&quot;,&quot;container-title&quot;:&quot;Trends in genetics : TIG&quot;,&quot;DOI&quot;:&quot;10.1016/j.tig.2011.04.001&quot;,&quot;ISSN&quot;:&quot;0168-9525&quot;,&quot;issue&quot;:&quot;7&quot;,&quot;journalAbbreviation&quot;:&quot;Trends Genet&quot;,&quot;note&quot;:&quot;PMID: 21550682\nPMCID: PMC3123387&quot;,&quot;page&quot;:&quot;258-266&quot;,&quot;source&quot;:&quot;PubMed Central&quot;,&quot;title&quot;:&quot;Evolutionary genetics of plant adaptation&quot;,&quot;volume&quot;:&quot;27&quot;,&quot;author&quot;:[{&quot;family&quot;:&quot;Anderson&quot;,&quot;given&quot;:&quot;Jill T.&quot;},{&quot;family&quot;:&quot;Willis&quot;,&quot;given&quot;:&quot;John H.&quot;},{&quot;family&quot;:&quot;Mitchell-Olds&quot;,&quot;given&quot;:&quot;Thomas&quot;}],&quot;issued&quot;:{&quot;date-parts&quot;:[[&quot;2011&quot;,7]]}}},{&quot;id&quot;:521,&quot;uris&quot;:[&quot;http://zotero.org/users/local/hlrmlGwQ/items/3C54BBEY&quot;],&quot;uri&quot;:[&quot;http://zotero.org/users/local/hlrmlGwQ/items/3C54BBEY&quot;],&quot;itemData&quot;:{&quot;id&quot;:521,&quot;type&quot;:&quot;article-journal&quot;,&quot;abstract&quot;:&quot;There is considerable interest in the occurrence and molecular mechanisms of phenotypic plasticity and genotype-by-environment interactions (G×E) in plant populations. The emergence of genomic tools, including quantitative trait locus (QTL) mapping and transcriptome studies, provides opportunities to identify G×E patterns and mechanisms across a diversity of phenotypes, species, and environments. We review progress in evaluating the presence and characterizing the mechanisms of G×E using genomic studies of abiotic responses in plants. Our review reveals that G×E is common, often caused by changes in the magnitude of genetic effects in response to the environment, and associated with diverse genetic factors and molecular variants. We illustrate this diversity with an examination of transcriptome studies and discussion of cloned genes underlying G×E. We discuss the caveats associated with existing studies and outline future directions for better understanding G×E and its impact on local adaptation and plant improvement.&quot;,&quot;container-title&quot;:&quot;Annual Review of Ecology, Evolution, and Systematics&quot;,&quot;DOI&quot;:&quot;10.1146/annurev-ecolsys-110512-135806&quot;,&quot;issue&quot;:&quot;1&quot;,&quot;note&quot;:&quot;_eprint: https://doi.org/10.1146/annurev-ecolsys-110512-135806&quot;,&quot;page&quot;:&quot;5-29&quot;,&quot;source&quot;:&quot;Annual Reviews&quot;,&quot;title&quot;:&quot;Genotype-by-Environment Interaction and Plasticity: Exploring Genomic Responses of Plants to the Abiotic Environment&quot;,&quot;title-short&quot;:&quot;Genotype-by-Environment Interaction and Plasticity&quot;,&quot;volume&quot;:&quot;44&quot;,&quot;author&quot;:[{&quot;family&quot;:&quot;Des Marais&quot;,&quot;given&quot;:&quot;David L.&quot;},{&quot;family&quot;:&quot;Hernandez&quot;,&quot;given&quot;:&quot;Kyle M.&quot;},{&quot;family&quot;:&quot;Juenger&quot;,&quot;given&quot;:&quot;Thomas E.&quot;}],&quot;issued&quot;:{&quot;date-parts&quot;:[[&quot;2013&quot;]]}}}],&quot;schema&quot;:&quot;https://github.com/citation-style-language/schema/raw/master/csl-citation.json&quot;} RNDTeW4j58R8M"/><text:span text:style-name="T78">(Anderson, Willis, and Mitchell-Olds 2011; Des Marais, Hernandez, and Juenger 2013)</text:span><text:reference-mark-end text:name="ZOTERO_ITEM CSL_CITATION {&quot;citationID&quot;:&quot;gc4ZLHKx&quot;,&quot;properties&quot;:{&quot;formattedCitation&quot;:&quot;(Anderson, Willis, and Mitchell-Olds 2011; Des Marais, Hernandez, and Juenger 2013)&quot;,&quot;plainCitation&quot;:&quot;(Anderson, Willis, and Mitchell-Olds 2011; Des Marais, Hernandez, and Juenger 2013)&quot;,&quot;noteIndex&quot;:0},&quot;citationItems&quot;:[{&quot;id&quot;:518,&quot;uris&quot;:[&quot;http://zotero.org/users/local/hlrmlGwQ/items/SGW5E6SF&quot;],&quot;uri&quot;:[&quot;http://zotero.org/users/local/hlrmlGwQ/items/SGW5E6SF&quot;],&quot;itemData&quot;:{&quot;id&quot;:518,&quot;type&quot;:&quot;article-journal&quot;,&quot;abstract&quot;:&quot;Plants provide unique opportunities to study the mechanistic basis and evolutionary processes of adaptation to diverse environmental conditions. Complementary laboratory and field experiments are important for testing hypothesis reflecting long term ecological and evolutionary history. For example, these approaches can infer whether local adaptation results from genetic tradeoffs (antagonistic pleiotropy), where native alleles are best adapted to local conditions, or if local adaptation is caused by conditional neutrality at many loci, where alleles show fitness differences in one environment, but not in the contrasting environment. Ecological genetics in natural populations of perennial or outcrossing plants also may differ substantially from model systems. In this review of the evolutionary genetics of plant adaptation, we emphasize the importance of field studies for understanding the evolutionary dynamics of model and non-model systems, highlight a key life history trait (flowering time), and discuss emerging conservation issues.&quot;,&quot;container-title&quot;:&quot;Trends in genetics : TIG&quot;,&quot;DOI&quot;:&quot;10.1016/j.tig.2011.04.001&quot;,&quot;ISSN&quot;:&quot;0168-9525&quot;,&quot;issue&quot;:&quot;7&quot;,&quot;journalAbbreviation&quot;:&quot;Trends Genet&quot;,&quot;note&quot;:&quot;PMID: 21550682\nPMCID: PMC3123387&quot;,&quot;page&quot;:&quot;258-266&quot;,&quot;source&quot;:&quot;PubMed Central&quot;,&quot;title&quot;:&quot;Evolutionary genetics of plant adaptation&quot;,&quot;volume&quot;:&quot;27&quot;,&quot;author&quot;:[{&quot;family&quot;:&quot;Anderson&quot;,&quot;given&quot;:&quot;Jill T.&quot;},{&quot;family&quot;:&quot;Willis&quot;,&quot;given&quot;:&quot;John H.&quot;},{&quot;family&quot;:&quot;Mitchell-Olds&quot;,&quot;given&quot;:&quot;Thomas&quot;}],&quot;issued&quot;:{&quot;date-parts&quot;:[[&quot;2011&quot;,7]]}}},{&quot;id&quot;:521,&quot;uris&quot;:[&quot;http://zotero.org/users/local/hlrmlGwQ/items/3C54BBEY&quot;],&quot;uri&quot;:[&quot;http://zotero.org/users/local/hlrmlGwQ/items/3C54BBEY&quot;],&quot;itemData&quot;:{&quot;id&quot;:521,&quot;type&quot;:&quot;article-journal&quot;,&quot;abstract&quot;:&quot;There is considerable interest in the occurrence and molecular mechanisms of phenotypic plasticity and genotype-by-environment interactions (G×E) in plant populations. The emergence of genomic tools, including quantitative trait locus (QTL) mapping and transcriptome studies, provides opportunities to identify G×E patterns and mechanisms across a diversity of phenotypes, species, and environments. We review progress in evaluating the presence and characterizing the mechanisms of G×E using genomic studies of abiotic responses in plants. Our review reveals that G×E is common, often caused by changes in the magnitude of genetic effects in response to the environment, and associated with diverse genetic factors and molecular variants. We illustrate this diversity with an examination of transcriptome studies and discussion of cloned genes underlying G×E. We discuss the caveats associated with existing studies and outline future directions for better understanding G×E and its impact on local adaptation and plant improvement.&quot;,&quot;container-title&quot;:&quot;Annual Review of Ecology, Evolution, and Systematics&quot;,&quot;DOI&quot;:&quot;10.1146/annurev-ecolsys-110512-135806&quot;,&quot;issue&quot;:&quot;1&quot;,&quot;note&quot;:&quot;_eprint: https://doi.org/10.1146/annurev-ecolsys-110512-135806&quot;,&quot;page&quot;:&quot;5-29&quot;,&quot;source&quot;:&quot;Annual Reviews&quot;,&quot;title&quot;:&quot;Genotype-by-Environment Interaction and Plasticity: Exploring Genomic Responses of Plants to the Abiotic Environment&quot;,&quot;title-short&quot;:&quot;Genotype-by-Environment Interaction and Plasticity&quot;,&quot;volume&quot;:&quot;44&quot;,&quot;author&quot;:[{&quot;family&quot;:&quot;Des Marais&quot;,&quot;given&quot;:&quot;David L.&quot;},{&quot;family&quot;:&quot;Hernandez&quot;,&quot;given&quot;:&quot;Kyle M.&quot;},{&quot;family&quot;:&quot;Juenger&quot;,&quot;given&quot;:&quot;Thomas E.&quot;}],&quot;issued&quot;:{&quot;date-parts&quot;:[[&quot;2013&quot;]]}}}],&quot;schema&quot;:&quot;https://github.com/citation-style-language/schema/raw/master/csl-citation.json&quot;} RNDTeW4j58R8M"/><text:span text:style-name="T78">, and sought to reduce it by permutation </text:span><text:reference-mark-start text:name="ZOTERO_ITEM CSL_CITATION {&quot;citationID&quot;:&quot;nqwGrTIC&quot;,&quot;properties&quot;:{&quot;formattedCitation&quot;:&quot;(Anderson et al. 2013)&quot;,&quot;plainCitation&quot;:&quot;(Anderson et al. 2013)&quot;,&quot;noteIndex&quot;:0},&quot;citationItems&quot;:[{&quot;id&quot;:515,&quot;uris&quot;:[&quot;http://zotero.org/users/local/hlrmlGwQ/items/QMWC784Y&quot;],&quot;uri&quot;:[&quot;http://zotero.org/users/local/hlrmlGwQ/items/QMWC784Y&quot;],&quot;itemData&quot;:{&quot;id&quot;:515,&quot;type&quot;:&quot;article-journal&quot;,&quot;abstract&quot;:&quot;Divergent natural selection promotes local adaptation and can lead to reproductive isolation of populations in contrasting environments; however, the genetic basis of local adaptation remains largely unresolved in natural populations. Local adaptation might result from antagonistic pleiotropy, where alternate alleles are favored in distinct habitats, and polymorphism is maintained by selection. Alternatively, under conditional neutrality some alleles may be favored in one environment but neutral at other locations. Antagonistic pleiotropy maintains genetic variation across the landscape; however, there is a systematic bias against discovery of antagonistic pleiotropy since the fitness benefits of local alleles need to be significant in at least two environments., Here, we develop a generally applicable method to investigate polygenic local adaptation and identify loci that are the targets of selection. This approach evaluates allele frequency changes after selection at loci across the genome to distinguish antagonistic pleiotropy from conditional neutrality and deleterious variation. We investigate local adaptation at the QTL-level in field experiments, in which we expose 177 F6 recombinant inbred lines (RILs) and parental lines of Boechera stricta (Brassicaceae) to their parental environments over two seasons. We demonstrate polygenic selection for native alleles in both environments, with 2.8% of the genome exhibiting antagonistic pleiotropy, and 8% displaying conditional neutrality. Our study strongly supports antagonistic pleiotropy at one large-effect flowering phenology QTL (nFT): native homozygotes had significantly greater probabilities of flowering than foreign homozygotes in both parental environments. Such large-scale field studies are essential to elucidate the genetic basis of adaptation in natural populations.&quot;,&quot;container-title&quot;:&quot;Molecular ecology&quot;,&quot;DOI&quot;:&quot;10.1111/j.1365-294X.2012.05522.x&quot;,&quot;ISSN&quot;:&quot;0962-1083&quot;,&quot;issue&quot;:&quot;3&quot;,&quot;journalAbbreviation&quot;:&quot;Mol Ecol&quot;,&quot;note&quot;:&quot;PMID: 22420446\nPMCID: PMC3492549&quot;,&quot;page&quot;:&quot;699-708&quot;,&quot;source&quot;:&quot;PubMed Central&quot;,&quot;title&quot;:&quot;Genetic tradeoffs and conditional neutrality contribute to local adaptation&quot;,&quot;volume&quot;:&quot;22&quot;,&quot;author&quot;:[{&quot;family&quot;:&quot;Anderson&quot;,&quot;given&quot;:&quot;Jill T.&quot;},{&quot;family&quot;:&quot;Lee&quot;,&quot;given&quot;:&quot;Cheng-Ruei&quot;},{&quot;family&quot;:&quot;Rushworth&quot;,&quot;given&quot;:&quot;Catherine&quot;},{&quot;family&quot;:&quot;Colautti&quot;,&quot;given&quot;:&quot;Robert&quot;},{&quot;family&quot;:&quot;Mitchell-Olds&quot;,&quot;given&quot;:&quot;Thomas&quot;}],&quot;issued&quot;:{&quot;date-parts&quot;:[[&quot;2013&quot;,2]]}}}],&quot;schema&quot;:&quot;https://github.com/citation-style-language/schema/raw/master/csl-citation.json&quot;} RNDE7QBU1o5Jg"/><text:span text:style-name="T78">(Anderson et al. 2013)</text:span><text:reference-mark-end text:name="ZOTERO_ITEM CSL_CITATION {&quot;citationID&quot;:&quot;nqwGrTIC&quot;,&quot;properties&quot;:{&quot;formattedCitation&quot;:&quot;(Anderson et al. 2013)&quot;,&quot;plainCitation&quot;:&quot;(Anderson et al. 2013)&quot;,&quot;noteIndex&quot;:0},&quot;citationItems&quot;:[{&quot;id&quot;:515,&quot;uris&quot;:[&quot;http://zotero.org/users/local/hlrmlGwQ/items/QMWC784Y&quot;],&quot;uri&quot;:[&quot;http://zotero.org/users/local/hlrmlGwQ/items/QMWC784Y&quot;],&quot;itemData&quot;:{&quot;id&quot;:515,&quot;type&quot;:&quot;article-journal&quot;,&quot;abstract&quot;:&quot;Divergent natural selection promotes local adaptation and can lead to reproductive isolation of populations in contrasting environments; however, the genetic basis of local adaptation remains largely unresolved in natural populations. Local adaptation might result from antagonistic pleiotropy, where alternate alleles are favored in distinct habitats, and polymorphism is maintained by selection. Alternatively, under conditional neutrality some alleles may be favored in one environment but neutral at other locations. Antagonistic pleiotropy maintains genetic variation across the landscape; however, there is a systematic bias against discovery of antagonistic pleiotropy since the fitness benefits of local alleles need to be significant in at least two environments., Here, we develop a generally applicable method to investigate polygenic local adaptation and identify loci that are the targets of selection. This approach evaluates allele frequency changes after selection at loci across the genome to distinguish antagonistic pleiotropy from conditional neutrality and deleterious variation. We investigate local adaptation at the QTL-level in field experiments, in which we expose 177 F6 recombinant inbred lines (RILs) and parental lines of Boechera stricta (Brassicaceae) to their parental environments over two seasons. We demonstrate polygenic selection for native alleles in both environments, with 2.8% of the genome exhibiting antagonistic pleiotropy, and 8% displaying conditional neutrality. Our study strongly supports antagonistic pleiotropy at one large-effect flowering phenology QTL (nFT): native homozygotes had significantly greater probabilities of flowering than foreign homozygotes in both parental environments. Such large-scale field studies are essential to elucidate the genetic basis of adaptation in natural populations.&quot;,&quot;container-title&quot;:&quot;Molecular ecology&quot;,&quot;DOI&quot;:&quot;10.1111/j.1365-294X.2012.05522.x&quot;,&quot;ISSN&quot;:&quot;0962-1083&quot;,&quot;issue&quot;:&quot;3&quot;,&quot;journalAbbreviation&quot;:&quot;Mol Ecol&quot;,&quot;note&quot;:&quot;PMID: 22420446\nPMCID: PMC3492549&quot;,&quot;page&quot;:&quot;699-708&quot;,&quot;source&quot;:&quot;PubMed Central&quot;,&quot;title&quot;:&quot;Genetic tradeoffs and conditional neutrality contribute to local adaptation&quot;,&quot;volume&quot;:&quot;22&quot;,&quot;author&quot;:[{&quot;family&quot;:&quot;Anderson&quot;,&quot;given&quot;:&quot;Jill T.&quot;},{&quot;family&quot;:&quot;Lee&quot;,&quot;given&quot;:&quot;Cheng-Ruei&quot;},{&quot;family&quot;:&quot;Rushworth&quot;,&quot;given&quot;:&quot;Catherine&quot;},{&quot;family&quot;:&quot;Colautti&quot;,&quot;given&quot;:&quot;Robert&quot;},{&quot;family&quot;:&quot;Mitchell-Olds&quot;,&quot;given&quot;:&quot;Thomas&quot;}],&quot;issued&quot;:{&quot;date-parts&quot;:[[&quot;2013&quot;,2]]}}}],&quot;schema&quot;:&quot;https://github.com/citation-style-language/schema/raw/master/csl-citation.json&quot;} RNDE7QBU1o5Jg"/><text:span text:style-name="T78">; this work does not have the same limitation.</text:span></text:p>
      <text:p text:style-name="Standard"/>
      <text:p text:style-name="P25"/>
      <text:p text:style-name="P7">Results</text:p>
      <text:p text:style-name="P11">Diversity panel captures genetic and genotype by environment interactions across the common gardens</text:p>
      <text:p text:style-name="P39"><text:span text:style-name="T18"><text:tab/></text:span><text:span text:style-name="T25">In our </text:span><text:span text:style-name="T26">tetraploid </text:span><text:span text:style-name="T25">diversity panel </text:span><text:reference-mark-start text:name="ZOTERO_ITEM CSL_CITATION {&quot;citationID&quot;:&quot;w3cOFRLc&quot;,&quot;properties&quot;:{&quot;formattedCitation&quot;:&quot;(Lovell et al. 2021)&quot;,&quot;plainCitation&quot;:&quot;(Lovell et al. 2021)&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schema&quot;:&quot;https://github.com/citation-style-language/schema/raw/master/csl-citation.json&quot;} RND0pDKsPsCK7"/><text:span text:style-name="T25">(Lovell et al. 2021)</text:span><text:reference-mark-end text:name="ZOTERO_ITEM CSL_CITATION {&quot;citationID&quot;:&quot;w3cOFRLc&quot;,&quot;properties&quot;:{&quot;formattedCitation&quot;:&quot;(Lovell et al. 2021)&quot;,&quot;plainCitation&quot;:&quot;(Lovell et al. 2021)&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schema&quot;:&quot;https://github.com/citation-style-language/schema/raw/master/csl-citation.json&quot;} RND0pDKsPsCK7"/><text:span text:style-name="T25">, <text:s/>Gulf and Midwest genotypes had distinct phenological responses and distinct patterns of phenological correlations across our common garden sites (Fig. </text:span><text:span text:style-name="T23">1a-b</text:span><text:span text:style-name="T25">). At the Texas gardens, Gulf green-up occurred before Midwestern green-up, and Gulf flowering occurred after Midwestern flowering, while at the North gardens, Gulf green-up and flowering occurred after Midwestern green-up and flowering (Fig. </text:span><text:span text:style-name="T23">1a</text:span><text:span text:style-name="T25">). At the Oklahoma common garden, Gulf and Midwestern genotype green-up occurred over the same time period. These patterns led to strong negative phenotypic correlations for green-up between the North and Texas common </text:span><text:soft-page-break/><text:span text:style-name="T25">gardens and contributed to positive phenotypic correlations for flowering time of larger magnitude at more northern gardens (Fig. </text:span><text:span text:style-name="T23">1b</text:span><text:span text:style-name="T25">).</text:span></text:p>
      <text:p text:style-name="P39"><text:span text:style-name="T67"><text:tab/>Narrow-sense heritabilities (h</text:span><text:span text:style-name="T71">2</text:span><text:span text:style-name="T67">) were variable both across common gardens and within and across the Midwest and Gulf subpopulations (Fig. </text:span><text:span text:style-name="T68">1c</text:span><text:span text:style-name="T67">). At individual gardens, h</text:span><text:span text:style-name="T71">2</text:span><text:span text:style-name="T67"> were typically quite high: 59% on average for green-up date, and 87% for flowering date. However, h</text:span><text:span text:style-name="T71">2</text:span><text:span text:style-name="T67"> were variable across common gardens, particularly for green-up date at the OK and NE gardens. Green-up dates were uncorrelated or negatively correlated across gardens (Fig. </text:span><text:span text:style-name="T68">1b</text:span><text:span text:style-name="T67">). These negative and small correlations undoubtedly contributed to the low h</text:span><text:span text:style-name="T71">2</text:span><text:span text:style-name="T67"> values for green-up and flowering date when estimated jointly at all eight gardens: h</text:span><text:span text:style-name="T71">2</text:span><text:span text:style-name="T67"> was 0.8% for green-up and 23.2% for flowering date in models including all gardens. </text:span><text:bookmark-start text:name="_Hlk55390589"/><text:span text:style-name="T67">These data indicated the presence of numerous rank-changing genotype by environment interactions for these phenotypes across these common gardens.</text:span><text:bookmark-end text:name="_Hlk55390589"/></text:p>
      <text:p text:style-name="P48"><text:span text:style-name="T59">G and GxE effects explained little variation in green-up date (&lt;10%), but did explain substantially more variation when green-up was defined as functions of weather-based cues (Fig. </text:span><text:span text:style-name="T63">S1</text:span><text:span text:style-name="T59">). G and GxE explained more variation in green-up date (up to 60%) when the sites were restricted to either the Texas or North set of gardens, but in this case, defining green-up as functions of weather-based cues did not explain </text:span><text:span text:style-name="T113">additional</text:span><text:span text:style-name="T59"> variation in green-up date (Fig. </text:span><text:span text:style-name="T63">S1</text:span><text:span text:style-name="T59">). </text:span></text:p>
      <text:p text:style-name="P47"><text:span text:style-name="T60">In contrast to green-up date, G and GxE effects explained moderate variation in flowering date, and explained significantly more variation when flowering was defined, not as a Julian date, but as a function of an environmental cue (Fig. </text:span><text:span text:style-name="T64">1d</text:span><text:span text:style-name="T60">). In the Gulf subpopulation, defining flowering as a function of daylength explained more G and GxE than as a function of Julian date (Fig. </text:span><text:span text:style-name="T64">1d</text:span><text:span text:style-name="T60">). In the Midwest subpopulation, a cumulative GDD cue explained more G than flowering date, while three additional cues (daylength, rainfall between green-up and flowering, and rainfall in the five days before flowering) explained more G and GxE than flowering date (Fig. </text:span><text:span text:style-name="T64">1d</text:span><text:span text:style-name="T60">). The variation explained by G and GxE was also higher when the common gardens were restricted to either the Texas or the North gardens. For subpopulations growing outside their native ranges, G and GxE explained a substantial amount of variation in flowering as a function of rainfall cues, particularly for rainfall on the day of flowering. Taken together, these data indicate moderate additive genetic variation for a cumulative GDD-based flowering cue in the Midwest subpopulation, and similar genetic variation for a daylength-based flowering cue in the Gulf subpopulation. They also suggest the presence of GxE for rainfall, cumulative GDD, and photoperiod cues for flowering.</text:span></text:p>
      <text:p text:style-name="P20"/>
      <text:p text:style-name="P39"><text:soft-page-break/><text:span text:style-name="T3">Genotype-by-environment effects on green-up and flowering as functions of environmental cues</text:span></text:p>
      <text:p text:style-name="P39"><text:span text:style-name="T3"><text:tab/></text:span>To explore how genetic variation in green-up and flowering covaried with distinct environmental cues, we conducted multivariate adaptive shrinkage (mash) analyses in each subpopulation. As part of this, we generated hypothesis-based matrices of the covariances between genotypes and environmentally-linked phenotypes across our common gardens (Table 1). The hypothesis-based covariance matrices differed substantially by the environmental cue chosen and by inclusion of correlations derived from individuals from different subpopulations (Fig.<text:span text:style-name="T10"> 2a,d</text:span>). To determine if these hypothesis-based matrices improved the mash models, we determined the log-likelihoods of each of these six mash runs with and without the hypothesis-based matrices. For mash models including SNP effects from Both subpopulations, the hypothesis covariance matrices significantly improved the model fit (green-up likelihood ratio (LR) = 774; flowering LR = 2942). For mash models of SNP effects from single subpopulations, the hypothesis-based covariance matrices improved model fits for Midwest green-up and for Gulf flowering, but did not improve it for the other phenotype (Midwest green-up LR = 866; flowering LR = -3063; Gulf green-up LR = -318; flowering LR = 1279). </text:p>
      <text:p text:style-name="P49"><text:span text:style-name="T61"><text:tab/>To determine how commonly SNP effects covaried with specific environmental drivers, we compared the total posterior weight of all SNP effects that mash placed on each hypothesis-based covariance matrix. All subpopulations differed in which hypothesis-based matrices had large posterior weights (Fig. </text:span><text:span text:style-name="T62">2b,e</text:span><text:span text:style-name="T61">). The mash model of Midwest green-up had 28.6% of the total posterior weight on a covariance matrix of the average temperature in the 10 days prior to Midwest green-up. Mash models of Gulf and Both subpopulation green-up did not have high weights on this matrix; instead, they had small but non-zero weights on two other hypothesis-based matrices, average temperature and cumulative GDD in the 18 days prior to green-up. The mash model of Midwest flowering had the largest hypothesis-based weights on matrices of cumulative GDD from green-up to flowering, while the Gulf flowering model had the largest weights on matrices of daylength at flowering and daylength change before flowering. Thus, distinct environmental drivers best captured SNP effects on flowering in these two genetic subpopulations. In Both subpopulations, all three of these matrices had large posterior weights, indicating that mash detected covariance with both sets of environmental cues in effects estimated using the combined population. Overall, flowering posterior weights on hypothesis-based matrices were higher than green-up weights for all three genetic subgroups (Fig </text:span><text:span text:style-name="T62">2c,f</text:span><text:span text:style-name="T61">). This </text:span><text:soft-page-break/><text:span text:style-name="T61">indicated that our hypothesized environmental drivers captured more variation in SNP effects for flowering than for green-up.</text:span></text:p>
      <text:p text:style-name="P49"><text:span text:style-name="T65"><text:tab/>We were particularly interested in identifying SNPs with significant effects on flowering and moderate posterior weights on one or more hypothesis-based covariance matrix. These SNPs represent small genomic intervals with evidence for an effect on flowering covarying with an environmental driver. Following our previous work, we considered SNPs with a log</text:span><text:span text:style-name="T77">10</text:span><text:span text:style-name="T65">-transformed Bayes Factor &gt; 2 as having decisive evidence in favor of non-zero phenotypic effects. We considered SNPs with at least 10% of their posterior weight on a hypothesized covariance matrix. Few SNPs both met these criteria and were located within 20kb of a functionally annotated gene: two and four for green-up in the Gulf and in Both subgroups, and four and one for flowering in the Midwest and in Both subgroups (Table </text:span><text:span text:style-name="T66">S1</text:span><text:span text:style-name="T65">). </text:span></text:p>
      <text:p text:style-name="P12"><text:span text:style-name="T87"><text:tab/>The four SNPs </text:span><text:span text:style-name="T88">meeting these criteria </text:span><text:span text:style-name="T87">for</text:span><text:span text:style-name="T83"> flowering in the Midwest subpopulation </text:span><text:span text:style-name="T114">had high posterior weights on the cumulative GDD covariance matrix created for values for both the Gulf and Midwest subpopulation, which corresponds to the time periods before and after the Midwest subpopulation was flowering. These SNPs also had high posterior weights for the equal effects covariance matrix. The homologs of these genes in rice were OsPLS1, OsSWIB, DSM1, and Roc8, </text:span><text:span text:style-name="T115">two of which have functionally validated roles in flowering in other species</text:span><text:span text:style-name="T114">. </text:span><text:span text:style-name="T116">In rice, deletions in OsPLS1 lead to premature leaf senescence and leaf dormancy; </text:span><text:span text:style-name="T117">mutants of this homolog in </text:span><text:span text:style-name="T5">A. thaliana</text:span><text:span text:style-name="T117"> show strong defects in male gametophyte development </text:span><text:span text:style-name="T89">which impairs fruit development and increases seed sterility </text:span><text:reference-mark-start text:name="ZOTERO_ITEM CSL_CITATION {&quot;citationID&quot;:&quot;0wtHKax6&quot;,&quot;properties&quot;:{&quot;formattedCitation&quot;:&quot;(Nakagawa et al. 2007)&quot;,&quot;plainCitation&quot;:&quot;(Nakagawa et al. 2007)&quot;,&quot;noteIndex&quot;:0},&quot;citationItems&quot;:[{&quot;id&quot;:308,&quot;uris&quot;:[&quot;http://zotero.org/users/local/hlrmlGwQ/items/LLHCV4DF&quot;],&quot;uri&quot;:[&quot;http://zotero.org/users/local/hlrmlGwQ/items/LLHCV4DF&quot;],&quot;itemData&quot;:{&quot;id&quot;:308,&quot;type&quot;:&quot;article-journal&quot;,&quot;abstract&quot;:&quot;Xanthine dehydrogenase (XDH) is a ubiquitous enzyme involved in purine metabolism which catalyzes the oxidation of hypoxanthine and xanthine to uric acid. Although the essential role of XDH is well documented in the nitrogen-fixing nodules of leguminous plants, the physiological importance of this enzyme remains uncertain in non-leguminous species such as Arabidopsis. To evaluate the impact of an XDH deficiency on whole-plant physiology and development in Arabidopsis, RNA interference (RNAi) was used to generate transgenic lines of this species in which AtXDH1 and AtXDH2, the two paralogous genes for XDH in this plant, were silenced simultaneously. The nearly complete reduction in the total XDH protein levels caused by this gene silencing resulted in the dramatic overaccumulation of xanthine and a retarded growth phenotype in which fruit development and seed fertility were also affected. A less severe silencing of XDH did not cause these growth abnormalities. The impaired growth phenotype was mimicked by treating wild-type plants with the XDH inhibitor allopurinol, and was reversed in the RNAi transgenic lines by exogenous supplementation of uric acid. Inactivation of XDH is also associated with precocious senescence in mature leaves displaying accelerated chlorophyll breakdown and by the early induction of senescence-related genes and enzyme markers. In contrast, the XDH protein levels increase with the aging of the wild-type leaves, supporting the physiological relevance of the function of this enzyme in leaf senescence. Our current results thus indicate that XDH functions in various aspects of plant growth and development.&quot;,&quot;container-title&quot;:&quot;Plant and Cell Physiology&quot;,&quot;DOI&quot;:&quot;10.1093/pcp/pcm119&quot;,&quot;ISSN&quot;:&quot;0032-0781&quot;,&quot;issue&quot;:&quot;10&quot;,&quot;journalAbbreviation&quot;:&quot;Plant and Cell Physiology&quot;,&quot;page&quot;:&quot;1484-1495&quot;,&quot;source&quot;:&quot;Silverchair&quot;,&quot;title&quot;:&quot;The RNAi-Mediated Silencing of Xanthine Dehydrogenase Impairs Growth and Fertility and Accelerates Leaf Senescence in Transgenic Arabidopsis Plants&quot;,&quot;volume&quot;:&quot;48&quot;,&quot;author&quot;:[{&quot;family&quot;:&quot;Nakagawa&quot;,&quot;given&quot;:&quot;Ayami&quot;},{&quot;family&quot;:&quot;Sakamoto&quot;,&quot;given&quot;:&quot;Saori&quot;},{&quot;family&quot;:&quot;Takahashi&quot;,&quot;given&quot;:&quot;Misa&quot;},{&quot;family&quot;:&quot;Morikawa&quot;,&quot;given&quot;:&quot;Hiromichi&quot;},{&quot;family&quot;:&quot;Sakamoto&quot;,&quot;given&quot;:&quot;Atsushi&quot;}],&quot;issued&quot;:{&quot;date-parts&quot;:[[&quot;2007&quot;,10,1]]}}}],&quot;schema&quot;:&quot;https://github.com/citation-style-language/schema/raw/master/csl-citation.json&quot;} RND4r2LOIM0Dj"/><text:span text:style-name="T89">(Nakagawa et al. 2007)</text:span><text:reference-mark-end text:name="ZOTERO_ITEM CSL_CITATION {&quot;citationID&quot;:&quot;0wtHKax6&quot;,&quot;properties&quot;:{&quot;formattedCitation&quot;:&quot;(Nakagawa et al. 2007)&quot;,&quot;plainCitation&quot;:&quot;(Nakagawa et al. 2007)&quot;,&quot;noteIndex&quot;:0},&quot;citationItems&quot;:[{&quot;id&quot;:308,&quot;uris&quot;:[&quot;http://zotero.org/users/local/hlrmlGwQ/items/LLHCV4DF&quot;],&quot;uri&quot;:[&quot;http://zotero.org/users/local/hlrmlGwQ/items/LLHCV4DF&quot;],&quot;itemData&quot;:{&quot;id&quot;:308,&quot;type&quot;:&quot;article-journal&quot;,&quot;abstract&quot;:&quot;Xanthine dehydrogenase (XDH) is a ubiquitous enzyme involved in purine metabolism which catalyzes the oxidation of hypoxanthine and xanthine to uric acid. Although the essential role of XDH is well documented in the nitrogen-fixing nodules of leguminous plants, the physiological importance of this enzyme remains uncertain in non-leguminous species such as Arabidopsis. To evaluate the impact of an XDH deficiency on whole-plant physiology and development in Arabidopsis, RNA interference (RNAi) was used to generate transgenic lines of this species in which AtXDH1 and AtXDH2, the two paralogous genes for XDH in this plant, were silenced simultaneously. The nearly complete reduction in the total XDH protein levels caused by this gene silencing resulted in the dramatic overaccumulation of xanthine and a retarded growth phenotype in which fruit development and seed fertility were also affected. A less severe silencing of XDH did not cause these growth abnormalities. The impaired growth phenotype was mimicked by treating wild-type plants with the XDH inhibitor allopurinol, and was reversed in the RNAi transgenic lines by exogenous supplementation of uric acid. Inactivation of XDH is also associated with precocious senescence in mature leaves displaying accelerated chlorophyll breakdown and by the early induction of senescence-related genes and enzyme markers. In contrast, the XDH protein levels increase with the aging of the wild-type leaves, supporting the physiological relevance of the function of this enzyme in leaf senescence. Our current results thus indicate that XDH functions in various aspects of plant growth and development.&quot;,&quot;container-title&quot;:&quot;Plant and Cell Physiology&quot;,&quot;DOI&quot;:&quot;10.1093/pcp/pcm119&quot;,&quot;ISSN&quot;:&quot;0032-0781&quot;,&quot;issue&quot;:&quot;10&quot;,&quot;journalAbbreviation&quot;:&quot;Plant and Cell Physiology&quot;,&quot;page&quot;:&quot;1484-1495&quot;,&quot;source&quot;:&quot;Silverchair&quot;,&quot;title&quot;:&quot;The RNAi-Mediated Silencing of Xanthine Dehydrogenase Impairs Growth and Fertility and Accelerates Leaf Senescence in Transgenic Arabidopsis Plants&quot;,&quot;volume&quot;:&quot;48&quot;,&quot;author&quot;:[{&quot;family&quot;:&quot;Nakagawa&quot;,&quot;given&quot;:&quot;Ayami&quot;},{&quot;family&quot;:&quot;Sakamoto&quot;,&quot;given&quot;:&quot;Saori&quot;},{&quot;family&quot;:&quot;Takahashi&quot;,&quot;given&quot;:&quot;Misa&quot;},{&quot;family&quot;:&quot;Morikawa&quot;,&quot;given&quot;:&quot;Hiromichi&quot;},{&quot;family&quot;:&quot;Sakamoto&quot;,&quot;given&quot;:&quot;Atsushi&quot;}],&quot;issued&quot;:{&quot;date-parts&quot;:[[&quot;2007&quot;,10,1]]}}}],&quot;schema&quot;:&quot;https://github.com/citation-style-language/schema/raw/master/csl-citation.json&quot;} RND4r2LOIM0Dj"/><text:span text:style-name="T89">. </text:span><text:span text:style-name="T114">In </text:span><text:span text:style-name="T6">A. thaliana</text:span><text:span text:style-name="T114">, the homolog of OsSWIB, CHC1, is a protein that belongs to the chromodomain complex and is an important modulator of major developmental pathways, </text:span><text:span text:style-name="T116">directly targeting the floral repressor FLC with mutants with severe defects in leaf and flower development, delayed flowering, and male sterility</text:span><text:span text:style-name="T114"> </text:span><text:reference-mark-start text:name="ZOTERO_ITEM CSL_CITATION {&quot;citationID&quot;:&quot;u7S9uX6p&quot;,&quot;properties&quot;:{&quot;formattedCitation&quot;:&quot;(Sacharowski et al. 2015; J\\uc0\\u233{}gu et al. 2014)&quot;,&quot;plainCitation&quot;:&quot;(Sacharowski et al. 2015; Jégu et al. 2014)&quot;,&quot;noteIndex&quot;:0},&quot;citationItems&quot;:[{&quot;id&quot;:301,&quot;uris&quot;:[&quot;http://zotero.org/users/local/hlrmlGwQ/items/DFSW4A7B&quot;],&quot;uri&quot;:[&quot;http://zotero.org/users/local/hlrmlGwQ/items/DFSW4A7B&quot;],&quot;itemData&quot;:{&quot;id&quot;:301,&quot;type&quot;:&quot;article-journal&quot;,&quot;abstract&quot;:&quot;Arabidopsis thaliana SWP73A and SWP73B are homologs of mammalian BRAHMA-associated factors (BAF60s) that tether SWITCH/SUCROSE NONFERMENTING chromatin remodeling complexes to transcription factors of genes regulating various cell differentiation pathways. Here, we show that Arabidopsis thaliana SWP73s modulate several important developmental pathways. While undergoing normal vegetative development, swp73a mutants display reduced expression of FLOWERING LOCUS C and early flowering in short days. By contrast, swp73b mutants are characterized by retarded growth, severe defects in leaf and flower development, delayed flowering, and male sterility. MNase-Seq, transcript profiling, and ChIP-Seq studies demonstrate that SWP73B binds the promoters of ASYMMETRIC LEAVES1 and 2, KANADI1 and 3, and YABBY2, 3, and 5 genes, which regulate leaf development and show coordinately altered transcription in swp73b plants. Lack of SWP73B alters the expression patterns of APETALA1, APETALA3, and the MADS box gene AGL24, whereas other floral organ identity genes show reduced expression correlating with defects in flower development. Consistently, SWP73B binds to the promoter regions of APETALA1 and 3, SEPALLATA3, LEAFY, UNUSUAL FLORAL ORGANS, TERMINAL FLOWER1, AGAMOUS-LIKE24, and SUPPRESSOR OF CONSTANS OVEREXPRESSION1 genes, and the swp73b mutation alters nucleosome occupancy on most of these loci. In conclusion, SWP73B acts as important modulator of major developmental pathways, while SWP73A functions in flowering time control.&quot;,&quot;container-title&quot;:&quot;The Plant Cell&quot;,&quot;DOI&quot;:&quot;10.1105/tpc.15.00233&quot;,&quot;ISSN&quot;:&quot;1040-4651, 1532-298X&quot;,&quot;issue&quot;:&quot;7&quot;,&quot;language&quot;:&quot;en&quot;,&quot;note&quot;:&quot;publisher: American Society of Plant Biologists\nsection: Research Article\nPMID: 26106148&quot;,&quot;page&quot;:&quot;1889-1906&quot;,&quot;source&quot;:&quot;www.plantcell.org&quot;,&quot;title&quot;:&quot;SWP73 Subunits of Arabidopsis SWI/SNF Chromatin Remodeling Complexes Play Distinct Roles in Leaf and Flower Development&quot;,&quot;volume&quot;:&quot;27&quot;,&quot;author&quot;:[{&quot;family&quot;:&quot;Sacharowski&quot;,&quot;given&quot;:&quot;Sebastian P.&quot;},{&quot;family&quot;:&quot;Gratkowska&quot;,&quot;given&quot;:&quot;Dominika M.&quot;},{&quot;family&quot;:&quot;Sarnowska&quot;,&quot;given&quot;:&quot;Elzbieta A.&quot;},{&quot;family&quot;:&quot;Kondrak&quot;,&quot;given&quot;:&quot;Paulina&quot;},{&quot;family&quot;:&quot;Jancewicz&quot;,&quot;given&quot;:&quot;Iga&quot;},{&quot;family&quot;:&quot;Porri&quot;,&quot;given&quot;:&quot;Aimone&quot;},{&quot;family&quot;:&quot;Bucior&quot;,&quot;given&quot;:&quot;Ernest&quot;},{&quot;family&quot;:&quot;Rolicka&quot;,&quot;given&quot;:&quot;Anna T.&quot;},{&quot;family&quot;:&quot;Franzen&quot;,&quot;given&quot;:&quot;Rainer&quot;},{&quot;family&quot;:&quot;Kowalczyk&quot;,&quot;given&quot;:&quot;Justyna&quot;},{&quot;family&quot;:&quot;Pawlikowska&quot;,&quot;given&quot;:&quot;Katarzyna&quot;},{&quot;family&quot;:&quot;Huettel&quot;,&quot;given&quot;:&quot;Bruno&quot;},{&quot;family&quot;:&quot;Torti&quot;,&quot;given&quot;:&quot;Stefano&quot;},{&quot;family&quot;:&quot;Schmelzer&quot;,&quot;given&quot;:&quot;Elmon&quot;},{&quot;family&quot;:&quot;Coupland&quot;,&quot;given&quot;:&quot;George&quot;},{&quot;family&quot;:&quot;Jerzmanowski&quot;,&quot;given&quot;:&quot;Andrzej&quot;},{&quot;family&quot;:&quot;Koncz&quot;,&quot;given&quot;:&quot;Csaba&quot;},{&quot;family&quot;:&quot;Sarnowski&quot;,&quot;given&quot;:&quot;Tomasz J.&quot;}],&quot;issued&quot;:{&quot;date-parts&quot;:[[&quot;2015&quot;,7,1]]}}},{&quot;id&quot;:297,&quot;uris&quot;:[&quot;http://zotero.org/users/local/hlrmlGwQ/items/A3HS6LMP&quot;],&quot;uri&quot;:[&quot;http://zotero.org/users/local/hlrmlGwQ/items/A3HS6LMP&quot;],&quot;itemData&quot;:{&quot;id&quot;:297,&quot;type&quot;:&quot;article-journal&quot;,&quot;abstract&quot;:&quot;SWI/SNF complexes mediate ATP-dependent chromatin remodeling to regulate gene expression. Many components of these complexes are evolutionarily conserved, and several subunits of Arabidopsis thaliana SWI/SNF complexes are involved in the control of flowering, a process that depends on the floral repressor FLOWERING LOCUS C (FLC). BAF60 is a SWI/SNF subunit, and in this work, we show that BAF60, via a direct targeting of the floral repressor FLC, induces a change at the high-order chromatin level and represses the photoperiod flowering pathway in Arabidopsis. BAF60 accumulates in the nucleus and controls the formation of the FLC gene loop by modulation of histone density, composition, and posttranslational modification. Physiological analysis of BAF60 RNA interference mutant lines allowed us to propose that this chromatin-remodeling protein creates a repressive chromatin configuration at the FLC locus.&quot;,&quot;container-title&quot;:&quot;The Plant Cell&quot;,&quot;DOI&quot;:&quot;10.1105/tpc.113.114454&quot;,&quot;ISSN&quot;:&quot;1040-4651, 1532-298X&quot;,&quot;issue&quot;:&quot;2&quot;,&quot;language&quot;:&quot;en&quot;,&quot;note&quot;:&quot;publisher: American Society of Plant Biologists\nsection: Research Article\nPMID: 24510722&quot;,&quot;page&quot;:&quot;538-551&quot;,&quot;source&quot;:&quot;www.plantcell.org&quot;,&quot;title&quot;:&quot;The BAF60 Subunit of the SWI/SNF Chromatin-Remodeling Complex Directly Controls the Formation of a Gene Loop at FLOWERING LOCUS C in Arabidopsis&quot;,&quot;volume&quot;:&quot;26&quot;,&quot;author&quot;:[{&quot;family&quot;:&quot;Jégu&quot;,&quot;given&quot;:&quot;Teddy&quot;},{&quot;family&quot;:&quot;Latrasse&quot;,&quot;given&quot;:&quot;David&quot;},{&quot;family&quot;:&quot;Delarue&quot;,&quot;given&quot;:&quot;Marianne&quot;},{&quot;family&quot;:&quot;Hirt&quot;,&quot;given&quot;:&quot;Heribert&quot;},{&quot;family&quot;:&quot;Domenichini&quot;,&quot;given&quot;:&quot;Séverine&quot;},{&quot;family&quot;:&quot;Ariel&quot;,&quot;given&quot;:&quot;Federico&quot;},{&quot;family&quot;:&quot;Crespi&quot;,&quot;given&quot;:&quot;Martin&quot;},{&quot;family&quot;:&quot;Bergounioux&quot;,&quot;given&quot;:&quot;Catherine&quot;},{&quot;family&quot;:&quot;Raynaud&quot;,&quot;given&quot;:&quot;Cécile&quot;},{&quot;family&quot;:&quot;Benhamed&quot;,&quot;given&quot;:&quot;Moussa&quot;}],&quot;issued&quot;:{&quot;date-parts&quot;:[[&quot;2014&quot;,2,1]]}}}],&quot;schema&quot;:&quot;https://github.com/citation-style-language/schema/raw/master/csl-citation.json&quot;} RNDVlVt6odoRu"/><text:span text:style-name="T41">(Sacharowski et al. 2015; J</text:span><text:span text:style-name="T39">égu et al. 2014)</text:span><text:reference-mark-end text:name="ZOTERO_ITEM CSL_CITATION {&quot;citationID&quot;:&quot;u7S9uX6p&quot;,&quot;properties&quot;:{&quot;formattedCitation&quot;:&quot;(Sacharowski et al. 2015; J\\uc0\\u233{}gu et al. 2014)&quot;,&quot;plainCitation&quot;:&quot;(Sacharowski et al. 2015; Jégu et al. 2014)&quot;,&quot;noteIndex&quot;:0},&quot;citationItems&quot;:[{&quot;id&quot;:301,&quot;uris&quot;:[&quot;http://zotero.org/users/local/hlrmlGwQ/items/DFSW4A7B&quot;],&quot;uri&quot;:[&quot;http://zotero.org/users/local/hlrmlGwQ/items/DFSW4A7B&quot;],&quot;itemData&quot;:{&quot;id&quot;:301,&quot;type&quot;:&quot;article-journal&quot;,&quot;abstract&quot;:&quot;Arabidopsis thaliana SWP73A and SWP73B are homologs of mammalian BRAHMA-associated factors (BAF60s) that tether SWITCH/SUCROSE NONFERMENTING chromatin remodeling complexes to transcription factors of genes regulating various cell differentiation pathways. Here, we show that Arabidopsis thaliana SWP73s modulate several important developmental pathways. While undergoing normal vegetative development, swp73a mutants display reduced expression of FLOWERING LOCUS C and early flowering in short days. By contrast, swp73b mutants are characterized by retarded growth, severe defects in leaf and flower development, delayed flowering, and male sterility. MNase-Seq, transcript profiling, and ChIP-Seq studies demonstrate that SWP73B binds the promoters of ASYMMETRIC LEAVES1 and 2, KANADI1 and 3, and YABBY2, 3, and 5 genes, which regulate leaf development and show coordinately altered transcription in swp73b plants. Lack of SWP73B alters the expression patterns of APETALA1, APETALA3, and the MADS box gene AGL24, whereas other floral organ identity genes show reduced expression correlating with defects in flower development. Consistently, SWP73B binds to the promoter regions of APETALA1 and 3, SEPALLATA3, LEAFY, UNUSUAL FLORAL ORGANS, TERMINAL FLOWER1, AGAMOUS-LIKE24, and SUPPRESSOR OF CONSTANS OVEREXPRESSION1 genes, and the swp73b mutation alters nucleosome occupancy on most of these loci. In conclusion, SWP73B acts as important modulator of major developmental pathways, while SWP73A functions in flowering time control.&quot;,&quot;container-title&quot;:&quot;The Plant Cell&quot;,&quot;DOI&quot;:&quot;10.1105/tpc.15.00233&quot;,&quot;ISSN&quot;:&quot;1040-4651, 1532-298X&quot;,&quot;issue&quot;:&quot;7&quot;,&quot;language&quot;:&quot;en&quot;,&quot;note&quot;:&quot;publisher: American Society of Plant Biologists\nsection: Research Article\nPMID: 26106148&quot;,&quot;page&quot;:&quot;1889-1906&quot;,&quot;source&quot;:&quot;www.plantcell.org&quot;,&quot;title&quot;:&quot;SWP73 Subunits of Arabidopsis SWI/SNF Chromatin Remodeling Complexes Play Distinct Roles in Leaf and Flower Development&quot;,&quot;volume&quot;:&quot;27&quot;,&quot;author&quot;:[{&quot;family&quot;:&quot;Sacharowski&quot;,&quot;given&quot;:&quot;Sebastian P.&quot;},{&quot;family&quot;:&quot;Gratkowska&quot;,&quot;given&quot;:&quot;Dominika M.&quot;},{&quot;family&quot;:&quot;Sarnowska&quot;,&quot;given&quot;:&quot;Elzbieta A.&quot;},{&quot;family&quot;:&quot;Kondrak&quot;,&quot;given&quot;:&quot;Paulina&quot;},{&quot;family&quot;:&quot;Jancewicz&quot;,&quot;given&quot;:&quot;Iga&quot;},{&quot;family&quot;:&quot;Porri&quot;,&quot;given&quot;:&quot;Aimone&quot;},{&quot;family&quot;:&quot;Bucior&quot;,&quot;given&quot;:&quot;Ernest&quot;},{&quot;family&quot;:&quot;Rolicka&quot;,&quot;given&quot;:&quot;Anna T.&quot;},{&quot;family&quot;:&quot;Franzen&quot;,&quot;given&quot;:&quot;Rainer&quot;},{&quot;family&quot;:&quot;Kowalczyk&quot;,&quot;given&quot;:&quot;Justyna&quot;},{&quot;family&quot;:&quot;Pawlikowska&quot;,&quot;given&quot;:&quot;Katarzyna&quot;},{&quot;family&quot;:&quot;Huettel&quot;,&quot;given&quot;:&quot;Bruno&quot;},{&quot;family&quot;:&quot;Torti&quot;,&quot;given&quot;:&quot;Stefano&quot;},{&quot;family&quot;:&quot;Schmelzer&quot;,&quot;given&quot;:&quot;Elmon&quot;},{&quot;family&quot;:&quot;Coupland&quot;,&quot;given&quot;:&quot;George&quot;},{&quot;family&quot;:&quot;Jerzmanowski&quot;,&quot;given&quot;:&quot;Andrzej&quot;},{&quot;family&quot;:&quot;Koncz&quot;,&quot;given&quot;:&quot;Csaba&quot;},{&quot;family&quot;:&quot;Sarnowski&quot;,&quot;given&quot;:&quot;Tomasz J.&quot;}],&quot;issued&quot;:{&quot;date-parts&quot;:[[&quot;2015&quot;,7,1]]}}},{&quot;id&quot;:297,&quot;uris&quot;:[&quot;http://zotero.org/users/local/hlrmlGwQ/items/A3HS6LMP&quot;],&quot;uri&quot;:[&quot;http://zotero.org/users/local/hlrmlGwQ/items/A3HS6LMP&quot;],&quot;itemData&quot;:{&quot;id&quot;:297,&quot;type&quot;:&quot;article-journal&quot;,&quot;abstract&quot;:&quot;SWI/SNF complexes mediate ATP-dependent chromatin remodeling to regulate gene expression. Many components of these complexes are evolutionarily conserved, and several subunits of Arabidopsis thaliana SWI/SNF complexes are involved in the control of flowering, a process that depends on the floral repressor FLOWERING LOCUS C (FLC). BAF60 is a SWI/SNF subunit, and in this work, we show that BAF60, via a direct targeting of the floral repressor FLC, induces a change at the high-order chromatin level and represses the photoperiod flowering pathway in Arabidopsis. BAF60 accumulates in the nucleus and controls the formation of the FLC gene loop by modulation of histone density, composition, and posttranslational modification. Physiological analysis of BAF60 RNA interference mutant lines allowed us to propose that this chromatin-remodeling protein creates a repressive chromatin configuration at the FLC locus.&quot;,&quot;container-title&quot;:&quot;The Plant Cell&quot;,&quot;DOI&quot;:&quot;10.1105/tpc.113.114454&quot;,&quot;ISSN&quot;:&quot;1040-4651, 1532-298X&quot;,&quot;issue&quot;:&quot;2&quot;,&quot;language&quot;:&quot;en&quot;,&quot;note&quot;:&quot;publisher: American Society of Plant Biologists\nsection: Research Article\nPMID: 24510722&quot;,&quot;page&quot;:&quot;538-551&quot;,&quot;source&quot;:&quot;www.plantcell.org&quot;,&quot;title&quot;:&quot;The BAF60 Subunit of the SWI/SNF Chromatin-Remodeling Complex Directly Controls the Formation of a Gene Loop at FLOWERING LOCUS C in Arabidopsis&quot;,&quot;volume&quot;:&quot;26&quot;,&quot;author&quot;:[{&quot;family&quot;:&quot;Jégu&quot;,&quot;given&quot;:&quot;Teddy&quot;},{&quot;family&quot;:&quot;Latrasse&quot;,&quot;given&quot;:&quot;David&quot;},{&quot;family&quot;:&quot;Delarue&quot;,&quot;given&quot;:&quot;Marianne&quot;},{&quot;family&quot;:&quot;Hirt&quot;,&quot;given&quot;:&quot;Heribert&quot;},{&quot;family&quot;:&quot;Domenichini&quot;,&quot;given&quot;:&quot;Séverine&quot;},{&quot;family&quot;:&quot;Ariel&quot;,&quot;given&quot;:&quot;Federico&quot;},{&quot;family&quot;:&quot;Crespi&quot;,&quot;given&quot;:&quot;Martin&quot;},{&quot;family&quot;:&quot;Bergounioux&quot;,&quot;given&quot;:&quot;Catherine&quot;},{&quot;family&quot;:&quot;Raynaud&quot;,&quot;given&quot;:&quot;Cécile&quot;},{&quot;family&quot;:&quot;Benhamed&quot;,&quot;given&quot;:&quot;Moussa&quot;}],&quot;issued&quot;:{&quot;date-parts&quot;:[[&quot;2014&quot;,2,1]]}}}],&quot;schema&quot;:&quot;https://github.com/citation-style-language/schema/raw/master/csl-citation.json&quot;} RNDVlVt6odoRu"/><text:span text:style-name="T41">The other genes had functionally validated roles in stress tolerance and leaf shape. </text:span><text:span text:style-name="T42">In rice, mutations in DSM1 indicate that it may act as an early signal regulating responses to drought and oxidative stress </text:span><text:reference-mark-start text:name="ZOTERO_ITEM CSL_CITATION {&quot;citationID&quot;:&quot;iCbv1fJa&quot;,&quot;properties&quot;:{&quot;formattedCitation&quot;:&quot;(Ning et al. 2010, 1)&quot;,&quot;plainCitation&quot;:&quot;(Ning et al. 2010, 1)&quot;,&quot;noteIndex&quot;:0},&quot;citationItems&quot;:[{&quot;id&quot;:311,&quot;uris&quot;:[&quot;http://zotero.org/users/local/hlrmlGwQ/items/7L3RRGBN&quot;],&quot;uri&quot;:[&quot;http://zotero.org/users/local/hlrmlGwQ/items/7L3RRGBN&quot;],&quot;itemData&quot;:{&quot;id&quot;:311,&quot;type&quot;:&quot;article-journal&quot;,&quot;abstract&quot;:&quot;Mitogen-activated protein kinase (MAPK) cascades have been identified in various signaling pathways involved in plant development and stress responses. We identified a drought-hypersensitive mutant (drought-hypersensitive mutant1 [dsm1]) of a putative MAPK kinase kinase (MAPKKK) gene in rice (Oryza sativa). Two allelic dsm1 mutants were more sensitive than wild-type plants to drought stress at both seedling and panicle development stages. The dsm1 mutants lost water more rapidly than wild-type plants under drought stress, which was in agreement with the increased drought-sensitivity phenotype of the mutant plants. DSM1-RNA interference lines were also hypersensitive to drought stress. The predicted DSM1 protein belongs to a B3 subgroup of plant Raf-like MAPKKKs and was localized in the nucleus. By real-time PCR analysis, the DSM1 gene was induced by salt, drought, and abscisic acid, but not by cold. Microarray analysis revealed that two peroxidase (POX) genes, POX22.3 and POX8.1, were sharply down-regulated compared to wild type, suggesting that DSM1 may be involved in reactive oxygen species (ROS) signaling. Peroxidase activity, electrolyte leakage, chlorophyll content, and 3,3′-diaminobenzidine staining revealed that the dsm1 mutant was more sensitive to oxidative stress due to an increase in ROS damage caused by the reduced POX activity. Overexpression of DSM1 in rice increased the tolerance to dehydration stress at the seedling stage. Together, these results suggest that DSM1 might be a novel MAPKKK functioning as an early signaling component in regulating responses to drought stress by regulating scavenging of ROS in rice.&quot;,&quot;container-title&quot;:&quot;Plant Physiology&quot;,&quot;DOI&quot;:&quot;10.1104/pp.109.149856&quot;,&quot;ISSN&quot;:&quot;0032-0889, 1532-2548&quot;,&quot;issue&quot;:&quot;2&quot;,&quot;language&quot;:&quot;en&quot;,&quot;note&quot;:&quot;publisher: American Society of Plant Biologists\nsection: ENVIRONMENTAL STRESS AND ADAPTATION TO STRESS\nPMID: 20007444&quot;,&quot;page&quot;:&quot;876-890&quot;,&quot;source&quot;:&quot;www.plantphysiol.org&quot;,&quot;title&quot;:&quot;A Raf-Like MAPKKK Gene DSM1 Mediates Drought Resistance through Reactive Oxygen Species Scavenging in Rice&quot;,&quot;volume&quot;:&quot;152&quot;,&quot;author&quot;:[{&quot;family&quot;:&quot;Ning&quot;,&quot;given&quot;:&quot;Jing&quot;},{&quot;family&quot;:&quot;Li&quot;,&quot;given&quot;:&quot;Xianghua&quot;},{&quot;family&quot;:&quot;Hicks&quot;,&quot;given&quot;:&quot;Leslie M.&quot;},{&quot;family&quot;:&quot;Xiong&quot;,&quot;given&quot;:&quot;Lizhong&quot;}],&quot;issued&quot;:{&quot;date-parts&quot;:[[&quot;2010&quot;,2,1]]}},&quot;locator&quot;:&quot;1&quot;}],&quot;schema&quot;:&quot;https://github.com/citation-style-language/schema/raw/master/csl-citation.json&quot;} RNDbdBNDCD4Qz"/><text:span text:style-name="T42">(Ning et al. 2010, 1)</text:span><text:reference-mark-end text:name="ZOTERO_ITEM CSL_CITATION {&quot;citationID&quot;:&quot;iCbv1fJa&quot;,&quot;properties&quot;:{&quot;formattedCitation&quot;:&quot;(Ning et al. 2010, 1)&quot;,&quot;plainCitation&quot;:&quot;(Ning et al. 2010, 1)&quot;,&quot;noteIndex&quot;:0},&quot;citationItems&quot;:[{&quot;id&quot;:311,&quot;uris&quot;:[&quot;http://zotero.org/users/local/hlrmlGwQ/items/7L3RRGBN&quot;],&quot;uri&quot;:[&quot;http://zotero.org/users/local/hlrmlGwQ/items/7L3RRGBN&quot;],&quot;itemData&quot;:{&quot;id&quot;:311,&quot;type&quot;:&quot;article-journal&quot;,&quot;abstract&quot;:&quot;Mitogen-activated protein kinase (MAPK) cascades have been identified in various signaling pathways involved in plant development and stress responses. We identified a drought-hypersensitive mutant (drought-hypersensitive mutant1 [dsm1]) of a putative MAPK kinase kinase (MAPKKK) gene in rice (Oryza sativa). Two allelic dsm1 mutants were more sensitive than wild-type plants to drought stress at both seedling and panicle development stages. The dsm1 mutants lost water more rapidly than wild-type plants under drought stress, which was in agreement with the increased drought-sensitivity phenotype of the mutant plants. DSM1-RNA interference lines were also hypersensitive to drought stress. The predicted DSM1 protein belongs to a B3 subgroup of plant Raf-like MAPKKKs and was localized in the nucleus. By real-time PCR analysis, the DSM1 gene was induced by salt, drought, and abscisic acid, but not by cold. Microarray analysis revealed that two peroxidase (POX) genes, POX22.3 and POX8.1, were sharply down-regulated compared to wild type, suggesting that DSM1 may be involved in reactive oxygen species (ROS) signaling. Peroxidase activity, electrolyte leakage, chlorophyll content, and 3,3′-diaminobenzidine staining revealed that the dsm1 mutant was more sensitive to oxidative stress due to an increase in ROS damage caused by the reduced POX activity. Overexpression of DSM1 in rice increased the tolerance to dehydration stress at the seedling stage. Together, these results suggest that DSM1 might be a novel MAPKKK functioning as an early signaling component in regulating responses to drought stress by regulating scavenging of ROS in rice.&quot;,&quot;container-title&quot;:&quot;Plant Physiology&quot;,&quot;DOI&quot;:&quot;10.1104/pp.109.149856&quot;,&quot;ISSN&quot;:&quot;0032-0889, 1532-2548&quot;,&quot;issue&quot;:&quot;2&quot;,&quot;language&quot;:&quot;en&quot;,&quot;note&quot;:&quot;publisher: American Society of Plant Biologists\nsection: ENVIRONMENTAL STRESS AND ADAPTATION TO STRESS\nPMID: 20007444&quot;,&quot;page&quot;:&quot;876-890&quot;,&quot;source&quot;:&quot;www.plantphysiol.org&quot;,&quot;title&quot;:&quot;A Raf-Like MAPKKK Gene DSM1 Mediates Drought Resistance through Reactive Oxygen Species Scavenging in Rice&quot;,&quot;volume&quot;:&quot;152&quot;,&quot;author&quot;:[{&quot;family&quot;:&quot;Ning&quot;,&quot;given&quot;:&quot;Jing&quot;},{&quot;family&quot;:&quot;Li&quot;,&quot;given&quot;:&quot;Xianghua&quot;},{&quot;family&quot;:&quot;Hicks&quot;,&quot;given&quot;:&quot;Leslie M.&quot;},{&quot;family&quot;:&quot;Xiong&quot;,&quot;given&quot;:&quot;Lizhong&quot;}],&quot;issued&quot;:{&quot;date-parts&quot;:[[&quot;2010&quot;,2,1]]}},&quot;locator&quot;:&quot;1&quot;}],&quot;schema&quot;:&quot;https://github.com/citation-style-language/schema/raw/master/csl-citation.json&quot;} RNDbdBNDCD4Qz"/><text:span text:style-name="T42">. </text:span><text:span text:style-name="T44">In rice,</text:span><text:span text:style-name="T39"> Roc8 </text:span><text:span text:style-name="T43">has been found to </text:span><text:span text:style-name="T39">regulate the size of bulliform cells and lignin content in rice, </text:span><text:span text:style-name="T43">affecting leaf cu</text:span><text:span text:style-name="T40">rling and leaf shape </text:span><text:reference-mark-start text:name="ZOTERO_ITEM CSL_CITATION {&quot;citationID&quot;:&quot;3vYI2pSq&quot;,&quot;properties&quot;:{&quot;formattedCitation&quot;:&quot;(Sun et al. 2020)&quot;,&quot;plainCitation&quot;:&quot;(Sun et al. 2020)&quot;,&quot;noteIndex&quot;:0},&quot;citationItems&quot;:[{&quot;id&quot;:305,&quot;uris&quot;:[&quot;http://zotero.org/users/local/hlrmlGwQ/items/F72FSVKS&quot;],&quot;uri&quot;:[&quot;http://zotero.org/users/local/hlrmlGwQ/items/F72FSVKS&quot;],&quot;itemData&quot;:{&quot;id&quot;:305,&quot;type&quot;:&quot;article-journal&quot;,&quot;abstract&quot;:&quot;The morphology of bulliform cells located on the upper epidermis of leaves is one of the most important cell structures affecting leaf shape. Although many mechanisms regulating the development of bulliform cells have been reported, the fine regulatory mechanisms governing this process have rarely been described. To identify novel components regulating rice leaf morphology, a mutant showing a constitutively rolling phenotype from the seedling stage to flowering, known as crm1-D, was selected for further analysis. Anatomical analyses in crm1-D were attributable to the size reduction of bulliform cells. The crm1-D was controlled by a single dominant nuclear gene. Map-based cloning revealed that Roc8, an HD zipper class IV family member, was responsible for the crm1-D phenotype. Notably, the 50-bp sequence in the 3′-untranslated region (3′-UTR) of the Roc8 gene represses Roc8 at the translational level. Moreover, the roc8 knockdown lines notably increased the size of bulliform cells. A series of assays revealed that Roc8 negatively regulates the size of bulliform cells. Unexpectedly, Roc8 was also observed to positively mediate lignin biosynthesis without incurring a production penalty. The above results show that Roc8 may have a practical application in cultivating materials with high photosynthetic efficiency and low lignin content.&quot;,&quot;container-title&quot;:&quot;Plant Biotechnology Journal&quot;,&quot;DOI&quot;:&quot;https://doi.org/10.1111/pbi.13435&quot;,&quot;ISSN&quot;:&quot;1467-7652&quot;,&quot;issue&quot;:&quot;12&quot;,&quot;language&quot;:&quot;en&quot;,&quot;note&quot;:&quot;_eprint: https://onlinelibrary.wiley.com/doi/pdf/10.1111/pbi.13435&quot;,&quot;page&quot;:&quot;2559-2572&quot;,&quot;source&quot;:&quot;Wiley Online Library&quot;,&quot;title&quot;:&quot;HD-ZIP IV gene Roc8 regulates the size of bulliform cells and lignin content in rice&quot;,&quot;volume&quot;:&quot;18&quot;,&quot;author&quot;:[{&quot;family&quot;:&quot;Sun&quot;,&quot;given&quot;:&quot;Jing&quot;},{&quot;family&quot;:&quot;Cui&quot;,&quot;given&quot;:&quot;Xuean&quot;},{&quot;family&quot;:&quot;Teng&quot;,&quot;given&quot;:&quot;Shouzhen&quot;},{&quot;family&quot;:&quot;Kunnong&quot;,&quot;given&quot;:&quot;Zhao&quot;},{&quot;family&quot;:&quot;Wang&quot;,&quot;given&quot;:&quot;Yanwei&quot;},{&quot;family&quot;:&quot;Chen&quot;,&quot;given&quot;:&quot;Zhenhua&quot;},{&quot;family&quot;:&quot;Sun&quot;,&quot;given&quot;:&quot;Xuehui&quot;},{&quot;family&quot;:&quot;Wu&quot;,&quot;given&quot;:&quot;Jinxia&quot;},{&quot;family&quot;:&quot;Ai&quot;,&quot;given&quot;:&quot;Pengfei&quot;},{&quot;family&quot;:&quot;Quick&quot;,&quot;given&quot;:&quot;William Paul&quot;},{&quot;family&quot;:&quot;Lu&quot;,&quot;given&quot;:&quot;Tiegang&quot;},{&quot;family&quot;:&quot;Zhang&quot;,&quot;given&quot;:&quot;Zhiguo&quot;}],&quot;issued&quot;:{&quot;date-parts&quot;:[[&quot;2020&quot;]]}}}],&quot;schema&quot;:&quot;https://github.com/citation-style-language/schema/raw/master/csl-citation.json&quot;} RNDCk1LDRH7gr"/><text:span text:style-name="T40">(Sun et al. 2020)</text:span><text:reference-mark-end text:name="ZOTERO_ITEM CSL_CITATION {&quot;citationID&quot;:&quot;3vYI2pSq&quot;,&quot;properties&quot;:{&quot;formattedCitation&quot;:&quot;(Sun et al. 2020)&quot;,&quot;plainCitation&quot;:&quot;(Sun et al. 2020)&quot;,&quot;noteIndex&quot;:0},&quot;citationItems&quot;:[{&quot;id&quot;:305,&quot;uris&quot;:[&quot;http://zotero.org/users/local/hlrmlGwQ/items/F72FSVKS&quot;],&quot;uri&quot;:[&quot;http://zotero.org/users/local/hlrmlGwQ/items/F72FSVKS&quot;],&quot;itemData&quot;:{&quot;id&quot;:305,&quot;type&quot;:&quot;article-journal&quot;,&quot;abstract&quot;:&quot;The morphology of bulliform cells located on the upper epidermis of leaves is one of the most important cell structures affecting leaf shape. Although many mechanisms regulating the development of bulliform cells have been reported, the fine regulatory mechanisms governing this process have rarely been described. To identify novel components regulating rice leaf morphology, a mutant showing a constitutively rolling phenotype from the seedling stage to flowering, known as crm1-D, was selected for further analysis. Anatomical analyses in crm1-D were attributable to the size reduction of bulliform cells. The crm1-D was controlled by a single dominant nuclear gene. Map-based cloning revealed that Roc8, an HD zipper class IV family member, was responsible for the crm1-D phenotype. Notably, the 50-bp sequence in the 3′-untranslated region (3′-UTR) of the Roc8 gene represses Roc8 at the translational level. Moreover, the roc8 knockdown lines notably increased the size of bulliform cells. A series of assays revealed that Roc8 negatively regulates the size of bulliform cells. Unexpectedly, Roc8 was also observed to positively mediate lignin biosynthesis without incurring a production penalty. The above results show that Roc8 may have a practical application in cultivating materials with high photosynthetic efficiency and low lignin content.&quot;,&quot;container-title&quot;:&quot;Plant Biotechnology Journal&quot;,&quot;DOI&quot;:&quot;https://doi.org/10.1111/pbi.13435&quot;,&quot;ISSN&quot;:&quot;1467-7652&quot;,&quot;issue&quot;:&quot;12&quot;,&quot;language&quot;:&quot;en&quot;,&quot;note&quot;:&quot;_eprint: https://onlinelibrary.wiley.com/doi/pdf/10.1111/pbi.13435&quot;,&quot;page&quot;:&quot;2559-2572&quot;,&quot;source&quot;:&quot;Wiley Online Library&quot;,&quot;title&quot;:&quot;HD-ZIP IV gene Roc8 regulates the size of bulliform cells and lignin content in rice&quot;,&quot;volume&quot;:&quot;18&quot;,&quot;author&quot;:[{&quot;family&quot;:&quot;Sun&quot;,&quot;given&quot;:&quot;Jing&quot;},{&quot;family&quot;:&quot;Cui&quot;,&quot;given&quot;:&quot;Xuean&quot;},{&quot;family&quot;:&quot;Teng&quot;,&quot;given&quot;:&quot;Shouzhen&quot;},{&quot;family&quot;:&quot;Kunnong&quot;,&quot;given&quot;:&quot;Zhao&quot;},{&quot;family&quot;:&quot;Wang&quot;,&quot;given&quot;:&quot;Yanwei&quot;},{&quot;family&quot;:&quot;Chen&quot;,&quot;given&quot;:&quot;Zhenhua&quot;},{&quot;family&quot;:&quot;Sun&quot;,&quot;given&quot;:&quot;Xuehui&quot;},{&quot;family&quot;:&quot;Wu&quot;,&quot;given&quot;:&quot;Jinxia&quot;},{&quot;family&quot;:&quot;Ai&quot;,&quot;given&quot;:&quot;Pengfei&quot;},{&quot;family&quot;:&quot;Quick&quot;,&quot;given&quot;:&quot;William Paul&quot;},{&quot;family&quot;:&quot;Lu&quot;,&quot;given&quot;:&quot;Tiegang&quot;},{&quot;family&quot;:&quot;Zhang&quot;,&quot;given&quot;:&quot;Zhiguo&quot;}],&quot;issued&quot;:{&quot;date-parts&quot;:[[&quot;2020&quot;]]}}}],&quot;schema&quot;:&quot;https://github.com/citation-style-language/schema/raw/master/csl-citation.json&quot;} RNDCk1LDRH7gr"/><text:span text:style-name="T35">.</text:span></text:p>
      <text:p text:style-name="P19"><text:span text:style-name="T28"><text:tab/></text:span><text:span text:style-name="T84">The</text:span><text:span text:style-name="T28"> SNP meeting these criteria </text:span><text:span text:style-name="T29">for flowering for both subgroups</text:span><text:span text:style-name="T28"> was on Chr04N at 41.2Mb, and was ~6kb from the gene Pavir.4NG180000. This SNP had high posterior weight on </text:span><text:span text:style-name="T31">flowering </text:span><text:span text:style-name="T28">daylength change </text:span><text:span text:style-name="T31">during </text:span><text:span text:style-name="T28">Midwest subpopulation flowering </text:span><text:span text:style-name="T31">(</text:span><text:span text:style-name="T30">before Gulf subpopulation flowering</text:span><text:span text:style-name="T31">)</text:span><text:span text:style-name="T28">. The </text:span><text:soft-page-break/><text:span text:style-name="T28">homolog of this gene in rice is OsFTIP1, which regulates florigen transport in rice and is negatively regulated by a ubiquitin-like domain kinase </text:span><text:reference-mark-start text:name="ZOTERO_ITEM CSL_CITATION {&quot;citationID&quot;:&quot;N97KUA8w&quot;,&quot;properties&quot;:{&quot;formattedCitation&quot;:&quot;(Song et al. 2017)&quot;,&quot;plainCitation&quot;:&quot;(Song et al. 2017)&quot;,&quot;noteIndex&quot;:0},&quot;citationItems&quot;:[{&quot;id&quot;:315,&quot;uris&quot;:[&quot;http://zotero.org/users/local/hlrmlGwQ/items/H5AWXYGA&quot;],&quot;uri&quot;:[&quot;http://zotero.org/users/local/hlrmlGwQ/items/H5AWXYGA&quot;],&quot;itemData&quot;:{&quot;id&quot;:315,&quot;type&quot;:&quot;article-journal&quot;,&quot;abstract&quot;:&quot;Flowering time is a critical agronomic trait that determines successful seed production and adaptation of crop plants. Photoperiodic control of this process in flowering plants is mediated by the long-distance mobile signal called florigen partly encoded by FLOWERING LOCUS T (FT) in Arabidopsis thaliana and its orthologs in other plant species. Despite the progress in understanding FT transport in the dicot model Arabidopsis, the mechanisms of florigen transport in monocots, which provide most of the biomass in agriculture, are unknown. Here, we show that rice FT-INTERACTING PROTEIN1 (OsFTIP1), a member of the family of multiple C2 domain and transmembrane region proteins (MCTPs) and the closest ortholog of Arabidopsis FTIP1, is required for export of RICE FLOWERING LOCUS T 1 (RFT1) from companion cells to sieve elements. This affects RFT1 movement to the shoot apical meristem and its regulation of rice flowering time under long days. We further reveal that a ubiquitin-like domain kinase γ4, OsUbDKγ4, interacts with OsFTIP1 and modulates its degradation in leaves through the 26S proteasome, which in turn affects RFT1 transport to the shoot apical meristem. Thus, dynamic modulation of OsFTIP1 abundance in leaves by a negative regulator OsUbDKγ4 is integral to the role of OsFTIP1 in mediating RFT1 transport in rice and provides key evidence for a conserved role of FTIP1-like MCTPs in mediating florigen transport in flowering plants.&quot;,&quot;container-title&quot;:&quot;The Plant Cell&quot;,&quot;DOI&quot;:&quot;10.1105/tpc.16.00728&quot;,&quot;ISSN&quot;:&quot;1532-298X&quot;,&quot;issue&quot;:&quot;3&quot;,&quot;journalAbbreviation&quot;:&quot;Plant Cell&quot;,&quot;language&quot;:&quot;eng&quot;,&quot;note&quot;:&quot;PMID: 28254780\nPMCID: PMC5385952&quot;,&quot;page&quot;:&quot;491-507&quot;,&quot;source&quot;:&quot;PubMed&quot;,&quot;title&quot;:&quot;OsFTIP1-Mediated Regulation of Florigen Transport in Rice Is Negatively Regulated by the Ubiquitin-Like Domain Kinase OsUbDKγ4&quot;,&quot;volume&quot;:&quot;29&quot;,&quot;author&quot;:[{&quot;family&quot;:&quot;Song&quot;,&quot;given&quot;:&quot;Shiyong&quot;},{&quot;family&quot;:&quot;Chen&quot;,&quot;given&quot;:&quot;Ying&quot;},{&quot;family&quot;:&quot;Liu&quot;,&quot;given&quot;:&quot;Lu&quot;},{&quot;family&quot;:&quot;Wang&quot;,&quot;given&quot;:&quot;Yanwen&quot;},{&quot;family&quot;:&quot;Bao&quot;,&quot;given&quot;:&quot;Shengjie&quot;},{&quot;family&quot;:&quot;Zhou&quot;,&quot;given&quot;:&quot;Xuan&quot;},{&quot;family&quot;:&quot;Teo&quot;,&quot;given&quot;:&quot;Zhi Wei Norman&quot;},{&quot;family&quot;:&quot;Mao&quot;,&quot;given&quot;:&quot;Chuanzao&quot;},{&quot;family&quot;:&quot;Gan&quot;,&quot;given&quot;:&quot;Yinbo&quot;},{&quot;family&quot;:&quot;Yu&quot;,&quot;given&quot;:&quot;Hao&quot;}],&quot;issued&quot;:{&quot;date-parts&quot;:[[&quot;2017&quot;,3]]}}}],&quot;schema&quot;:&quot;https://github.com/citation-style-language/schema/raw/master/csl-citation.json&quot;} RNDc2uPHBVZpK"/><text:span text:style-name="T28">(Song et al. 2017)</text:span><text:reference-mark-end text:name="ZOTERO_ITEM CSL_CITATION {&quot;citationID&quot;:&quot;N97KUA8w&quot;,&quot;properties&quot;:{&quot;formattedCitation&quot;:&quot;(Song et al. 2017)&quot;,&quot;plainCitation&quot;:&quot;(Song et al. 2017)&quot;,&quot;noteIndex&quot;:0},&quot;citationItems&quot;:[{&quot;id&quot;:315,&quot;uris&quot;:[&quot;http://zotero.org/users/local/hlrmlGwQ/items/H5AWXYGA&quot;],&quot;uri&quot;:[&quot;http://zotero.org/users/local/hlrmlGwQ/items/H5AWXYGA&quot;],&quot;itemData&quot;:{&quot;id&quot;:315,&quot;type&quot;:&quot;article-journal&quot;,&quot;abstract&quot;:&quot;Flowering time is a critical agronomic trait that determines successful seed production and adaptation of crop plants. Photoperiodic control of this process in flowering plants is mediated by the long-distance mobile signal called florigen partly encoded by FLOWERING LOCUS T (FT) in Arabidopsis thaliana and its orthologs in other plant species. Despite the progress in understanding FT transport in the dicot model Arabidopsis, the mechanisms of florigen transport in monocots, which provide most of the biomass in agriculture, are unknown. Here, we show that rice FT-INTERACTING PROTEIN1 (OsFTIP1), a member of the family of multiple C2 domain and transmembrane region proteins (MCTPs) and the closest ortholog of Arabidopsis FTIP1, is required for export of RICE FLOWERING LOCUS T 1 (RFT1) from companion cells to sieve elements. This affects RFT1 movement to the shoot apical meristem and its regulation of rice flowering time under long days. We further reveal that a ubiquitin-like domain kinase γ4, OsUbDKγ4, interacts with OsFTIP1 and modulates its degradation in leaves through the 26S proteasome, which in turn affects RFT1 transport to the shoot apical meristem. Thus, dynamic modulation of OsFTIP1 abundance in leaves by a negative regulator OsUbDKγ4 is integral to the role of OsFTIP1 in mediating RFT1 transport in rice and provides key evidence for a conserved role of FTIP1-like MCTPs in mediating florigen transport in flowering plants.&quot;,&quot;container-title&quot;:&quot;The Plant Cell&quot;,&quot;DOI&quot;:&quot;10.1105/tpc.16.00728&quot;,&quot;ISSN&quot;:&quot;1532-298X&quot;,&quot;issue&quot;:&quot;3&quot;,&quot;journalAbbreviation&quot;:&quot;Plant Cell&quot;,&quot;language&quot;:&quot;eng&quot;,&quot;note&quot;:&quot;PMID: 28254780\nPMCID: PMC5385952&quot;,&quot;page&quot;:&quot;491-507&quot;,&quot;source&quot;:&quot;PubMed&quot;,&quot;title&quot;:&quot;OsFTIP1-Mediated Regulation of Florigen Transport in Rice Is Negatively Regulated by the Ubiquitin-Like Domain Kinase OsUbDKγ4&quot;,&quot;volume&quot;:&quot;29&quot;,&quot;author&quot;:[{&quot;family&quot;:&quot;Song&quot;,&quot;given&quot;:&quot;Shiyong&quot;},{&quot;family&quot;:&quot;Chen&quot;,&quot;given&quot;:&quot;Ying&quot;},{&quot;family&quot;:&quot;Liu&quot;,&quot;given&quot;:&quot;Lu&quot;},{&quot;family&quot;:&quot;Wang&quot;,&quot;given&quot;:&quot;Yanwen&quot;},{&quot;family&quot;:&quot;Bao&quot;,&quot;given&quot;:&quot;Shengjie&quot;},{&quot;family&quot;:&quot;Zhou&quot;,&quot;given&quot;:&quot;Xuan&quot;},{&quot;family&quot;:&quot;Teo&quot;,&quot;given&quot;:&quot;Zhi Wei Norman&quot;},{&quot;family&quot;:&quot;Mao&quot;,&quot;given&quot;:&quot;Chuanzao&quot;},{&quot;family&quot;:&quot;Gan&quot;,&quot;given&quot;:&quot;Yinbo&quot;},{&quot;family&quot;:&quot;Yu&quot;,&quot;given&quot;:&quot;Hao&quot;}],&quot;issued&quot;:{&quot;date-parts&quot;:[[&quot;2017&quot;,3]]}}}],&quot;schema&quot;:&quot;https://github.com/citation-style-language/schema/raw/master/csl-citation.json&quot;} RNDc2uPHBVZpK"/><text:span text:style-name="T28">. </text:span></text:p>
      <text:p text:style-name="P39"><text:span text:style-name="T3">Major additional patterns of genotype-by-environment effects on green-up and flowering</text:span></text:p>
      <text:p text:style-name="P39"><text:tab/>In all six mash models, the hypothesis-based covariance matrices captured only a minority of the significant SNP effects present in the data (Figure <text:span text:style-name="T10">2c,f</text:span>). Most SNPs had high posterior weights on the data-driven covariance matrices; we thus explored patterns of SNP effects described by these matrices. We also characterized the overall patterns of differential sensitivity and antagonistic pleiotropy for SNP effects at all pairs of gardens. </text:p>
      <text:p text:style-name="P27"><text:tab/>For green-up mash models, the largest fraction of SNP effects had high posterior weights on the <text:span text:style-name="T135">D</text:span>D_tPCA matrices, which were specific to each mash model. 61-91% of the variation in the <text:span text:style-name="T135">D</text:span>D_tPCA matrices was explained by two garden-based patterns of effects (Fig. <text:span text:style-name="T10">3a-c</text:span>). These patterns corresponded to the patterns of the first eigenvectors of <text:span text:style-name="T135">D</text:span>D_PCA_1 and <text:span text:style-name="T135">D</text:span>D_PCA_2, two additional data-driven matrices which also had non-zero mash posterior weights (Fig <text:span text:style-name="T10">2b</text:span>). For all three subgroups, one of these two effect patterns was characterized by large magnitude (&gt;|0.5|) effects delaying green-up in the Texas gardens and in Oklahoma, with small (&lt;|0.2|) to moderate (|0.2| to |0.5|) magnitude effects advancing green-up in MO and MI. In other words, one of the two major data-driven effect patterns for green-up was a pattern of antagonistic pleiotropy between the Texas and the North common gardens. This pattern was more common in the Gulf and Both subpopulations (Fig <text:span text:style-name="T10">3d-f</text:span>), where thousands of SNP effects exhibited antagonistic pleiotropy between pairs of southern and northern gardens. In the Midwest subpopulation, the first eigenvector of the data-driven <text:span text:style-name="T135">D</text:span>D_tPCA matrix was characterized by differential sensitivity between common gardens, with higher magnitude effects at the TX2 and MI gardens (Fig. <text:span text:style-name="T10">3b</text:span>); thus, more SNPs had differentially sensitive effects on green-up between common gardens in this subpopulation, and fewer SNPs exhibited antagonistic pleiotropy (Fig. <text:span text:style-name="T10">3e</text:span>).</text:p>
      <text:p text:style-name="P27"><text:tab/>For flowering mash models, similar fractions of SNP effects had high posterior weights on the <text:span text:style-name="T135">D</text:span>D_tPCA and <text:span text:style-name="T135">D</text:span>D_PCA_1 data-driven matrices. Though these matrices were specific to each mash model, the patterns they captured were fairly consistent across subpopulations (Fig <text:span text:style-name="T10">3g-i</text:span>). Over 65% of the variation in the <text:span text:style-name="T135">D</text:span>D_tPCA matrices was explained by each matrix’s first eigenvector, which had the same effect pattern at each garden as <text:span text:style-name="T135">D</text:span>D_PCA_1. This matrix was characterized by large magnitude effects of consistent sign that differed in their magnitude by garden (Fig <text:span text:style-name="T10">3g-i</text:span>). The second eigenvector of <text:span text:style-name="T135">D</text:span>D_tPCA, and <text:span text:style-name="T135">D</text:span>D_PCA_2, were characterized by large magnitude effects at the southern gardens and small to moderate magnitude effects of opposite sign at the northern gardens. In other words, the <text:soft-page-break/>major data-driven effect patterns for flowering showed differential sensitivity, but no antagonistic pleiotropy, between gardens. Indeed, for all three subpopulations, very little antagonistic pleiotropy was seen between pairs of gardens; instead, there was substantial differential sensitivity between southern and northern pairs of gardens (Fig. <text:span text:style-name="T10">3j-l</text:span>).</text:p>
      <text:p text:style-name="P5"/>
      <text:p text:style-name="P39"><text:span text:style-name="T3">Confirmation of genotype-by-environment effects using an outbred F2 cross</text:span></text:p>
      <text:p text:style-name="P39"><text:span text:style-name="T3"><text:tab/></text:span>We sought independent experimental support for our mash intervals using an independent pseudo-F2 mapping population created from Gulf &amp; Midwest individuals grown at the same common gardens (Fig. <text:span text:style-name="T10">4a,b</text:span>). We conducted QTL mapping of flowering as functions of four environmental cues with high posterior weights in mash, and identified eight QTL for flowering date, six QTL for flowering GDD, ten QTL for flowering daylength, and eight QTL flowering daylength change, all of which showed QTL by environment interactions. The 28 flowering QTL had 23 unique QTL boundaries, 17 of which did not overlap. Multiple flowering phenotypes tended to overlap at QTL; when this was the case, flowering daylength had the highest LOD scores in four of five cases, and flowering daylength change had the highest LOD scores in seven of eight cases (Figure <text:span text:style-name="T10">4a</text:span>). Both flowering GDD and flowering daylength had QTL that did not overlap other flowering phenotypes. All QTL for flowering overlapped one or more homologs from rice or <text:span text:style-name="T3">A. thaliana</text:span> with functionally validated roles in flowering (Table <text:span text:style-name="T10">S2</text:span>). <text:s/>The most significant QTL were on Chr02N, Chr04K, and two positions on Chr05N. <text:s/></text:p>
      <text:p text:style-name="P39"><text:tab/> All flowering QTL intervals contained at least one SNP significant in at least one mash run at a log<text:span text:style-name="T74">10</text:span>-transformed Bayes Factor &gt; 2, or in the 1% tail of significance, whichever was stricter. We also looked for enrichments of mash SNPs in the 1% tail of significance (the ‘mash 1% tail’) within each QTL interval. At the 5% level, ten QTL had enrichments of SNPs<text:span text:style-name="T136"> in the mash 1% tail. Overall, there were 16 significant enrichments (p &lt; 0.05, hypergeometric test) of SNPs in the mash 1% tail in the QTL intervals. We chose 1000 sets of 23 genomic regions of the same size randomly distributed throughout the genome, then calculated enrichments of the mash 1% tail in these random intervals. Our QTL intervals had more enrichments than were found for all but three of these sets of random genomic intervals (Fig. </text:span><text:span text:style-name="T15">4c</text:span><text:span text:style-name="T136">, p = 0.003). Thus, we were able to experimentally support our mash intervals from the diversity panel with a QTL mapping experiment using a separate mapping population.</text:span></text:p>
      <text:p text:style-name="P26"><text:span text:style-name="T118"><text:tab/>We also compared patterns of effects from mash with patterns of effects in the pseudo-F2 cross (Fig. </text:span><text:span text:style-name="T120">4d,e</text:span><text:span text:style-name="T118">). In the pseudo-F2, we could estimate the effects of alleles from all four parents as contrasts </text:span><text:soft-page-break/><text:span text:style-name="T118">of pairs of alleles received from either the AP13 x DAC F1 parent, or the VS16 x WBC F1 parent (Fig. </text:span><text:span text:style-name="T119">4e</text:span><text:span text:style-name="T118">). QTL that overlapped with a flowering GDD QTL had effects of the same sign, and often of similar magnitude, at the North and Texas gardens (Fig. </text:span><text:span text:style-name="T119">4e</text:span><text:span text:style-name="T118">; Table 2; 8/10 contrasts). In contrast, QTL that did not overlap a flowering GDD QTL tended to have the same sign and moderate magnitude effects only at the Texas (12 contrasts) or North (7 contrasts) gardens (Table 2). Very few QTL showed antagonistic pleiotropy for effects between pairs of gardens; only QTL for flowering daylength change had moderate antagonistically pleiotropic effects, usually between Texas and North gardens (Fig. </text:span><text:span text:style-name="T119">4e</text:span><text:span text:style-name="T118">; 2 contrasts). </text:span><text:span text:style-name="T121">Our mash results never had antagonistic pleiotropy between gardens</text:span><text:span text:style-name="T118"> in these QTL regions. We compared effects for the most significant QTL with mash enrichments to the most significant SNP in the interval for the mash run with the enrichment. <text:s/>Three of the four QTL with the highest lod scores were enriched for SNPs in the mash 1% tail. These QTL included the QTL on Chr02N, Chr04K, and the two QTL on C</text:span><text:span text:style-name="T121">h</text:span><text:span text:style-name="T118">r05N (Figure </text:span><text:span text:style-name="T119">4d</text:span><text:span text:style-name="T118">). In mash models, SNP effect patterns tended to display effects of moderate magnitude only at northern gardens, or else have effects of the same sign and similar magnitude across all gardens (Figure </text:span><text:span text:style-name="T119">4d</text:span><text:span text:style-name="T118">). These were two of the most commonly occurring patterns of effects seen in the QTL mapping experiment. </text:span></text:p>
      <text:p text:style-name="P5"/>
      <text:p text:style-name="P7">Discussion</text:p>
      <text:p text:style-name="P22"><text:span text:style-name="T46"><text:tab/>As the climate and the natural environment change, it is increasingly critical to </text:span><text:span text:style-name="T47">understand how patterns of gene-environment and plant-environment interactions will change in response. To do this, we must understand the current patterns of trait covariation across environments, the genetic underpinnings of these patterns, and the cases where this covariation can be altered. Here, we demonstrate that not only can genotype-by-environment interactions be mapped to specific genomic regions across a set of common gardens, but also that GxE at specific loci can be assigned to </text:span><text:span text:style-name="T46">both hypothesized environmental drivers and to other, data-driven patterns not connected to known environmental drivers. We also identify QTL that could alter flowering responsiveness to photoperiod cues in switchgrass, in that we have identified specific genomic regions in the Midwest subpopulation that respond to cumulative GDD cues, not photoperiod cues.</text:span></text:p>
      <text:p text:style-name="P39"><text:span text:style-name="T48"><text:tab/>The Gulf and Midwest subpopulations of switchgrass are deeply diverged genetically and have divergent morphologies and phenology. Here, we find that their divergent phenologies are driven by phenotypic effects correlated with distinct environmental cues. <text:s/>Expressing flowering date as a function of the daylength at flowering increased flowering heritability in the Gulf subpopulation, while </text:span><text:soft-page-break/><text:span text:style-name="T48">expressing flowering date as a function of cumulative GDD between green-up and flowering increased flowering heritability in the Midwest subpopulation (Fig. </text:span><text:span text:style-name="T57">1d</text:span><text:span text:style-name="T48">). We introduced these and other environmental cues into a multivariate analysis of flowering by introducing them as hypothesis-based covariance matrices in mash models. We found that </text:span><text:span text:style-name="T56">12.1% of </text:span><text:span text:style-name="T48">SNP effects on flowering in the Gulf subpopulation covaried with </text:span><text:span text:style-name="T55">daylength </text:span><text:span text:style-name="T48">in the time period when Gulf </text:span><text:span text:style-name="T56">and Midwest </text:span><text:span text:style-name="T48">genotypes were flowering, while </text:span><text:span text:style-name="T56">14% of</text:span><text:span text:style-name="T48"> SNP effects covaried with daylength change shortly before Gulf genotypes were flowering (when Midwest genotypes were flowering, Fig. </text:span><text:span text:style-name="T57">2e</text:span><text:span text:style-name="T48">). In contrast, </text:span><text:span text:style-name="T56">many </text:span><text:span text:style-name="T48">SNP effects on flowering in the Midwest subpopulation covaried with cumulative GDD from green-up to the time period during </text:span><text:span text:style-name="T56">(14.6%)</text:span><text:span text:style-name="T48"> and after </text:span><text:span text:style-name="T56">(14.0%)</text:span><text:span text:style-name="T48"> when Midwest genotypes were flowering (i.e. when Midwest or Midwest &amp; Gulf genotypes were flowering, Fig. </text:span><text:span text:style-name="T57">2e</text:span><text:span text:style-name="T48">). SNP effects in the Midwest subpopulation did not covary with patterns of daylength or daylength change at flowering. Few </text:span><text:span text:style-name="T56">(2.3%)</text:span><text:span text:style-name="T48"> SNP effects in the Gulf subpopulation covaried with flowering cumulative GDD. If flowering date varies as a function of cumulative GDD in some switchgrass subpopulations, this explains observations that moving southern populations northwards delays flowering, and moving northern populations south hastens flowering</text:span><text:span text:style-name="T49"> </text:span><text:reference-mark-start text:name="ZOTERO_ITEM CSL_CITATION {&quot;citationID&quot;:&quot;mHZsTuS9&quot;,&quot;properties&quot;:{&quot;formattedCitation&quot;:&quot;(Sanderson et al. 1996)&quot;,&quot;plainCitation&quot;:&quot;(Sanderson et al. 1996)&quot;,&quot;noteIndex&quot;:0},&quot;citationItems&quot;:[{&quot;id&quot;:498,&quot;uris&quot;:[&quot;http://zotero.org/users/local/hlrmlGwQ/items/LJ9LXTRK&quot;],&quot;uri&quot;:[&quot;http://zotero.org/users/local/hlrmlGwQ/items/LJ9LXTRK&quot;],&quot;itemData&quot;:{&quot;id&quot;:498,&quot;type&quot;:&quot;article-journal&quot;,&quot;abstract&quot;:&quot;Switchgrass (Panicum virgatum L.) shows potential as a sustainable herbaceous energy crop from which a renewable source of transportation fuel and/or biomass-generated electricity could be derived. In 1992, a new research program focused on developing switchgrass as a biomass energy feedstock was initiated by the U.S. Department of Energy in five of the southern United States. The multifaceted, multi-institution research addresses breeding for improved biomass yields, regional field tests, cultural practices, physiology and tissue culture. Recent progress is highlighted in this paper. Preliminary results from the breeding program indicate that recurrent restricted phenotypic selection could lead to development of new cultivars. A technique for regenerating switchgrass plants via tissue culture has been proven and new populations of regenerated plants have been established in the field. Performance trials at three regional cultivar testing centers in Virginia, Alabama and Texas have shown that ‘Alamo’ switchgrass has higher biomass yield and broader adaptability than other cultivars tested. Research on management practices designed to maximize biomass yield has shown that multiple harvests of switchgrass may reduce total seasonal yields in some instances and that responses to fertilizer inputs vary with the environment. Seed dormancy often retards rapid establishment of competitive stands of switchgrass. Our research has indicated that seed dormancy can be modified, resulting in increased seed germination and a greater number of switchgrass plants. Research on the physiology of switchgrass has shown that lowland and upland ecotypes differ in photosynthetic rate but not in respiration rate. Findings in each of these areas can contribute to development of switchgrass as a sustainable bioenergy crop. Future research will address molecular biology techniques for exploiting genetic variation, explore canopy architecture and carbon allocation patterns affecting biomass yield, elucidate key factors in successful establishment of switchgrass and provide technology transfer that facilitates scale-up of switchgrass production for commercial energy production.&quot;,&quot;collection-title&quot;:&quot;A Collection of Papers Presented at An Alternative Energy Conference - Liquid Fuels, Lubricants and Additives from Biomass&quot;,&quot;container-title&quot;:&quot;Bioresource Technology&quot;,&quot;DOI&quot;:&quot;10.1016/0960-8524(95)00176-X&quot;,&quot;ISSN&quot;:&quot;0960-8524&quot;,&quot;issue&quot;:&quot;1&quot;,&quot;journalAbbreviation&quot;:&quot;Bioresource Technology&quot;,&quot;language&quot;:&quot;en&quot;,&quot;page&quot;:&quot;83-93&quot;,&quot;source&quot;:&quot;ScienceDirect&quot;,&quot;title&quot;:&quot;Switchgrass as a sustainable bioenergy crop&quot;,&quot;volume&quot;:&quot;56&quot;,&quot;author&quot;:[{&quot;family&quot;:&quot;Sanderson&quot;,&quot;given&quot;:&quot;M. A.&quot;},{&quot;family&quot;:&quot;Reed&quot;,&quot;given&quot;:&quot;R. L.&quot;},{&quot;family&quot;:&quot;McLaughlin&quot;,&quot;given&quot;:&quot;S. B.&quot;},{&quot;family&quot;:&quot;Wullschleger&quot;,&quot;given&quot;:&quot;S. D.&quot;},{&quot;family&quot;:&quot;Conger&quot;,&quot;given&quot;:&quot;B. V.&quot;},{&quot;family&quot;:&quot;Parrish&quot;,&quot;given&quot;:&quot;D. J.&quot;},{&quot;family&quot;:&quot;Wolf&quot;,&quot;given&quot;:&quot;D. D.&quot;},{&quot;family&quot;:&quot;Taliaferro&quot;,&quot;given&quot;:&quot;C.&quot;},{&quot;family&quot;:&quot;Hopkins&quot;,&quot;given&quot;:&quot;A. A.&quot;},{&quot;family&quot;:&quot;Ocumpaugh&quot;,&quot;given&quot;:&quot;W. R.&quot;},{&quot;family&quot;:&quot;Hussey&quot;,&quot;given&quot;:&quot;M. A.&quot;},{&quot;family&quot;:&quot;Read&quot;,&quot;given&quot;:&quot;J. C.&quot;},{&quot;family&quot;:&quot;Tischler&quot;,&quot;given&quot;:&quot;C. R.&quot;}],&quot;issued&quot;:{&quot;date-parts&quot;:[[&quot;1996&quot;,4,1]]}}}],&quot;schema&quot;:&quot;https://github.com/citation-style-language/schema/raw/master/csl-citation.json&quot;} RNDOoSxmZ2Lfr"/><text:span text:style-name="T49">(Sanderson et al. 1996)</text:span><text:reference-mark-end text:name="ZOTERO_ITEM CSL_CITATION {&quot;citationID&quot;:&quot;mHZsTuS9&quot;,&quot;properties&quot;:{&quot;formattedCitation&quot;:&quot;(Sanderson et al. 1996)&quot;,&quot;plainCitation&quot;:&quot;(Sanderson et al. 1996)&quot;,&quot;noteIndex&quot;:0},&quot;citationItems&quot;:[{&quot;id&quot;:498,&quot;uris&quot;:[&quot;http://zotero.org/users/local/hlrmlGwQ/items/LJ9LXTRK&quot;],&quot;uri&quot;:[&quot;http://zotero.org/users/local/hlrmlGwQ/items/LJ9LXTRK&quot;],&quot;itemData&quot;:{&quot;id&quot;:498,&quot;type&quot;:&quot;article-journal&quot;,&quot;abstract&quot;:&quot;Switchgrass (Panicum virgatum L.) shows potential as a sustainable herbaceous energy crop from which a renewable source of transportation fuel and/or biomass-generated electricity could be derived. In 1992, a new research program focused on developing switchgrass as a biomass energy feedstock was initiated by the U.S. Department of Energy in five of the southern United States. The multifaceted, multi-institution research addresses breeding for improved biomass yields, regional field tests, cultural practices, physiology and tissue culture. Recent progress is highlighted in this paper. Preliminary results from the breeding program indicate that recurrent restricted phenotypic selection could lead to development of new cultivars. A technique for regenerating switchgrass plants via tissue culture has been proven and new populations of regenerated plants have been established in the field. Performance trials at three regional cultivar testing centers in Virginia, Alabama and Texas have shown that ‘Alamo’ switchgrass has higher biomass yield and broader adaptability than other cultivars tested. Research on management practices designed to maximize biomass yield has shown that multiple harvests of switchgrass may reduce total seasonal yields in some instances and that responses to fertilizer inputs vary with the environment. Seed dormancy often retards rapid establishment of competitive stands of switchgrass. Our research has indicated that seed dormancy can be modified, resulting in increased seed germination and a greater number of switchgrass plants. Research on the physiology of switchgrass has shown that lowland and upland ecotypes differ in photosynthetic rate but not in respiration rate. Findings in each of these areas can contribute to development of switchgrass as a sustainable bioenergy crop. Future research will address molecular biology techniques for exploiting genetic variation, explore canopy architecture and carbon allocation patterns affecting biomass yield, elucidate key factors in successful establishment of switchgrass and provide technology transfer that facilitates scale-up of switchgrass production for commercial energy production.&quot;,&quot;collection-title&quot;:&quot;A Collection of Papers Presented at An Alternative Energy Conference - Liquid Fuels, Lubricants and Additives from Biomass&quot;,&quot;container-title&quot;:&quot;Bioresource Technology&quot;,&quot;DOI&quot;:&quot;10.1016/0960-8524(95)00176-X&quot;,&quot;ISSN&quot;:&quot;0960-8524&quot;,&quot;issue&quot;:&quot;1&quot;,&quot;journalAbbreviation&quot;:&quot;Bioresource Technology&quot;,&quot;language&quot;:&quot;en&quot;,&quot;page&quot;:&quot;83-93&quot;,&quot;source&quot;:&quot;ScienceDirect&quot;,&quot;title&quot;:&quot;Switchgrass as a sustainable bioenergy crop&quot;,&quot;volume&quot;:&quot;56&quot;,&quot;author&quot;:[{&quot;family&quot;:&quot;Sanderson&quot;,&quot;given&quot;:&quot;M. A.&quot;},{&quot;family&quot;:&quot;Reed&quot;,&quot;given&quot;:&quot;R. L.&quot;},{&quot;family&quot;:&quot;McLaughlin&quot;,&quot;given&quot;:&quot;S. B.&quot;},{&quot;family&quot;:&quot;Wullschleger&quot;,&quot;given&quot;:&quot;S. D.&quot;},{&quot;family&quot;:&quot;Conger&quot;,&quot;given&quot;:&quot;B. V.&quot;},{&quot;family&quot;:&quot;Parrish&quot;,&quot;given&quot;:&quot;D. J.&quot;},{&quot;family&quot;:&quot;Wolf&quot;,&quot;given&quot;:&quot;D. D.&quot;},{&quot;family&quot;:&quot;Taliaferro&quot;,&quot;given&quot;:&quot;C.&quot;},{&quot;family&quot;:&quot;Hopkins&quot;,&quot;given&quot;:&quot;A. A.&quot;},{&quot;family&quot;:&quot;Ocumpaugh&quot;,&quot;given&quot;:&quot;W. R.&quot;},{&quot;family&quot;:&quot;Hussey&quot;,&quot;given&quot;:&quot;M. A.&quot;},{&quot;family&quot;:&quot;Read&quot;,&quot;given&quot;:&quot;J. C.&quot;},{&quot;family&quot;:&quot;Tischler&quot;,&quot;given&quot;:&quot;C. R.&quot;}],&quot;issued&quot;:{&quot;date-parts&quot;:[[&quot;1996&quot;,4,1]]}}}],&quot;schema&quot;:&quot;https://github.com/citation-style-language/schema/raw/master/csl-citation.json&quot;} RNDOoSxmZ2Lfr"/><text:span text:style-name="T49">. </text:span><text:span text:style-name="T50">Indeed, the average number of days from green-up to flowering for Midwest genotypes was 27 days shorter at our southernmost site than our northernmost site (55d vs 82d), while this value was 26 days longer for Gulf genotypes at the southernmost site than at the northernmost site (130d vs 104d). Overall, we find that switchgrass subpopulations are segregating for multiple distinct photoperiod-related flowering responses: the Midwest subpopulation is day neutral, and flowering is cued primarily by a cumulative GDD threshold; in contrast, the Gulf subpopulation is photoperiod sensitive, and flowering is cued by the transition to shortening days. </text:span></text:p>
      <text:p text:style-name="P40"><text:span text:style-name="T51"><text:tab/>The environmental drivers we selected here were based on environmental factors on the day of, or in the days just before, the phenological event. Thus, these environmental drivers depend to a large extent on the phenological timing in question. However, there have been recent advances in studying GxE by determining critical environmental indices before the phenological event occurs</text:span><text:span text:style-name="T52"> </text:span><text:reference-mark-start text:name="ZOTERO_ITEM CSL_CITATION {&quot;citationID&quot;:&quot;fkVd3rgS&quot;,&quot;properties&quot;:{&quot;formattedCitation&quot;:&quot;(Li et al. 2018)&quot;,&quot;plainCitation&quot;:&quot;(Li et al. 2018)&quot;,&quot;noteIndex&quot;:0},&quot;citationItems&quot;:[{&quot;id&quot;:200,&quot;uris&quot;:[&quot;http://zotero.org/users/local/hlrmlGwQ/items/ALZUZICD&quot;],&quot;uri&quot;:[&quot;http://zotero.org/users/local/hlrmlGwQ/items/ALZUZICD&quot;],&quot;itemData&quot;:{&quot;id&quot;:200,&quot;type&quot;:&quot;article-journal&quot;,&quot;abstract&quot;:&quot;Observed phenotypic variation in living organisms is shaped by genomes, environment, and their interactions. Flowering time under natural conditions can showcase the diverse outcome of the gene–environment interplay. However, identifying hidden patterns and specific factors underlying phenotypic plasticity under natural field conditions remains challenging. With a genetic population showing dynamic changes in flowering time, here we show that the integrated analyses of genomic responses to diverse environments is powerful to reveal the underlying genetic architecture. Specifically, the effect continuum of individual genes (\n              Ma\n              \n                1\n              \n              ,\n              Ma\n              \n                6\n              \n              ,\n              FT\n              , and\n              ELF3\n              ) was found to vary in size and in direction along an environmental gradient that was quantified by photothermal time, a combination of two environmental factors (photoperiod and temperature). Gene–gene interaction was also contributing to the observed phenotypic plasticity. With the identified environmental index to quantitatively connect environments, a systematic genome-wide performance prediction framework was established through either genotype-specific reaction-norm parameters or genome-wide marker-effect continua. These parallel genome-wide approaches were demonstrated for in-season and on-target performance prediction by simultaneously exploiting genomics, environment profiling, and performance information. Improved understanding of mechanisms for phenotypic plasticity enables a concerted exploration that turns challenge into opportunity.&quot;,&quot;container-title&quot;:&quot;Proceedings of the National Academy of Sciences&quot;,&quot;DOI&quot;:&quot;10.1073/pnas.1718326115&quot;,&quot;ISSN&quot;:&quot;0027-8424, 1091-6490&quot;,&quot;issue&quot;:&quot;26&quot;,&quot;journalAbbreviation&quot;:&quot;Proc Natl Acad Sci USA&quot;,&quot;language&quot;:&quot;en&quot;,&quot;page&quot;:&quot;6679-6684&quot;,&quot;source&quot;:&quot;DOI.org (Crossref)&quot;,&quot;title&quot;:&quot;Genomic and environmental determinants and their interplay underlying phenotypic plasticity&quot;,&quot;volume&quot;:&quot;115&quot;,&quot;author&quot;:[{&quot;family&quot;:&quot;Li&quot;,&quot;given&quot;:&quot;Xin&quot;},{&quot;family&quot;:&quot;Guo&quot;,&quot;given&quot;:&quot;Tingting&quot;},{&quot;family&quot;:&quot;Mu&quot;,&quot;given&quot;:&quot;Qi&quot;},{&quot;family&quot;:&quot;Li&quot;,&quot;given&quot;:&quot;Xianran&quot;},{&quot;family&quot;:&quot;Yu&quot;,&quot;given&quot;:&quot;Jianming&quot;}],&quot;issued&quot;:{&quot;date-parts&quot;:[[&quot;2018&quot;,6,26]]}}}],&quot;schema&quot;:&quot;https://github.com/citation-style-language/schema/raw/master/csl-citation.json&quot;} RNDAZjAQgjIfa"/>(Li et al. 2018)<text:reference-mark-end text:name="ZOTERO_ITEM CSL_CITATION {&quot;citationID&quot;:&quot;fkVd3rgS&quot;,&quot;properties&quot;:{&quot;formattedCitation&quot;:&quot;(Li et al. 2018)&quot;,&quot;plainCitation&quot;:&quot;(Li et al. 2018)&quot;,&quot;noteIndex&quot;:0},&quot;citationItems&quot;:[{&quot;id&quot;:200,&quot;uris&quot;:[&quot;http://zotero.org/users/local/hlrmlGwQ/items/ALZUZICD&quot;],&quot;uri&quot;:[&quot;http://zotero.org/users/local/hlrmlGwQ/items/ALZUZICD&quot;],&quot;itemData&quot;:{&quot;id&quot;:200,&quot;type&quot;:&quot;article-journal&quot;,&quot;abstract&quot;:&quot;Observed phenotypic variation in living organisms is shaped by genomes, environment, and their interactions. Flowering time under natural conditions can showcase the diverse outcome of the gene–environment interplay. However, identifying hidden patterns and specific factors underlying phenotypic plasticity under natural field conditions remains challenging. With a genetic population showing dynamic changes in flowering time, here we show that the integrated analyses of genomic responses to diverse environments is powerful to reveal the underlying genetic architecture. Specifically, the effect continuum of individual genes (\n              Ma\n              \n                1\n              \n              ,\n              Ma\n              \n                6\n              \n              ,\n              FT\n              , and\n              ELF3\n              ) was found to vary in size and in direction along an environmental gradient that was quantified by photothermal time, a combination of two environmental factors (photoperiod and temperature). Gene–gene interaction was also contributing to the observed phenotypic plasticity. With the identified environmental index to quantitatively connect environments, a systematic genome-wide performance prediction framework was established through either genotype-specific reaction-norm parameters or genome-wide marker-effect continua. These parallel genome-wide approaches were demonstrated for in-season and on-target performance prediction by simultaneously exploiting genomics, environment profiling, and performance information. Improved understanding of mechanisms for phenotypic plasticity enables a concerted exploration that turns challenge into opportunity.&quot;,&quot;container-title&quot;:&quot;Proceedings of the National Academy of Sciences&quot;,&quot;DOI&quot;:&quot;10.1073/pnas.1718326115&quot;,&quot;ISSN&quot;:&quot;0027-8424, 1091-6490&quot;,&quot;issue&quot;:&quot;26&quot;,&quot;journalAbbreviation&quot;:&quot;Proc Natl Acad Sci USA&quot;,&quot;language&quot;:&quot;en&quot;,&quot;page&quot;:&quot;6679-6684&quot;,&quot;source&quot;:&quot;DOI.org (Crossref)&quot;,&quot;title&quot;:&quot;Genomic and environmental determinants and their interplay underlying phenotypic plasticity&quot;,&quot;volume&quot;:&quot;115&quot;,&quot;author&quot;:[{&quot;family&quot;:&quot;Li&quot;,&quot;given&quot;:&quot;Xin&quot;},{&quot;family&quot;:&quot;Guo&quot;,&quot;given&quot;:&quot;Tingting&quot;},{&quot;family&quot;:&quot;Mu&quot;,&quot;given&quot;:&quot;Qi&quot;},{&quot;family&quot;:&quot;Li&quot;,&quot;given&quot;:&quot;Xianran&quot;},{&quot;family&quot;:&quot;Yu&quot;,&quot;given&quot;:&quot;Jianming&quot;}],&quot;issued&quot;:{&quot;date-parts&quot;:[[&quot;2018&quot;,6,26]]}}}],&quot;schema&quot;:&quot;https://github.com/citation-style-language/schema/raw/master/csl-citation.json&quot;} RNDAZjAQgjIfa"/><text:span text:style-name="T51">. It would be powerful to combine this kind of approach with mash; creating hypothesis-based covariance matrices that were not dependent on the precise timing of phenology of the individuals studied could give this GxE analysis additional predictive power. The data-driven covariance matrices generated by mash allowed us to document additional patterns and potential location-specific drivers, even if we could not map these patterns of GxE to specific environmental cues. Data-driven covariance matrices were particularly useful for green-up, where our hypothesis-based covariance matrices only </text:span><text:soft-page-break/><text:span text:style-name="T51">captured many SNP effects in the Midwest subpopulation. In the Gulf subpopulation and in Both subpopulations, we saw substantial antagonistic pleiotropy in effects between the Texas and North gardens (Figure </text:span><text:span text:style-name="T58">3a</text:span><text:span text:style-name="T51">). These results support theoretical models that local adaptation should involve antagonistic pleiotropy at the level of individual loci </text:span><text:reference-mark-start text:name="ZOTERO_ITEM CSL_CITATION {&quot;citationID&quot;:&quot;Ln6B9B0c&quot;,&quot;properties&quot;:{&quot;formattedCitation&quot;:&quot;(Levene 1953; Felsenstein 1976; Kawecki and Ebert 2004; Hedrick 1986)&quot;,&quot;plainCitation&quot;:&quot;(Levene 1953; Felsenstein 1976; Kawecki and Ebert 2004; Hedrick 1986)&quot;,&quot;noteIndex&quot;:0},&quot;citationItems&quot;:[{&quot;id&quot;:506,&quot;uris&quot;:[&quot;http://zotero.org/users/local/hlrmlGwQ/items/DDQJ4DBQ&quot;],&quot;uri&quot;:[&quot;http://zotero.org/users/local/hlrmlGwQ/items/DDQJ4DBQ&quot;],&quot;itemData&quot;:{&quot;id&quot;:506,&quot;type&quot;:&quot;article-journal&quot;,&quot;container-title&quot;:&quot;The American Naturalist&quot;,&quot;DOI&quot;:&quot;10.1086/281792&quot;,&quot;ISSN&quot;:&quot;0003-0147&quot;,&quot;issue&quot;:&quot;836&quot;,&quot;journalAbbreviation&quot;:&quot;The American Naturalist&quot;,&quot;note&quot;:&quot;publisher: The University of Chicago Press&quot;,&quot;page&quot;:&quot;331-333&quot;,&quot;source&quot;:&quot;journals.uchicago.edu (Atypon)&quot;,&quot;title&quot;:&quot;Genetic Equilibrium When More Than One Ecological Niche is Available&quot;,&quot;volume&quot;:&quot;87&quot;,&quot;author&quot;:[{&quot;family&quot;:&quot;Levene&quot;,&quot;given&quot;:&quot;Howard&quot;}],&quot;issued&quot;:{&quot;date-parts&quot;:[[&quot;1953&quot;,9,1]]}}},{&quot;id&quot;:507,&quot;uris&quot;:[&quot;http://zotero.org/users/local/hlrmlGwQ/items/2IBE9X77&quot;],&quot;uri&quot;:[&quot;http://zotero.org/users/local/hlrmlGwQ/items/2IBE9X77&quot;],&quot;itemData&quot;:{&quot;id&quot;:507,&quot;type&quot;:&quot;article-journal&quot;,&quot;container-title&quot;:&quot;Annual Review of Genetics&quot;,&quot;DOI&quot;:&quot;10.1146/annurev.ge.10.120176.001345&quot;,&quot;issue&quot;:&quot;1&quot;,&quot;note&quot;:&quot;_eprint: https://doi.org/10.1146/annurev.ge.10.120176.001345\nPMID: 797310&quot;,&quot;page&quot;:&quot;253-280&quot;,&quot;source&quot;:&quot;Annual Reviews&quot;,&quot;title&quot;:&quot;The Theoretical Population Genetics of Variable Selection and Migration&quot;,&quot;volume&quot;:&quot;10&quot;,&quot;author&quot;:[{&quot;family&quot;:&quot;Felsenstein&quot;,&quot;given&quot;:&quot;Joseph&quot;}],&quot;issued&quot;:{&quot;date-parts&quot;:[[&quot;1976&quot;]]}}},{&quot;id&quot;:512,&quot;uris&quot;:[&quot;http://zotero.org/users/local/hlrmlGwQ/items/DZYS8IBI&quot;],&quot;uri&quot;:[&quot;http://zotero.org/users/local/hlrmlGwQ/items/DZYS8IBI&quot;],&quot;itemData&quot;:{&quot;id&quot;:512,&quot;type&quot;:&quot;article-journal&quot;,&quot;abstract&quot;:&quot;Studies of local adaptation provide important insights into the power of natural selection relative to gene flow and other evolutionary forces. They are a paradigm for testing evolutionary hypotheses about traits favoured by particular environmental factors. This paper is an attempt to summarize the conceptual framework for local adaptation studies. We first review theoretical work relevant for local adaptation. Then we discuss reciprocal transplant and common garden experiments designed to detect local adaptation in the pattern of deme × habitat interaction for fitness. Finally, we review research questions and approaches to studying the processes of local adaptation – divergent natural selection, dispersal and gene flow, and other processes affecting adaptive differentiation of local demes. We advocate multifaceted approaches to the study of local adaptation, and stress the need for experiments explicitly addressing hypotheses about the role of particular ecological and genetic factors that promote or hinder local adaptation. Experimental evolution of replicated populations in controlled spatially heterogeneous environments allow direct tests of such hypotheses, and thus would be a valuable way to complement research on natural populations.&quot;,&quot;container-title&quot;:&quot;Ecology Letters&quot;,&quot;DOI&quot;:&quot;https://doi.org/10.1111/j.1461-0248.2004.00684.x&quot;,&quot;ISSN&quot;:&quot;1461-0248&quot;,&quot;issue&quot;:&quot;12&quot;,&quot;language&quot;:&quot;en&quot;,&quot;note&quot;:&quot;_eprint: https://onlinelibrary.wiley.com/doi/pdf/10.1111/j.1461-0248.2004.00684.x&quot;,&quot;page&quot;:&quot;1225-1241&quot;,&quot;source&quot;:&quot;Wiley Online Library&quot;,&quot;title&quot;:&quot;Conceptual issues in local adaptation&quot;,&quot;volume&quot;:&quot;7&quot;,&quot;author&quot;:[{&quot;family&quot;:&quot;Kawecki&quot;,&quot;given&quot;:&quot;Tadeusz J.&quot;},{&quot;family&quot;:&quot;Ebert&quot;,&quot;given&quot;:&quot;Dieter&quot;}],&quot;issued&quot;:{&quot;date-parts&quot;:[[&quot;2004&quot;]]}}},{&quot;id&quot;:509,&quot;uris&quot;:[&quot;http://zotero.org/users/local/hlrmlGwQ/items/N7N8TICN&quot;],&quot;uri&quot;:[&quot;http://zotero.org/users/local/hlrmlGwQ/items/N7N8TICN&quot;],&quot;itemData&quot;:{&quot;id&quot;:509,&quot;type&quot;:&quot;article-journal&quot;,&quot;container-title&quot;:&quot;Annual Review of Ecology and Systematics&quot;,&quot;DOI&quot;:&quot;10.1146/annurev.es.17.110186.002535&quot;,&quot;issue&quot;:&quot;1&quot;,&quot;note&quot;:&quot;_eprint: https://doi.org/10.1146/annurev.es.17.110186.002535&quot;,&quot;page&quot;:&quot;535-566&quot;,&quot;source&quot;:&quot;Annual Reviews&quot;,&quot;title&quot;:&quot;Genetic Polymorphism in Heterogeneous Environments: A Decade Later&quot;,&quot;title-short&quot;:&quot;Genetic Polymorphism in Heterogeneous Environments&quot;,&quot;volume&quot;:&quot;17&quot;,&quot;author&quot;:[{&quot;family&quot;:&quot;Hedrick&quot;,&quot;given&quot;:&quot;P W&quot;}],&quot;issued&quot;:{&quot;date-parts&quot;:[[&quot;1986&quot;]]}}}],&quot;schema&quot;:&quot;https://github.com/citation-style-language/schema/raw/master/csl-citation.json&quot;} RNDQ7SQkNBOjT"/><text:span text:style-name="T53">(Levene 1953; Felsenstein 1976; Kawecki and Ebert 2004; Hedrick 1986)</text:span><text:reference-mark-end text:name="ZOTERO_ITEM CSL_CITATION {&quot;citationID&quot;:&quot;Ln6B9B0c&quot;,&quot;properties&quot;:{&quot;formattedCitation&quot;:&quot;(Levene 1953; Felsenstein 1976; Kawecki and Ebert 2004; Hedrick 1986)&quot;,&quot;plainCitation&quot;:&quot;(Levene 1953; Felsenstein 1976; Kawecki and Ebert 2004; Hedrick 1986)&quot;,&quot;noteIndex&quot;:0},&quot;citationItems&quot;:[{&quot;id&quot;:506,&quot;uris&quot;:[&quot;http://zotero.org/users/local/hlrmlGwQ/items/DDQJ4DBQ&quot;],&quot;uri&quot;:[&quot;http://zotero.org/users/local/hlrmlGwQ/items/DDQJ4DBQ&quot;],&quot;itemData&quot;:{&quot;id&quot;:506,&quot;type&quot;:&quot;article-journal&quot;,&quot;container-title&quot;:&quot;The American Naturalist&quot;,&quot;DOI&quot;:&quot;10.1086/281792&quot;,&quot;ISSN&quot;:&quot;0003-0147&quot;,&quot;issue&quot;:&quot;836&quot;,&quot;journalAbbreviation&quot;:&quot;The American Naturalist&quot;,&quot;note&quot;:&quot;publisher: The University of Chicago Press&quot;,&quot;page&quot;:&quot;331-333&quot;,&quot;source&quot;:&quot;journals.uchicago.edu (Atypon)&quot;,&quot;title&quot;:&quot;Genetic Equilibrium When More Than One Ecological Niche is Available&quot;,&quot;volume&quot;:&quot;87&quot;,&quot;author&quot;:[{&quot;family&quot;:&quot;Levene&quot;,&quot;given&quot;:&quot;Howard&quot;}],&quot;issued&quot;:{&quot;date-parts&quot;:[[&quot;1953&quot;,9,1]]}}},{&quot;id&quot;:507,&quot;uris&quot;:[&quot;http://zotero.org/users/local/hlrmlGwQ/items/2IBE9X77&quot;],&quot;uri&quot;:[&quot;http://zotero.org/users/local/hlrmlGwQ/items/2IBE9X77&quot;],&quot;itemData&quot;:{&quot;id&quot;:507,&quot;type&quot;:&quot;article-journal&quot;,&quot;container-title&quot;:&quot;Annual Review of Genetics&quot;,&quot;DOI&quot;:&quot;10.1146/annurev.ge.10.120176.001345&quot;,&quot;issue&quot;:&quot;1&quot;,&quot;note&quot;:&quot;_eprint: https://doi.org/10.1146/annurev.ge.10.120176.001345\nPMID: 797310&quot;,&quot;page&quot;:&quot;253-280&quot;,&quot;source&quot;:&quot;Annual Reviews&quot;,&quot;title&quot;:&quot;The Theoretical Population Genetics of Variable Selection and Migration&quot;,&quot;volume&quot;:&quot;10&quot;,&quot;author&quot;:[{&quot;family&quot;:&quot;Felsenstein&quot;,&quot;given&quot;:&quot;Joseph&quot;}],&quot;issued&quot;:{&quot;date-parts&quot;:[[&quot;1976&quot;]]}}},{&quot;id&quot;:512,&quot;uris&quot;:[&quot;http://zotero.org/users/local/hlrmlGwQ/items/DZYS8IBI&quot;],&quot;uri&quot;:[&quot;http://zotero.org/users/local/hlrmlGwQ/items/DZYS8IBI&quot;],&quot;itemData&quot;:{&quot;id&quot;:512,&quot;type&quot;:&quot;article-journal&quot;,&quot;abstract&quot;:&quot;Studies of local adaptation provide important insights into the power of natural selection relative to gene flow and other evolutionary forces. They are a paradigm for testing evolutionary hypotheses about traits favoured by particular environmental factors. This paper is an attempt to summarize the conceptual framework for local adaptation studies. We first review theoretical work relevant for local adaptation. Then we discuss reciprocal transplant and common garden experiments designed to detect local adaptation in the pattern of deme × habitat interaction for fitness. Finally, we review research questions and approaches to studying the processes of local adaptation – divergent natural selection, dispersal and gene flow, and other processes affecting adaptive differentiation of local demes. We advocate multifaceted approaches to the study of local adaptation, and stress the need for experiments explicitly addressing hypotheses about the role of particular ecological and genetic factors that promote or hinder local adaptation. Experimental evolution of replicated populations in controlled spatially heterogeneous environments allow direct tests of such hypotheses, and thus would be a valuable way to complement research on natural populations.&quot;,&quot;container-title&quot;:&quot;Ecology Letters&quot;,&quot;DOI&quot;:&quot;https://doi.org/10.1111/j.1461-0248.2004.00684.x&quot;,&quot;ISSN&quot;:&quot;1461-0248&quot;,&quot;issue&quot;:&quot;12&quot;,&quot;language&quot;:&quot;en&quot;,&quot;note&quot;:&quot;_eprint: https://onlinelibrary.wiley.com/doi/pdf/10.1111/j.1461-0248.2004.00684.x&quot;,&quot;page&quot;:&quot;1225-1241&quot;,&quot;source&quot;:&quot;Wiley Online Library&quot;,&quot;title&quot;:&quot;Conceptual issues in local adaptation&quot;,&quot;volume&quot;:&quot;7&quot;,&quot;author&quot;:[{&quot;family&quot;:&quot;Kawecki&quot;,&quot;given&quot;:&quot;Tadeusz J.&quot;},{&quot;family&quot;:&quot;Ebert&quot;,&quot;given&quot;:&quot;Dieter&quot;}],&quot;issued&quot;:{&quot;date-parts&quot;:[[&quot;2004&quot;]]}}},{&quot;id&quot;:509,&quot;uris&quot;:[&quot;http://zotero.org/users/local/hlrmlGwQ/items/N7N8TICN&quot;],&quot;uri&quot;:[&quot;http://zotero.org/users/local/hlrmlGwQ/items/N7N8TICN&quot;],&quot;itemData&quot;:{&quot;id&quot;:509,&quot;type&quot;:&quot;article-journal&quot;,&quot;container-title&quot;:&quot;Annual Review of Ecology and Systematics&quot;,&quot;DOI&quot;:&quot;10.1146/annurev.es.17.110186.002535&quot;,&quot;issue&quot;:&quot;1&quot;,&quot;note&quot;:&quot;_eprint: https://doi.org/10.1146/annurev.es.17.110186.002535&quot;,&quot;page&quot;:&quot;535-566&quot;,&quot;source&quot;:&quot;Annual Reviews&quot;,&quot;title&quot;:&quot;Genetic Polymorphism in Heterogeneous Environments: A Decade Later&quot;,&quot;title-short&quot;:&quot;Genetic Polymorphism in Heterogeneous Environments&quot;,&quot;volume&quot;:&quot;17&quot;,&quot;author&quot;:[{&quot;family&quot;:&quot;Hedrick&quot;,&quot;given&quot;:&quot;P W&quot;}],&quot;issued&quot;:{&quot;date-parts&quot;:[[&quot;1986&quot;]]}}}],&quot;schema&quot;:&quot;https://github.com/citation-style-language/schema/raw/master/csl-citation.json&quot;} RNDQ7SQkNBOjT"/><text:span text:style-name="T53">, and are the first experimental work with QTL mapping and GWAS across common gardens to find antagonistic pleiotropy to be common in small genomic regions <text:s/></text:span><text:reference-mark-start text:name="ZOTERO_ITEM CSL_CITATION {&quot;citationID&quot;:&quot;N8BlrryN&quot;,&quot;properties&quot;:{&quot;formattedCitation&quot;:&quot;(Savolainen, Lascoux, and Meril\\uc0\\u228{} 2013; Wadgymar et al. 2017; Lowry et al. 2019)&quot;,&quot;plainCitation&quot;:&quot;(Savolainen, Lascoux, and Merilä 2013; Wadgymar et al. 2017; Lowry et al. 2019)&quot;,&quot;noteIndex&quot;:0},&quot;citationItems&quot;:[{&quot;id&quot;:194,&quot;uris&quot;:[&quot;http://zotero.org/users/local/hlrmlGwQ/items/QIWI7SUN&quot;],&quot;uri&quot;:[&quot;http://zotero.org/users/local/hlrmlGwQ/items/QIWI7SUN&quot;],&quot;itemData&quot;:{&quot;id&quot;:194,&quot;type&quot;:&quot;article-journal&quot;,&quot;abstract&quot;:&quot;It is increasingly important to improve our understanding of the genetic basis of local adaptation because of its relevance to climate change, crop and animal production, and conservation of genetic resources. Phenotypic patterns that are generated by spatially varying selection have long been observed, and both genetic mapping and field experiments provided initial insights into the genetic architecture of adaptive traits. Genomic tools are now allowing genome-wide studies, and recent theoretical advances can help to design research strategies that combine genomics and field experiments to examine the genetics of local adaptation. These advances are also allowing research in non-model species, the adaptation patterns of which may differ from those of traditional model species.&quot;,&quot;container-title&quot;:&quot;Nature Reviews Genetics&quot;,&quot;DOI&quot;:&quot;10.1038/nrg3522&quot;,&quot;ISSN&quot;:&quot;1471-0056, 1471-0064&quot;,&quot;issue&quot;:&quot;11&quot;,&quot;journalAbbreviation&quot;:&quot;Nat Rev Genet&quot;,&quot;language&quot;:&quot;en&quot;,&quot;page&quot;:&quot;807-820&quot;,&quot;source&quot;:&quot;DOI.org (Crossref)&quot;,&quot;title&quot;:&quot;Ecological genomics of local adaptation&quot;,&quot;volume&quot;:&quot;14&quot;,&quot;author&quot;:[{&quot;family&quot;:&quot;Savolainen&quot;,&quot;given&quot;:&quot;Outi&quot;},{&quot;family&quot;:&quot;Lascoux&quot;,&quot;given&quot;:&quot;Martin&quot;},{&quot;family&quot;:&quot;Merilä&quot;,&quot;given&quot;:&quot;Juha&quot;}],&quot;issued&quot;:{&quot;date-parts&quot;:[[&quot;2013&quot;,11]]}}},{&quot;id&quot;:503,&quot;uris&quot;:[&quot;http://zotero.org/users/local/hlrmlGwQ/items/ZQ6Y5YKX&quot;],&quot;uri&quot;:[&quot;http://zotero.org/users/local/hlrmlGwQ/items/ZQ6Y5YKX&quot;],&quot;itemData&quot;:{&quot;id&quot;:503,&quot;type&quot;:&quot;article-journal&quot;,&quot;abstract&quot;:&quot;Extensive empirical work has demonstrated local adaptation to discrete environments, yet few studies have elucidated the genetic and environment mechanisms that generate it. Here, we advocate for research that broadens our understanding of local adaptation beyond pattern and towards process. We discuss how studies of local adaptation can be designed to address two unresolved questions in evolutionary ecology: Does local adaptation result from fitness trade-offs at individual loci across habitats? How do agents of selection interact to generate local adaptation to discrete contrasting habitats types and continuous environmental gradients? To inform future investigations of the genetic basis of local adaptation, we conducted a literature review of studies that mapped quantitative trait loci (QTL) for fitness in native field environments using reciprocal transplant experiments with hybrid mapping populations or Genome-wide Association Study (GWAS) panels. We then reviewed the literature for field experiments that disentangle the contributions of various agents of selection to local adaptation. For each question, we suggest future lines of inquiry and discuss implications for climate change and agriculture research. (i) Studies in the native habitats of five biological systems revealed that local adaptation is more often caused by conditional neutrality than genetic trade-offs at the level of the QTL. We consider the ramifications of this result and discuss knowledge gaps in our current understanding of the genetic basis of local adaptation. (ii) We uncovered only five studies that identified the agents of selection that contribute to local adaptation, and nearly all were conducted in discrete habitats rather than across the continuous environmental gradients that many species inhabit. We introduce a novel experimental framework for illuminating the processes underlying local adaptation. A holistic view of local adaptation is critical for predicting the responses of organisms to climate change, enhancing conservation efforts, and developing strategies to improve crop resilience to environmental stress. Experiments that manipulate agents of selection in native field environments using pedigreed populations or GWAS panels offer unique opportunities for detecting the genetic and environmental mechanisms that generate local adaptation.&quot;,&quot;container-title&quot;:&quot;Methods in Ecology and Evolution&quot;,&quot;DOI&quot;:&quot;https://doi.org/10.1111/2041-210X.12777&quot;,&quot;ISSN&quot;:&quot;2041-210X&quot;,&quot;issue&quot;:&quot;6&quot;,&quot;language&quot;:&quot;en&quot;,&quot;note&quot;:&quot;_eprint: https://besjournals.onlinelibrary.wiley.com/doi/pdf/10.1111/2041-210X.12777&quot;,&quot;page&quot;:&quot;738-749&quot;,&quot;source&quot;:&quot;Wiley Online Library&quot;,&quot;title&quot;:&quot;Identifying targets and agents of selection: innovative methods to evaluate the processes that contribute to local adaptation&quot;,&quot;title-short&quot;:&quot;Identifying targets and agents of selection&quot;,&quot;volume&quot;:&quot;8&quot;,&quot;author&quot;:[{&quot;family&quot;:&quot;Wadgymar&quot;,&quot;given&quot;:&quot;Susana M.&quot;},{&quot;family&quot;:&quot;Lowry&quot;,&quot;given&quot;:&quot;David B.&quot;},{&quot;family&quot;:&quot;Gould&quot;,&quot;given&quot;:&quot;Billie A.&quot;},{&quot;family&quot;:&quot;Byron&quot;,&quot;given&quot;:&quot;Caitlyn N.&quot;},{&quot;family&quot;:&quot;Mactavish&quot;,&quot;given&quot;:&quot;Rachel M.&quot;},{&quot;family&quot;:&quot;Anderson&quot;,&quot;given&quot;:&quot;Jill T.&quot;}],&quot;issued&quot;:{&quot;date-parts&quot;:[[&quot;2017&quot;]]}}},{&quot;id&quot;:467,&quot;uris&quot;:[&quot;http://zotero.org/users/local/hlrmlGwQ/items/CPCVNI2M&quot;],&quot;uri&quot;:[&quot;http://zotero.org/users/local/hlrmlGwQ/items/CPCVNI2M&quot;],&quot;itemData&quot;:{&quot;id&quot;:467,&quot;type&quot;:&quot;article-journal&quot;,&quot;abstract&quot;:&quot;Local adaptation is the process by which natural selection drives adaptive phenotypic divergence across environmental gradients. Theory suggests that local adaptation results from genetic trade-offs at individual genetic loci, where adaptation to one set of environmental conditions results in a cost to fitness in alternative environments. However, the degree to which there are costs associated with local adaptation is poorly understood because most of these experiments rely on two-site reciprocal transplant experiments. Here, we quantify the benefits and costs of locally adaptive loci across 17° of latitude in a four-grandparent outbred mapping population in outcrossing switchgrass (Panicum virgatum L.), an emerging biofuel crop and dominant tallgrass species. We conducted quantitative trait locus (QTL) mapping across 10 sites, ranging from Texas to South Dakota. This analysis revealed that beneficial biomass (fitness) QTL generally incur minimal costs when transplanted to other field sites distributed over a large climatic gradient over the 2 y of our study. Therefore, locally advantageous alleles could potentially be combined across multiple loci through breeding to create high-yielding regionally adapted cultivars.&quot;,&quot;container-title&quot;:&quot;Proceedings of the National Academy of Sciences&quot;,&quot;DOI&quot;:&quot;10.1073/pnas.1821543116&quot;,&quot;ISSN&quot;:&quot;0027-8424, 1091-6490&quot;,&quot;issue&quot;:&quot;26&quot;,&quot;journalAbbreviation&quot;:&quot;PNAS&quot;,&quot;language&quot;:&quot;en&quot;,&quot;note&quot;:&quot;publisher: National Academy of Sciences\nsection: PNAS Plus\nPMID: 31182579&quot;,&quot;page&quot;:&quot;12933-12941&quot;,&quot;source&quot;:&quot;www.pnas.org&quot;,&quot;title&quot;:&quot;QTL × environment interactions underlie adaptive divergence in switchgrass across a large latitudinal gradient&quot;,&quot;volume&quot;:&quot;116&quot;,&quot;author&quot;:[{&quot;family&quot;:&quot;Lowry&quot;,&quot;given&quot;:&quot;David B.&quot;},{&quot;family&quot;:&quot;Lovell&quot;,&quot;given&quot;:&quot;John T.&quot;},{&quot;family&quot;:&quot;Zhang&quot;,&quot;given&quot;:&quot;Li&quot;},{&quot;family&quot;:&quot;Bonnette&quot;,&quot;given&quot;:&quot;Jason&quot;},{&quot;family&quot;:&quot;Fay&quot;,&quot;given&quot;:&quot;Philip A.&quot;},{&quot;family&quot;:&quot;Mitchell&quot;,&quot;given&quot;:&quot;Robert B.&quot;},{&quot;family&quot;:&quot;Lloyd-Reilley&quot;,&quot;given&quot;:&quot;John&quot;},{&quot;family&quot;:&quot;Boe&quot;,&quot;given&quot;:&quot;Arvid R.&quot;},{&quot;family&quot;:&quot;Wu&quot;,&quot;given&quot;:&quot;Yanqi&quot;},{&quot;family&quot;:&quot;Rouquette&quot;,&quot;given&quot;:&quot;Francis M.&quot;},{&quot;family&quot;:&quot;Wynia&quot;,&quot;given&quot;:&quot;Richard L.&quot;},{&quot;family&quot;:&quot;Weng&quot;,&quot;given&quot;:&quot;Xiaoyu&quot;},{&quot;family&quot;:&quot;Behrman&quot;,&quot;given&quot;:&quot;Kathrine D.&quot;},{&quot;family&quot;:&quot;Healey&quot;,&quot;given&quot;:&quot;Adam&quot;},{&quot;family&quot;:&quot;Barry&quot;,&quot;given&quot;:&quot;Kerrie&quot;},{&quot;family&quot;:&quot;Lipzen&quot;,&quot;given&quot;:&quot;Anna&quot;},{&quot;family&quot;:&quot;Bauer&quot;,&quot;given&quot;:&quot;Diane&quot;},{&quot;family&quot;:&quot;Sharma&quot;,&quot;given&quot;:&quot;Aditi&quot;},{&quot;family&quot;:&quot;Jenkins&quot;,&quot;given&quot;:&quot;Jerry&quot;},{&quot;family&quot;:&quot;Schmutz&quot;,&quot;given&quot;:&quot;Jeremy&quot;},{&quot;family&quot;:&quot;Fritschi&quot;,&quot;given&quot;:&quot;Felix B.&quot;},{&quot;family&quot;:&quot;Juenger&quot;,&quot;given&quot;:&quot;Thomas E.&quot;}],&quot;issued&quot;:{&quot;date-parts&quot;:[[&quot;2019&quot;,6,25]]}}}],&quot;schema&quot;:&quot;https://github.com/citation-style-language/schema/raw/master/csl-citation.json&quot;} RNDXs2i2jG1L2"/><text:span text:style-name="T45">(Savolainen, Lascoux, and Meril</text:span><text:span text:style-name="T39">ä 2013; Wadgymar et al. 2017; Lowry et al. 2019)</text:span><text:reference-mark-end text:name="ZOTERO_ITEM CSL_CITATION {&quot;citationID&quot;:&quot;N8BlrryN&quot;,&quot;properties&quot;:{&quot;formattedCitation&quot;:&quot;(Savolainen, Lascoux, and Meril\\uc0\\u228{} 2013; Wadgymar et al. 2017; Lowry et al. 2019)&quot;,&quot;plainCitation&quot;:&quot;(Savolainen, Lascoux, and Merilä 2013; Wadgymar et al. 2017; Lowry et al. 2019)&quot;,&quot;noteIndex&quot;:0},&quot;citationItems&quot;:[{&quot;id&quot;:194,&quot;uris&quot;:[&quot;http://zotero.org/users/local/hlrmlGwQ/items/QIWI7SUN&quot;],&quot;uri&quot;:[&quot;http://zotero.org/users/local/hlrmlGwQ/items/QIWI7SUN&quot;],&quot;itemData&quot;:{&quot;id&quot;:194,&quot;type&quot;:&quot;article-journal&quot;,&quot;abstract&quot;:&quot;It is increasingly important to improve our understanding of the genetic basis of local adaptation because of its relevance to climate change, crop and animal production, and conservation of genetic resources. Phenotypic patterns that are generated by spatially varying selection have long been observed, and both genetic mapping and field experiments provided initial insights into the genetic architecture of adaptive traits. Genomic tools are now allowing genome-wide studies, and recent theoretical advances can help to design research strategies that combine genomics and field experiments to examine the genetics of local adaptation. These advances are also allowing research in non-model species, the adaptation patterns of which may differ from those of traditional model species.&quot;,&quot;container-title&quot;:&quot;Nature Reviews Genetics&quot;,&quot;DOI&quot;:&quot;10.1038/nrg3522&quot;,&quot;ISSN&quot;:&quot;1471-0056, 1471-0064&quot;,&quot;issue&quot;:&quot;11&quot;,&quot;journalAbbreviation&quot;:&quot;Nat Rev Genet&quot;,&quot;language&quot;:&quot;en&quot;,&quot;page&quot;:&quot;807-820&quot;,&quot;source&quot;:&quot;DOI.org (Crossref)&quot;,&quot;title&quot;:&quot;Ecological genomics of local adaptation&quot;,&quot;volume&quot;:&quot;14&quot;,&quot;author&quot;:[{&quot;family&quot;:&quot;Savolainen&quot;,&quot;given&quot;:&quot;Outi&quot;},{&quot;family&quot;:&quot;Lascoux&quot;,&quot;given&quot;:&quot;Martin&quot;},{&quot;family&quot;:&quot;Merilä&quot;,&quot;given&quot;:&quot;Juha&quot;}],&quot;issued&quot;:{&quot;date-parts&quot;:[[&quot;2013&quot;,11]]}}},{&quot;id&quot;:503,&quot;uris&quot;:[&quot;http://zotero.org/users/local/hlrmlGwQ/items/ZQ6Y5YKX&quot;],&quot;uri&quot;:[&quot;http://zotero.org/users/local/hlrmlGwQ/items/ZQ6Y5YKX&quot;],&quot;itemData&quot;:{&quot;id&quot;:503,&quot;type&quot;:&quot;article-journal&quot;,&quot;abstract&quot;:&quot;Extensive empirical work has demonstrated local adaptation to discrete environments, yet few studies have elucidated the genetic and environment mechanisms that generate it. Here, we advocate for research that broadens our understanding of local adaptation beyond pattern and towards process. We discuss how studies of local adaptation can be designed to address two unresolved questions in evolutionary ecology: Does local adaptation result from fitness trade-offs at individual loci across habitats? How do agents of selection interact to generate local adaptation to discrete contrasting habitats types and continuous environmental gradients? To inform future investigations of the genetic basis of local adaptation, we conducted a literature review of studies that mapped quantitative trait loci (QTL) for fitness in native field environments using reciprocal transplant experiments with hybrid mapping populations or Genome-wide Association Study (GWAS) panels. We then reviewed the literature for field experiments that disentangle the contributions of various agents of selection to local adaptation. For each question, we suggest future lines of inquiry and discuss implications for climate change and agriculture research. (i) Studies in the native habitats of five biological systems revealed that local adaptation is more often caused by conditional neutrality than genetic trade-offs at the level of the QTL. We consider the ramifications of this result and discuss knowledge gaps in our current understanding of the genetic basis of local adaptation. (ii) We uncovered only five studies that identified the agents of selection that contribute to local adaptation, and nearly all were conducted in discrete habitats rather than across the continuous environmental gradients that many species inhabit. We introduce a novel experimental framework for illuminating the processes underlying local adaptation. A holistic view of local adaptation is critical for predicting the responses of organisms to climate change, enhancing conservation efforts, and developing strategies to improve crop resilience to environmental stress. Experiments that manipulate agents of selection in native field environments using pedigreed populations or GWAS panels offer unique opportunities for detecting the genetic and environmental mechanisms that generate local adaptation.&quot;,&quot;container-title&quot;:&quot;Methods in Ecology and Evolution&quot;,&quot;DOI&quot;:&quot;https://doi.org/10.1111/2041-210X.12777&quot;,&quot;ISSN&quot;:&quot;2041-210X&quot;,&quot;issue&quot;:&quot;6&quot;,&quot;language&quot;:&quot;en&quot;,&quot;note&quot;:&quot;_eprint: https://besjournals.onlinelibrary.wiley.com/doi/pdf/10.1111/2041-210X.12777&quot;,&quot;page&quot;:&quot;738-749&quot;,&quot;source&quot;:&quot;Wiley Online Library&quot;,&quot;title&quot;:&quot;Identifying targets and agents of selection: innovative methods to evaluate the processes that contribute to local adaptation&quot;,&quot;title-short&quot;:&quot;Identifying targets and agents of selection&quot;,&quot;volume&quot;:&quot;8&quot;,&quot;author&quot;:[{&quot;family&quot;:&quot;Wadgymar&quot;,&quot;given&quot;:&quot;Susana M.&quot;},{&quot;family&quot;:&quot;Lowry&quot;,&quot;given&quot;:&quot;David B.&quot;},{&quot;family&quot;:&quot;Gould&quot;,&quot;given&quot;:&quot;Billie A.&quot;},{&quot;family&quot;:&quot;Byron&quot;,&quot;given&quot;:&quot;Caitlyn N.&quot;},{&quot;family&quot;:&quot;Mactavish&quot;,&quot;given&quot;:&quot;Rachel M.&quot;},{&quot;family&quot;:&quot;Anderson&quot;,&quot;given&quot;:&quot;Jill T.&quot;}],&quot;issued&quot;:{&quot;date-parts&quot;:[[&quot;2017&quot;]]}}},{&quot;id&quot;:467,&quot;uris&quot;:[&quot;http://zotero.org/users/local/hlrmlGwQ/items/CPCVNI2M&quot;],&quot;uri&quot;:[&quot;http://zotero.org/users/local/hlrmlGwQ/items/CPCVNI2M&quot;],&quot;itemData&quot;:{&quot;id&quot;:467,&quot;type&quot;:&quot;article-journal&quot;,&quot;abstract&quot;:&quot;Local adaptation is the process by which natural selection drives adaptive phenotypic divergence across environmental gradients. Theory suggests that local adaptation results from genetic trade-offs at individual genetic loci, where adaptation to one set of environmental conditions results in a cost to fitness in alternative environments. However, the degree to which there are costs associated with local adaptation is poorly understood because most of these experiments rely on two-site reciprocal transplant experiments. Here, we quantify the benefits and costs of locally adaptive loci across 17° of latitude in a four-grandparent outbred mapping population in outcrossing switchgrass (Panicum virgatum L.), an emerging biofuel crop and dominant tallgrass species. We conducted quantitative trait locus (QTL) mapping across 10 sites, ranging from Texas to South Dakota. This analysis revealed that beneficial biomass (fitness) QTL generally incur minimal costs when transplanted to other field sites distributed over a large climatic gradient over the 2 y of our study. Therefore, locally advantageous alleles could potentially be combined across multiple loci through breeding to create high-yielding regionally adapted cultivars.&quot;,&quot;container-title&quot;:&quot;Proceedings of the National Academy of Sciences&quot;,&quot;DOI&quot;:&quot;10.1073/pnas.1821543116&quot;,&quot;ISSN&quot;:&quot;0027-8424, 1091-6490&quot;,&quot;issue&quot;:&quot;26&quot;,&quot;journalAbbreviation&quot;:&quot;PNAS&quot;,&quot;language&quot;:&quot;en&quot;,&quot;note&quot;:&quot;publisher: National Academy of Sciences\nsection: PNAS Plus\nPMID: 31182579&quot;,&quot;page&quot;:&quot;12933-12941&quot;,&quot;source&quot;:&quot;www.pnas.org&quot;,&quot;title&quot;:&quot;QTL × environment interactions underlie adaptive divergence in switchgrass across a large latitudinal gradient&quot;,&quot;volume&quot;:&quot;116&quot;,&quot;author&quot;:[{&quot;family&quot;:&quot;Lowry&quot;,&quot;given&quot;:&quot;David B.&quot;},{&quot;family&quot;:&quot;Lovell&quot;,&quot;given&quot;:&quot;John T.&quot;},{&quot;family&quot;:&quot;Zhang&quot;,&quot;given&quot;:&quot;Li&quot;},{&quot;family&quot;:&quot;Bonnette&quot;,&quot;given&quot;:&quot;Jason&quot;},{&quot;family&quot;:&quot;Fay&quot;,&quot;given&quot;:&quot;Philip A.&quot;},{&quot;family&quot;:&quot;Mitchell&quot;,&quot;given&quot;:&quot;Robert B.&quot;},{&quot;family&quot;:&quot;Lloyd-Reilley&quot;,&quot;given&quot;:&quot;John&quot;},{&quot;family&quot;:&quot;Boe&quot;,&quot;given&quot;:&quot;Arvid R.&quot;},{&quot;family&quot;:&quot;Wu&quot;,&quot;given&quot;:&quot;Yanqi&quot;},{&quot;family&quot;:&quot;Rouquette&quot;,&quot;given&quot;:&quot;Francis M.&quot;},{&quot;family&quot;:&quot;Wynia&quot;,&quot;given&quot;:&quot;Richard L.&quot;},{&quot;family&quot;:&quot;Weng&quot;,&quot;given&quot;:&quot;Xiaoyu&quot;},{&quot;family&quot;:&quot;Behrman&quot;,&quot;given&quot;:&quot;Kathrine D.&quot;},{&quot;family&quot;:&quot;Healey&quot;,&quot;given&quot;:&quot;Adam&quot;},{&quot;family&quot;:&quot;Barry&quot;,&quot;given&quot;:&quot;Kerrie&quot;},{&quot;family&quot;:&quot;Lipzen&quot;,&quot;given&quot;:&quot;Anna&quot;},{&quot;family&quot;:&quot;Bauer&quot;,&quot;given&quot;:&quot;Diane&quot;},{&quot;family&quot;:&quot;Sharma&quot;,&quot;given&quot;:&quot;Aditi&quot;},{&quot;family&quot;:&quot;Jenkins&quot;,&quot;given&quot;:&quot;Jerry&quot;},{&quot;family&quot;:&quot;Schmutz&quot;,&quot;given&quot;:&quot;Jeremy&quot;},{&quot;family&quot;:&quot;Fritschi&quot;,&quot;given&quot;:&quot;Felix B.&quot;},{&quot;family&quot;:&quot;Juenger&quot;,&quot;given&quot;:&quot;Thomas E.&quot;}],&quot;issued&quot;:{&quot;date-parts&quot;:[[&quot;2019&quot;,6,25]]}}}],&quot;schema&quot;:&quot;https://github.com/citation-style-language/schema/raw/master/csl-citation.json&quot;} RNDXs2i2jG1L2"/><text:span text:style-name="T53">. Previous work has had statistical bias against detecting antagonistically pleiotropic genomic regions; our use of the local false sign rate eliminates this bias. We thus conduct a statistically unbiased assessment of antagonistically pleiotropic and differentially sensitive phenotypic effects across these environments, and find substantial antagonistic pleiotropy for green-up date in one genetic subpopulation.</text:span></text:p>
      <text:p text:style-name="P40"><text:span text:style-name="T54"><text:tab/>Taken together, we map the genetic basis of, and assign environmental drivers to, genotype-by-environment interactions for two phenological events in switchgrass across its native range. </text:span></text:p>
      <text:p text:style-name="P16"/>
      <text:p text:style-name="P13"/>
      <text:p text:style-name="P8">Acknowledgments</text:p>
      <text:p text:style-name="P2"><text:span text:style-name="T18">We thank the Brackenridge Field laboratory, the Ladybird Johnson Wildflower Center, and the Juenger laboratory for support with plant care and propagation. This research was supported by the US Department of Energy Awards DESC0014156 to T.E.J., DE-SC0017883 to D.B.L. </text:span>Funding was provided by National Science Foundation PGRP Awards IOS0922457 and IOS1444533 to T.E.J.</text:p>
      <text:p text:style-name="P2"><text:span text:style-name="T18"><text:line-break/></text:span><text:span text:style-name="T22">Author Contribution</text:span></text:p>
      <text:p text:style-name="P10">T.E.J. designed research. D.B.L. contributed plant material and resources. J.B., D.B.L., and T.E.J. designed and executed field experiments. A.H.M. and L.Z. conducted statistical and computational analyses. The manuscript was written by A.H.M., L.Z., and T.E.J. with contributions from all authors.</text:p>
      <text:p text:style-name="P10"/>
      <text:p text:style-name="P7">Data Availability</text:p>
      <text:p text:style-name="P1"><text:span text:style-name="T24">Whenever possible, plant material will be shared upon request. Source data to replicate th</text:span><text:span text:style-name="T27">ese </text:span><text:span text:style-name="T24">analys</text:span><text:span text:style-name="T27">e</text:span><text:span text:style-name="T24">s are available at: https://github.com/Alice-MacQueen/pvdiv-phenology-gxe.git. </text:span><text:span text:style-name="T27">SNP data to replicate these analyses</text:span><text:span text:style-name="T24"> are available from the UT dataverse at</text:span><text:span text:style-name="T32"> https://doi.org/link</text:span><text:span text:style-name="T24">.</text:span></text:p>
      <text:p text:style-name="P7"/>
      <text:p text:style-name="P17">References</text:p>
      <text:p text:style-name="Bibliography_20_1"/>
      <text:section text:style-name="Sect1" text:name="ZOTERO_BIBL {&quot;uncited&quot;:[],&quot;omitted&quot;:[],&quot;custom&quot;:[]} CSL_BIBLIOGRAPHY RND3wdoHRrirR">
        <text:p text:style-name="Bibliography_20_1">Ågren, Jon, Christopher G. Oakley, Sverre Lundemo, and Douglas W. Schemske. 2017. “Adaptive Divergence in Flowering Time among Natural Populations of Arabidopsis Thaliana: Estimates of Selection and QTL Mapping.” <text:span text:style-name="T2">Evolution</text:span> 71 (3): 550–64. https://doi.org/10.1111/evo.13126.</text:p>
        <text:p text:style-name="Bibliography_20_1">Anderson, Jill T., Cheng-Ruei Lee, Catherine Rushworth, Robert Colautti, and Thomas Mitchell-Olds. 2013. “Genetic Tradeoffs and Conditional Neutrality Contribute to Local Adaptation.” <text:span text:style-name="T2">Molecular Ecology</text:span> 22 (3): 699–708. https://doi.org/10.1111/j.1365-294X.2012.05522.x.</text:p>
        <text:p text:style-name="Bibliography_20_1">Anderson, Jill T., John H. Willis, and Thomas Mitchell-Olds. 2011. “Evolutionary Genetics of Plant Adaptation.” <text:span text:style-name="T2">Trends in Genetics : TIG</text:span> 27 (7): 258–66. https://doi.org/10.1016/j.tig.2011.04.001.</text:p>
        <text:p text:style-name="Bibliography_20_1">Behrman, Kathrine D., James R. Kiniry, Michael Winchell, Thomas E. Juenger, and Timothy H. Keitt. 2013. “Spatial Forecasting of Switchgrass Productivity under Current and Future Climate Change Scenarios.” <text:span text:style-name="T2">Ecological Applications</text:span> 23 (1): 73–85. https://doi.org/10.1890/12-0436.1.</text:p>
        <text:p text:style-name="Bibliography_20_1">Blackman, Benjamin K. 2013. “Interacting Duplications, Fluctuating Selection, and Convergence: The Complex Dynamics of Flowering Time Evolution during Sunflower Domestication.” <text:span text:style-name="T2">Journal of Experimental Botany</text:span> 64 (2): 421–31. https://doi.org/10.1093/jxb/ers359.</text:p>
        <text:p text:style-name="Bibliography_20_1">Brachi, Benjamin, Nathalie Faure, Matt Horton, Emilie Flahauw, Adeline Vazquez, Magnus Nordborg, Joy Bergelson, Joel Cuguen, and Fabrice Roux. 2010. “Linkage and Association Mapping of Arabidopsis Thaliana Flowering Time in Nature.” Edited by Trudy F. C. Mackay. <text:span text:style-name="T2">PLoS Genetics</text:span> 6 (5): e1000940. https://doi.org/10.1371/journal.pgen.1000940.</text:p>
        <text:p text:style-name="Bibliography_20_1">Broman, Karl W., Daniel M. Gatti, Petr Simecek, Nicholas A. Furlotte, Pjotr Prins, Śaunak Sen, Brian S. Yandell, and Gary A. Churchill. 2019. “R/Qtl2: Software for Mapping Quantitative Trait Loci with High-Dimensional Data and Multiparent Populations.” <text:span text:style-name="T2">Genetics</text:span> 211 (2): 495–502. https://doi.org/10.1534/genetics.118.301595.</text:p>
        <text:p text:style-name="Bibliography_20_1">Des Marais, David L., Kyle M. Hernandez, and Thomas E. Juenger. 2013. “Genotype-by-Environment Interaction and Plasticity: Exploring Genomic Responses of Plants to the Abiotic Environment.” <text:span text:style-name="T2">Annual Review of Ecology, Evolution, and Systematics</text:span> 44 (1): 5–29. https://doi.org/10.1146/annurev-ecolsys-110512-135806.</text:p>
        <text:p text:style-name="Bibliography_20_1">Dittmar, Emily L., Christopher G. Oakley, Jon Ågren, and Douglas W. Schemske. 2014. “Flowering Time QTL in Natural Populations of Arabidopsis Thaliana and Implications for Their Adaptive Value.” <text:span text:style-name="T2">Molecular Ecology</text:span> 23 (17): 4291–4303. https://doi.org/10.1111/mec.12857.</text:p>
        <text:p text:style-name="Bibliography_20_1">Esbroeck, G. A. van, M. A. Hussey, and M. A. Sanderson. 2003. “Variation between Alamo and Cave-in-Rock Switchgrass in Response to Photoperiod Extension.” <text:span text:style-name="T2">Crop Science</text:span> 43 (2): 639–43. https://doi.org/10.2135/cropsci2003.6390.</text:p>
        <text:p text:style-name="Bibliography_20_1">Faure, Sebastien, Adrian S. Turner, Damian Gruszka, Vangelis Christodoulou, Seth J. Davis, Maria von Korff, and David A. Laurie. 2012. “Mutation at the Circadian Clock Gene EARLY MATURITY 8 Adapts Domesticated Barley (Hordeum Vulgare) to Short Growing Seasons.” <text:span text:style-name="T2">Proceedings of the National Academy of Sciences</text:span> 109 (21): 8328–33. https://doi.org/10.1073/pnas.1120496109.</text:p>
        <text:p text:style-name="Bibliography_20_1">Felsenstein, Joseph. 1976. “The Theoretical Population Genetics of Variable Selection and Migration.” <text:span text:style-name="T2">Annual Review of Genetics</text:span> 10 (1): 253–80. https://doi.org/10.1146/annurev.ge.10.120176.001345.</text:p>
        <text:p text:style-name="Bibliography_20_1">Grabowski, Paul P., Joseph Evans, Chris Daum, Shweta Deshpande, Kerrie W. Barry, Megan Kennedy, Guillaume Ramstein, et al. 2017. “Genome-Wide Associations with Flowering Time in Switchgrass Using Exome-Capture Sequencing Data.” <text:span text:style-name="T2">The New Phytologist</text:span> 213 (1): 154–69. https://doi.org/10.1111/nph.14101.</text:p>
        <text:p text:style-name="Bibliography_20_1"><text:soft-page-break/>Hedrick, P W. 1986. “Genetic Polymorphism in Heterogeneous Environments: A Decade Later.” <text:span text:style-name="T2">Annual Review of Ecology and Systematics</text:span> 17 (1): 535–66. https://doi.org/10.1146/annurev.es.17.110186.002535.</text:p>
        <text:p text:style-name="Bibliography_20_1">Henry, Lucas P., Ray H. B. Watson, and Benjamin K. Blackman. 2014. “Transitions in Photoperiodic Flowering Are Common and Involve Few Loci in Wild Sunflowers (Helianthus; Asteraceae).” <text:span text:style-name="T2">American Journal of Botany</text:span> 101 (10): 1748–58. https://doi.org/10.3732/ajb.1400097.</text:p>
        <text:p text:style-name="Bibliography_20_1">Hung, Hsiao-Yi, Laura M. Shannon, Feng Tian, Peter J. Bradbury, Charles Chen, Sherry A. Flint-Garcia, Michael D. McMullen, et al. 2012. “ZmCCT and the Genetic Basis of Day-Length Adaptation Underlying the Postdomestication Spread of Maize.” <text:span text:style-name="T2">Proceedings of the National Academy of Sciences</text:span> 109 (28): E1913–21. https://doi.org/10.1073/pnas.1203189109.</text:p>
        <text:p text:style-name="Bibliography_20_1">Jégu, Teddy, David Latrasse, Marianne Delarue, Heribert Hirt, Séverine Domenichini, Federico Ariel, Martin Crespi, Catherine Bergounioux, Cécile Raynaud, and Moussa Benhamed. 2014. “The BAF60 Subunit of the SWI/SNF Chromatin-Remodeling Complex Directly Controls the Formation of a Gene Loop at FLOWERING LOCUS C in Arabidopsis.” <text:span text:style-name="T2">The Plant Cell</text:span> 26 (2): 538–51. https://doi.org/10.1105/tpc.113.114454.</text:p>
        <text:p text:style-name="Bibliography_20_1">Jung, Christian, and Andreas E. Müller. 2009. “Flowering Time Control and Applications in Plant Breeding.” <text:span text:style-name="T2">Trends in Plant Science</text:span> 14 (10): 563–73. https://doi.org/10.1016/j.tplants.2009.07.005.</text:p>
        <text:p text:style-name="Bibliography_20_1">Kawecki, Tadeusz J., and Dieter Ebert. 2004. “Conceptual Issues in Local Adaptation.” <text:span text:style-name="T2">Ecology Letters</text:span> 7 (12): 1225–41. https://doi.org/10.1111/j.1461-0248.2004.00684.x.</text:p>
        <text:p text:style-name="Bibliography_20_1">Kiniry, J.R., K.A. Cassida, M.A. Hussey, J.P. Muir, W.R. Ocumpaugh, J.C. Read, R.L. Reed, M.A. Sanderson, B.C. Venuto, and J.R. Williams. 2005. “Switchgrass Simulation by the ALMANAC Model at Diverse Sites in the Southern US.” <text:span text:style-name="T2">Biomass and Bioenergy</text:span> 29 (6): 419–25. https://doi.org/10.1016/j.biombioe.2005.06.003.</text:p>
        <text:p text:style-name="Bibliography_20_1">Korte, Arthur, and Ashley Farlow. 2013. “The Advantages and Limitations of Trait Analysis with GWAS: A Review.” <text:span text:style-name="T2">Plant Methods</text:span> 9 (1): 29. https://doi.org/10.1186/1746-4811-9-29.</text:p>
        <text:p text:style-name="Bibliography_20_1">Levene, Howard. 1953. “Genetic Equilibrium When More Than One Ecological Niche Is Available.” <text:span text:style-name="T2">The American Naturalist</text:span> 87 (836): 331–33. https://doi.org/10.1086/281792.</text:p>
        <text:p text:style-name="Bibliography_20_1">Li, Xin, Tingting Guo, Qi Mu, Xianran Li, and Jianming Yu. 2018. “Genomic and Environmental Determinants and Their Interplay Underlying Phenotypic Plasticity.” <text:span text:style-name="T2">Proceedings of the National Academy of Sciences</text:span> 115 (26): 6679–84. https://doi.org/10.1073/pnas.1718326115.</text:p>
        <text:p text:style-name="Bibliography_20_1">Lovell, John T., Alice H. MacQueen, Sujan Mamidi, Jason Bonnette, Jerry Jenkins, Joseph D. Napier, Avinash Sreedasyam, et al. 2021. “Genomic Mechanisms of Climate Adaptation in Polyploid Bioenergy Switchgrass.” <text:span text:style-name="T2">Nature</text:span>, January, 1–7. https://doi.org/10.1038/s41586-020-03127-1.</text:p>
        <text:p text:style-name="Bibliography_20_1">Lowry, David B., John T. Lovell, Li Zhang, Jason Bonnette, Philip A. Fay, Robert B. Mitchell, John Lloyd-Reilley, et al. 2019. “QTL × Environment Interactions Underlie Adaptive Divergence in Switchgrass across a Large Latitudinal Gradient.” <text:span text:style-name="T2">Proceedings of the National Academy of Sciences</text:span> 116 (26): 12933–41. https://doi.org/10.1073/pnas.1821543116.</text:p>
        <text:p text:style-name="Bibliography_20_1">Milano, Elizabeth R, David B Lowry, and Thomas E Juenger. 2016. “The Genetic Basis of Upland/Lowland Ecotype Divergence in Switchgrass (Panicum Virgatum).” <text:span text:style-name="T2">G3 Genes|Genomes|Genetics</text:span> 6 (11): 3561–70. https://doi.org/10.1534/g3.116.032763.</text:p>
        <text:p text:style-name="Bibliography_20_1">Nakagawa, Ayami, Saori Sakamoto, Misa Takahashi, Hiromichi Morikawa, and Atsushi Sakamoto. 2007. “The RNAi-Mediated Silencing of Xanthine Dehydrogenase Impairs Growth and Fertility and Accelerates Leaf Senescence in Transgenic Arabidopsis Plants.” <text:span text:style-name="T2">Plant and Cell Physiology</text:span> 48 (10): 1484–95. https://doi.org/10.1093/pcp/pcm119.</text:p>
        <text:p text:style-name="Bibliography_20_1"><text:soft-page-break/>Ning, Jing, Xianghua Li, Leslie M. Hicks, and Lizhong Xiong. 2010. “A Raf-Like MAPKKK Gene DSM1 Mediates Drought Resistance through Reactive Oxygen Species Scavenging in Rice.” <text:span text:style-name="T2">Plant Physiology</text:span> 152 (2): 876–90. https://doi.org/10.1104/pp.109.149856.</text:p>
        <text:p text:style-name="Bibliography_20_1">Parrish, David J., and John H. Fike. 2005. “The Biology and Agronomy of Switchgrass for Biofuels.” <text:span text:style-name="T2">Critical Reviews in Plant Sciences</text:span> 24 (5–6): 423–59. https://doi.org/10.1080/07352680500316433.</text:p>
        <text:p text:style-name="Bibliography_20_1">Pin, P. A., and O. Nilsson. 2012. “The Multifaceted Roles of FLOWERING LOCUS T in Plant Development.” <text:span text:style-name="T2">Plant, Cell &amp; Environment</text:span> 35 (10): 1742–55. https://doi.org/10.1111/j.1365-3040.2012.02558.x.</text:p>
        <text:p text:style-name="Bibliography_20_1">Romero Navarro, J. Alberto, Martha Willcox, Juan Burgueño, Cinta Romay, Kelly Swarts, Samuel Trachsel, Ernesto Preciado, et al. 2017. “A Study of Allelic Diversity Underlying Flowering-Time Adaptation in Maize Landraces.” <text:span text:style-name="T2">Nature Genetics</text:span> 49 (3): 476–80. https://doi.org/10.1038/ng.3784.</text:p>
        <text:p text:style-name="Bibliography_20_1">Sacharowski, Sebastian P., Dominika M. Gratkowska, Elzbieta A. Sarnowska, Paulina Kondrak, Iga Jancewicz, Aimone Porri, Ernest Bucior, et al. 2015. “SWP73 Subunits of Arabidopsis SWI/SNF Chromatin Remodeling Complexes Play Distinct Roles in Leaf and Flower Development.” <text:span text:style-name="T2">The Plant Cell</text:span> 27 (7): 1889–1906. https://doi.org/10.1105/tpc.15.00233.</text:p>
        <text:p text:style-name="Bibliography_20_1">Sanderson, M. A., R. L. Reed, S. B. McLaughlin, S. D. Wullschleger, B. V. Conger, D. J. Parrish, D. D. Wolf, et al. 1996. “Switchgrass as a Sustainable Bioenergy Crop.” <text:span text:style-name="T2">Bioresource Technology</text:span>, A Collection of Papers Presented at An Alternative Energy Conference - Liquid Fuels, Lubricants and Additives from Biomass, 56 (1): 83–93. https://doi.org/10.1016/0960-8524(95)00176-X.</text:p>
        <text:p text:style-name="Bibliography_20_1">Savolainen, Outi, Martin Lascoux, and Juha Merilä. 2013. “Ecological Genomics of Local Adaptation.” <text:span text:style-name="T2">Nature Reviews Genetics</text:span> 14 (11): 807–20. https://doi.org/10.1038/nrg3522.</text:p>
        <text:p text:style-name="Bibliography_20_1">Song, Shiyong, Ying Chen, Lu Liu, Yanwen Wang, Shengjie Bao, Xuan Zhou, Zhi Wei Norman Teo, Chuanzao Mao, Yinbo Gan, and Hao Yu. 2017. “OsFTIP1-Mediated Regulation of Florigen Transport in Rice Is Negatively Regulated by the Ubiquitin-Like Domain Kinase OsUbDKγ4.” <text:span text:style-name="T2">The Plant Cell</text:span> 29 (3): 491–507. https://doi.org/10.1105/tpc.16.00728.</text:p>
        <text:p text:style-name="Bibliography_20_1">Stephens, Matthew. 2017. “False Discovery Rates: A New Deal.” <text:span text:style-name="T2">Biostatistics</text:span> 18 (2): 275–94. https://doi.org/10.1093/biostatistics/kxw041.</text:p>
        <text:p text:style-name="Bibliography_20_1">Sun, Jing, Xuean Cui, Shouzhen Teng, Zhao Kunnong, Yanwei Wang, Zhenhua Chen, Xuehui Sun, et al. 2020. “HD-ZIP IV Gene Roc8 Regulates the Size of Bulliform Cells and Lignin Content in Rice.” <text:span text:style-name="T2">Plant Biotechnology Journal</text:span> 18 (12): 2559–72. https://doi.org/10.1111/pbi.13435.</text:p>
        <text:p text:style-name="Bibliography_20_1">Taylor, Megan, Carl-Erik Tornqvist, Xiongwei Zhao, Paul Grabowski, Rebecca Doerge, Jianxin Ma, Jeffrey Volenec, et al. 2018. “Genome-Wide Association Study in Pseudo-F2 Populations of Switchgrass Identifies Genetic Loci Affecting Heading and Anthesis Dates.” <text:span text:style-name="T2">Frontiers in Plant Science</text:span> 9. https://doi.org/10.3389/fpls.2018.01250.</text:p>
        <text:p text:style-name="Bibliography_20_1">Tornqvist, Carl-Erik, Megan Taylor, Yiwei Jiang, Joseph Evans, C. Robin Buell, Shawn M. Kaeppler, and Michael D. Casler. 2018. “Quantitative Trait Locus Mapping for Flowering Time in a Lowland × Upland Switchgrass Pseudo-F2 Population.” <text:span text:style-name="T2">The Plant Genome</text:span> 11 (2): 170093. https://doi.org/10.3835/plantgenome2017.10.0093.</text:p>
        <text:p text:style-name="Bibliography_20_1">Turner, Adrian, James Beales, Sébastien Faure, Roy P. Dunford, and David A. Laurie. 2005. “The Pseudo-Response Regulator Ppd-H1 Provides Adaptation to Photoperiod in Barley.” <text:span text:style-name="T2">Science</text:span> 310 (5750): 1031–34. https://doi.org/10.1126/science.1117619.</text:p>
        <text:p text:style-name="Bibliography_20_1">Ummenhofer, Caroline C., and Gerald A. Meehl. 2017. “Extreme Weather and Climate Events with Ecological Relevance: A Review.” <text:span text:style-name="T2">Philosophical Transactions of the Royal Society B: Biological Sciences</text:span> 372 (1723): 20160135. https://doi.org/10.1098/rstb.2016.0135.</text:p>
        <text:p text:style-name="Bibliography_20_1"><text:soft-page-break/>Urbut, Sarah M., Gao Wang, Peter Carbonetto, and Matthew Stephens. 2019. “Flexible Statistical Methods for Estimating and Testing Effects in Genomic Studies with Multiple Conditions.” <text:span text:style-name="T2">Nature Genetics</text:span> 51 (1): 187–95. https://doi.org/10.1038/s41588-018-0268-8.</text:p>
        <text:p text:style-name="Bibliography_20_1">VanRaden, P. M., C. P. Van Tassell, G. R. Wiggans, T. S. Sonstegard, R. D. Schnabel, J. F. Taylor, and F. S. Schenkel. 2009. “Invited Review: Reliability of Genomic Predictions for North American Holstein Bulls.” <text:span text:style-name="T2">Journal of Dairy Science</text:span> 92 (1): 16–24. https://doi.org/10.3168/jds.2008-1514.</text:p>
        <text:p text:style-name="Bibliography_20_1">Wadgymar, Susana M., David B. Lowry, Billie A. Gould, Caitlyn N. Byron, Rachel M. Mactavish, and Jill T. Anderson. 2017. “Identifying Targets and Agents of Selection: Innovative Methods to Evaluate the Processes That Contribute to Local Adaptation.” <text:span text:style-name="T2">Methods in Ecology and Evolution</text:span> 8 (6): 738–49. https://doi.org/10.1111/2041-210X.12777.</text:p>
        <text:p text:style-name="Bibliography_20_1">Weller, James L., Lim Chee Liew, Valérie F. G. Hecht, Vinodan Rajandran, Rebecca E. Laurie, Stephen Ridge, Bénédicte Wenden, et al. 2012. “A Conserved Molecular Basis for Photoperiod Adaptation in Two Temperate Legumes.” <text:span text:style-name="T2">Proceedings of the National Academy of Sciences</text:span> 109 (51): 21158–63. https://doi.org/10.1073/pnas.1207943110.</text:p>
        <text:p text:style-name="Bibliography_20_1">Yang, Ying, Qiang Peng, Guo-Xing Chen, Xiang-Hua Li, and Chang-Yin Wu. 2013. “OsELF3 Is Involved in Circadian Clock Regulation for Promoting Flowering under Long-Day Conditions in Rice.” <text:span text:style-name="T2">Molecular Plant</text:span> 6 (1): 202–15. https://doi.org/10.1093/mp/sss062.</text:p>
        <text:p text:style-name="Bibliography_20_1">Zakhrabekova, Shakhira, Simon P. Gough, Ilka Braumann, André H. Müller, Joakim Lundqvist, Katharina Ahmann, Christoph Dockter, et al. 2012. “Induced Mutations in Circadian Clock Regulator Mat-a Facilitated Short-Season Adaptation and Range Extension in Cultivated Barley.” <text:span text:style-name="T2">Proceedings of the National Academy of Sciences</text:span> 109 (11): 4326–31. https://doi.org/10.1073/pnas.1113009109.</text:p>
      </text:section>
      <text:p text:style-name="Standard"/>
      <text:p text:style-name="P18">Figures</text:p>
      <text:p text:style-name="P14"/>
      <text:p text:style-name="P28"><text:span text:style-name="T10">Figure 1.</text:span> <text:span text:style-name="T128">Characterization of</text:span><text:span text:style-name="T127"> green-up and flowering dates </text:span><text:span text:style-name="T128">from the switchgrass</text:span><text:span text:style-name="T127"> diversity panel. </text:span><text:span text:style-name="T126">(</text:span><text:span text:style-name="T11">a</text:span>) Map and trait histograms of green-up and flowering dates across two genetically distinct switchgrass subpopulations and eight common gardens. Purple represents individuals from the Midwest genetic subpopulation, and pink individuals from the Gulf subpopulation. Vertical dashed lines indicate the summer solstice. Common gardens are arranged in latitudinal order. <text:span text:style-name="T126">(</text:span><text:span text:style-name="T11">b</text:span>) Phenotypic correlations between clonal replicates planted at eight common gardens, within and between two genetic subpopulations. <text:s/><text:span text:style-name="T126">(</text:span><text:span text:style-name="T11">c</text:span>) Narrow sense heritability of green-up and flowering within single common gardens (purple) and across all eight common gardens (green), within and between two genetic subpopulations. <text:span text:style-name="T126">(</text:span><text:span text:style-name="T11">d</text:span>) Variance components analysis of genetic (purple), genotype by environment (blue), environmental (green), and error (yellow) terms in models of flowering time as functions of Julian date or weather, for the four northern common gardens (North), the three Texas common gardens (Texas), and for all eight common gardens (All). Dashed lines indicate the cumulative contribution of G and GxE for flowering as a function of Julian date. </text:p>
      <text:p text:style-name="P29"><text:span text:style-name="T13"/></text:p>
      <text:p text:style-name="P29"><text:span text:style-name="T14">Fi</text:span><text:span text:style-name="T13">gure </text:span><text:span text:style-name="T10">2.</text:span> Example hypothesis-driven covariance matrices specified in mash and the posterior weights placed on all covariance matrices. <text:span text:style-name="T126">(</text:span><text:span text:style-name="T11">a,d</text:span>) Six example hypothesized covariance matrices specified for the <text:span text:style-name="T126">(</text:span><text:span text:style-name="T12">a</text:span>) green-up date phenotype and <text:span text:style-name="T126">(</text:span><text:span text:style-name="T12">d</text:span>) flowering date phenotype. Common gardens are arranged in latitudinal order. A canonical covariance matrix of equal effects is also shown. <text:span text:style-name="T126">(</text:span><text:span text:style-name="T12">b,e</text:span>) <text:span text:style-name="T86">Total posterior weight placed on each covariance matrix type specified for </text:span><text:span text:style-name="T100">(</text:span><text:span text:style-name="T106">b</text:span><text:span text:style-name="T86">) green-up date and </text:span><text:span text:style-name="T100">(</text:span><text:span text:style-name="T106">e</text:span><text:span text:style-name="T86">) flowering date mash models. Hypothesized covariance matrices (green) were created from environment-specific correlations across eight common gardens, and are described in </text:span><text:span text:style-name="T104">Table </text:span><text:span text:style-name="T106">1</text:span><text:span text:style-name="T86">. Data-driven matrices (teal) are specific to each mash model, and canonical matrices (purple) have simple interpretations, such as equal effects across all common gardens, or effects specific to a single common garden. <text:s/>Covariance matrices included in mash that had zero posterior weight in all three mash runs on the genetic subgroups are not shown. </text:span><text:span text:style-name="T100">(</text:span><text:span text:style-name="T106">c,f</text:span><text:span text:style-name="T86">) Total posterior weight placed on covariance matrices that were hypothesized, data-driven, or canonical, for the </text:span><text:span text:style-name="T100">(</text:span><text:span text:style-name="T106">c</text:span><text:span text:style-name="T86">) green-up date phenotype and </text:span><text:span text:style-name="T100">(</text:span><text:span text:style-name="T106">f</text:span><text:span text:style-name="T86">) flowering date phenotype.</text:span></text:p>
      <text:p text:style-name="P30"><text:span text:style-name="T105"/></text:p>
      <text:p text:style-name="P31"><text:span text:style-name="T105">Figure 3.</text:span><text:span text:style-name="T90"> Effect patterns exhibited by the </text:span><text:span text:style-name="T91">major data-driven matrices from </text:span><text:span text:style-name="T107">Figure 2</text:span><text:span text:style-name="T91">. (</text:span><text:span text:style-name="T106">a,d,g,j</text:span><text:span text:style-name="T91">) Gulf (</text:span><text:span text:style-name="T106">b,e,h,k</text:span><text:span text:style-name="T91">) Midwest, (</text:span><text:span text:style-name="T106">c,f,i,l</text:span><text:span text:style-name="T91">) </text:span><text:span text:style-name="T101">B</text:span><text:span text:style-name="T91">oth subgroups. </text:span><text:span text:style-name="T92">(</text:span><text:span text:style-name="T106">a-f</text:span><text:span text:style-name="T92">) Green-up phenotype. (</text:span><text:span text:style-name="T106">g-l</text:span><text:span text:style-name="T92">) Flowering phenotype.</text:span><text:span text:style-name="T91"> (</text:span><text:span text:style-name="T106">a-c,g-i</text:span><text:span text:style-name="T91">) First two eigenvectors from a singular value decomposition of the DD_tPCA data-driven matrices for gree-nup. First eigenvector corresponds to DD_PCA_1, and second corresponds to DD_PCA_2. </text:span><text:span text:style-name="T86">Common gardens are arranged in latitudinal order.</text:span><text:span text:style-name="T91"> The percent variation explained of the tPCA by each eigenvector is shown on the y-axis. (</text:span><text:span text:style-name="T106">d-f,j-l</text:span><text:span text:style-name="T91">) SNPs </text:span><text:span text:style-name="T92">with </text:span><text:span text:style-name="T91">significant </text:span><text:span text:style-name="T92">effects</text:span><text:span text:style-name="T91"> in both conditions that ex</text:span><text:span text:style-name="T92">hi</text:span><text:span text:style-name="T91">bit antagonistic </text:span><text:span text:style-name="T92">pleiotropy or differential sensitivity between </text:span><text:span text:style-name="T102">that</text:span><text:span text:style-name="T92"> pair of conditions.</text:span></text:p>
      <text:p text:style-name="P31"><text:span text:style-name="T108"/></text:p>
      <text:p text:style-name="P31"><text:span text:style-name="T108">Figure 4. </text:span><text:span text:style-name="T92">Comparison of mash SNP effects </text:span><text:span text:style-name="T93">from a diversity panel </text:span><text:span text:style-name="T92">and effects </text:span><text:span text:style-name="T93">from an outbred F2 cross</text:span><text:span text:style-name="T92">. </text:span><text:span text:style-name="T94">(</text:span><text:span text:style-name="T109">a</text:span><text:span text:style-name="T103">)</text:span><text:span text:style-name="T94"> QTL mapping for four weather-related functions of flowering, </text:span><text:span text:style-name="T95">and for green-up date, </text:span><text:span text:style-name="T94">as indicated by the colors. Dotted lines indicate permutation-based significance threshold</text:span><text:span text:style-name="T93">s for each weather-related function</text:span><text:span text:style-name="T94">. </text:span><text:span text:style-name="T92">(</text:span><text:span text:style-name="T106">b</text:span><text:span text:style-name="T96">)</text:span><text:span text:style-name="T92"> </text:span><text:span text:style-name="T95">Schematic comparison of genotypes used for QTL mapping and genotypes used in mash. (</text:span><text:span text:style-name="T106">c</text:span><text:span text:style-name="T95">) </text:span><text:span text:style-name="T94">Number of </text:span><text:span text:style-name="T97">mash runs </text:span><text:span text:style-name="T94">enriched for SNPs in the 1% mash tail </text:span><text:span text:style-name="T97">in the 23 QTL intervals </text:span><text:span text:style-name="T96">from (</text:span><text:span text:style-name="T106">a</text:span><text:span text:style-name="T96">)</text:span><text:span text:style-name="T97"> </text:span><text:span text:style-name="T94">(dotted red line), compared to 100</text:span><text:span text:style-name="T97">0</text:span><text:span text:style-name="T94"> sets of </text:span><text:span text:style-name="T97">23 </text:span><text:span text:style-name="T94">random QTL intervals of the same size </text:span><text:span text:style-name="T96">(histogram)</text:span><text:span text:style-name="T94">. </text:span><text:span text:style-name="T96">(</text:span><text:span text:style-name="T106">d</text:span><text:span text:style-name="T96">) SNP effects </text:span><text:span text:style-name="T98">estimated using mash for SNPs with the highest Bayes factor for the three QTL with the highest LOD scores </text:span><text:span text:style-name="T95">from (</text:span><text:span text:style-name="T106">a</text:span><text:span text:style-name="T95">) </text:span><text:span text:style-name="T98">and enrichment of SNPs in the 1% mash tail. SNP genomic position and genetic subpopulation are indicated above each plot. </text:span><text:span text:style-name="T86">Common gardens are arranged in latitudinal order. </text:span><text:span text:style-name="T94">(</text:span><text:span text:style-name="T109">e</text:span><text:span text:style-name="T94">) QTL effect estimates for 23 </text:span><text:span text:style-name="T97">non-overlapping and partially overlapping </text:span><text:span text:style-name="T94">QTLs. Colors indicate which of the four weather-related functions of flowering for which the QTL was mapped. An additional five QTLs completely overlapped the QTL displayed; in this case, the QTL with the highest lod score is shown. </text:span><text:span text:style-name="T96">Solid vertical lines separate QTLs that are not overlapping. Stars indicate QTL with significant enrichment for SNPs in the 1% mash tail; B, G, and M indicate which subpopulation had enrichment, </text:span><text:span text:style-name="T99">as in (</text:span><text:span text:style-name="T106">b</text:span><text:span text:style-name="T99">)</text:span><text:span text:style-name="T96">:B - <text:s/>both subpopulations, </text:span><text:span text:style-name="T103">G -</text:span><text:span text:style-name="T96"> Gulf subpopulation, </text:span><text:span text:style-name="T103">M -</text:span><text:span text:style-name="T96">Midwest subpopulation. </text:span><text:span text:style-name="T86">Common gardens are arranged in latitudinal order. </text:span></text:p>
      <text:p text:style-name="P32"><text:span text:style-name="T86"/></text:p>
      <text:p text:style-name="P33"><text:span text:style-name="T86">Supplement</text:span></text:p>
      <text:p text:style-name="P31"><text:span text:style-name="T104">Figure S1.</text:span><text:span text:style-name="T86"> Variance components analysis of genetic (purple), genotype by environment (blue), environmental (green), and residual (yellow) terms in models of green-up time as functions of Julian date or weather, for the four northern common gardens (North), the three Texas common gardens (Texas), and for all eight common gardens (All). Dashed lines indicate the cumulative contribution of G and GxE for flowering as a function of Julian date. </text:span></text:p>
      <text:p text:style-name="P45"><text:span text:style-name="T10">Table S1. </text:span>SNPs significant in mash which covary strongly with an environmentally-linked covariance matrix. Marker descriptions are columns A-G, nearby annotated gene descriptions are columns H-BK, and marker mash posterior weights on covariance matrices are columns BY-ES.</text:p>
      <text:p text:style-name="P45"><text:span text:style-name="T10">Table S2. </text:span>Genes within QTL that have functionally validated roles in flowering in rice.</text:p>
      <text:p text:style-name="P51"><text:span text:style-name="T10">Table 1.</text:span> Green-up and flowering dates <text:span text:style-name="T110">phenotypes linked to</text:span> environmental cue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3">Phenotype</text:p>
          </table:table-cell>
          <table:table-cell table:style-name="Table1.A1" office:value-type="string">
            <text:p text:style-name="P53">Name</text:p>
          </table:table-cell>
          <table:table-cell table:style-name="Table1.A1" office:value-type="string">
            <text:p text:style-name="P53">Description</text:p>
          </table:table-cell>
        </table:table-row>
        <table:table-row table:style-name="Table1.1">
          <table:table-cell table:style-name="Table1.A2" office:value-type="string">
            <text:p text:style-name="P53">green-up</text:p>
          </table:table-cell>
          <table:table-cell table:style-name="Table1.A2" office:value-type="string">
            <text:p text:style-name="P53"><text:span text:style-name="T122">GDD, </text:span><text:span text:style-name="T123">n</text:span><text:span text:style-name="T122">d</text:span></text:p>
            <text:p text:style-name="P53"><text:span text:style-name="T122">where ‘</text:span><text:span text:style-name="T123">n</text:span><text:span text:style-name="T122">’ is in {5, 10, 18}</text:span></text:p>
          </table:table-cell>
          <table:table-cell table:style-name="Table1.A2" office:value-type="string">
            <text:p text:style-name="P53">Correlations in cumulative growing degree days for the five, ten, or eighteen days prior to green-up.</text:p>
          </table:table-cell>
        </table:table-row>
        <table:table-row table:style-name="Table1.1">
          <table:table-cell table:style-name="Table1.A2" office:value-type="string">
            <text:p text:style-name="P53">green-up</text:p>
          </table:table-cell>
          <table:table-cell table:style-name="Table1.A2" office:value-type="string">
            <text:p text:style-name="P53">Temp <text:span text:style-name="T122">A</text:span>ve, <text:span text:style-name="T9">n</text:span>d</text:p>
            <text:p text:style-name="P53">where ‘<text:span text:style-name="T9">n</text:span>’ is in {5, 10, 18}</text:p>
          </table:table-cell>
          <table:table-cell table:style-name="Table1.A2" office:value-type="string">
            <text:p text:style-name="P53">Correlations in average temperature for the five, ten, or eighteen days prior to green-up.</text:p>
          </table:table-cell>
        </table:table-row>
        <table:table-row table:style-name="Table1.1">
          <table:table-cell table:style-name="Table1.A2" office:value-type="string">
            <text:p text:style-name="P53">flowering</text:p>
          </table:table-cell>
          <table:table-cell table:style-name="Table1.A2" office:value-type="string">
            <text:p text:style-name="P53">50% green-up</text:p>
          </table:table-cell>
          <table:table-cell table:style-name="Table1.A2" office:value-type="string">
            <text:p text:style-name="P53">Correlations in green-up.</text:p>
          </table:table-cell>
        </table:table-row>
        <table:table-row table:style-name="Table1.1">
          <table:table-cell table:style-name="Table1.A2" office:value-type="string">
            <text:p text:style-name="P53">flowering</text:p>
          </table:table-cell>
          <table:table-cell table:style-name="Table1.A2" office:value-type="string">
            <text:p text:style-name="P53">daylength</text:p>
          </table:table-cell>
          <table:table-cell table:style-name="Table1.A2" office:value-type="string">
            <text:p text:style-name="P53">Correlations in day length on the day of flowering.</text:p>
          </table:table-cell>
        </table:table-row>
        <table:table-row table:style-name="Table1.1">
          <table:table-cell table:style-name="Table1.A2" office:value-type="string">
            <text:p text:style-name="P53">flowering</text:p>
          </table:table-cell>
          <table:table-cell table:style-name="Table1.A2" office:value-type="string">
            <text:p text:style-name="P53"><text:span text:style-name="T122">d</text:span>aylength change (s) </text:p>
          </table:table-cell>
          <table:table-cell table:style-name="Table1.A2" office:value-type="string">
            <text:p text:style-name="P53">Correlations in the change in daylength (in seconds) on the day of flowering.</text:p>
          </table:table-cell>
        </table:table-row>
        <table:table-row table:style-name="Table1.1">
          <table:table-cell table:style-name="Table1.A2" office:value-type="string">
            <text:p text:style-name="P53">flowering</text:p>
          </table:table-cell>
          <table:table-cell table:style-name="Table1.A2" office:value-type="string">
            <text:p text:style-name="P54">GDD, GR to FL</text:p>
          </table:table-cell>
          <table:table-cell table:style-name="Table1.A2" office:value-type="string">
            <text:p text:style-name="P53">Correlations in cumulative GDD between green-up and flowering.</text:p>
          </table:table-cell>
        </table:table-row>
        <table:table-row table:style-name="Table1.1">
          <table:table-cell table:style-name="Table1.A8" office:value-type="string">
            <text:p text:style-name="P53">flowering</text:p>
          </table:table-cell>
          <table:table-cell table:style-name="Table1.A8" office:value-type="string">
            <text:p text:style-name="P53">Rainfall, <text:span text:style-name="T9">n</text:span>d sum</text:p>
            <text:p text:style-name="P53">where ‘<text:span text:style-name="T9">n</text:span>’ is in {1, 3, 5}</text:p>
          </table:table-cell>
          <table:table-cell table:style-name="Table1.A8" office:value-type="string">
            <text:p text:style-name="P53">Correlations in cumulative rainfall in the one, three, or five days before flowering, or in the days between green-up and flowering.</text:p>
          </table:table-cell>
        </table:table-row>
      </table:table>
      <text:p text:style-name="P50"><text:span text:style-name="T16"/></text:p>
      <text:p text:style-name="P51"><text:span text:style-name="T10">Table 2. </text:span>Summary of QTL contrast signs and magnitudes at the Texas and North common gardens.</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52">QTL</text:p>
          </table:table-cell>
          <table:table-cell table:style-name="Table2.A1" office:value-type="string">
            <text:p text:style-name="P52"># Contrasts</text:p>
          </table:table-cell>
          <table:table-cell table:style-name="Table2.A1" office:value-type="string">
            <text:p text:style-name="P52">Overlap flowering GDD QTL?</text:p>
          </table:table-cell>
          <table:table-cell table:style-name="Table2.A1" office:value-type="string">
            <text:p text:style-name="P52">Sign </text:p>
            <text:p text:style-name="P52">Texas vs North</text:p>
          </table:table-cell>
          <table:table-cell table:style-name="Table2.A1" office:value-type="string">
            <text:p text:style-name="P52">Magnitude </text:p>
            <text:p text:style-name="P52">Texas vs. North</text:p>
          </table:table-cell>
        </table:table-row>
        <table:table-row table:style-name="Table2.1">
          <table:table-cell table:style-name="Table2.A1" office:value-type="string">
            <text:p text:style-name="P41">Chr02K 8.6Mb</text:p>
          </table:table-cell>
          <table:table-cell table:style-name="Table2.A1" office:value-type="string">
            <text:p text:style-name="P41">2</text:p>
          </table:table-cell>
          <table:table-cell table:style-name="Table2.A1" office:value-type="string">
            <text:p text:style-name="P52">no</text:p>
          </table:table-cell>
          <table:table-cell table:style-name="Table2.A1" office:value-type="string">
            <text:p text:style-name="P52">Same</text:p>
          </table:table-cell>
          <table:table-cell table:style-name="Table2.A1" office:value-type="string">
            <text:p text:style-name="P52">Distinct, larger at North</text:p>
          </table:table-cell>
        </table:table-row>
        <table:table-row table:style-name="Table2.1">
          <table:table-cell table:style-name="Table2.A1" office:value-type="string">
            <text:p text:style-name="P41">Chr02K 64.4 Mb</text:p>
          </table:table-cell>
          <table:table-cell table:style-name="Table2.A1" office:value-type="string">
            <text:p text:style-name="P41">1</text:p>
          </table:table-cell>
          <table:table-cell table:style-name="Table2.A1" office:value-type="string">
            <text:p text:style-name="P52">no</text:p>
          </table:table-cell>
          <table:table-cell table:style-name="Table2.A1" office:value-type="string">
            <text:p text:style-name="P52">Different</text:p>
          </table:table-cell>
          <table:table-cell table:style-name="Table2.A1" office:value-type="string">
            <text:p text:style-name="P52">Distinct, larger at Texas</text:p>
          </table:table-cell>
        </table:table-row>
        <table:table-row table:style-name="Table2.1">
          <table:table-cell table:style-name="Table2.A1" office:value-type="string">
            <text:p text:style-name="P41"/>
          </table:table-cell>
          <table:table-cell table:style-name="Table2.A1" office:value-type="string">
            <text:p text:style-name="P41">1</text:p>
          </table:table-cell>
          <table:table-cell table:style-name="Table2.A1" office:value-type="string">
            <text:p text:style-name="P52">no</text:p>
          </table:table-cell>
          <table:table-cell table:style-name="Table2.A1" office:value-type="string">
            <text:p text:style-name="P52">Same</text:p>
          </table:table-cell>
          <table:table-cell table:style-name="Table2.A1" office:value-type="string">
            <text:p text:style-name="P52">Similar</text:p>
          </table:table-cell>
        </table:table-row>
        <table:table-row table:style-name="Table2.1">
          <table:table-cell table:style-name="Table2.A1" office:value-type="string">
            <text:p text:style-name="P41">Chr02N 19.5 Mb</text:p>
          </table:table-cell>
          <table:table-cell table:style-name="Table2.A1" office:value-type="string">
            <text:p text:style-name="P41">2</text:p>
          </table:table-cell>
          <table:table-cell table:style-name="Table2.A1" office:value-type="string">
            <text:p text:style-name="P52">yes</text:p>
          </table:table-cell>
          <table:table-cell table:style-name="Table2.A1" office:value-type="string">
            <text:p text:style-name="P52">Same</text:p>
          </table:table-cell>
          <table:table-cell table:style-name="Table2.A1" office:value-type="string">
            <text:p text:style-name="P52">Similar</text:p>
          </table:table-cell>
        </table:table-row>
        <table:table-row table:style-name="Table2.1">
          <table:table-cell table:style-name="Table2.A1" office:value-type="string">
            <text:p text:style-name="P41">Chr02N 58-60.9 Mb</text:p>
          </table:table-cell>
          <table:table-cell table:style-name="Table2.A1" office:value-type="string">
            <text:p text:style-name="P41">2</text:p>
          </table:table-cell>
          <table:table-cell table:style-name="Table2.A1" office:value-type="string">
            <text:p text:style-name="P52">yes</text:p>
          </table:table-cell>
          <table:table-cell table:style-name="Table2.A1" office:value-type="string">
            <text:p text:style-name="P52">Same</text:p>
          </table:table-cell>
          <table:table-cell table:style-name="Table2.A1" office:value-type="string">
            <text:p text:style-name="P52">Similar</text:p>
          </table:table-cell>
        </table:table-row>
        <table:table-row table:style-name="Table2.1">
          <table:table-cell table:style-name="Table2.A1" office:value-type="string">
            <text:p text:style-name="P41">Chr02N 69.4 Mb</text:p>
          </table:table-cell>
          <table:table-cell table:style-name="Table2.A1" office:value-type="string">
            <text:p text:style-name="P41">1</text:p>
          </table:table-cell>
          <table:table-cell table:style-name="Table2.A1" office:value-type="string">
            <text:p text:style-name="P52">yes</text:p>
          </table:table-cell>
          <table:table-cell table:style-name="Table2.A1" office:value-type="string">
            <text:p text:style-name="P52">Same</text:p>
          </table:table-cell>
          <table:table-cell table:style-name="Table2.A1" office:value-type="string">
            <text:p text:style-name="P52">Distinct, larger at Texas</text:p>
          </table:table-cell>
        </table:table-row>
        <table:table-row table:style-name="Table2.1">
          <table:table-cell table:style-name="Table2.A1" office:value-type="string">
            <text:p text:style-name="P41"/>
          </table:table-cell>
          <table:table-cell table:style-name="Table2.A1" office:value-type="string">
            <text:p text:style-name="P41">1</text:p>
          </table:table-cell>
          <table:table-cell table:style-name="Table2.A1" office:value-type="string">
            <text:p text:style-name="P52">yes</text:p>
          </table:table-cell>
          <table:table-cell table:style-name="Table2.A1" office:value-type="string">
            <text:p text:style-name="P52">Same</text:p>
          </table:table-cell>
          <table:table-cell table:style-name="Table2.A1" office:value-type="string">
            <text:p text:style-name="P52">Similar</text:p>
          </table:table-cell>
        </table:table-row>
        <table:table-row table:style-name="Table2.1">
          <table:table-cell table:style-name="Table2.A1" office:value-type="string">
            <text:p text:style-name="P41">Chr03K 18.6 Mb</text:p>
          </table:table-cell>
          <table:table-cell table:style-name="Table2.A1" office:value-type="string">
            <text:p text:style-name="P41">1</text:p>
          </table:table-cell>
          <table:table-cell table:style-name="Table2.A1" office:value-type="string">
            <text:p text:style-name="P52">no</text:p>
          </table:table-cell>
          <table:table-cell table:style-name="Table2.A1" office:value-type="string">
            <text:p text:style-name="P52">Different</text:p>
          </table:table-cell>
          <table:table-cell table:style-name="Table2.A1" office:value-type="string">
            <text:p text:style-name="P52">Distinct, larger at Texas</text:p>
          </table:table-cell>
        </table:table-row>
        <table:table-row table:style-name="Table2.1">
          <table:table-cell table:style-name="Table2.A1" office:value-type="string">
            <text:p text:style-name="P41"/>
          </table:table-cell>
          <table:table-cell table:style-name="Table2.A1" office:value-type="string">
            <text:p text:style-name="P41">1</text:p>
          </table:table-cell>
          <table:table-cell table:style-name="Table2.A1" office:value-type="string">
            <text:p text:style-name="P52">no</text:p>
          </table:table-cell>
          <table:table-cell table:style-name="Table2.A1" office:value-type="string">
            <text:p text:style-name="P52">Same</text:p>
          </table:table-cell>
          <table:table-cell table:style-name="Table2.A1" office:value-type="string">
            <text:p text:style-name="P52">Similar</text:p>
          </table:table-cell>
        </table:table-row>
        <table:table-row table:style-name="Table2.1">
          <table:table-cell table:style-name="Table2.A1" office:value-type="string">
            <text:p text:style-name="P41">Chr04K 4.7 Mb</text:p>
          </table:table-cell>
          <table:table-cell table:style-name="Table2.A1" office:value-type="string">
            <text:p text:style-name="P41">1</text:p>
          </table:table-cell>
          <table:table-cell table:style-name="Table2.A1" office:value-type="string">
            <text:p text:style-name="P52">no</text:p>
          </table:table-cell>
          <table:table-cell table:style-name="Table2.A1" office:value-type="string">
            <text:p text:style-name="P52">Same</text:p>
          </table:table-cell>
          <table:table-cell table:style-name="Table2.A1" office:value-type="string">
            <text:p text:style-name="P52">Distinct, larger at North</text:p>
          </table:table-cell>
        </table:table-row>
        <table:table-row table:style-name="Table2.1">
          <table:table-cell table:style-name="Table2.A1" office:value-type="string">
            <text:p text:style-name="P41"/>
          </table:table-cell>
          <table:table-cell table:style-name="Table2.A1" office:value-type="string">
            <text:p text:style-name="P41">1</text:p>
          </table:table-cell>
          <table:table-cell table:style-name="Table2.A1" office:value-type="string">
            <text:p text:style-name="P52">no</text:p>
          </table:table-cell>
          <table:table-cell table:style-name="Table2.A1" office:value-type="string">
            <text:p text:style-name="P52">Same</text:p>
          </table:table-cell>
          <table:table-cell table:style-name="Table2.A1" office:value-type="string">
            <text:p text:style-name="P52">Distinct, larger at Texas</text:p>
          </table:table-cell>
        </table:table-row>
        <table:table-row table:style-name="Table2.1">
          <table:table-cell table:style-name="Table2.A1" office:value-type="string">
            <text:p text:style-name="P41">Chr04K 11.8 Mb</text:p>
          </table:table-cell>
          <table:table-cell table:style-name="Table2.A1" office:value-type="string">
            <text:p text:style-name="P41">1</text:p>
          </table:table-cell>
          <table:table-cell table:style-name="Table2.A1" office:value-type="string">
            <text:p text:style-name="P52">no</text:p>
          </table:table-cell>
          <table:table-cell table:style-name="Table2.A1" office:value-type="string">
            <text:p text:style-name="P52">Same</text:p>
          </table:table-cell>
          <table:table-cell table:style-name="Table2.A1" office:value-type="string">
            <text:p text:style-name="P52">Distinct, larger at North</text:p>
          </table:table-cell>
        </table:table-row>
        <table:table-row table:style-name="Table2.1">
          <table:table-cell table:style-name="Table2.A1" office:value-type="string">
            <text:p text:style-name="P41"/>
          </table:table-cell>
          <table:table-cell table:style-name="Table2.A1" office:value-type="string">
            <text:p text:style-name="P41">1</text:p>
          </table:table-cell>
          <table:table-cell table:style-name="Table2.A1" office:value-type="string">
            <text:p text:style-name="P52">no</text:p>
          </table:table-cell>
          <table:table-cell table:style-name="Table2.A1" office:value-type="string">
            <text:p text:style-name="P52">Same</text:p>
          </table:table-cell>
          <table:table-cell table:style-name="Table2.A1" office:value-type="string">
            <text:p text:style-name="P52">Distinct, larger at Texas</text:p>
          </table:table-cell>
        </table:table-row>
        <table:table-row table:style-name="Table2.1">
          <table:table-cell table:style-name="Table2.A1" office:value-type="string">
            <text:p text:style-name="P41">Chr05N 2-3Mb</text:p>
          </table:table-cell>
          <table:table-cell table:style-name="Table2.A1" office:value-type="string">
            <text:p text:style-name="P41">1</text:p>
          </table:table-cell>
          <table:table-cell table:style-name="Table2.A1" office:value-type="string">
            <text:p text:style-name="P52">no</text:p>
          </table:table-cell>
          <table:table-cell table:style-name="Table2.A1" office:value-type="string">
            <text:p text:style-name="P52">Same</text:p>
          </table:table-cell>
          <table:table-cell table:style-name="Table2.A1" office:value-type="string">
            <text:p text:style-name="P52">Distinct, larger at North</text:p>
          </table:table-cell>
        </table:table-row>
        <table:table-row table:style-name="Table2.1">
          <table:table-cell table:style-name="Table2.A1" office:value-type="string">
            <text:p text:style-name="P41"/>
          </table:table-cell>
          <table:table-cell table:style-name="Table2.A1" office:value-type="string">
            <text:p text:style-name="P41">1</text:p>
          </table:table-cell>
          <table:table-cell table:style-name="Table2.A1" office:value-type="string">
            <text:p text:style-name="P52">no</text:p>
          </table:table-cell>
          <table:table-cell table:style-name="Table2.A1" office:value-type="string">
            <text:p text:style-name="P52">Same</text:p>
          </table:table-cell>
          <table:table-cell table:style-name="Table2.A1" office:value-type="string">
            <text:p text:style-name="P52">Similar</text:p>
          </table:table-cell>
        </table:table-row>
        <table:table-row table:style-name="Table2.1">
          <table:table-cell table:style-name="Table2.A1" office:value-type="string">
            <text:p text:style-name="P41">Chr05N 45.9 Mb</text:p>
          </table:table-cell>
          <table:table-cell table:style-name="Table2.A1" office:value-type="string">
            <text:p text:style-name="P41">1</text:p>
          </table:table-cell>
          <table:table-cell table:style-name="Table2.A1" office:value-type="string">
            <text:p text:style-name="P52">no</text:p>
          </table:table-cell>
          <table:table-cell table:style-name="Table2.A1" office:value-type="string">
            <text:p text:style-name="P52">Same</text:p>
          </table:table-cell>
          <table:table-cell table:style-name="Table2.A1" office:value-type="string">
            <text:p text:style-name="P52">Distinct, larger at North</text:p>
          </table:table-cell>
        </table:table-row>
        <table:table-row table:style-name="Table2.1">
          <table:table-cell table:style-name="Table2.A1" office:value-type="string">
            <text:p text:style-name="P41"/>
          </table:table-cell>
          <table:table-cell table:style-name="Table2.A1" office:value-type="string">
            <text:p text:style-name="P41">1</text:p>
          </table:table-cell>
          <table:table-cell table:style-name="Table2.A1" office:value-type="string">
            <text:p text:style-name="P52">no</text:p>
          </table:table-cell>
          <table:table-cell table:style-name="Table2.A1" office:value-type="string">
            <text:p text:style-name="P52">Same</text:p>
          </table:table-cell>
          <table:table-cell table:style-name="Table2.A1" office:value-type="string">
            <text:p text:style-name="P52">Distinct, larger at Texas</text:p>
          </table:table-cell>
        </table:table-row>
        <table:table-row table:style-name="Table2.1">
          <table:table-cell table:style-name="Table2.A1" office:value-type="string">
            <text:p text:style-name="P41">Chr05N 59.9-65.3 Mb</text:p>
          </table:table-cell>
          <table:table-cell table:style-name="Table2.A1" office:value-type="string">
            <text:p text:style-name="P41">1</text:p>
          </table:table-cell>
          <table:table-cell table:style-name="Table2.A1" office:value-type="string">
            <text:p text:style-name="P52">yes</text:p>
          </table:table-cell>
          <table:table-cell table:style-name="Table2.A1" office:value-type="string">
            <text:p text:style-name="P52">Same</text:p>
          </table:table-cell>
          <table:table-cell table:style-name="Table2.A1" office:value-type="string">
            <text:p text:style-name="P52">Similar</text:p>
          </table:table-cell>
        </table:table-row>
        <table:table-row table:style-name="Table2.1">
          <table:table-cell table:style-name="Table2.A1" office:value-type="string">
            <text:p text:style-name="P41"/>
          </table:table-cell>
          <table:table-cell table:style-name="Table2.A1" office:value-type="string">
            <text:p text:style-name="P41">1</text:p>
          </table:table-cell>
          <table:table-cell table:style-name="Table2.A1" office:value-type="string">
            <text:p text:style-name="P52"><text:span text:style-name="T110">y</text:span>es</text:p>
          </table:table-cell>
          <table:table-cell table:style-name="Table2.A1" office:value-type="string">
            <text:p text:style-name="P52">Same</text:p>
          </table:table-cell>
          <table:table-cell table:style-name="Table2.A1" office:value-type="string">
            <text:p text:style-name="P52">Distinct, larger at Texas</text:p>
          </table:table-cell>
        </table:table-row>
        <table:table-row table:style-name="Table2.1">
          <table:table-cell table:style-name="Table2.A1" office:value-type="string">
            <text:p text:style-name="P41">Chr07K 37Mb</text:p>
          </table:table-cell>
          <table:table-cell table:style-name="Table2.A1" office:value-type="string">
            <text:p text:style-name="P41">2</text:p>
          </table:table-cell>
          <table:table-cell table:style-name="Table2.A1" office:value-type="string">
            <text:p text:style-name="P52">no</text:p>
          </table:table-cell>
          <table:table-cell table:style-name="Table2.A1" office:value-type="string">
            <text:p text:style-name="P52">Same</text:p>
          </table:table-cell>
          <table:table-cell table:style-name="Table2.A1" office:value-type="string">
            <text:p text:style-name="P52">Similar</text:p>
          </table:table-cell>
        </table:table-row>
        <table:table-row table:style-name="Table2.1">
          <table:table-cell table:style-name="Table2.A1" office:value-type="string">
            <text:p text:style-name="P41">Chr07N 45.2Mb</text:p>
          </table:table-cell>
          <table:table-cell table:style-name="Table2.A1" office:value-type="string">
            <text:p text:style-name="P41">2</text:p>
          </table:table-cell>
          <table:table-cell table:style-name="Table2.A1" office:value-type="string">
            <text:p text:style-name="P52">yes</text:p>
          </table:table-cell>
          <table:table-cell table:style-name="Table2.A1" office:value-type="string">
            <text:p text:style-name="P52">Same</text:p>
          </table:table-cell>
          <table:table-cell table:style-name="Table2.A1" office:value-type="string">
            <text:p text:style-name="P52">Similar</text:p>
          </table:table-cell>
        </table:table-row>
        <table:table-row table:style-name="Table2.1">
          <table:table-cell table:style-name="Table2.A1" office:value-type="string">
            <text:p text:style-name="P41">Chr08N 6.8Mb</text:p>
          </table:table-cell>
          <table:table-cell table:style-name="Table2.A1" office:value-type="string">
            <text:p text:style-name="P41">2</text:p>
          </table:table-cell>
          <table:table-cell table:style-name="Table2.A1" office:value-type="string">
            <text:p text:style-name="P52">no</text:p>
          </table:table-cell>
          <table:table-cell table:style-name="Table2.A1" office:value-type="string">
            <text:p text:style-name="P52">Same</text:p>
          </table:table-cell>
          <table:table-cell table:style-name="Table2.A1" office:value-type="string">
            <text:p text:style-name="P52">Distinct, larger at Texas</text:p>
          </table:table-cell>
        </table:table-row>
        <table:table-row table:style-name="Table2.1">
          <table:table-cell table:style-name="Table2.A1" office:value-type="string">
            <text:p text:style-name="P41">Chr08N 16.5Mb</text:p>
          </table:table-cell>
          <table:table-cell table:style-name="Table2.A1" office:value-type="string">
            <text:p text:style-name="P41">1</text:p>
          </table:table-cell>
          <table:table-cell table:style-name="Table2.A1" office:value-type="string">
            <text:p text:style-name="P52">no</text:p>
          </table:table-cell>
          <table:table-cell table:style-name="Table2.A1" office:value-type="string">
            <text:p text:style-name="P52">Same</text:p>
          </table:table-cell>
          <table:table-cell table:style-name="Table2.A1" office:value-type="string">
            <text:p text:style-name="P52">Distinct, larger at Texas</text:p>
          </table:table-cell>
        </table:table-row>
        <table:table-row table:style-name="Table2.1">
          <table:table-cell table:style-name="Table2.A1" office:value-type="string">
            <text:p text:style-name="P41"/>
          </table:table-cell>
          <table:table-cell table:style-name="Table2.A1" office:value-type="string">
            <text:p text:style-name="P41">1</text:p>
          </table:table-cell>
          <table:table-cell table:style-name="Table2.A1" office:value-type="string">
            <text:p text:style-name="P52">no</text:p>
          </table:table-cell>
          <table:table-cell table:style-name="Table2.A1" office:value-type="string">
            <text:p text:style-name="P52">Same</text:p>
          </table:table-cell>
          <table:table-cell table:style-name="Table2.A1" office:value-type="string">
            <text:p text:style-name="P52">Similar</text:p>
          </table:table-cell>
        </table:table-row>
        <table:table-row table:style-name="Table2.1">
          <table:table-cell table:style-name="Table2.A1" office:value-type="string">
            <text:p text:style-name="P41">Chr09K 16.3 Mb</text:p>
          </table:table-cell>
          <table:table-cell table:style-name="Table2.A1" office:value-type="string">
            <text:p text:style-name="P41">2</text:p>
          </table:table-cell>
          <table:table-cell table:style-name="Table2.A1" office:value-type="string">
            <text:p text:style-name="P52">no</text:p>
          </table:table-cell>
          <table:table-cell table:style-name="Table2.A1" office:value-type="string">
            <text:p text:style-name="P52">Same</text:p>
          </table:table-cell>
          <table:table-cell table:style-name="Table2.A1" office:value-type="string">
            <text:p text:style-name="P52">Distinct, larger at Texas</text:p>
          </table:table-cell>
        </table:table-row>
        <table:table-row table:style-name="Table2.1">
          <table:table-cell table:style-name="Table2.A1" office:value-type="string">
            <text:p text:style-name="P41">Chr09N 15.7 Mb</text:p>
          </table:table-cell>
          <table:table-cell table:style-name="Table2.A1" office:value-type="string">
            <text:p text:style-name="P41">1</text:p>
          </table:table-cell>
          <table:table-cell table:style-name="Table2.A1" office:value-type="string">
            <text:p text:style-name="P52">no</text:p>
          </table:table-cell>
          <table:table-cell table:style-name="Table2.A1" office:value-type="string">
            <text:p text:style-name="P52">Same</text:p>
          </table:table-cell>
          <table:table-cell table:style-name="Table2.A1" office:value-type="string">
            <text:p text:style-name="P52">Distinct, larger at North</text:p>
          </table:table-cell>
        </table:table-row>
        <table:table-row table:style-name="Table2.1">
          <table:table-cell table:style-name="Table2.A1" office:value-type="string">
            <text:p text:style-name="P41"/>
          </table:table-cell>
          <table:table-cell table:style-name="Table2.A1" office:value-type="string">
            <text:p text:style-name="P41">1</text:p>
          </table:table-cell>
          <table:table-cell table:style-name="Table2.A1" office:value-type="string">
            <text:p text:style-name="P52">no</text:p>
          </table:table-cell>
          <table:table-cell table:style-name="Table2.A1" office:value-type="string">
            <text:p text:style-name="P52">Same</text:p>
          </table:table-cell>
          <table:table-cell table:style-name="Table2.A1" office:value-type="string">
            <text:p text:style-name="P52">Similar</text:p>
          </table:table-cell>
        </table:table-row>
      </table:table>
      <text:p text:style-name="P4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1665in" fo:text-indent="-0.5in" style:auto-text-indent="false">
        <style:tab-stops/>
      </style:paragraph-properties>
    </style:style>
    <style:style style:name="Table_20_Contents" style:display-name="Table Contents" style:family="paragraph" style:parent-style-name="Standard" style:default-outline-level="" style:class="extra">
      <style:paragraph-properties fo:orphans="0" fo:widows="0" text:number-lines="false" text:line-number="0"/>
    </style:style>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3"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4"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5"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7"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8"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9"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2in"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03T09:06:00.857525569</meta:creation-date>
    <dc:date>2021-05-11T19:32:25.069967354</dc:date>
    <meta:editing-duration>PT11H59M23S</meta:editing-duration>
    <meta:editing-cycles>108</meta:editing-cycles>
    <meta:generator>LibreOffice/7.0.4.2$Linux_X86_64 LibreOffice_project/00$Build-2</meta:generator>
    <meta:document-statistic meta:table-count="2" meta:image-count="0" meta:object-count="1" meta:page-count="25" meta:paragraph-count="312" meta:word-count="9795" meta:character-count="66943" meta:non-whitespace-character-count="57424"/>
    <meta:user-defined meta:name="ZOTERO_PREF_1">&lt;data data-version="3" zotero-version="5.0.96"&gt;&lt;session id="e2xC6Tay"/&gt;&lt;style id="http://www.zotero.org/styles/chicago-author-date" locale="en-US" hasBibliography="1" bibliographyStyleHasBeenSet="1"/&gt;&lt;prefs&gt;&lt;pref name="fieldType" value="ReferenceMark"/&gt;&lt;p</meta:user-defined>
    <meta:user-defined meta:name="ZOTERO_PREF_2">ref name="automaticJournalAbbreviations" value="true"/&gt;&lt;/prefs&gt;&lt;/data&gt;</meta:user-defined>
  </office:meta>
</office:document-meta>
</file>

<file path=Object 1/content.xml><?xml version="1.0" encoding="utf-8"?>
<math xmlns="http://www.w3.org/1998/Math/MathML" display="block">
  <semantics>
    <mrow>
      <munderover>
        <mo stretchy="false">∑</mo>
        <mi mathvariant="italic">GR</mi>
        <mi mathvariant="italic">FL</mi>
      </munderover>
      <mrow>
        <mi mathvariant="italic">max</mi>
        <mrow>
          <mo fence="true" stretchy="true">(</mo>
          <mrow>
            <mrow>
              <msub>
                <mi>T</mi>
                <mi mathvariant="italic">mean</mi>
              </msub>
              <mi>−</mi>
              <msub>
                <mi>T</mi>
                <mi mathvariant="italic">base</mi>
              </msub>
              <mi>,</mi>
              <mn>0</mn>
            </mrow>
          </mrow>
          <mo fence="true" stretchy="true">)</mo>
        </mrow>
      </mrow>
    </mrow>
    <annotation encoding="StarMath 5.0">sum from {GR} to {FL} {max left ({T} rsub {mean} − {T} rsub {base} , 0 right )}</annotation>
  </semantics>
</math>
</file>